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First_20_Paragraph">
      <style:text-properties fo:color="#000000" loext:opacity="100%" fo:font-size="9pt" style:font-size-asian="14pt" style:font-size-complex="14pt"/>
    </style:style>
    <style:style style:name="P2" style:family="paragraph" style:parent-style-name="First_20_Paragraph">
      <style:text-properties fo:color="#000000" loext:opacity="100%" fo:font-size="9pt" officeooo:paragraph-rsid="0000f4b1" style:font-size-asian="14pt" style:font-size-complex="14pt"/>
    </style:style>
    <style:style style:name="P3" style:family="paragraph" style:parent-style-name="Text_20_body">
      <style:text-properties fo:color="#000000" loext:opacity="100%" fo:font-size="9pt" officeooo:paragraph-rsid="0000f4b1" style:font-size-asian="14pt" style:font-size-complex="14pt"/>
    </style:style>
    <style:style style:name="P4" style:family="paragraph" style:parent-style-name="First_20_Paragraph">
      <style:text-properties fo:color="#000000" loext:opacity="100%" fo:font-size="9pt" style:font-size-asian="12pt" style:font-size-complex="12pt"/>
    </style:style>
    <style:style style:name="P5" style:family="paragraph" style:parent-style-name="Heading_20_3">
      <style:text-properties fo:color="#000000" loext:opacity="100%" fo:font-size="9pt" style:font-size-asian="12pt" style:font-size-complex="12pt"/>
    </style:style>
    <style:style style:name="P6" style:family="paragraph" style:parent-style-name="First_20_Paragraph">
      <style:text-properties fo:color="#000000" loext:opacity="100%" fo:font-size="9pt" style:font-size-asian="16pt" style:font-size-complex="16pt"/>
    </style:style>
    <style:style style:name="P7" style:family="paragraph" style:parent-style-name="Text_20_body">
      <style:text-properties fo:color="#000000" loext:opacity="100%" fo:font-size="9pt" style:font-size-asian="16pt" style:font-size-complex="16pt"/>
    </style:style>
    <style:style style:name="P8" style:family="paragraph" style:parent-style-name="First_20_Paragraph">
      <style:text-properties fo:color="#000000" loext:opacity="100%" fo:font-size="9pt" officeooo:paragraph-rsid="0000f4b1" style:font-size-asian="16pt" style:font-size-complex="16pt"/>
    </style:style>
    <style:style style:name="P9" style:family="paragraph" style:parent-style-name="Text_20_body">
      <style:text-properties fo:color="#000000" loext:opacity="100%" fo:font-size="9pt" officeooo:paragraph-rsid="0000f4b1" style:font-size-asian="16pt" style:font-size-complex="16pt"/>
    </style:style>
    <style:style style:name="P10" style:family="paragraph" style:parent-style-name="First_20_Paragraph">
      <style:text-properties fo:color="#000000" loext:opacity="100%" fo:font-size="9.35000038146973pt" style:font-size-asian="14pt" style:font-size-complex="14pt"/>
    </style:style>
    <style:style style:name="P11" style:family="paragraph" style:parent-style-name="Text_20_body">
      <style:text-properties fo:color="#000000" loext:opacity="100%" fo:font-size="9.35000038146973pt" style:font-size-asian="14pt" style:font-size-complex="14pt"/>
    </style:style>
    <style:style style:name="P12" style:family="paragraph" style:parent-style-name="First_20_Paragraph">
      <style:text-properties fo:color="#000000" loext:opacity="100%" fo:font-size="9.35000038146973pt" style:font-size-asian="16pt" style:font-size-complex="16pt"/>
    </style:style>
    <style:style style:name="P13" style:family="paragraph" style:parent-style-name="Text_20_body">
      <style:text-properties fo:color="#000000" loext:opacity="100%" fo:font-size="9.35000038146973pt" style:font-size-asian="16pt" style:font-size-complex="16pt"/>
    </style:style>
    <style:style style:name="P14" style:family="paragraph" style:parent-style-name="First_20_Paragraph">
      <style:text-properties fo:color="#000000" loext:opacity="100%" fo:font-size="9.35000038146973pt" fo:font-style="italic" style:font-size-asian="16pt" style:font-style-asian="italic" style:font-size-complex="16pt"/>
    </style:style>
    <style:style style:name="P15" style:family="paragraph" style:parent-style-name="Heading_20_1">
      <style:text-properties fo:color="#000000" loext:opacity="100%" fo:font-size="14pt" style:font-size-asian="16pt" style:font-size-complex="16pt"/>
    </style:style>
    <style:style style:name="P16" style:family="paragraph" style:parent-style-name="Heading_20_1">
      <loext:graphic-properties draw:fill-gradient-name="gradient" draw:fill-hatch-name="hatch"/>
      <style:paragraph-properties fo:margin-top="0in" fo:margin-bottom="0in" style:contextual-spacing="false"/>
      <style:text-properties fo:color="#000000" loext:opacity="100%" fo:font-size="14pt" style:font-size-asian="16pt" style:font-size-complex="16pt"/>
    </style:style>
    <style:style style:name="P17" style:family="paragraph" style:parent-style-name="Heading_20_1">
      <style:text-properties fo:color="#000000" loext:opacity="100%" fo:font-size="14pt" officeooo:paragraph-rsid="000074d8" style:font-size-asian="16pt" style:font-size-complex="16pt"/>
    </style:style>
    <style:style style:name="P18" style:family="paragraph" style:parent-style-name="Heading_20_1">
      <style:paragraph-properties fo:break-before="column"/>
      <style:text-properties fo:color="#000000" loext:opacity="100%" fo:font-size="14pt" officeooo:paragraph-rsid="000074d8" style:font-size-asian="16pt" style:font-size-complex="16pt"/>
    </style:style>
    <style:style style:name="P19" style:family="paragraph" style:parent-style-name="Heading_20_1">
      <loext:graphic-properties draw:fill-gradient-name="gradient" draw:fill-hatch-name="hatch"/>
      <style:paragraph-properties fo:margin-top="0in" fo:margin-bottom="0in" style:contextual-spacing="false" fo:break-before="page"/>
      <style:text-properties fo:color="#000000" loext:opacity="100%" fo:font-size="14pt" officeooo:paragraph-rsid="000074d8" style:font-size-asian="16pt" style:font-size-complex="16pt"/>
    </style:style>
    <style:style style:name="P20" style:family="paragraph" style:parent-style-name="Heading_20_1">
      <style:paragraph-properties fo:break-before="column"/>
      <style:text-properties fo:color="#000000" loext:opacity="100%" fo:font-size="14pt" style:font-size-asian="16pt" style:font-size-complex="16pt"/>
    </style:style>
    <style:style style:name="P21" style:family="paragraph" style:parent-style-name="Heading_20_1">
      <style:paragraph-properties fo:break-before="column"/>
      <style:text-properties fo:color="#000000" loext:opacity="100%" fo:font-size="14pt" officeooo:paragraph-rsid="0000f4b1" style:font-size-asian="16pt" style:font-size-complex="16pt"/>
    </style:style>
    <style:style style:name="P22" style:family="paragraph" style:parent-style-name="Heading_20_1">
      <style:text-properties fo:color="#000000" loext:opacity="100%" fo:font-size="14pt" officeooo:paragraph-rsid="0000f4b1" style:font-size-asian="16pt" style:font-size-complex="16pt"/>
    </style:style>
    <style:style style:name="P23" style:family="paragraph" style:parent-style-name="Heading_20_2">
      <style:text-properties fo:color="#000000" loext:opacity="100%" fo:font-size="12pt" style:font-size-asian="14pt" style:font-size-complex="14pt"/>
    </style:style>
    <style:style style:name="P24" style:family="paragraph" style:parent-style-name="Heading_20_2">
      <style:text-properties fo:color="#000000" loext:opacity="100%" fo:font-size="12pt" officeooo:paragraph-rsid="0000f4b1" style:font-size-asian="14pt" style:font-size-complex="14pt"/>
    </style:style>
    <style:style style:name="P25" style:family="paragraph" style:parent-style-name="Compact" style:list-style-name="WWNum1001">
      <style:text-properties fo:color="#000000" loext:opacity="100%" fo:font-size="9.35000038146973pt" style:font-size-asian="14pt" style:font-size-complex="14pt"/>
    </style:style>
    <style:style style:name="P26" style:family="paragraph" style:parent-style-name="Compact" style:list-style-name="WWNum1002">
      <style:text-properties fo:color="#000000" loext:opacity="100%" fo:font-size="9.35000038146973pt" style:font-size-asian="14pt" style:font-size-complex="14pt"/>
    </style:style>
    <style:style style:name="P27" style:family="paragraph" style:parent-style-name="Compact" style:list-style-name="WWNum1003">
      <style:text-properties fo:color="#000000" loext:opacity="100%" fo:font-size="9.35000038146973pt" style:font-size-asian="14pt" style:font-size-complex="14pt"/>
    </style:style>
    <style:style style:name="P28" style:family="paragraph" style:parent-style-name="Compact" style:list-style-name="WWNum1004">
      <style:text-properties fo:color="#000000" loext:opacity="100%" fo:font-size="9.35000038146973pt" style:font-size-asian="14pt" style:font-size-complex="14pt"/>
    </style:style>
    <style:style style:name="P29" style:family="paragraph" style:parent-style-name="Compact" style:list-style-name="WWNum1005">
      <style:text-properties fo:color="#000000" loext:opacity="100%" fo:font-size="9.35000038146973pt" style:font-size-asian="14pt" style:font-size-complex="14pt"/>
    </style:style>
    <style:style style:name="P30" style:family="paragraph" style:parent-style-name="Compact" style:list-style-name="WWNum1006">
      <style:text-properties fo:color="#000000" loext:opacity="100%" fo:font-size="9.35000038146973pt" style:font-size-asian="14pt" style:font-size-complex="14pt"/>
    </style:style>
    <style:style style:name="P31" style:family="paragraph" style:parent-style-name="Compact" style:list-style-name="WWNum1007">
      <style:text-properties fo:color="#000000" loext:opacity="100%" fo:font-size="9.35000038146973pt" style:font-size-asian="14pt" style:font-size-complex="14pt"/>
    </style:style>
    <style:style style:name="P32" style:family="paragraph" style:parent-style-name="Compact" style:list-style-name="WWNum1008">
      <style:text-properties fo:color="#000000" loext:opacity="100%" fo:font-size="9.35000038146973pt" style:font-size-asian="14pt" style:font-size-complex="14pt"/>
    </style:style>
    <style:style style:name="P33" style:family="paragraph" style:parent-style-name="Compact" style:list-style-name="WWNum1011">
      <style:text-properties fo:color="#000000" loext:opacity="100%" fo:font-size="9.35000038146973pt" style:font-size-asian="14pt" style:font-size-complex="14pt"/>
    </style:style>
    <style:style style:name="P34" style:family="paragraph" style:parent-style-name="Compact" style:list-style-name="WWNum1012">
      <style:text-properties fo:color="#000000" loext:opacity="100%" fo:font-size="9.35000038146973pt" style:font-size-asian="14pt" style:font-size-complex="14pt"/>
    </style:style>
    <style:style style:name="P35" style:family="paragraph" style:parent-style-name="Compact" style:list-style-name="WWNum1013">
      <style:text-properties fo:color="#000000" loext:opacity="100%" fo:font-size="9.35000038146973pt" style:font-size-asian="14pt" style:font-size-complex="14pt"/>
    </style:style>
    <style:style style:name="P36" style:family="paragraph" style:parent-style-name="Compact" style:list-style-name="WWNum1014">
      <style:text-properties fo:color="#000000" loext:opacity="100%" fo:font-size="9.35000038146973pt" style:font-size-asian="14pt" style:font-size-complex="14pt"/>
    </style:style>
    <style:style style:name="P37" style:family="paragraph" style:parent-style-name="Compact" style:list-style-name="WWNum1015">
      <style:text-properties fo:color="#000000" loext:opacity="100%" fo:font-size="9.35000038146973pt" style:font-size-asian="14pt" style:font-size-complex="14pt"/>
    </style:style>
    <style:style style:name="P38" style:family="paragraph" style:parent-style-name="Compact" style:list-style-name="WWNum1016">
      <style:text-properties fo:color="#000000" loext:opacity="100%" fo:font-size="9.35000038146973pt" style:font-size-asian="14pt" style:font-size-complex="14pt"/>
    </style:style>
    <style:style style:name="P39" style:family="paragraph" style:parent-style-name="Compact" style:list-style-name="WWNum1021">
      <style:text-properties fo:color="#000000" loext:opacity="100%" fo:font-size="9.35000038146973pt" style:font-size-asian="14pt" style:font-size-complex="14pt"/>
    </style:style>
    <style:style style:name="P40" style:family="paragraph" style:parent-style-name="Compact" style:list-style-name="WWNum1022">
      <style:text-properties fo:color="#000000" loext:opacity="100%" fo:font-size="9.35000038146973pt" style:font-size-asian="14pt" style:font-size-complex="14pt"/>
    </style:style>
    <style:style style:name="P41" style:family="paragraph" style:parent-style-name="Compact" style:list-style-name="WWNum1023">
      <style:text-properties fo:color="#000000" loext:opacity="100%" fo:font-size="9.35000038146973pt" style:font-size-asian="14pt" style:font-size-complex="14pt"/>
    </style:style>
    <style:style style:name="P42" style:family="paragraph" style:parent-style-name="Compact" style:list-style-name="WWNum1024">
      <style:text-properties fo:color="#000000" loext:opacity="100%" fo:font-size="9.35000038146973pt" style:font-size-asian="14pt" style:font-size-complex="14pt"/>
    </style:style>
    <style:style style:name="P43" style:family="paragraph" style:parent-style-name="Compact" style:list-style-name="WWNum1025">
      <style:text-properties fo:color="#000000" loext:opacity="100%" fo:font-size="9.35000038146973pt" style:font-size-asian="14pt" style:font-size-complex="14pt"/>
    </style:style>
    <style:style style:name="P44" style:family="paragraph" style:parent-style-name="Compact" style:list-style-name="WWNum1026">
      <style:text-properties fo:color="#000000" loext:opacity="100%" fo:font-size="9.35000038146973pt" style:font-size-asian="14pt" style:font-size-complex="14pt"/>
    </style:style>
    <style:style style:name="P45" style:family="paragraph" style:parent-style-name="Compact" style:list-style-name="WWNum1027">
      <style:text-properties fo:color="#000000" loext:opacity="100%" fo:font-size="9.35000038146973pt" style:font-size-asian="14pt" style:font-size-complex="14pt"/>
    </style:style>
    <style:style style:name="P46" style:family="paragraph" style:parent-style-name="Compact" style:list-style-name="WWNum1028">
      <style:text-properties fo:color="#000000" loext:opacity="100%" fo:font-size="9.35000038146973pt" style:font-size-asian="14pt" style:font-size-complex="14pt"/>
    </style:style>
    <style:style style:name="P47" style:family="paragraph" style:parent-style-name="Compact" style:list-style-name="WWNum1029">
      <style:text-properties fo:color="#000000" loext:opacity="100%" fo:font-size="9.35000038146973pt" style:font-size-asian="14pt" style:font-size-complex="14pt"/>
    </style:style>
    <style:style style:name="P48" style:family="paragraph" style:parent-style-name="Compact" style:list-style-name="WWNum1030">
      <style:text-properties fo:color="#000000" loext:opacity="100%" fo:font-size="9.35000038146973pt" style:font-size-asian="14pt" style:font-size-complex="14pt"/>
    </style:style>
    <style:style style:name="P49" style:family="paragraph" style:parent-style-name="Compact" style:list-style-name="WWNum1035">
      <style:text-properties fo:color="#000000" loext:opacity="100%" fo:font-size="9.35000038146973pt" style:font-size-asian="14pt" style:font-size-complex="14pt"/>
    </style:style>
    <style:style style:name="P50" style:family="paragraph" style:parent-style-name="Compact" style:list-style-name="WWNum1036">
      <style:text-properties fo:color="#000000" loext:opacity="100%" fo:font-size="9.35000038146973pt" style:font-size-asian="14pt" style:font-size-complex="14pt"/>
    </style:style>
    <style:style style:name="P51" style:family="paragraph" style:parent-style-name="Compact" style:list-style-name="WWNum1037">
      <style:text-properties fo:color="#000000" loext:opacity="100%" fo:font-size="9.35000038146973pt" style:font-size-asian="14pt" style:font-size-complex="14pt"/>
    </style:style>
    <style:style style:name="P52" style:family="paragraph" style:parent-style-name="Compact" style:list-style-name="WWNum1038">
      <style:text-properties fo:color="#000000" loext:opacity="100%" fo:font-size="9.35000038146973pt" style:font-size-asian="14pt" style:font-size-complex="14pt"/>
    </style:style>
    <style:style style:name="P53" style:family="paragraph" style:parent-style-name="Compact" style:list-style-name="WWNum1039">
      <style:text-properties fo:color="#000000" loext:opacity="100%" fo:font-size="9.35000038146973pt" style:font-size-asian="14pt" style:font-size-complex="14pt"/>
    </style:style>
    <style:style style:name="P54" style:family="paragraph" style:parent-style-name="Compact" style:list-style-name="WWNum1040">
      <style:text-properties fo:color="#000000" loext:opacity="100%" fo:font-size="9.35000038146973pt" style:font-size-asian="14pt" style:font-size-complex="14pt"/>
    </style:style>
    <style:style style:name="P55" style:family="paragraph" style:parent-style-name="Compact" style:list-style-name="WWNum1041">
      <style:text-properties fo:color="#000000" loext:opacity="100%" fo:font-size="9.35000038146973pt" style:font-size-asian="14pt" style:font-size-complex="14pt"/>
    </style:style>
    <style:style style:name="P56" style:family="paragraph" style:parent-style-name="Compact" style:list-style-name="WWNum1042">
      <style:text-properties fo:color="#000000" loext:opacity="100%" fo:font-size="9.35000038146973pt" style:font-size-asian="14pt" style:font-size-complex="14pt"/>
    </style:style>
    <style:style style:name="P57" style:family="paragraph" style:parent-style-name="Compact" style:list-style-name="WWNum1043">
      <style:text-properties fo:color="#000000" loext:opacity="100%" fo:font-size="9.35000038146973pt" style:font-size-asian="14pt" style:font-size-complex="14pt"/>
    </style:style>
    <style:style style:name="P58" style:family="paragraph" style:parent-style-name="Compact" style:list-style-name="WWNum1044">
      <style:text-properties fo:color="#000000" loext:opacity="100%" fo:font-size="9.35000038146973pt" style:font-size-asian="14pt" style:font-size-complex="14pt"/>
    </style:style>
    <style:style style:name="P59" style:family="paragraph" style:parent-style-name="Compact" style:list-style-name="WWNum1055">
      <style:text-properties fo:color="#000000" loext:opacity="100%" fo:font-size="9.35000038146973pt" style:font-size-asian="14pt" style:font-size-complex="14pt"/>
    </style:style>
    <style:style style:name="P60" style:family="paragraph" style:parent-style-name="Compact" style:list-style-name="WWNum1056">
      <style:text-properties fo:color="#000000" loext:opacity="100%" fo:font-size="9.35000038146973pt" style:font-size-asian="14pt" style:font-size-complex="14pt"/>
    </style:style>
    <style:style style:name="P61" style:family="paragraph" style:parent-style-name="Compact" style:list-style-name="WWNum1057">
      <style:text-properties fo:color="#000000" loext:opacity="100%" fo:font-size="9.35000038146973pt" style:font-size-asian="14pt" style:font-size-complex="14pt"/>
    </style:style>
    <style:style style:name="P62" style:family="paragraph" style:parent-style-name="Compact" style:list-style-name="WWNum1058">
      <style:text-properties fo:color="#000000" loext:opacity="100%" fo:font-size="9.35000038146973pt" style:font-size-asian="14pt" style:font-size-complex="14pt"/>
    </style:style>
    <style:style style:name="P63" style:family="paragraph" style:parent-style-name="Compact" style:list-style-name="WWNum1060">
      <style:text-properties fo:color="#000000" loext:opacity="100%" fo:font-size="9.35000038146973pt" style:font-size-asian="14pt" style:font-size-complex="14pt"/>
    </style:style>
    <style:style style:name="P64" style:family="paragraph" style:parent-style-name="Compact" style:list-style-name="WWNum1065">
      <style:text-properties fo:color="#000000" loext:opacity="100%" fo:font-size="9.35000038146973pt" style:font-size-asian="14pt" style:font-size-complex="14pt"/>
    </style:style>
    <style:style style:name="P65" style:family="paragraph" style:parent-style-name="Compact" style:list-style-name="WWNum1066">
      <style:text-properties fo:color="#000000" loext:opacity="100%" fo:font-size="9.35000038146973pt" style:font-size-asian="14pt" style:font-size-complex="14pt"/>
    </style:style>
    <style:style style:name="P66" style:family="paragraph" style:parent-style-name="Compact" style:list-style-name="WWNum1067">
      <style:text-properties fo:color="#000000" loext:opacity="100%" fo:font-size="9.35000038146973pt" style:font-size-asian="14pt" style:font-size-complex="14pt"/>
    </style:style>
    <style:style style:name="P67" style:family="paragraph" style:parent-style-name="Compact" style:list-style-name="WWNum1068">
      <style:text-properties fo:color="#000000" loext:opacity="100%" fo:font-size="9.35000038146973pt" style:font-size-asian="14pt" style:font-size-complex="14pt"/>
    </style:style>
    <style:style style:name="P68" style:family="paragraph" style:parent-style-name="Compact" style:list-style-name="WWNum1069">
      <style:text-properties fo:color="#000000" loext:opacity="100%" fo:font-size="9.35000038146973pt" style:font-size-asian="14pt" style:font-size-complex="14pt"/>
    </style:style>
    <style:style style:name="P69" style:family="paragraph" style:parent-style-name="Compact" style:list-style-name="WWNum1070">
      <style:text-properties fo:color="#000000" loext:opacity="100%" fo:font-size="9.35000038146973pt" style:font-size-asian="14pt" style:font-size-complex="14pt"/>
    </style:style>
    <style:style style:name="P70" style:family="paragraph" style:parent-style-name="Compact" style:list-style-name="WWNum1071">
      <style:text-properties fo:color="#000000" loext:opacity="100%" fo:font-size="9.35000038146973pt" style:font-size-asian="14pt" style:font-size-complex="14pt"/>
    </style:style>
    <style:style style:name="P71" style:family="paragraph" style:parent-style-name="Compact" style:list-style-name="WWNum1072">
      <style:text-properties fo:color="#000000" loext:opacity="100%" fo:font-size="9.35000038146973pt" style:font-size-asian="14pt" style:font-size-complex="14pt"/>
    </style:style>
    <style:style style:name="P72" style:family="paragraph" style:parent-style-name="Compact" style:list-style-name="WWNum1073">
      <style:text-properties fo:color="#000000" loext:opacity="100%" fo:font-size="9.35000038146973pt" style:font-size-asian="14pt" style:font-size-complex="14pt"/>
    </style:style>
    <style:style style:name="P73" style:family="paragraph" style:parent-style-name="Compact" style:list-style-name="WWNum1074">
      <style:text-properties fo:color="#000000" loext:opacity="100%" fo:font-size="9.35000038146973pt" style:font-size-asian="14pt" style:font-size-complex="14pt"/>
    </style:style>
    <style:style style:name="P74" style:family="paragraph" style:parent-style-name="Compact" style:list-style-name="WWNum1079">
      <style:text-properties fo:color="#000000" loext:opacity="100%" fo:font-size="9.35000038146973pt" style:font-size-asian="14pt" style:font-size-complex="14pt"/>
    </style:style>
    <style:style style:name="P75" style:family="paragraph" style:parent-style-name="Compact" style:list-style-name="WWNum1080">
      <style:text-properties fo:color="#000000" loext:opacity="100%" fo:font-size="9.35000038146973pt" style:font-size-asian="14pt" style:font-size-complex="14pt"/>
    </style:style>
    <style:style style:name="P76" style:family="paragraph" style:parent-style-name="Compact" style:list-style-name="WWNum1081">
      <style:text-properties fo:color="#000000" loext:opacity="100%" fo:font-size="9.35000038146973pt" style:font-size-asian="14pt" style:font-size-complex="14pt"/>
    </style:style>
    <style:style style:name="P77" style:family="paragraph" style:parent-style-name="Compact" style:list-style-name="WWNum1082">
      <style:text-properties fo:color="#000000" loext:opacity="100%" fo:font-size="9.35000038146973pt" style:font-size-asian="14pt" style:font-size-complex="14pt"/>
    </style:style>
    <style:style style:name="P78" style:family="paragraph" style:parent-style-name="Compact" style:list-style-name="WWNum1083">
      <style:text-properties fo:color="#000000" loext:opacity="100%" fo:font-size="9.35000038146973pt" style:font-size-asian="14pt" style:font-size-complex="14pt"/>
    </style:style>
    <style:style style:name="P79" style:family="paragraph" style:parent-style-name="Compact" style:list-style-name="WWNum1088">
      <style:text-properties fo:color="#000000" loext:opacity="100%" fo:font-size="9.35000038146973pt" style:font-size-asian="14pt" style:font-size-complex="14pt"/>
    </style:style>
    <style:style style:name="P80" style:family="paragraph" style:parent-style-name="Compact" style:list-style-name="WWNum1089">
      <style:text-properties fo:color="#000000" loext:opacity="100%" fo:font-size="9.35000038146973pt" style:font-size-asian="14pt" style:font-size-complex="14pt"/>
    </style:style>
    <style:style style:name="P81" style:family="paragraph" style:parent-style-name="Compact" style:list-style-name="WWNum1090">
      <style:text-properties fo:color="#000000" loext:opacity="100%" fo:font-size="9.35000038146973pt" style:font-size-asian="14pt" style:font-size-complex="14pt"/>
    </style:style>
    <style:style style:name="P82" style:family="paragraph" style:parent-style-name="Compact" style:list-style-name="WWNum1091">
      <style:text-properties fo:color="#000000" loext:opacity="100%" fo:font-size="9.35000038146973pt" style:font-size-asian="14pt" style:font-size-complex="14pt"/>
    </style:style>
    <style:style style:name="P83" style:family="paragraph" style:parent-style-name="Compact" style:list-style-name="WWNum1092">
      <style:text-properties fo:color="#000000" loext:opacity="100%" fo:font-size="9.35000038146973pt" style:font-size-asian="14pt" style:font-size-complex="14pt"/>
    </style:style>
    <style:style style:name="P84" style:family="paragraph" style:parent-style-name="Compact" style:list-style-name="WWNum1093">
      <style:text-properties fo:color="#000000" loext:opacity="100%" fo:font-size="9.35000038146973pt" style:font-size-asian="14pt" style:font-size-complex="14pt"/>
    </style:style>
    <style:style style:name="P85" style:family="paragraph" style:parent-style-name="Compact" style:list-style-name="WWNum1094">
      <style:text-properties fo:color="#000000" loext:opacity="100%" fo:font-size="9.35000038146973pt" style:font-size-asian="14pt" style:font-size-complex="14pt"/>
    </style:style>
    <style:style style:name="P86" style:family="paragraph" style:parent-style-name="Compact" style:list-style-name="WWNum1095">
      <style:text-properties fo:color="#000000" loext:opacity="100%" fo:font-size="9.35000038146973pt" style:font-size-asian="14pt" style:font-size-complex="14pt"/>
    </style:style>
    <style:style style:name="P87" style:family="paragraph" style:parent-style-name="Compact" style:list-style-name="WWNum1096">
      <style:text-properties fo:color="#000000" loext:opacity="100%" fo:font-size="9.35000038146973pt" style:font-size-asian="14pt" style:font-size-complex="14pt"/>
    </style:style>
    <style:style style:name="P88" style:family="paragraph" style:parent-style-name="Compact" style:list-style-name="WWNum1101">
      <style:text-properties fo:color="#000000" loext:opacity="100%" fo:font-size="9.35000038146973pt" style:font-size-asian="14pt" style:font-size-complex="14pt"/>
    </style:style>
    <style:style style:name="P89" style:family="paragraph" style:parent-style-name="Compact" style:list-style-name="WWNum1102">
      <style:text-properties fo:color="#000000" loext:opacity="100%" fo:font-size="9.35000038146973pt" style:font-size-asian="14pt" style:font-size-complex="14pt"/>
    </style:style>
    <style:style style:name="P90" style:family="paragraph" style:parent-style-name="Compact" style:list-style-name="WWNum1103">
      <style:text-properties fo:color="#000000" loext:opacity="100%" fo:font-size="9.35000038146973pt" style:font-size-asian="14pt" style:font-size-complex="14pt"/>
    </style:style>
    <style:style style:name="P91" style:family="paragraph" style:parent-style-name="Compact" style:list-style-name="WWNum1104">
      <style:text-properties fo:color="#000000" loext:opacity="100%" fo:font-size="9.35000038146973pt" style:font-size-asian="14pt" style:font-size-complex="14pt"/>
    </style:style>
    <style:style style:name="P92" style:family="paragraph" style:parent-style-name="Compact" style:list-style-name="WWNum1105">
      <style:text-properties fo:color="#000000" loext:opacity="100%" fo:font-size="9.35000038146973pt" style:font-size-asian="14pt" style:font-size-complex="14pt"/>
    </style:style>
    <style:style style:name="P93" style:family="paragraph" style:parent-style-name="Compact" style:list-style-name="WWNum1106">
      <style:text-properties fo:color="#000000" loext:opacity="100%" fo:font-size="9.35000038146973pt" style:font-size-asian="14pt" style:font-size-complex="14pt"/>
    </style:style>
    <style:style style:name="P94" style:family="paragraph" style:parent-style-name="Compact" style:list-style-name="WWNum1107">
      <style:text-properties fo:color="#000000" loext:opacity="100%" fo:font-size="9.35000038146973pt" style:font-size-asian="14pt" style:font-size-complex="14pt"/>
    </style:style>
    <style:style style:name="P95" style:family="paragraph" style:parent-style-name="Compact" style:list-style-name="WWNum1108">
      <style:text-properties fo:color="#000000" loext:opacity="100%" fo:font-size="9.35000038146973pt" style:font-size-asian="14pt" style:font-size-complex="14pt"/>
    </style:style>
    <style:style style:name="P96" style:family="paragraph" style:parent-style-name="Compact" style:list-style-name="WWNum1109">
      <style:text-properties fo:color="#000000" loext:opacity="100%" fo:font-size="9.35000038146973pt" style:font-size-asian="14pt" style:font-size-complex="14pt"/>
    </style:style>
    <style:style style:name="P97" style:family="paragraph" style:parent-style-name="Compact" style:list-style-name="WWNum1110">
      <style:text-properties fo:color="#000000" loext:opacity="100%" fo:font-size="9.35000038146973pt" style:font-size-asian="14pt" style:font-size-complex="14pt"/>
    </style:style>
    <style:style style:name="P98" style:family="paragraph" style:parent-style-name="Compact" style:list-style-name="WWNum1115">
      <style:text-properties fo:color="#000000" loext:opacity="100%" fo:font-size="9.35000038146973pt" style:font-size-asian="14pt" style:font-size-complex="14pt"/>
    </style:style>
    <style:style style:name="P99" style:family="paragraph" style:parent-style-name="Compact" style:list-style-name="WWNum1116">
      <style:text-properties fo:color="#000000" loext:opacity="100%" fo:font-size="9.35000038146973pt" style:font-size-asian="14pt" style:font-size-complex="14pt"/>
    </style:style>
    <style:style style:name="P100" style:family="paragraph" style:parent-style-name="Compact" style:list-style-name="WWNum1117">
      <style:text-properties fo:color="#000000" loext:opacity="100%" fo:font-size="9.35000038146973pt" style:font-size-asian="14pt" style:font-size-complex="14pt"/>
    </style:style>
    <style:style style:name="P101" style:family="paragraph" style:parent-style-name="Compact" style:list-style-name="WWNum1118">
      <style:text-properties fo:color="#000000" loext:opacity="100%" fo:font-size="9.35000038146973pt" style:font-size-asian="14pt" style:font-size-complex="14pt"/>
    </style:style>
    <style:style style:name="P102" style:family="paragraph" style:parent-style-name="Compact" style:list-style-name="WWNum1119">
      <style:text-properties fo:color="#000000" loext:opacity="100%" fo:font-size="9.35000038146973pt" style:font-size-asian="14pt" style:font-size-complex="14pt"/>
    </style:style>
    <style:style style:name="P103" style:family="paragraph" style:parent-style-name="Compact" style:list-style-name="WWNum1120">
      <style:text-properties fo:color="#000000" loext:opacity="100%" fo:font-size="9.35000038146973pt" style:font-size-asian="14pt" style:font-size-complex="14pt"/>
    </style:style>
    <style:style style:name="P104" style:family="paragraph" style:parent-style-name="Compact" style:list-style-name="WWNum1121">
      <style:text-properties fo:color="#000000" loext:opacity="100%" fo:font-size="9.35000038146973pt" style:font-size-asian="14pt" style:font-size-complex="14pt"/>
    </style:style>
    <style:style style:name="P105" style:family="paragraph" style:parent-style-name="Compact" style:list-style-name="WWNum1122">
      <style:text-properties fo:color="#000000" loext:opacity="100%" fo:font-size="9.35000038146973pt" style:font-size-asian="14pt" style:font-size-complex="14pt"/>
    </style:style>
    <style:style style:name="P106" style:family="paragraph" style:parent-style-name="Compact" style:list-style-name="WWNum1123">
      <style:text-properties fo:color="#000000" loext:opacity="100%" fo:font-size="9.35000038146973pt" style:font-size-asian="14pt" style:font-size-complex="14pt"/>
    </style:style>
    <style:style style:name="P107" style:family="paragraph" style:parent-style-name="Compact" style:list-style-name="WWNum1126">
      <style:text-properties fo:color="#000000" loext:opacity="100%" fo:font-size="9.35000038146973pt" style:font-size-asian="14pt" style:font-size-complex="14pt"/>
    </style:style>
    <style:style style:name="P108" style:family="paragraph" style:parent-style-name="Compact" style:list-style-name="WWNum1130">
      <style:text-properties fo:color="#000000" loext:opacity="100%" fo:font-size="9.35000038146973pt" style:font-size-asian="14pt" style:font-size-complex="14pt"/>
    </style:style>
    <style:style style:name="P109" style:family="paragraph" style:parent-style-name="Compact" style:list-style-name="WWNum1131">
      <style:text-properties fo:color="#000000" loext:opacity="100%" fo:font-size="9.35000038146973pt" style:font-size-asian="14pt" style:font-size-complex="14pt"/>
    </style:style>
    <style:style style:name="P110" style:family="paragraph" style:parent-style-name="Compact" style:list-style-name="WWNum1132">
      <style:text-properties fo:color="#000000" loext:opacity="100%" fo:font-size="9.35000038146973pt" style:font-size-asian="14pt" style:font-size-complex="14pt"/>
    </style:style>
    <style:style style:name="P111" style:family="paragraph" style:parent-style-name="Compact" style:list-style-name="WWNum1133">
      <style:text-properties fo:color="#000000" loext:opacity="100%" fo:font-size="9.35000038146973pt" style:font-size-asian="14pt" style:font-size-complex="14pt"/>
    </style:style>
    <style:style style:name="P112" style:family="paragraph" style:parent-style-name="Compact" style:list-style-name="WWNum1134">
      <style:text-properties fo:color="#000000" loext:opacity="100%" fo:font-size="9.35000038146973pt" style:font-size-asian="14pt" style:font-size-complex="14pt"/>
    </style:style>
    <style:style style:name="P113" style:family="paragraph" style:parent-style-name="Compact" style:list-style-name="WWNum1135">
      <style:text-properties fo:color="#000000" loext:opacity="100%" fo:font-size="9.35000038146973pt" style:font-size-asian="14pt" style:font-size-complex="14pt"/>
    </style:style>
    <style:style style:name="P114" style:family="paragraph" style:parent-style-name="Compact" style:list-style-name="WWNum1136">
      <style:text-properties fo:color="#000000" loext:opacity="100%" fo:font-size="9.35000038146973pt" style:font-size-asian="14pt" style:font-size-complex="14pt"/>
    </style:style>
    <style:style style:name="P115" style:family="paragraph" style:parent-style-name="Compact" style:list-style-name="WWNum1137">
      <style:text-properties fo:color="#000000" loext:opacity="100%" fo:font-size="9.35000038146973pt" style:font-size-asian="14pt" style:font-size-complex="14pt"/>
    </style:style>
    <style:style style:name="P116" style:family="paragraph" style:parent-style-name="Compact" style:list-style-name="WWNum1138">
      <style:text-properties fo:color="#000000" loext:opacity="100%" fo:font-size="9.35000038146973pt" style:font-size-asian="14pt" style:font-size-complex="14pt"/>
    </style:style>
    <style:style style:name="P117" style:family="paragraph" style:parent-style-name="Compact" style:list-style-name="WWNum1145">
      <style:text-properties fo:color="#000000" loext:opacity="100%" fo:font-size="9pt" style:font-size-asian="14pt" style:font-size-complex="14pt"/>
    </style:style>
    <style:style style:name="P118" style:family="paragraph" style:parent-style-name="Compact" style:list-style-name="WWNum1148">
      <style:text-properties fo:color="#000000" loext:opacity="100%" fo:font-size="9pt" style:font-size-asian="14pt" style:font-size-complex="14pt"/>
    </style:style>
    <style:style style:name="P119" style:family="paragraph" style:parent-style-name="Compact" style:list-style-name="WWNum1149">
      <style:text-properties fo:color="#000000" loext:opacity="100%" fo:font-size="9pt" style:font-size-asian="14pt" style:font-size-complex="14pt"/>
    </style:style>
    <style:style style:name="P120" style:family="paragraph" style:parent-style-name="Compact" style:list-style-name="WWNum1150">
      <style:text-properties fo:color="#000000" loext:opacity="100%" fo:font-size="9pt" style:font-size-asian="14pt" style:font-size-complex="14pt"/>
    </style:style>
    <style:style style:name="P121" style:family="paragraph" style:parent-style-name="Compact" style:list-style-name="WWNum1151">
      <style:text-properties fo:color="#000000" loext:opacity="100%" fo:font-size="9pt" style:font-size-asian="14pt" style:font-size-complex="14pt"/>
    </style:style>
    <style:style style:name="P122" style:family="paragraph" style:parent-style-name="Compact" style:list-style-name="WWNum1155">
      <style:text-properties fo:color="#000000" loext:opacity="100%" fo:font-size="9pt" style:font-size-asian="14pt" style:font-size-complex="14pt"/>
    </style:style>
    <style:style style:name="P123" style:family="paragraph" style:parent-style-name="Compact" style:list-style-name="WWNum1157">
      <style:text-properties fo:color="#000000" loext:opacity="100%" fo:font-size="9pt" officeooo:paragraph-rsid="0000f4b1" style:font-size-asian="14pt" style:font-size-complex="14pt"/>
    </style:style>
    <style:style style:name="P124" style:family="paragraph" style:parent-style-name="Compact" style:list-style-name="WWNum1158">
      <style:text-properties fo:color="#000000" loext:opacity="100%" fo:font-size="9pt" officeooo:paragraph-rsid="0000f4b1" style:font-size-asian="14pt" style:font-size-complex="14pt"/>
    </style:style>
    <style:style style:name="P125" style:family="paragraph" style:parent-style-name="Compact" style:list-style-name="WWNum1159">
      <style:text-properties fo:color="#000000" loext:opacity="100%" fo:font-size="9pt" officeooo:paragraph-rsid="0000f4b1" style:font-size-asian="14pt" style:font-size-complex="14pt"/>
    </style:style>
    <style:style style:name="P126" style:family="paragraph" style:parent-style-name="Compact" style:list-style-name="WWNum1160">
      <style:text-properties fo:color="#000000" loext:opacity="100%" fo:font-size="9pt" officeooo:paragraph-rsid="0000f4b1" style:font-size-asian="14pt" style:font-size-complex="14pt"/>
    </style:style>
    <style:style style:name="P127" style:family="paragraph" style:parent-style-name="Compact" style:list-style-name="WWNum1161">
      <style:text-properties fo:color="#000000" loext:opacity="100%" fo:font-size="9pt" officeooo:paragraph-rsid="0000f4b1" style:font-size-asian="14pt" style:font-size-complex="14pt"/>
    </style:style>
    <style:style style:name="P128" style:family="paragraph" style:parent-style-name="Compact" style:list-style-name="WWNum1162">
      <style:text-properties fo:color="#000000" loext:opacity="100%" fo:font-size="9pt" officeooo:paragraph-rsid="0000f4b1" style:font-size-asian="14pt" style:font-size-complex="14pt"/>
    </style:style>
    <style:style style:name="P129" style:family="paragraph" style:parent-style-name="Compact" style:list-style-name="WWNum1163">
      <style:text-properties fo:color="#000000" loext:opacity="100%" fo:font-size="9pt" officeooo:paragraph-rsid="0000f4b1" style:font-size-asian="14pt" style:font-size-complex="14pt"/>
    </style:style>
    <style:style style:name="P130" style:family="paragraph" style:parent-style-name="Compact" style:list-style-name="WWNum1164">
      <style:text-properties fo:color="#000000" loext:opacity="100%" fo:font-size="9pt" officeooo:paragraph-rsid="0000f4b1" style:font-size-asian="14pt" style:font-size-complex="14pt"/>
    </style:style>
    <style:style style:name="P131" style:family="paragraph" style:parent-style-name="Compact" style:list-style-name="WWNum1165">
      <style:text-properties fo:color="#000000" loext:opacity="100%" fo:font-size="9pt" officeooo:paragraph-rsid="0000f4b1" style:font-size-asian="14pt" style:font-size-complex="14pt"/>
    </style:style>
    <style:style style:name="P132" style:family="paragraph" style:parent-style-name="Compact" style:list-style-name="WWNum1152">
      <style:text-properties fo:color="#000000" loext:opacity="100%" fo:font-size="9pt" style:font-size-asian="12pt" style:font-size-complex="12pt"/>
    </style:style>
    <style:style style:name="P133" style:family="paragraph" style:parent-style-name="Compact" style:list-style-name="WWNum1153">
      <style:text-properties fo:color="#000000" loext:opacity="100%" fo:font-size="9pt" style:font-size-asian="12pt" style:font-size-complex="12pt"/>
    </style:style>
    <style:style style:name="P134" style:family="paragraph" style:parent-style-name="Compact" style:list-style-name="WWNum1156">
      <style:text-properties fo:color="#000000" loext:opacity="100%" fo:font-size="9pt" officeooo:paragraph-rsid="0000f4b1" style:font-size-asian="16pt" style:font-size-complex="16pt"/>
    </style:style>
    <style:style style:name="P135" style:family="paragraph" style:parent-style-name="Compact" style:list-style-name="WWNum1166">
      <style:text-properties fo:color="#000000" loext:opacity="100%" fo:font-size="9pt" officeooo:paragraph-rsid="0000f4b1" style:font-size-asian="16pt" style:font-size-complex="16pt"/>
    </style:style>
    <style:style style:name="P136" style:family="paragraph" style:parent-style-name="Compact" style:list-style-name="WWNum1167">
      <style:text-properties fo:color="#000000" loext:opacity="100%" fo:font-size="9pt" officeooo:paragraph-rsid="0000f4b1" style:font-size-asian="16pt" style:font-size-complex="16pt"/>
    </style:style>
    <style:style style:name="P137" style:family="paragraph" style:parent-style-name="Compact" style:list-style-name="WWNum1168">
      <style:text-properties fo:color="#000000" loext:opacity="100%" fo:font-size="9pt" officeooo:paragraph-rsid="0000f4b1" style:font-size-asian="16pt" style:font-size-complex="16pt"/>
    </style:style>
    <style:style style:name="P138" style:family="paragraph" style:parent-style-name="Compact" style:list-style-name="WWNum1169">
      <style:text-properties fo:color="#000000" loext:opacity="100%" fo:font-size="9pt" officeooo:paragraph-rsid="0000f4b1" style:font-size-asian="16pt" style:font-size-complex="16pt"/>
    </style:style>
    <style:style style:name="P139" style:family="paragraph" style:parent-style-name="Compact" style:list-style-name="WWNum1170">
      <style:text-properties fo:color="#000000" loext:opacity="100%" fo:font-size="9pt" officeooo:paragraph-rsid="0000f4b1" style:font-size-asian="16pt" style:font-size-complex="16pt"/>
    </style:style>
    <style:style style:name="P140" style:family="paragraph" style:parent-style-name="Compact" style:list-style-name="WWNum1171">
      <style:text-properties fo:color="#000000" loext:opacity="100%" fo:font-size="9pt" officeooo:paragraph-rsid="0000f4b1" style:font-size-asian="16pt" style:font-size-complex="16pt"/>
    </style:style>
    <style:style style:name="P141" style:family="paragraph" style:parent-style-name="Compact" style:list-style-name="WWNum1172">
      <style:text-properties fo:color="#000000" loext:opacity="100%" fo:font-size="9pt" officeooo:paragraph-rsid="0000f4b1" style:font-size-asian="16pt" style:font-size-complex="16pt"/>
    </style:style>
    <style:style style:name="P142" style:family="paragraph" style:parent-style-name="Compact" style:list-style-name="WWNum1173">
      <style:text-properties fo:color="#000000" loext:opacity="100%" fo:font-size="9pt" officeooo:paragraph-rsid="0000f4b1" style:font-size-asian="16pt" style:font-size-complex="16pt"/>
    </style:style>
    <style:style style:name="P143" style:family="paragraph" style:parent-style-name="Compact" style:list-style-name="WWNum1174">
      <style:text-properties fo:color="#000000" loext:opacity="100%" fo:font-size="9pt" officeooo:paragraph-rsid="0000f4b1" style:font-size-asian="16pt" style:font-size-complex="16pt"/>
    </style:style>
    <style:style style:name="P144" style:family="paragraph" style:parent-style-name="Compact" style:list-style-name="WWNum1175">
      <style:text-properties fo:color="#000000" loext:opacity="100%" fo:font-size="9pt" officeooo:paragraph-rsid="0000f4b1" style:font-size-asian="16pt" style:font-size-complex="16pt"/>
    </style:style>
    <style:style style:name="P145" style:family="paragraph" style:parent-style-name="Compact" style:list-style-name="WWNum1176">
      <style:text-properties fo:color="#000000" loext:opacity="100%" fo:font-size="9pt" officeooo:paragraph-rsid="0000f4b1" style:font-size-asian="16pt" style:font-size-complex="16pt"/>
    </style:style>
    <style:style style:name="P146" style:family="paragraph" style:parent-style-name="Compact" style:list-style-name="WWNum1177">
      <style:text-properties fo:color="#000000" loext:opacity="100%" fo:font-size="9pt" officeooo:paragraph-rsid="0000f4b1" style:font-size-asian="16pt" style:font-size-complex="16pt"/>
    </style:style>
    <style:style style:name="P147" style:family="paragraph" style:parent-style-name="Compact" style:list-style-name="WWNum1178">
      <style:text-properties fo:color="#000000" loext:opacity="100%" fo:font-size="9pt" officeooo:paragraph-rsid="0000f4b1" style:font-size-asian="16pt" style:font-size-complex="16pt"/>
    </style:style>
    <style:style style:name="P148" style:family="paragraph" style:parent-style-name="Compact" style:list-style-name="WWNum1179">
      <style:text-properties fo:color="#000000" loext:opacity="100%" fo:font-size="9pt" officeooo:paragraph-rsid="0000f4b1" style:font-size-asian="16pt" style:font-size-complex="16pt"/>
    </style:style>
    <style:style style:name="P149" style:family="paragraph" style:parent-style-name="Compact" style:list-style-name="WWNum1180">
      <style:text-properties fo:color="#000000" loext:opacity="100%" fo:font-size="9pt" officeooo:paragraph-rsid="0000f4b1" style:font-size-asian="16pt" style:font-size-complex="16pt"/>
    </style:style>
    <style:style style:name="P150" style:family="paragraph" style:parent-style-name="Compact" style:list-style-name="WWNum1181">
      <style:text-properties fo:color="#000000" loext:opacity="100%" fo:font-size="9pt" officeooo:paragraph-rsid="0000f4b1" style:font-size-asian="16pt" style:font-size-complex="16pt"/>
    </style:style>
    <style:style style:name="P151" style:family="paragraph" style:parent-style-name="Compact" style:list-style-name="WWNum1182">
      <style:text-properties fo:color="#000000" loext:opacity="100%" fo:font-size="9pt" officeooo:paragraph-rsid="0000f4b1" style:font-size-asian="16pt" style:font-size-complex="16pt"/>
    </style:style>
    <style:style style:name="P152" style:family="paragraph" style:parent-style-name="Compact" style:list-style-name="WWNum1183">
      <style:text-properties fo:color="#000000" loext:opacity="100%" fo:font-size="9pt" officeooo:paragraph-rsid="0000f4b1" style:font-size-asian="16pt" style:font-size-complex="16pt"/>
    </style:style>
    <style:style style:name="P153" style:family="paragraph" style:parent-style-name="Compact" style:list-style-name="WWNum1184">
      <style:text-properties fo:color="#000000" loext:opacity="100%" fo:font-size="9pt" officeooo:paragraph-rsid="0000f4b1" style:font-size-asian="16pt" style:font-size-complex="16pt"/>
    </style:style>
    <style:style style:name="P154" style:family="paragraph" style:parent-style-name="Compact" style:list-style-name="WWNum1185">
      <style:text-properties fo:color="#000000" loext:opacity="100%" fo:font-size="9pt" officeooo:paragraph-rsid="0000f4b1" style:font-size-asian="16pt" style:font-size-complex="16pt"/>
    </style:style>
    <style:style style:name="P155" style:family="paragraph" style:parent-style-name="Compact" style:list-style-name="WWNum1186">
      <style:text-properties fo:color="#000000" loext:opacity="100%" fo:font-size="9pt" officeooo:paragraph-rsid="0000f4b1" style:font-size-asian="16pt" style:font-size-complex="16pt"/>
    </style:style>
    <style:style style:name="P156" style:family="paragraph" style:parent-style-name="Compact" style:list-style-name="WWNum1187">
      <style:text-properties fo:color="#000000" loext:opacity="100%" fo:font-size="9pt" officeooo:paragraph-rsid="0000f4b1" style:font-size-asian="16pt" style:font-size-complex="16pt"/>
    </style:style>
    <style:style style:name="P157" style:family="paragraph" style:parent-style-name="Compact" style:list-style-name="WWNum1188">
      <style:text-properties fo:color="#000000" loext:opacity="100%" fo:font-size="9pt" officeooo:paragraph-rsid="0000f4b1" style:font-size-asian="16pt" style:font-size-complex="16pt"/>
    </style:style>
    <style:style style:name="P158" style:family="paragraph" style:parent-style-name="Compact" style:list-style-name="WWNum1189">
      <style:text-properties fo:color="#000000" loext:opacity="100%" fo:font-size="9pt" officeooo:paragraph-rsid="0000f4b1" style:font-size-asian="16pt" style:font-size-complex="16pt"/>
    </style:style>
    <style:style style:name="P159" style:family="paragraph" style:parent-style-name="Compact" style:list-style-name="WWNum1190">
      <style:text-properties fo:color="#000000" loext:opacity="100%" fo:font-size="9pt" officeooo:paragraph-rsid="0000f4b1" style:font-size-asian="16pt" style:font-size-complex="16pt"/>
    </style:style>
    <style:style style:name="P160" style:family="paragraph" style:parent-style-name="Compact" style:list-style-name="WWNum1191">
      <style:text-properties fo:color="#000000" loext:opacity="100%" fo:font-size="9pt" officeooo:paragraph-rsid="0000f4b1" style:font-size-asian="16pt" style:font-size-complex="16pt"/>
    </style:style>
    <style:style style:name="P161" style:family="paragraph" style:parent-style-name="Compact" style:list-style-name="WWNum1192">
      <style:text-properties fo:color="#000000" loext:opacity="100%" fo:font-size="9pt" officeooo:paragraph-rsid="0000f4b1" style:font-size-asian="16pt" style:font-size-complex="16pt"/>
    </style:style>
    <style:style style:name="P162" style:family="paragraph" style:parent-style-name="Compact" style:list-style-name="WWNum1193">
      <style:text-properties fo:color="#000000" loext:opacity="100%" fo:font-size="9pt" officeooo:paragraph-rsid="0000f4b1" style:font-size-asian="16pt" style:font-size-complex="16pt"/>
    </style:style>
    <style:style style:name="P163" style:family="paragraph" style:parent-style-name="Compact" style:list-style-name="WWNum1194">
      <style:text-properties fo:color="#000000" loext:opacity="100%" fo:font-size="9pt" officeooo:paragraph-rsid="0000f4b1" style:font-size-asian="16pt" style:font-size-complex="16pt"/>
    </style:style>
    <style:style style:name="P164" style:family="paragraph" style:parent-style-name="Compact" style:list-style-name="WWNum1195">
      <style:text-properties fo:color="#000000" loext:opacity="100%" fo:font-size="9pt" officeooo:paragraph-rsid="0000f4b1" style:font-size-asian="16pt" style:font-size-complex="16pt"/>
    </style:style>
    <style:style style:name="P165" style:family="paragraph" style:parent-style-name="Compact" style:list-style-name="WWNum1196">
      <style:text-properties fo:color="#000000" loext:opacity="100%" fo:font-size="9pt" officeooo:paragraph-rsid="0000f4b1" style:font-size-asian="16pt" style:font-size-complex="16pt"/>
    </style:style>
    <style:style style:name="P166" style:family="paragraph" style:parent-style-name="Compact" style:list-style-name="WWNum1197">
      <style:text-properties fo:color="#000000" loext:opacity="100%" fo:font-size="9pt" officeooo:paragraph-rsid="0000f4b1" style:font-size-asian="16pt" style:font-size-complex="16pt"/>
    </style:style>
    <style:style style:name="P167" style:family="paragraph" style:parent-style-name="Compact" style:list-style-name="WWNum1198">
      <style:text-properties fo:color="#000000" loext:opacity="100%" fo:font-size="9pt" officeooo:paragraph-rsid="0000f4b1" style:font-size-asian="16pt" style:font-size-complex="16pt"/>
    </style:style>
    <style:style style:name="P168" style:family="paragraph" style:parent-style-name="Compact" style:list-style-name="WWNum1199">
      <style:text-properties fo:color="#000000" loext:opacity="100%" fo:font-size="9pt" officeooo:paragraph-rsid="0000f4b1" style:font-size-asian="16pt" style:font-size-complex="16pt"/>
    </style:style>
    <style:style style:name="P169" style:family="paragraph" style:parent-style-name="Compact" style:list-style-name="WWNum1200">
      <style:text-properties fo:color="#000000" loext:opacity="100%" fo:font-size="9pt" officeooo:paragraph-rsid="0000f4b1" style:font-size-asian="16pt" style:font-size-complex="16pt"/>
    </style:style>
    <style:style style:name="P170" style:family="paragraph" style:parent-style-name="Compact" style:list-style-name="WWNum1201">
      <style:text-properties fo:color="#000000" loext:opacity="100%" fo:font-size="9pt" officeooo:paragraph-rsid="0000f4b1" style:font-size-asian="16pt" style:font-size-complex="16pt"/>
    </style:style>
    <style:style style:name="P171" style:family="paragraph" style:parent-style-name="Compact" style:list-style-name="WWNum1202">
      <style:text-properties fo:color="#000000" loext:opacity="100%" fo:font-size="9pt" officeooo:paragraph-rsid="0000f4b1" style:font-size-asian="16pt" style:font-size-complex="16pt"/>
    </style:style>
    <style:style style:name="P172" style:family="paragraph" style:parent-style-name="Compact" style:list-style-name="WWNum1203">
      <style:text-properties fo:color="#000000" loext:opacity="100%" fo:font-size="9pt" officeooo:paragraph-rsid="0000f4b1" style:font-size-asian="16pt" style:font-size-complex="16pt"/>
    </style:style>
    <style:style style:name="P173" style:family="paragraph" style:parent-style-name="Compact" style:list-style-name="WWNum1204">
      <style:text-properties fo:color="#000000" loext:opacity="100%" fo:font-size="9pt" officeooo:paragraph-rsid="0000f4b1" style:font-size-asian="16pt" style:font-size-complex="16pt"/>
    </style:style>
    <style:style style:name="P174" style:family="paragraph" style:parent-style-name="Compact" style:list-style-name="WWNum1205">
      <style:text-properties fo:color="#000000" loext:opacity="100%" fo:font-size="9pt" officeooo:paragraph-rsid="0000f4b1" style:font-size-asian="16pt" style:font-size-complex="16pt"/>
    </style:style>
    <style:style style:name="P175" style:family="paragraph" style:parent-style-name="Compact" style:list-style-name="WWNum1206">
      <style:text-properties fo:color="#000000" loext:opacity="100%" fo:font-size="9pt" officeooo:paragraph-rsid="0000f4b1" style:font-size-asian="16pt" style:font-size-complex="16pt"/>
    </style:style>
    <style:style style:name="P176" style:family="paragraph" style:parent-style-name="Compact" style:list-style-name="WWNum1207">
      <style:text-properties fo:color="#000000" loext:opacity="100%" fo:font-size="9pt" officeooo:paragraph-rsid="0000f4b1" style:font-size-asian="16pt" style:font-size-complex="16pt"/>
    </style:style>
    <style:style style:name="P177" style:family="paragraph" style:parent-style-name="Compact" style:list-style-name="WWNum1208">
      <style:text-properties fo:color="#000000" loext:opacity="100%" fo:font-size="9pt" officeooo:paragraph-rsid="0000f4b1" style:font-size-asian="16pt" style:font-size-complex="16pt"/>
    </style:style>
    <style:style style:name="P178" style:family="paragraph" style:parent-style-name="Compact" style:list-style-name="WWNum1209">
      <style:text-properties fo:color="#000000" loext:opacity="100%" fo:font-size="9pt" officeooo:paragraph-rsid="0000f4b1" style:font-size-asian="16pt" style:font-size-complex="16pt"/>
    </style:style>
    <style:style style:name="P179" style:family="paragraph" style:parent-style-name="Compact" style:list-style-name="WWNum1210">
      <style:text-properties fo:color="#000000" loext:opacity="100%" fo:font-size="9pt" officeooo:paragraph-rsid="0000f4b1" style:font-size-asian="16pt" style:font-size-complex="16pt"/>
    </style:style>
    <style:style style:name="P180" style:family="paragraph" style:parent-style-name="Compact" style:list-style-name="WWNum1211">
      <style:text-properties fo:color="#000000" loext:opacity="100%" fo:font-size="9pt" officeooo:paragraph-rsid="0000f4b1" style:font-size-asian="16pt" style:font-size-complex="16pt"/>
    </style:style>
    <style:style style:name="P181" style:family="paragraph" style:parent-style-name="Compact" style:list-style-name="WWNum1212">
      <style:text-properties fo:color="#000000" loext:opacity="100%" fo:font-size="9pt" officeooo:paragraph-rsid="0000f4b1" style:font-size-asian="16pt" style:font-size-complex="16pt"/>
    </style:style>
    <style:style style:name="P182" style:family="paragraph" style:parent-style-name="Compact" style:list-style-name="WWNum1213">
      <style:text-properties fo:color="#000000" loext:opacity="100%" fo:font-size="9pt" officeooo:paragraph-rsid="0000f4b1" style:font-size-asian="16pt" style:font-size-complex="16pt"/>
    </style:style>
    <style:style style:name="P183" style:family="paragraph" style:parent-style-name="Compact" style:list-style-name="WWNum1214">
      <style:text-properties fo:color="#000000" loext:opacity="100%" fo:font-size="9pt" officeooo:paragraph-rsid="0000f4b1" style:font-size-asian="16pt" style:font-size-complex="16pt"/>
    </style:style>
    <style:style style:name="P184" style:family="paragraph" style:parent-style-name="Compact" style:list-style-name="WWNum1215">
      <style:text-properties fo:color="#000000" loext:opacity="100%" fo:font-size="9pt" officeooo:paragraph-rsid="0000f4b1" style:font-size-asian="16pt" style:font-size-complex="16pt"/>
    </style:style>
    <style:style style:name="P185" style:family="paragraph" style:parent-style-name="Compact" style:list-style-name="WWNum1216">
      <style:text-properties fo:color="#000000" loext:opacity="100%" fo:font-size="9pt" officeooo:paragraph-rsid="0000f4b1" style:font-size-asian="16pt" style:font-size-complex="16pt"/>
    </style:style>
    <style:style style:name="P186" style:family="paragraph" style:parent-style-name="Compact" style:list-style-name="WWNum1217">
      <style:text-properties fo:color="#000000" loext:opacity="100%" fo:font-size="9pt" officeooo:paragraph-rsid="0000f4b1" style:font-size-asian="16pt" style:font-size-complex="16pt"/>
    </style:style>
    <style:style style:name="P187" style:family="paragraph" style:parent-style-name="Compact" style:list-style-name="WWNum1218">
      <style:text-properties fo:color="#000000" loext:opacity="100%" fo:font-size="9pt" officeooo:paragraph-rsid="0000f4b1" style:font-size-asian="16pt" style:font-size-complex="16pt"/>
    </style:style>
    <style:style style:name="P188" style:family="paragraph" style:parent-style-name="Compact" style:list-style-name="WWNum1219">
      <style:text-properties fo:color="#000000" loext:opacity="100%" fo:font-size="9pt" officeooo:paragraph-rsid="0000f4b1" style:font-size-asian="16pt" style:font-size-complex="16pt"/>
    </style:style>
    <style:style style:name="P189" style:family="paragraph" style:parent-style-name="Compact" style:list-style-name="WWNum1220">
      <style:text-properties fo:color="#000000" loext:opacity="100%" fo:font-size="9pt" officeooo:paragraph-rsid="0000f4b1" style:font-size-asian="16pt" style:font-size-complex="16pt"/>
    </style:style>
    <style:style style:name="P190" style:family="paragraph" style:parent-style-name="Compact" style:list-style-name="WWNum1221">
      <style:text-properties fo:color="#000000" loext:opacity="100%" fo:font-size="9pt" officeooo:paragraph-rsid="0000f4b1" style:font-size-asian="16pt" style:font-size-complex="16pt"/>
    </style:style>
    <style:style style:name="P191" style:family="paragraph" style:parent-style-name="Compact" style:list-style-name="WWNum1222">
      <style:text-properties fo:color="#000000" loext:opacity="100%" fo:font-size="9pt" officeooo:paragraph-rsid="0000f4b1" style:font-size-asian="16pt" style:font-size-complex="16pt"/>
    </style:style>
    <style:style style:name="P192" style:family="paragraph" style:parent-style-name="Compact" style:list-style-name="WWNum1223">
      <style:text-properties fo:color="#000000" loext:opacity="100%" fo:font-size="9pt" officeooo:paragraph-rsid="0000f4b1" style:font-size-asian="16pt" style:font-size-complex="16pt"/>
    </style:style>
    <style:style style:name="P193" style:family="paragraph" style:parent-style-name="Compact" style:list-style-name="WWNum1224">
      <style:text-properties fo:color="#000000" loext:opacity="100%" fo:font-size="9pt" officeooo:paragraph-rsid="0000f4b1" style:font-size-asian="16pt" style:font-size-complex="16pt"/>
    </style:style>
    <style:style style:name="P194" style:family="paragraph" style:parent-style-name="Compact" style:list-style-name="WWNum1225">
      <style:text-properties fo:color="#000000" loext:opacity="100%" fo:font-size="9pt" officeooo:paragraph-rsid="0000f4b1" style:font-size-asian="16pt" style:font-size-complex="16pt"/>
    </style:style>
    <style:style style:name="P195" style:family="paragraph" style:parent-style-name="Compact" style:list-style-name="WWNum1226">
      <style:text-properties fo:color="#000000" loext:opacity="100%" fo:font-size="9pt" officeooo:paragraph-rsid="0000f4b1" style:font-size-asian="16pt" style:font-size-complex="16pt"/>
    </style:style>
    <style:style style:name="P196" style:family="paragraph" style:parent-style-name="Compact" style:list-style-name="WWNum1227">
      <style:text-properties fo:color="#000000" loext:opacity="100%" fo:font-size="9pt" officeooo:paragraph-rsid="0000f4b1" style:font-size-asian="16pt" style:font-size-complex="16pt"/>
    </style:style>
    <style:style style:name="P197" style:family="paragraph" style:parent-style-name="Compact" style:list-style-name="WWNum1228">
      <style:text-properties fo:color="#000000" loext:opacity="100%" fo:font-size="9pt" officeooo:paragraph-rsid="0000f4b1" style:font-size-asian="16pt" style:font-size-complex="16pt"/>
    </style:style>
    <style:style style:name="P198" style:family="paragraph" style:parent-style-name="Compact" style:list-style-name="WWNum1229">
      <style:text-properties fo:color="#000000" loext:opacity="100%" fo:font-size="9pt" officeooo:paragraph-rsid="0000f4b1" style:font-size-asian="16pt" style:font-size-complex="16pt"/>
    </style:style>
    <style:style style:name="P199" style:family="paragraph" style:parent-style-name="Compact" style:list-style-name="WWNum1230">
      <style:text-properties fo:color="#000000" loext:opacity="100%" fo:font-size="9pt" officeooo:paragraph-rsid="0000f4b1" style:font-size-asian="16pt" style:font-size-complex="16pt"/>
    </style:style>
    <style:style style:name="P200" style:family="paragraph" style:parent-style-name="Compact" style:list-style-name="WWNum1231">
      <style:text-properties fo:color="#000000" loext:opacity="100%" fo:font-size="9pt" officeooo:paragraph-rsid="0000f4b1" style:font-size-asian="16pt" style:font-size-complex="16pt"/>
    </style:style>
    <style:style style:name="P201" style:family="paragraph" style:parent-style-name="Compact" style:list-style-name="WWNum1232">
      <style:text-properties fo:color="#000000" loext:opacity="100%" fo:font-size="9pt" officeooo:paragraph-rsid="0000f4b1" style:font-size-asian="16pt" style:font-size-complex="16pt"/>
    </style:style>
    <style:style style:name="P202" style:family="paragraph" style:parent-style-name="Compact" style:list-style-name="WWNum1233">
      <style:text-properties fo:color="#000000" loext:opacity="100%" fo:font-size="9pt" officeooo:paragraph-rsid="0000f4b1" style:font-size-asian="16pt" style:font-size-complex="16pt"/>
    </style:style>
    <style:style style:name="P203" style:family="paragraph" style:parent-style-name="Compact" style:list-style-name="WWNum1234">
      <style:text-properties fo:color="#000000" loext:opacity="100%" fo:font-size="9pt" officeooo:paragraph-rsid="0000f4b1" style:font-size-asian="16pt" style:font-size-complex="16pt"/>
    </style:style>
    <style:style style:name="P204" style:family="paragraph" style:parent-style-name="Compact" style:list-style-name="WWNum1235">
      <style:text-properties fo:color="#000000" loext:opacity="100%" fo:font-size="9pt" officeooo:paragraph-rsid="0000f4b1" style:font-size-asian="16pt" style:font-size-complex="16pt"/>
    </style:style>
    <style:style style:name="P205" style:family="paragraph" style:parent-style-name="Compact" style:list-style-name="WWNum1236">
      <style:text-properties fo:color="#000000" loext:opacity="100%" fo:font-size="9pt" officeooo:paragraph-rsid="0000f4b1" style:font-size-asian="16pt" style:font-size-complex="16pt"/>
    </style:style>
    <style:style style:name="P206" style:family="paragraph" style:parent-style-name="Compact" style:list-style-name="WWNum1237">
      <style:text-properties fo:color="#000000" loext:opacity="100%" fo:font-size="9pt" officeooo:paragraph-rsid="0000f4b1" style:font-size-asian="16pt" style:font-size-complex="16pt"/>
    </style:style>
    <style:style style:name="P207" style:family="paragraph" style:parent-style-name="Compact" style:list-style-name="WWNum1238">
      <style:text-properties fo:color="#000000" loext:opacity="100%" fo:font-size="9pt" officeooo:paragraph-rsid="0000f4b1" style:font-size-asian="16pt" style:font-size-complex="16pt"/>
    </style:style>
    <style:style style:name="P208" style:family="paragraph" style:parent-style-name="Compact" style:list-style-name="WWNum1239">
      <style:text-properties fo:color="#000000" loext:opacity="100%" fo:font-size="9pt" officeooo:paragraph-rsid="0000f4b1" style:font-size-asian="16pt" style:font-size-complex="16pt"/>
    </style:style>
    <style:style style:name="P209" style:family="paragraph" style:parent-style-name="Compact" style:list-style-name="WWNum1240">
      <style:text-properties fo:color="#000000" loext:opacity="100%" fo:font-size="9pt" officeooo:paragraph-rsid="0000f4b1" style:font-size-asian="16pt" style:font-size-complex="16pt"/>
    </style:style>
    <style:style style:name="P210" style:family="paragraph" style:parent-style-name="Compact" style:list-style-name="WWNum1241">
      <style:text-properties fo:color="#000000" loext:opacity="100%" fo:font-size="9pt" officeooo:paragraph-rsid="0000f4b1" style:font-size-asian="16pt" style:font-size-complex="16pt"/>
    </style:style>
    <style:style style:name="P211" style:family="paragraph" style:parent-style-name="Compact" style:list-style-name="WWNum1242">
      <style:text-properties fo:color="#000000" loext:opacity="100%" fo:font-size="9pt" officeooo:paragraph-rsid="0000f4b1" style:font-size-asian="16pt" style:font-size-complex="16pt"/>
    </style:style>
    <style:style style:name="P212" style:family="paragraph" style:parent-style-name="Compact" style:list-style-name="WWNum1243">
      <style:text-properties fo:color="#000000" loext:opacity="100%" fo:font-size="9pt" officeooo:paragraph-rsid="0000f4b1" style:font-size-asian="16pt" style:font-size-complex="16pt"/>
    </style:style>
    <style:style style:name="P213" style:family="paragraph" style:parent-style-name="Compact" style:list-style-name="WWNum1244">
      <style:text-properties fo:color="#000000" loext:opacity="100%" fo:font-size="9pt" officeooo:paragraph-rsid="0000f4b1" style:font-size-asian="16pt" style:font-size-complex="16pt"/>
    </style:style>
    <style:style style:name="P214" style:family="paragraph" style:parent-style-name="Compact" style:list-style-name="WWNum1245">
      <style:text-properties fo:color="#000000" loext:opacity="100%" fo:font-size="9pt" officeooo:paragraph-rsid="0000f4b1" style:font-size-asian="16pt" style:font-size-complex="16pt"/>
    </style:style>
    <style:style style:name="P215" style:family="paragraph" style:parent-style-name="Compact" style:list-style-name="WWNum1246">
      <style:text-properties fo:color="#000000" loext:opacity="100%" fo:font-size="9pt" officeooo:paragraph-rsid="0000f4b1" style:font-size-asian="16pt" style:font-size-complex="16pt"/>
    </style:style>
    <style:style style:name="P216" style:family="paragraph" style:parent-style-name="Compact" style:list-style-name="WWNum1247">
      <style:text-properties fo:color="#000000" loext:opacity="100%" fo:font-size="9pt" officeooo:paragraph-rsid="0000f4b1" style:font-size-asian="16pt" style:font-size-complex="16pt"/>
    </style:style>
    <style:style style:name="P217" style:family="paragraph" style:parent-style-name="Compact" style:list-style-name="WWNum1248">
      <style:text-properties fo:color="#000000" loext:opacity="100%" fo:font-size="9pt" officeooo:paragraph-rsid="0000f4b1" style:font-size-asian="16pt" style:font-size-complex="16pt"/>
    </style:style>
    <style:style style:name="P218" style:family="paragraph" style:parent-style-name="Compact" style:list-style-name="WWNum1249">
      <style:text-properties fo:color="#000000" loext:opacity="100%" fo:font-size="9pt" officeooo:paragraph-rsid="0000f4b1" style:font-size-asian="16pt" style:font-size-complex="16pt"/>
    </style:style>
    <style:style style:name="P219" style:family="paragraph" style:parent-style-name="Compact" style:list-style-name="WWNum1250">
      <style:text-properties fo:color="#000000" loext:opacity="100%" fo:font-size="9pt" officeooo:paragraph-rsid="0000f4b1" style:font-size-asian="16pt" style:font-size-complex="16pt"/>
    </style:style>
    <style:style style:name="P220" style:family="paragraph" style:parent-style-name="Compact" style:list-style-name="WWNum1251">
      <style:text-properties fo:color="#000000" loext:opacity="100%" fo:font-size="9pt" officeooo:paragraph-rsid="0000f4b1" style:font-size-asian="16pt" style:font-size-complex="16pt"/>
    </style:style>
    <style:style style:name="P221" style:family="paragraph" style:parent-style-name="Compact" style:list-style-name="WWNum1252">
      <style:text-properties fo:color="#000000" loext:opacity="100%" fo:font-size="9pt" officeooo:paragraph-rsid="0000f4b1" style:font-size-asian="16pt" style:font-size-complex="16pt"/>
    </style:style>
    <style:style style:name="P222" style:family="paragraph" style:parent-style-name="Compact" style:list-style-name="WWNum1253">
      <style:text-properties fo:color="#000000" loext:opacity="100%" fo:font-size="9pt" officeooo:paragraph-rsid="0000f4b1" style:font-size-asian="16pt" style:font-size-complex="16pt"/>
    </style:style>
    <style:style style:name="P223" style:family="paragraph" style:parent-style-name="Compact" style:list-style-name="WWNum1254">
      <style:text-properties fo:color="#000000" loext:opacity="100%" fo:font-size="9pt" officeooo:paragraph-rsid="0000f4b1" style:font-size-asian="16pt" style:font-size-complex="16pt"/>
    </style:style>
    <style:style style:name="P224" style:family="paragraph" style:parent-style-name="Compact" style:list-style-name="WWNum1255">
      <style:text-properties fo:color="#000000" loext:opacity="100%" fo:font-size="9pt" officeooo:paragraph-rsid="0000f4b1" style:font-size-asian="16pt" style:font-size-complex="16pt"/>
    </style:style>
    <style:style style:name="P225" style:family="paragraph" style:parent-style-name="Compact" style:list-style-name="WWNum1256">
      <style:text-properties fo:color="#000000" loext:opacity="100%" fo:font-size="9pt" officeooo:paragraph-rsid="0000f4b1" style:font-size-asian="16pt" style:font-size-complex="16pt"/>
    </style:style>
    <style:style style:name="P226" style:family="paragraph" style:parent-style-name="Compact" style:list-style-name="WWNum1257">
      <style:text-properties fo:color="#000000" loext:opacity="100%" fo:font-size="9pt" officeooo:paragraph-rsid="0000f4b1" style:font-size-asian="16pt" style:font-size-complex="16pt"/>
    </style:style>
    <style:style style:name="P227" style:family="paragraph" style:parent-style-name="Compact" style:list-style-name="WWNum1258">
      <style:text-properties fo:color="#000000" loext:opacity="100%" fo:font-size="9pt" officeooo:paragraph-rsid="0000f4b1" style:font-size-asian="16pt" style:font-size-complex="16pt"/>
    </style:style>
    <style:style style:name="P228" style:family="paragraph" style:parent-style-name="Compact" style:list-style-name="WWNum1259">
      <style:text-properties fo:color="#000000" loext:opacity="100%" fo:font-size="9pt" officeooo:paragraph-rsid="0000f4b1" style:font-size-asian="16pt" style:font-size-complex="16pt"/>
    </style:style>
    <style:style style:name="P229" style:family="paragraph" style:parent-style-name="Compact" style:list-style-name="WWNum1260">
      <style:text-properties fo:color="#000000" loext:opacity="100%" fo:font-size="9pt" officeooo:paragraph-rsid="0000f4b1" style:font-size-asian="16pt" style:font-size-complex="16pt"/>
    </style:style>
    <style:style style:name="P230" style:family="paragraph" style:parent-style-name="Compact" style:list-style-name="WWNum1261">
      <style:text-properties fo:color="#000000" loext:opacity="100%" fo:font-size="9pt" officeooo:paragraph-rsid="0000f4b1" style:font-size-asian="16pt" style:font-size-complex="16pt"/>
    </style:style>
    <style:style style:name="P231" style:family="paragraph" style:parent-style-name="Compact" style:list-style-name="WWNum1262">
      <style:text-properties fo:color="#000000" loext:opacity="100%" fo:font-size="9pt" officeooo:paragraph-rsid="0000f4b1" style:font-size-asian="16pt" style:font-size-complex="16pt"/>
    </style:style>
    <style:style style:name="P232" style:family="paragraph" style:parent-style-name="Compact" style:list-style-name="WWNum1263">
      <style:text-properties fo:color="#000000" loext:opacity="100%" fo:font-size="9pt" officeooo:paragraph-rsid="0000f4b1" style:font-size-asian="16pt" style:font-size-complex="16pt"/>
    </style:style>
    <style:style style:name="P233" style:family="paragraph" style:parent-style-name="Compact" style:list-style-name="WWNum1264">
      <style:text-properties fo:color="#000000" loext:opacity="100%" fo:font-size="9pt" officeooo:paragraph-rsid="0000f4b1" style:font-size-asian="16pt" style:font-size-complex="16pt"/>
    </style:style>
    <style:style style:name="P234" style:family="paragraph" style:parent-style-name="Compact" style:list-style-name="WWNum1265">
      <style:text-properties fo:color="#000000" loext:opacity="100%" fo:font-size="9pt" officeooo:paragraph-rsid="0000f4b1" style:font-size-asian="16pt" style:font-size-complex="16pt"/>
    </style:style>
    <style:style style:name="P235" style:family="paragraph" style:parent-style-name="Compact" style:list-style-name="WWNum1266">
      <style:text-properties fo:color="#000000" loext:opacity="100%" fo:font-size="9pt" officeooo:paragraph-rsid="0000f4b1" style:font-size-asian="16pt" style:font-size-complex="16pt"/>
    </style:style>
    <style:style style:name="P236" style:family="paragraph" style:parent-style-name="Compact" style:list-style-name="WWNum1267">
      <style:text-properties fo:color="#000000" loext:opacity="100%" fo:font-size="9pt" officeooo:paragraph-rsid="0000f4b1" style:font-size-asian="16pt" style:font-size-complex="16pt"/>
    </style:style>
    <style:style style:name="P237" style:family="paragraph" style:parent-style-name="Compact" style:list-style-name="WWNum1268">
      <style:text-properties fo:color="#000000" loext:opacity="100%" fo:font-size="9pt" officeooo:paragraph-rsid="0000f4b1" style:font-size-asian="16pt" style:font-size-complex="16pt"/>
    </style:style>
    <style:style style:name="P238" style:family="paragraph" style:parent-style-name="Compact" style:list-style-name="WWNum1269">
      <style:text-properties fo:color="#000000" loext:opacity="100%" fo:font-size="9pt" officeooo:paragraph-rsid="0000f4b1" style:font-size-asian="16pt" style:font-size-complex="16pt"/>
    </style:style>
    <style:style style:name="P239" style:family="paragraph" style:parent-style-name="Compact" style:list-style-name="WWNum1270">
      <style:text-properties fo:color="#000000" loext:opacity="100%" fo:font-size="9pt" officeooo:paragraph-rsid="0000f4b1" style:font-size-asian="16pt" style:font-size-complex="16pt"/>
    </style:style>
    <style:style style:name="P240" style:family="paragraph" style:parent-style-name="Compact" style:list-style-name="WWNum1271">
      <style:text-properties fo:color="#000000" loext:opacity="100%" fo:font-size="9pt" officeooo:paragraph-rsid="0000f4b1" style:font-size-asian="16pt" style:font-size-complex="16pt"/>
    </style:style>
    <style:style style:name="P241" style:family="paragraph" style:parent-style-name="Compact" style:list-style-name="WWNum1272">
      <style:text-properties fo:color="#000000" loext:opacity="100%" fo:font-size="9pt" officeooo:paragraph-rsid="0000f4b1" style:font-size-asian="16pt" style:font-size-complex="16pt"/>
    </style:style>
    <style:style style:name="P242" style:family="paragraph" style:parent-style-name="Compact" style:list-style-name="WWNum1273">
      <style:text-properties fo:color="#000000" loext:opacity="100%" fo:font-size="9pt" officeooo:paragraph-rsid="0000f4b1" style:font-size-asian="16pt" style:font-size-complex="16pt"/>
    </style:style>
    <style:style style:name="P243" style:family="paragraph" style:parent-style-name="Compact" style:list-style-name="WWNum1274">
      <style:text-properties fo:color="#000000" loext:opacity="100%" fo:font-size="9pt" officeooo:paragraph-rsid="0000f4b1" style:font-size-asian="16pt" style:font-size-complex="16pt"/>
    </style:style>
    <style:style style:name="P244" style:family="paragraph" style:parent-style-name="Compact" style:list-style-name="WWNum1275">
      <style:text-properties fo:color="#000000" loext:opacity="100%" fo:font-size="9pt" officeooo:paragraph-rsid="0000f4b1" style:font-size-asian="16pt" style:font-size-complex="16pt"/>
    </style:style>
    <style:style style:name="P245" style:family="paragraph" style:parent-style-name="Compact" style:list-style-name="WWNum1276">
      <style:text-properties fo:color="#000000" loext:opacity="100%" fo:font-size="9pt" officeooo:paragraph-rsid="0000f4b1" style:font-size-asian="16pt" style:font-size-complex="16pt"/>
    </style:style>
    <style:style style:name="P246" style:family="paragraph" style:parent-style-name="Compact" style:list-style-name="WWNum1277">
      <style:text-properties fo:color="#000000" loext:opacity="100%" fo:font-size="9pt" officeooo:paragraph-rsid="0000f4b1" style:font-size-asian="16pt" style:font-size-complex="16pt"/>
    </style:style>
    <style:style style:name="P247" style:family="paragraph" style:parent-style-name="Compact" style:list-style-name="WWNum1278">
      <style:text-properties fo:color="#000000" loext:opacity="100%" fo:font-size="9pt" officeooo:paragraph-rsid="0000f4b1" style:font-size-asian="16pt" style:font-size-complex="16pt"/>
    </style:style>
    <style:style style:name="P248" style:family="paragraph" style:parent-style-name="Compact" style:list-style-name="WWNum1279">
      <style:text-properties fo:color="#000000" loext:opacity="100%" fo:font-size="9pt" officeooo:paragraph-rsid="0000f4b1" style:font-size-asian="16pt" style:font-size-complex="16pt"/>
    </style:style>
    <style:style style:name="P249" style:family="paragraph" style:parent-style-name="Compact" style:list-style-name="WWNum1280">
      <style:text-properties fo:color="#000000" loext:opacity="100%" fo:font-size="9pt" officeooo:paragraph-rsid="0000f4b1" style:font-size-asian="16pt" style:font-size-complex="16pt"/>
    </style:style>
    <style:style style:name="P250" style:family="paragraph" style:parent-style-name="Compact" style:list-style-name="WWNum1281">
      <style:text-properties fo:color="#000000" loext:opacity="100%" fo:font-size="9pt" officeooo:paragraph-rsid="0000f4b1" style:font-size-asian="16pt" style:font-size-complex="16pt"/>
    </style:style>
    <style:style style:name="P251" style:family="paragraph" style:parent-style-name="Compact" style:list-style-name="WWNum1282">
      <style:text-properties fo:color="#000000" loext:opacity="100%" fo:font-size="9pt" officeooo:paragraph-rsid="0000f4b1" style:font-size-asian="16pt" style:font-size-complex="16pt"/>
    </style:style>
    <style:style style:name="P252" style:family="paragraph" style:parent-style-name="Compact" style:list-style-name="WWNum1283">
      <style:text-properties fo:color="#000000" loext:opacity="100%" fo:font-size="9pt" officeooo:paragraph-rsid="0000f4b1" style:font-size-asian="16pt" style:font-size-complex="16pt"/>
    </style:style>
    <style:style style:name="P253" style:family="paragraph" style:parent-style-name="Compact" style:list-style-name="WWNum1284">
      <style:text-properties fo:color="#000000" loext:opacity="100%" fo:font-size="9pt" officeooo:paragraph-rsid="0000f4b1" style:font-size-asian="16pt" style:font-size-complex="16pt"/>
    </style:style>
    <style:style style:name="P254" style:family="paragraph" style:parent-style-name="Compact" style:list-style-name="WWNum1285">
      <style:text-properties fo:color="#000000" loext:opacity="100%" fo:font-size="9pt" officeooo:paragraph-rsid="0000f4b1" style:font-size-asian="16pt" style:font-size-complex="16pt"/>
    </style:style>
    <style:style style:name="P255" style:family="paragraph" style:parent-style-name="Compact" style:list-style-name="WWNum1286">
      <style:text-properties fo:color="#000000" loext:opacity="100%" fo:font-size="9pt" officeooo:paragraph-rsid="0000f4b1" style:font-size-asian="16pt" style:font-size-complex="16pt"/>
    </style:style>
    <style:style style:name="P256" style:family="paragraph" style:parent-style-name="Compact" style:list-style-name="WWNum1287">
      <style:text-properties fo:color="#000000" loext:opacity="100%" fo:font-size="9pt" officeooo:paragraph-rsid="0000f4b1" style:font-size-asian="16pt" style:font-size-complex="16pt"/>
    </style:style>
    <style:style style:name="P257" style:family="paragraph" style:parent-style-name="Compact" style:list-style-name="WWNum1288">
      <style:text-properties fo:color="#000000" loext:opacity="100%" fo:font-size="9pt" officeooo:paragraph-rsid="0000f4b1" style:font-size-asian="16pt" style:font-size-complex="16pt"/>
    </style:style>
    <style:style style:name="P258" style:family="paragraph" style:parent-style-name="Compact" style:list-style-name="WWNum1289">
      <style:text-properties fo:color="#000000" loext:opacity="100%" fo:font-size="9pt" officeooo:paragraph-rsid="0000f4b1" style:font-size-asian="16pt" style:font-size-complex="16pt"/>
    </style:style>
    <style:style style:name="P259" style:family="paragraph" style:parent-style-name="Compact" style:list-style-name="WWNum1290">
      <style:text-properties fo:color="#000000" loext:opacity="100%" fo:font-size="9pt" officeooo:paragraph-rsid="0000f4b1" style:font-size-asian="16pt" style:font-size-complex="16pt"/>
    </style:style>
    <style:style style:name="P260" style:family="paragraph" style:parent-style-name="Compact" style:list-style-name="WWNum1291">
      <style:text-properties fo:color="#000000" loext:opacity="100%" fo:font-size="9pt" officeooo:paragraph-rsid="0000f4b1" style:font-size-asian="16pt" style:font-size-complex="16pt"/>
    </style:style>
    <style:style style:name="P261" style:family="paragraph" style:parent-style-name="Compact" style:list-style-name="WWNum1292">
      <style:text-properties fo:color="#000000" loext:opacity="100%" fo:font-size="9pt" officeooo:paragraph-rsid="0000f4b1" style:font-size-asian="16pt" style:font-size-complex="16pt"/>
    </style:style>
    <style:style style:name="P262" style:family="paragraph" style:parent-style-name="Compact" style:list-style-name="WWNum1293">
      <style:text-properties fo:color="#000000" loext:opacity="100%" fo:font-size="9pt" officeooo:paragraph-rsid="0000f4b1" style:font-size-asian="16pt" style:font-size-complex="16pt"/>
    </style:style>
    <style:style style:name="P263" style:family="paragraph" style:parent-style-name="Compact" style:list-style-name="WWNum1294">
      <style:text-properties fo:color="#000000" loext:opacity="100%" fo:font-size="9pt" officeooo:paragraph-rsid="0000f4b1" style:font-size-asian="16pt" style:font-size-complex="16pt"/>
    </style:style>
    <style:style style:name="P264" style:family="paragraph" style:parent-style-name="Compact" style:list-style-name="WWNum1295">
      <style:text-properties fo:color="#000000" loext:opacity="100%" fo:font-size="9pt" officeooo:paragraph-rsid="0000f4b1" style:font-size-asian="16pt" style:font-size-complex="16pt"/>
    </style:style>
    <style:style style:name="P265" style:family="paragraph" style:parent-style-name="Compact" style:list-style-name="WWNum1296">
      <style:text-properties fo:color="#000000" loext:opacity="100%" fo:font-size="9pt" officeooo:paragraph-rsid="0000f4b1" style:font-size-asian="16pt" style:font-size-complex="16pt"/>
    </style:style>
    <style:style style:name="P266" style:family="paragraph" style:parent-style-name="Compact" style:list-style-name="WWNum1297">
      <style:text-properties fo:color="#000000" loext:opacity="100%" fo:font-size="9pt" officeooo:paragraph-rsid="0000f4b1" style:font-size-asian="16pt" style:font-size-complex="16pt"/>
    </style:style>
    <style:style style:name="P267" style:family="paragraph" style:parent-style-name="Compact" style:list-style-name="WWNum1298">
      <style:text-properties fo:color="#000000" loext:opacity="100%" fo:font-size="9pt" officeooo:paragraph-rsid="0000f4b1" style:font-size-asian="16pt" style:font-size-complex="16pt"/>
    </style:style>
    <style:style style:name="P268" style:family="paragraph" style:parent-style-name="Compact" style:list-style-name="WWNum1299">
      <style:text-properties fo:color="#000000" loext:opacity="100%" fo:font-size="9pt" officeooo:paragraph-rsid="0000f4b1" style:font-size-asian="16pt" style:font-size-complex="16pt"/>
    </style:style>
    <style:style style:name="P269" style:family="paragraph" style:parent-style-name="Compact" style:list-style-name="WWNum1300">
      <style:text-properties fo:color="#000000" loext:opacity="100%" fo:font-size="9pt" officeooo:paragraph-rsid="0000f4b1" style:font-size-asian="16pt" style:font-size-complex="16pt"/>
    </style:style>
    <style:style style:name="P270" style:family="paragraph" style:parent-style-name="Compact" style:list-style-name="WWNum1301">
      <style:text-properties fo:color="#000000" loext:opacity="100%" fo:font-size="9pt" officeooo:paragraph-rsid="0000f4b1" style:font-size-asian="16pt" style:font-size-complex="16pt"/>
    </style:style>
    <style:style style:name="P271" style:family="paragraph" style:parent-style-name="Compact" style:list-style-name="WWNum1302">
      <style:text-properties fo:color="#000000" loext:opacity="100%" fo:font-size="9pt" officeooo:paragraph-rsid="0000f4b1" style:font-size-asian="16pt" style:font-size-complex="16pt"/>
    </style:style>
    <style:style style:name="P272" style:family="paragraph" style:parent-style-name="Compact" style:list-style-name="WWNum1303">
      <style:text-properties fo:color="#000000" loext:opacity="100%" fo:font-size="9pt" officeooo:paragraph-rsid="0000f4b1" style:font-size-asian="16pt" style:font-size-complex="16pt"/>
    </style:style>
    <style:style style:name="P273" style:family="paragraph" style:parent-style-name="Compact" style:list-style-name="WWNum1304">
      <style:text-properties fo:color="#000000" loext:opacity="100%" fo:font-size="9pt" officeooo:paragraph-rsid="0000f4b1" style:font-size-asian="16pt" style:font-size-complex="16pt"/>
    </style:style>
    <style:style style:name="P274" style:family="paragraph" style:parent-style-name="Compact" style:list-style-name="WWNum1305">
      <style:text-properties fo:color="#000000" loext:opacity="100%" fo:font-size="9pt" officeooo:paragraph-rsid="0000f4b1" style:font-size-asian="16pt" style:font-size-complex="16pt"/>
    </style:style>
    <style:style style:name="P275" style:family="paragraph" style:parent-style-name="Compact" style:list-style-name="WWNum1306">
      <style:text-properties fo:color="#000000" loext:opacity="100%" fo:font-size="9pt" officeooo:paragraph-rsid="0000f4b1" style:font-size-asian="16pt" style:font-size-complex="16pt"/>
    </style:style>
    <style:style style:name="P276" style:family="paragraph" style:parent-style-name="Compact" style:list-style-name="WWNum1307">
      <style:text-properties fo:color="#000000" loext:opacity="100%" fo:font-size="9pt" officeooo:paragraph-rsid="0000f4b1" style:font-size-asian="16pt" style:font-size-complex="16pt"/>
    </style:style>
    <style:style style:name="P277" style:family="paragraph" style:parent-style-name="Compact" style:list-style-name="WWNum1308">
      <style:text-properties fo:color="#000000" loext:opacity="100%" fo:font-size="9pt" officeooo:paragraph-rsid="0000f4b1" style:font-size-asian="16pt" style:font-size-complex="16pt"/>
    </style:style>
    <style:style style:name="P278" style:family="paragraph" style:parent-style-name="Compact" style:list-style-name="WWNum1309">
      <style:text-properties fo:color="#000000" loext:opacity="100%" fo:font-size="9pt" officeooo:paragraph-rsid="0000f4b1" style:font-size-asian="16pt" style:font-size-complex="16pt"/>
    </style:style>
    <style:style style:name="P279" style:family="paragraph" style:parent-style-name="Compact" style:list-style-name="WWNum1310">
      <style:text-properties fo:color="#000000" loext:opacity="100%" fo:font-size="9pt" officeooo:paragraph-rsid="0000f4b1" style:font-size-asian="16pt" style:font-size-complex="16pt"/>
    </style:style>
    <style:style style:name="P280" style:family="paragraph" style:parent-style-name="Compact" style:list-style-name="WWNum1311">
      <style:text-properties fo:color="#000000" loext:opacity="100%" fo:font-size="9pt" officeooo:paragraph-rsid="0000f4b1" style:font-size-asian="16pt" style:font-size-complex="16pt"/>
    </style:style>
    <style:style style:name="P281" style:family="paragraph" style:parent-style-name="Compact" style:list-style-name="WWNum1312">
      <style:text-properties fo:color="#000000" loext:opacity="100%" fo:font-size="9pt" officeooo:paragraph-rsid="0000f4b1" style:font-size-asian="16pt" style:font-size-complex="16pt"/>
    </style:style>
    <style:style style:name="P282" style:family="paragraph" style:parent-style-name="Compact" style:list-style-name="WWNum1313">
      <style:text-properties fo:color="#000000" loext:opacity="100%" fo:font-size="9pt" officeooo:paragraph-rsid="0000f4b1" style:font-size-asian="16pt" style:font-size-complex="16pt"/>
    </style:style>
    <style:style style:name="P283" style:family="paragraph" style:parent-style-name="Compact" style:list-style-name="WWNum1314">
      <style:text-properties fo:color="#000000" loext:opacity="100%" fo:font-size="9pt" officeooo:paragraph-rsid="0000f4b1" style:font-size-asian="16pt" style:font-size-complex="16pt"/>
    </style:style>
    <style:style style:name="P284" style:family="paragraph" style:parent-style-name="Compact" style:list-style-name="WWNum1315">
      <style:text-properties fo:color="#000000" loext:opacity="100%" fo:font-size="9pt" officeooo:paragraph-rsid="0000f4b1" style:font-size-asian="16pt" style:font-size-complex="16pt"/>
    </style:style>
    <style:style style:name="P285" style:family="paragraph" style:parent-style-name="Compact" style:list-style-name="WWNum1316">
      <style:text-properties fo:color="#000000" loext:opacity="100%" fo:font-size="9pt" officeooo:paragraph-rsid="0000f4b1" style:font-size-asian="16pt" style:font-size-complex="16pt"/>
    </style:style>
    <style:style style:name="P286" style:family="paragraph" style:parent-style-name="Compact" style:list-style-name="WWNum1317">
      <style:text-properties fo:color="#000000" loext:opacity="100%" fo:font-size="9pt" officeooo:paragraph-rsid="0000f4b1" style:font-size-asian="16pt" style:font-size-complex="16pt"/>
    </style:style>
    <style:style style:name="P287" style:family="paragraph" style:parent-style-name="Compact" style:list-style-name="WWNum1318">
      <style:text-properties fo:color="#000000" loext:opacity="100%" fo:font-size="9pt" officeooo:paragraph-rsid="0000f4b1" style:font-size-asian="16pt" style:font-size-complex="16pt"/>
    </style:style>
    <style:style style:name="P288" style:family="paragraph" style:parent-style-name="Compact" style:list-style-name="WWNum1319">
      <style:text-properties fo:color="#000000" loext:opacity="100%" fo:font-size="9pt" officeooo:paragraph-rsid="0000f4b1" style:font-size-asian="16pt" style:font-size-complex="16pt"/>
    </style:style>
    <style:style style:name="P289" style:family="paragraph" style:parent-style-name="Compact">
      <style:text-properties fo:color="#000000" loext:opacity="100%" fo:font-size="9pt" officeooo:paragraph-rsid="0000f4b1" style:font-size-asian="16pt" style:font-size-complex="16pt"/>
    </style:style>
    <style:style style:name="P290" style:family="paragraph" style:parent-style-name="Compact">
      <style:text-properties fo:color="#000000" loext:opacity="100%" officeooo:paragraph-rsid="0000f4b1"/>
    </style:style>
    <style:style style:name="P291" style:family="paragraph" style:parent-style-name="First_20_Paragraph">
      <style:text-properties fo:color="#000000" loext:opacity="100%" fo:font-size="9pt" officeooo:paragraph-rsid="0000f4b1" style:font-size-asian="16pt" style:font-size-complex="16pt"/>
    </style:style>
    <style:style style:name="P292" style:family="paragraph" style:parent-style-name="First_20_Paragraph">
      <style:paragraph-properties fo:break-before="column"/>
      <style:text-properties fo:color="#000000" loext:opacity="100%" fo:font-size="9pt" officeooo:paragraph-rsid="0000f4b1" style:font-size-asian="16pt" style:font-size-complex="16pt"/>
    </style:style>
    <style:style style:name="P293" style:family="paragraph" style:parent-style-name="Heading_20_1">
      <style:text-properties fo:color="#000000" loext:opacity="100%"/>
    </style:style>
    <style:style style:name="P294" style:family="paragraph" style:parent-style-name="Heading_20_2">
      <style:text-properties fo:color="#000000" loext:opacity="100%" fo:font-size="12pt" officeooo:paragraph-rsid="0000f4b1" style:font-size-asian="14pt" style:font-size-complex="14pt"/>
    </style:style>
    <style:style style:name="P295" style:family="paragraph" style:parent-style-name="Heading_20_2">
      <style:paragraph-properties fo:break-before="column"/>
      <style:text-properties fo:color="#000000" loext:opacity="100%" fo:font-size="12pt" officeooo:paragraph-rsid="0000f4b1" style:font-size-asian="14pt" style:font-size-complex="14pt"/>
    </style:style>
    <style:style style:name="P296" style:family="paragraph" style:parent-style-name="Standard" style:list-style-name="WWNum1009">
      <style:text-properties fo:color="#000000" loext:opacity="100%" fo:font-size="9.35000038146973pt" style:font-size-asian="16pt" style:font-size-complex="16pt"/>
    </style:style>
    <style:style style:name="P297" style:family="paragraph" style:parent-style-name="Standard" style:list-style-name="WWNum1010">
      <style:text-properties fo:color="#000000" loext:opacity="100%" fo:font-size="9.35000038146973pt" style:font-size-asian="16pt" style:font-size-complex="16pt"/>
    </style:style>
    <style:style style:name="P298" style:family="paragraph" style:parent-style-name="Standard" style:list-style-name="WWNum1019">
      <style:text-properties fo:color="#000000" loext:opacity="100%" fo:font-size="9.35000038146973pt" style:font-size-asian="16pt" style:font-size-complex="16pt"/>
    </style:style>
    <style:style style:name="P299" style:family="paragraph" style:parent-style-name="Standard" style:list-style-name="WWNum1020">
      <style:text-properties fo:color="#000000" loext:opacity="100%" fo:font-size="9.35000038146973pt" style:font-size-asian="16pt" style:font-size-complex="16pt"/>
    </style:style>
    <style:style style:name="P300" style:family="paragraph" style:parent-style-name="Standard" style:list-style-name="WWNum1033">
      <style:text-properties fo:color="#000000" loext:opacity="100%" fo:font-size="9.35000038146973pt" style:font-size-asian="16pt" style:font-size-complex="16pt"/>
    </style:style>
    <style:style style:name="P301" style:family="paragraph" style:parent-style-name="Standard" style:list-style-name="WWNum1034">
      <style:text-properties fo:color="#000000" loext:opacity="100%" fo:font-size="9.35000038146973pt" style:font-size-asian="16pt" style:font-size-complex="16pt"/>
    </style:style>
    <style:style style:name="P302" style:family="paragraph" style:parent-style-name="Standard" style:list-style-name="WWNum1053">
      <style:text-properties fo:color="#000000" loext:opacity="100%" fo:font-size="9.35000038146973pt" style:font-size-asian="16pt" style:font-size-complex="16pt"/>
    </style:style>
    <style:style style:name="P303" style:family="paragraph" style:parent-style-name="Standard" style:list-style-name="WWNum1054">
      <style:text-properties fo:color="#000000" loext:opacity="100%" fo:font-size="9.35000038146973pt" style:font-size-asian="16pt" style:font-size-complex="16pt"/>
    </style:style>
    <style:style style:name="P304" style:family="paragraph" style:parent-style-name="Standard" style:list-style-name="WWNum1063">
      <style:text-properties fo:color="#000000" loext:opacity="100%" fo:font-size="9.35000038146973pt" style:font-size-asian="16pt" style:font-size-complex="16pt"/>
    </style:style>
    <style:style style:name="P305" style:family="paragraph" style:parent-style-name="Standard" style:list-style-name="WWNum1064">
      <style:text-properties fo:color="#000000" loext:opacity="100%" fo:font-size="9.35000038146973pt" style:font-size-asian="16pt" style:font-size-complex="16pt"/>
    </style:style>
    <style:style style:name="P306" style:family="paragraph" style:parent-style-name="Standard" style:list-style-name="WWNum1077">
      <style:text-properties fo:color="#000000" loext:opacity="100%" fo:font-size="9.35000038146973pt" style:font-size-asian="16pt" style:font-size-complex="16pt"/>
    </style:style>
    <style:style style:name="P307" style:family="paragraph" style:parent-style-name="Standard" style:list-style-name="WWNum1078">
      <style:text-properties fo:color="#000000" loext:opacity="100%" fo:font-size="9.35000038146973pt" style:font-size-asian="16pt" style:font-size-complex="16pt"/>
    </style:style>
    <style:style style:name="P308" style:family="paragraph" style:parent-style-name="Standard" style:list-style-name="WWNum1086">
      <style:text-properties fo:color="#000000" loext:opacity="100%" fo:font-size="9.35000038146973pt" style:font-size-asian="16pt" style:font-size-complex="16pt"/>
    </style:style>
    <style:style style:name="P309" style:family="paragraph" style:parent-style-name="Standard" style:list-style-name="WWNum1087">
      <style:text-properties fo:color="#000000" loext:opacity="100%" fo:font-size="9.35000038146973pt" style:font-size-asian="16pt" style:font-size-complex="16pt"/>
    </style:style>
    <style:style style:name="P310" style:family="paragraph" style:parent-style-name="Standard" style:list-style-name="WWNum1099">
      <style:text-properties fo:color="#000000" loext:opacity="100%" fo:font-size="9.35000038146973pt" style:font-size-asian="16pt" style:font-size-complex="16pt"/>
    </style:style>
    <style:style style:name="P311" style:family="paragraph" style:parent-style-name="Standard" style:list-style-name="WWNum1100">
      <style:text-properties fo:color="#000000" loext:opacity="100%" fo:font-size="9.35000038146973pt" style:font-size-asian="16pt" style:font-size-complex="16pt"/>
    </style:style>
    <style:style style:name="P312" style:family="paragraph" style:parent-style-name="Standard" style:list-style-name="WWNum1113">
      <style:text-properties fo:color="#000000" loext:opacity="100%" fo:font-size="9.35000038146973pt" style:font-size-asian="16pt" style:font-size-complex="16pt"/>
    </style:style>
    <style:style style:name="P313" style:family="paragraph" style:parent-style-name="Standard" style:list-style-name="WWNum1114">
      <style:text-properties fo:color="#000000" loext:opacity="100%" fo:font-size="9.35000038146973pt" style:font-size-asian="16pt" style:font-size-complex="16pt"/>
    </style:style>
    <style:style style:name="P314" style:family="paragraph" style:parent-style-name="Standard" style:list-style-name="WWNum1128">
      <style:text-properties fo:color="#000000" loext:opacity="100%" fo:font-size="9.35000038146973pt" style:font-size-asian="16pt" style:font-size-complex="16pt"/>
    </style:style>
    <style:style style:name="P315" style:family="paragraph" style:parent-style-name="Standard" style:list-style-name="WWNum1129">
      <style:text-properties fo:color="#000000" loext:opacity="100%" fo:font-size="9.35000038146973pt" style:font-size-asian="16pt" style:font-size-complex="16pt"/>
    </style:style>
    <style:style style:name="P316" style:family="paragraph" style:parent-style-name="Standard" style:list-style-name="WWNum1017">
      <style:text-properties fo:color="#000000" loext:opacity="100%" fo:font-size="9.35000038146973pt" style:font-size-asian="14pt" style:font-size-complex="14pt"/>
    </style:style>
    <style:style style:name="P317" style:family="paragraph" style:parent-style-name="Standard" style:list-style-name="WWNum1018">
      <style:text-properties fo:color="#000000" loext:opacity="100%" fo:font-size="9.35000038146973pt" style:font-size-asian="14pt" style:font-size-complex="14pt"/>
    </style:style>
    <style:style style:name="P318" style:family="paragraph" style:parent-style-name="Standard" style:list-style-name="WWNum1031">
      <style:text-properties fo:color="#000000" loext:opacity="100%" fo:font-size="9.35000038146973pt" style:font-size-asian="14pt" style:font-size-complex="14pt"/>
    </style:style>
    <style:style style:name="P319" style:family="paragraph" style:parent-style-name="Standard" style:list-style-name="WWNum1032">
      <style:text-properties fo:color="#000000" loext:opacity="100%" fo:font-size="9.35000038146973pt" style:font-size-asian="14pt" style:font-size-complex="14pt"/>
    </style:style>
    <style:style style:name="P320" style:family="paragraph" style:parent-style-name="Standard" style:list-style-name="WWNum1047">
      <style:text-properties fo:color="#000000" loext:opacity="100%" fo:font-size="9.35000038146973pt" style:font-size-asian="14pt" style:font-size-complex="14pt"/>
    </style:style>
    <style:style style:name="P321" style:family="paragraph" style:parent-style-name="Standard" style:list-style-name="WWNum1048">
      <style:text-properties fo:color="#000000" loext:opacity="100%" fo:font-size="9.35000038146973pt" style:font-size-asian="14pt" style:font-size-complex="14pt"/>
    </style:style>
    <style:style style:name="P322" style:family="paragraph" style:parent-style-name="Standard" style:list-style-name="WWNum1049">
      <style:text-properties fo:color="#000000" loext:opacity="100%" fo:font-size="9.35000038146973pt" style:font-size-asian="14pt" style:font-size-complex="14pt"/>
    </style:style>
    <style:style style:name="P323" style:family="paragraph" style:parent-style-name="Standard" style:list-style-name="WWNum1050">
      <style:text-properties fo:color="#000000" loext:opacity="100%" fo:font-size="9.35000038146973pt" style:font-size-asian="14pt" style:font-size-complex="14pt"/>
    </style:style>
    <style:style style:name="P324" style:family="paragraph" style:parent-style-name="Standard" style:list-style-name="WWNum1051">
      <style:text-properties fo:color="#000000" loext:opacity="100%" fo:font-size="9.35000038146973pt" style:font-size-asian="14pt" style:font-size-complex="14pt"/>
    </style:style>
    <style:style style:name="P325" style:family="paragraph" style:parent-style-name="Standard" style:list-style-name="WWNum1052">
      <style:text-properties fo:color="#000000" loext:opacity="100%" fo:font-size="9.35000038146973pt" style:font-size-asian="14pt" style:font-size-complex="14pt"/>
    </style:style>
    <style:style style:name="P326" style:family="paragraph" style:parent-style-name="Standard" style:list-style-name="WWNum1059">
      <style:text-properties fo:color="#000000" loext:opacity="100%" fo:font-size="9.35000038146973pt" style:font-size-asian="14pt" style:font-size-complex="14pt"/>
    </style:style>
    <style:style style:name="P327" style:family="paragraph" style:parent-style-name="Standard" style:list-style-name="WWNum1075">
      <style:text-properties fo:color="#000000" loext:opacity="100%" fo:font-size="9.35000038146973pt" style:font-size-asian="14pt" style:font-size-complex="14pt"/>
    </style:style>
    <style:style style:name="P328" style:family="paragraph" style:parent-style-name="Standard" style:list-style-name="WWNum1076">
      <style:text-properties fo:color="#000000" loext:opacity="100%" fo:font-size="9.35000038146973pt" style:font-size-asian="14pt" style:font-size-complex="14pt"/>
    </style:style>
    <style:style style:name="P329" style:family="paragraph" style:parent-style-name="Standard" style:list-style-name="WWNum1084">
      <style:text-properties fo:color="#000000" loext:opacity="100%" fo:font-size="9.35000038146973pt" style:font-size-asian="14pt" style:font-size-complex="14pt"/>
    </style:style>
    <style:style style:name="P330" style:family="paragraph" style:parent-style-name="Standard" style:list-style-name="WWNum1085">
      <style:text-properties fo:color="#000000" loext:opacity="100%" fo:font-size="9.35000038146973pt" style:font-size-asian="14pt" style:font-size-complex="14pt"/>
    </style:style>
    <style:style style:name="P331" style:family="paragraph" style:parent-style-name="Standard" style:list-style-name="WWNum1097">
      <style:text-properties fo:color="#000000" loext:opacity="100%" fo:font-size="9.35000038146973pt" style:font-size-asian="14pt" style:font-size-complex="14pt"/>
    </style:style>
    <style:style style:name="P332" style:family="paragraph" style:parent-style-name="Standard" style:list-style-name="WWNum1098">
      <style:text-properties fo:color="#000000" loext:opacity="100%" fo:font-size="9.35000038146973pt" style:font-size-asian="14pt" style:font-size-complex="14pt"/>
    </style:style>
    <style:style style:name="P333" style:family="paragraph" style:parent-style-name="Standard" style:list-style-name="WWNum1111">
      <style:text-properties fo:color="#000000" loext:opacity="100%" fo:font-size="9.35000038146973pt" style:font-size-asian="14pt" style:font-size-complex="14pt"/>
    </style:style>
    <style:style style:name="P334" style:family="paragraph" style:parent-style-name="Standard" style:list-style-name="WWNum1112">
      <style:text-properties fo:color="#000000" loext:opacity="100%" fo:font-size="9.35000038146973pt" style:font-size-asian="14pt" style:font-size-complex="14pt"/>
    </style:style>
    <style:style style:name="P335" style:family="paragraph" style:parent-style-name="Standard" style:list-style-name="WWNum1124">
      <style:text-properties fo:color="#000000" loext:opacity="100%" fo:font-size="9.35000038146973pt" style:font-size-asian="14pt" style:font-size-complex="14pt"/>
    </style:style>
    <style:style style:name="P336" style:family="paragraph" style:parent-style-name="Standard" style:list-style-name="WWNum1125">
      <style:text-properties fo:color="#000000" loext:opacity="100%" fo:font-size="9.35000038146973pt" style:font-size-asian="14pt" style:font-size-complex="14pt"/>
    </style:style>
    <style:style style:name="P337" style:family="paragraph" style:parent-style-name="Standard" style:list-style-name="WWNum1127">
      <style:text-properties fo:color="#000000" loext:opacity="100%" fo:font-size="9.35000038146973pt" style:font-size-asian="14pt" style:font-size-complex="14pt"/>
    </style:style>
    <style:style style:name="P338" style:family="paragraph" style:parent-style-name="Standard" style:list-style-name="WWNum1139">
      <style:text-properties fo:color="#000000" loext:opacity="100%" fo:font-size="9.35000038146973pt" style:font-size-asian="14pt" style:font-size-complex="14pt"/>
    </style:style>
    <style:style style:name="P339" style:family="paragraph" style:parent-style-name="Standard" style:list-style-name="WWNum1140">
      <style:text-properties fo:color="#000000" loext:opacity="100%" fo:font-size="9.35000038146973pt" style:font-size-asian="14pt" style:font-size-complex="14pt"/>
    </style:style>
    <style:style style:name="P340" style:family="paragraph" style:parent-style-name="Standard" style:list-style-name="WWNum1141">
      <style:text-properties fo:color="#000000" loext:opacity="100%" fo:font-size="9.35000038146973pt" style:font-size-asian="14pt" style:font-size-complex="14pt"/>
    </style:style>
    <style:style style:name="P341" style:family="paragraph" style:parent-style-name="Standard" style:list-style-name="WWNum1142">
      <style:text-properties fo:color="#000000" loext:opacity="100%" fo:font-size="9.35000038146973pt" style:font-size-asian="14pt" style:font-size-complex="14pt"/>
    </style:style>
    <style:style style:name="P342" style:family="paragraph" style:parent-style-name="Standard" style:list-style-name="WWNum1143">
      <style:text-properties fo:color="#000000" loext:opacity="100%" fo:font-size="9.35000038146973pt" style:font-size-asian="14pt" style:font-size-complex="14pt"/>
    </style:style>
    <style:style style:name="P343" style:family="paragraph" style:parent-style-name="Standard" style:list-style-name="WWNum1045">
      <style:text-properties fo:color="#000000" loext:opacity="100%" fo:font-size="9pt" style:font-size-asian="14pt" style:font-size-complex="14pt"/>
    </style:style>
    <style:style style:name="P344" style:family="paragraph" style:parent-style-name="Standard" style:list-style-name="WWNum1046">
      <style:text-properties fo:color="#000000" loext:opacity="100%" fo:font-size="9pt" style:font-size-asian="14pt" style:font-size-complex="14pt"/>
    </style:style>
    <style:style style:name="P345" style:family="paragraph" style:parent-style-name="Standard" style:list-style-name="WWNum1061">
      <style:text-properties fo:color="#000000" loext:opacity="100%" fo:font-size="9pt" style:font-size-asian="14pt" style:font-size-complex="14pt"/>
    </style:style>
    <style:style style:name="P346" style:family="paragraph" style:parent-style-name="Standard" style:list-style-name="WWNum1062">
      <style:text-properties fo:color="#000000" loext:opacity="100%" fo:font-size="9pt" style:font-size-asian="14pt" style:font-size-complex="14pt"/>
    </style:style>
    <style:style style:name="P347" style:family="paragraph" style:parent-style-name="Standard" style:list-style-name="WWNum1144">
      <style:text-properties fo:color="#000000" loext:opacity="100%" fo:font-size="9pt" style:font-size-asian="14pt" style:font-size-complex="14pt"/>
    </style:style>
    <style:style style:name="P348" style:family="paragraph" style:parent-style-name="Standard" style:list-style-name="WWNum1146">
      <style:text-properties fo:color="#000000" loext:opacity="100%" fo:font-size="9pt" style:font-size-asian="14pt" style:font-size-complex="14pt"/>
    </style:style>
    <style:style style:name="P349" style:family="paragraph" style:parent-style-name="Standard" style:list-style-name="WWNum1147">
      <style:text-properties fo:color="#000000" loext:opacity="100%" fo:font-size="9pt" style:font-size-asian="14pt" style:font-size-complex="14pt"/>
    </style:style>
    <style:style style:name="P350" style:family="paragraph" style:parent-style-name="Standard" style:list-style-name="WWNum1154">
      <style:text-properties fo:color="#000000" loext:opacity="100%" fo:font-size="9pt" style:font-size-asian="14pt" style:font-size-complex="14pt"/>
    </style:style>
    <style:style style:name="P351" style:family="paragraph" style:parent-style-name="Text_20_body">
      <style:text-properties fo:color="#000000" loext:opacity="100%" fo:font-size="12pt" officeooo:paragraph-rsid="0000f4b1" style:font-size-asian="14pt" style:font-size-complex="14pt"/>
    </style:style>
    <style:style style:name="P352" style:family="paragraph" style:parent-style-name="Text_20_body">
      <style:text-properties fo:color="#000000" loext:opacity="100%" fo:font-size="9pt" officeooo:paragraph-rsid="0000f4b1" style:font-size-asian="16pt" style:font-size-complex="16pt"/>
    </style:style>
    <style:style style:name="P353" style:family="paragraph" style:parent-style-name="Text_20_body">
      <style:paragraph-properties fo:break-before="column"/>
      <style:text-properties fo:color="#000000" loext:opacity="100%" fo:font-size="9pt" officeooo:paragraph-rsid="0000f4b1" style:font-size-asian="16pt" style:font-size-complex="16pt"/>
    </style:style>
    <style:style style:name="T1" style:family="text">
      <style:text-properties fo:font-weight="bold" style:font-weight-asian="bold"/>
    </style:style>
    <style:style style:name="T2" style:family="text">
      <style:text-properties fo:font-weight="bold" officeooo:rsid="00018a9d" style:font-weight-asian="bold"/>
    </style:style>
    <style:style style:name="T3" style:family="text">
      <style:text-properties fo:font-style="italic" fo:font-weight="bold" style:font-style-asian="italic" style:font-weight-asian="bold"/>
    </style:style>
    <style:style style:name="T4" style:family="text">
      <style:text-properties fo:font-style="italic" style:font-style-asian="italic"/>
    </style:style>
    <style:style style:name="T5" style:family="text">
      <style:text-properties officeooo:rsid="00018a9d"/>
    </style:style>
    <style:style style:name="Sect1" style:family="section">
      <style:section-properties text:dont-balance-text-columns="fals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16" text:outline-level="1"><text:bookmark-start text:name="basic-moves"/><text:bookmark text:name="moves"/>Basic Moves<text:bookmark-end text:name="basic-moves"/></text:h>
        <text:h text:style-name="P23" text:outline-level="2"><text:bookmark-start text:name="hack-and-slash"/>Hack and Slash<text:bookmark-end text:name="hack-and-slash"/></text:h>
        <text:p text:style-name="P10">When you <text:span text:style-name="T1">attack an enemy in melee</text:span>, roll+Str. <text:span text:style-name="T3">On a 10+</text:span> you deal your damage to the enemy and avoid their attack. At your option, you may choose to do +1d6 damage but expose yourself to the enemy’s attack. <text:span text:style-name="T3">On a 7–9</text:span>, you deal your damage to the enemy and the enemy makes an attack against you.</text:p>
        <text:h text:style-name="P23" text:outline-level="2"><text:bookmark-start text:name="volley"/>Volley<text:bookmark-end text:name="volley"/></text:h>
        <text:p text:style-name="P10">When you <text:span text:style-name="T1">take aim and shoot at an enemy at range</text:span>, roll+Dex. On a 10+ you have a clear shot—deal your damage. <text:span text:style-name="T3">On a 7–9</text:span>, choose one (whichever you choose you deal your damage):</text:p>
        <text:list xml:id="list160420685" text:style-name="WWNum1001">
          <text:list-item>
            <text:p text:style-name="P25">You have to move to get the shot placing you in danger of the GM’s choice.</text:p>
          </text:list-item>
          <text:list-item>
            <text:p text:style-name="P25">You have to take what you can get: -1d6 damage.</text:p>
          </text:list-item>
          <text:list-item>
            <text:p text:style-name="P25">You have to take several shots, reducing your ammo by one.</text:p>
          </text:list-item>
        </text:list>
        <text:h text:style-name="P23" text:outline-level="2"><text:bookmark-start text:name="defy-danger"/>Defy Danger<text:bookmark-end text:name="defy-danger"/></text:h>
        <text:p text:style-name="P10">When you <text:span text:style-name="T1">act despite an imminent threat</text:span> or <text:span text:style-name="T1">suffer a calamity</text:span>, say how you deal with it and roll. If you do it:</text:p>
        <text:list xml:id="list222610688807250" text:continue-list="list160420685" text:style-name="WWNum1002">
          <text:list-item>
            <text:p text:style-name="P26">by powering through, +Str</text:p>
          </text:list-item>
          <text:list-item>
            <text:p text:style-name="P26">by getting out of the way or acting fast, +Dex</text:p>
          </text:list-item>
          <text:list-item>
            <text:p text:style-name="P26">by enduring, +Con</text:p>
          </text:list-item>
          <text:list-item>
            <text:p text:style-name="P26">with quick thinking, +Int</text:p>
          </text:list-item>
          <text:list-item>
            <text:p text:style-name="P26">through mental fortitude, +Wis</text:p>
          </text:list-item>
          <text:list-item>
            <text:p text:style-name="P26">using charm and social grace, +Cha</text:p>
          </text:list-item>
        </text:list>
        <text:p text:style-name="P10"><text:span text:style-name="T3">On a 10+</text:span>, you do what you set out to, the threat doesn’t come to bear. <text:span text:style-name="T3">On a 7–9</text:span>, you stumble, hesitate, or flinch: the GM will offer you a worse outcome, hard bargain, or ugly choice.</text:p>
        <text:h text:style-name="P23" text:outline-level="2"><text:bookmark-start text:name="defend"/>Defend<text:bookmark-end text:name="defend"/></text:h>
        <text:p text:style-name="P10">When you <text:span text:style-name="T1">stand in defense of a person, item, or location</text:span> under attack, roll+Con. <text:span text:style-name="T3">On a 10+</text:span>, hold 3. <text:span text:style-name="T3">On a 7–9</text:span>, hold 1. So long as you stand in defense, when you or the thing you defend is attacked you may spend hold, 1 for 1, to choose an option:</text:p>
        <text:list xml:id="list222610516263314" text:continue-list="list222610688807250" text:style-name="WWNum1003">
          <text:list-item>
            <text:p text:style-name="P27">Redirect an attack from the thing you defend to yourself.</text:p>
          </text:list-item>
          <text:list-item>
            <text:p text:style-name="P27">Halve the attack’s effect or damage.</text:p>
          </text:list-item>
          <text:list-item>
            <text:p text:style-name="P27">Open up the attacker to an ally giving that ally +1 forward against the attacker.</text:p>
          </text:list-item>
          <text:list-item>
            <text:p text:style-name="P27">Deal damage to the attacker equal to your level.</text:p>
          </text:list-item>
        </text:list>
        <text:h text:style-name="P23" text:outline-level="2"><text:bookmark-start text:name="spout-lore"/>Spout Lore<text:bookmark-end text:name="spout-lore"/></text:h>
        <text:p text:style-name="P10">When you <text:span text:style-name="T1">consult your accumulated knowledge about something</text:span>, roll+Int. <text:span text:style-name="T3">On a 10+</text:span> the GM will tell you something interesting and useful about the subject relevant to your situation. <text:span text:style-name="T3">On a 7–9</text:span> the GM will only tell you something interesting—it’s on you to make it useful. The GM might ask you “How do you know this?” Tell them the truth, now.</text:p>
        <text:h text:style-name="P23" text:outline-level="2"><text:bookmark-start text:name="discern-realities"/>Discern Realities<text:bookmark-end text:name="discern-realities"/></text:h>
        <text:p text:style-name="P10">When you <text:span text:style-name="T1">closely study a situation or person</text:span>, roll+Wis. <text:span text:style-name="T3">On a 10+</text:span> ask the GM three questions from the list below. <text:span text:style-name="T3">On a 7–9</text:span> ask one. Take +1 forward when acting on the answers.</text:p>
        <text:list xml:id="list222610780340670" text:continue-list="list222610516263314" text:style-name="WWNum1004">
          <text:list-item>
            <text:p text:style-name="P28">What happened here recently?</text:p>
          </text:list-item>
          <text:list-item>
            <text:p text:style-name="P28">What is about to happen?</text:p>
          </text:list-item>
          <text:list-item>
            <text:p text:style-name="P28">What should I be on the lookout for?</text:p>
          </text:list-item>
          <text:list-item>
            <text:p text:style-name="P28">What here is useful or valuable to me?</text:p>
          </text:list-item>
          <text:list-item>
            <text:p text:style-name="P28">Who’s really in control here?</text:p>
          </text:list-item>
          <text:list-item>
            <text:p text:style-name="P28">What here is not what it appears to be?</text:p>
          </text:list-item>
        </text:list>
        <text:h text:style-name="P23" text:outline-level="2"><text:bookmark-start text:name="parley"/>Parley<text:bookmark-end text:name="parley"/></text:h>
        <text:p text:style-name="P10">When you <text:span text:style-name="T1">you have leverage on a GM character and manipulate them</text:span>, roll+Cha. Leverage is something they need or want. <text:span text:style-name="T3">On a 10+</text:span> they ask you for something and do it if you make them a promise first. <text:span text:style-name="T3">On a 7–9</text:span>, they need some concrete assurance of your promise, right now.</text:p>
        <text:h text:style-name="P23" text:outline-level="2"><text:bookmark-start text:name="aid-or-interfere"/>Aid or Interfere<text:bookmark-end text:name="aid-or-interfere"/></text:h>
        <text:p text:style-name="P10">When you <text:span text:style-name="T1">help or hinder someone you have a bond with</text:span>, roll+Bond with them. <text:span text:style-name="T3">On a 10+</text:span> they take +1 or -2, your choice. <text:span text:style-name="T3">On a 7–9</text:span> you also expose yourself to danger, retribution, or cost.</text:p>
        <text:h text:style-name="P15" text:outline-level="1"><text:bookmark-start text:name="special-moves"/>Special Moves<text:bookmark-end text:name="special-moves"/></text:h>
        <text:h text:style-name="P23" text:outline-level="2"><text:bookmark-start text:name="last-breath"/>Last Breath<text:bookmark-end text:name="last-breath"/></text:h>
        <text:p text:style-name="P10">When <text:span text:style-name="T1">you’re dying</text:span> you catch a glimpse of what lies beyond the Black Gates of Death’s Kingdom (the GM will describe it). Then roll (just roll, +nothing—yeah, Death doesn’t care how tough or cool you are). <text:span text:style-name="T3">On a 10+</text:span> you’ve cheated death—you’re in a bad spot but you’re still alive. <text:span text:style-name="T3">On a 7–9</text:span> Death will offer you a bargain. Take it and stabilize or refuse and pass beyond the Black Gates into whatever fate awaits you. On a miss, your fate is sealed. You’re marked as Death’s own and you’ll cross the threshold soon. The GM will tell you when.</text:p>
        <text:h text:style-name="P23" text:outline-level="2"><text:bookmark-start text:name="encumbrance"/>Encumbrance<text:bookmark-end text:name="encumbrance"/></text:h>
        <text:p text:style-name="P10">When you <text:span text:style-name="T1">make a move while carrying weight</text:span> up to or equal to load, you’re fine. When you make a move while carrying weight equal to load+1 or load+2, you take -1. When you make a move while carrying weight greater than load+2, you have a choice: drop at least 1 weight and roll at -1, or automatically fail.</text:p>
        <text:h text:style-name="P23" text:outline-level="2"><text:bookmark-start text:name="make-camp"/>Make Camp<text:bookmark-end text:name="make-camp"/></text:h>
        <text:p text:style-name="P10">When you <text:span text:style-name="T1">settle in to rest</text:span> consume a ration. If you’re somewhere dangerous decide the watch order as well. If you have enough XP you may Level Up. When you wake from at least a few uninterrupted hours of sleep heal damage equal to half your max HP.</text:p>
        <text:h text:style-name="P23" text:outline-level="2"><text:bookmark-start text:name="take-watch"/>Take Watch<text:bookmark-end text:name="take-watch"/></text:h>
        <text:p text:style-name="P10">When you <text:span text:style-name="T1">you’re on watch and something approaches the camp</text:span> roll+Wis. <text:span text:style-name="T3">On a 10+</text:span> you’re able to wake the camp <text:soft-page-break/>and prepare a response, the camp takes +1 forward. <text:span text:style-name="T3">On a 7–9</text:span> you react just a moment too late; the camp is awake but hasn’t had time to prepare. You have weapons and armor but little else. On a miss whatever lurks outside the campfire’s light has the drop on you.</text:p>
        <text:h text:style-name="P23" text:outline-level="2"><text:bookmark-start text:name="undertake-a-perilous-journey"/>Undertake a Perilous Journey<text:bookmark-end text:name="undertake-a-perilous-journey"/></text:h>
        <text:p text:style-name="P10">When you travel through hostile territory, choose one member of the party to act as trailblazer, one to scout ahead, and one to be quartermaster (the same character cannot have two jobs). If you don’t have enough party members or choose not to assign a job, treat that job as if it had rolled a 6. Each character with a job to do rolls+Wis. <text:span text:style-name="T3">On a 10+</text:span> the quartermaster reduces the number of rations required by one. <text:span text:style-name="T3">On a 10+</text:span> the trailblazer reduces the amount of time it takes to reach your destination (the GM will say by how much). On a 10+ the scout will spot any trouble quick enough to let you get the drop on it. <text:span text:style-name="T3">On a 7–9</text:span> each roles performs their job as expected: the normal number of rations are consumed, the journey takes about as long as expected, no one gets the drop on you but you don’t get the drop on them either.</text:p>
        <text:h text:style-name="P23" text:outline-level="2"><text:bookmark-start text:name="level-up"/>Level Up<text:bookmark-end text:name="level-up"/></text:h>
        <text:p text:style-name="P10">When you <text:span text:style-name="T1">have downtime (hours or days) and XP equal to (or greater than) your current level + 7</text:span>, subtract your current level +7 from your XP, increase your level by 1, and choose a new advanced move from your class. If you are the wizard, you also get to add a new spell to your spellbook.</text:p>
        <text:p text:style-name="P11">Choose one of your stats and increase it by 1 (this may change your modifier). Changing your Constitution increases your maximum and current HP. Ability scores can’t go higher than 18.</text:p>
        <text:h text:style-name="P23" text:outline-level="2"><text:bookmark-start text:name="end-of-session"/>End of Session<text:bookmark-end text:name="end-of-session"/></text:h>
        <text:p text:style-name="P10">When you <text:span text:style-name="T1">reach the end of a session</text:span>, choose one your bonds that you feel is resolved (completely explored, no longer relevant, or otherwise). Ask the player of the character you have the bond with if they agree. If they do, mark XP and write a new bond with whomever you wish.</text:p>
        <text:p text:style-name="P11">Once bonds have been updated look at your alignment. If you fulfilled that alignment at least once this session, mark XP. Then answer these three questions as a group:</text:p>
        <text:list xml:id="list222611155234725" text:continue-list="list222610780340670" text:style-name="WWNum1005">
          <text:list-item>
            <text:p text:style-name="P29">Did we learn something new and important about the world?</text:p>
          </text:list-item>
          <text:list-item>
            <text:p text:style-name="P29">Did we overcome a notable monster or enemy?</text:p>
          </text:list-item>
          <text:list-item>
            <text:p text:style-name="P29">Did we loot a memorable treasure?</text:p>
          </text:list-item>
        </text:list>
        <text:p text:style-name="P10">For each “yes” answer everyone marks XP.</text:p>
        <text:h text:style-name="P23" text:outline-level="2"><text:bookmark-start text:name="carouse"/>Carouse<text:bookmark-end text:name="carouse"/></text:h>
        <text:p text:style-name="P10">When you <text:span text:style-name="T1">return triumphant and throw a big party</text:span>, spend 100 coin and roll + extra 100s of coin spent. <text:span text:style-name="T3">On a 10+</text:span> choose 3. <text:span text:style-name="T3">On a 7–9</text:span> choose 1. On a miss, you still choose one, but things get really out of hand.</text:p>
        <text:list xml:id="list222609788775505" text:continue-list="list222611155234725" text:style-name="WWNum1006">
          <text:list-item>
            <text:p text:style-name="P30">You befriend a useful NPC</text:p>
          </text:list-item>
          <text:list-item>
            <text:p text:style-name="P30">You hear rumors of an opportunity</text:p>
          </text:list-item>
          <text:list-item>
            <text:p text:style-name="P30">You gain useful information</text:p>
          </text:list-item>
          <text:list-item>
            <text:p text:style-name="P30">You are not entangled, ensorcelled, or tricked</text:p>
          </text:list-item>
        </text:list>
        <text:h text:style-name="P23" text:outline-level="2"><text:bookmark-start text:name="supply"/>Supply<text:bookmark-end text:name="supply"/></text:h>
        <text:p text:style-name="P10">When you <text:span text:style-name="T1">go to buy something with gold on hand</text:span>, if it’s something readily available in the settlement you’re in, you can buy it at market price. If it’s something special, beyond what’s usually available here, or non-mundane, roll+Cha. <text:span text:style-name="T3">On a 10+</text:span> you find what you’re looking for at a fair price. <text:span text:style-name="T3">On a 7–9</text:span> you’ll have to pay more or settle for something similar.</text:p>
        <text:h text:style-name="P23" text:outline-level="2"><text:bookmark-start text:name="recover"/>Recover<text:bookmark-end text:name="recover"/></text:h>
        <text:p text:style-name="P10">When you <text:span text:style-name="T1">do nothing but rest in comfort and safety</text:span> after a day of rest you recover all your HP. After three days of rest you remove one debility of your choice. If you’re under the care of a healer (magical or otherwise) you heal a debility for every two days of rest instead.</text:p>
        <text:h text:style-name="P23" text:outline-level="2"><text:bookmark-start text:name="recruit"/>Recruit<text:bookmark-end text:name="recruit"/></text:h>
        <text:p text:style-name="P10">When you <text:span text:style-name="T1">put out word that you’re looking to hire help</text:span>, roll. If you make it known</text:p>
        <text:list xml:id="list222610529334521" text:continue-list="list222609788775505" text:style-name="WWNum1007">
          <text:list-item>
            <text:p text:style-name="P31">that your pay is generous, take +1</text:p>
          </text:list-item>
          <text:list-item>
            <text:p text:style-name="P31">what you’re setting out to do, take +1</text:p>
          </text:list-item>
          <text:list-item>
            <text:p text:style-name="P31">that they’ll get a share of whatever you find, take +1</text:p>
          </text:list-item>
        </text:list>
        <text:p text:style-name="P10">If you have a useful reputation around these parts take an additional +1. <text:span text:style-name="T3">On a 10+</text:span> you’ve got your pick of a number of skilled applicants, your choice who you hire, no penalty for not taking them along. <text:span text:style-name="T3">On a 7–9</text:span> you’ll have to settle for someone close or turn them away. On a miss someone influential and ill- suited declares they’d like to come along (a foolhardy youth, a loose-cannon, or a veiled enemy, for example), bring them and take the consequences or turn them away. If you turn away applicants you take -1 forward to Recruit.</text:p>
        <text:h text:style-name="P23" text:outline-level="2"><text:bookmark-start text:name="outstanding-warrants"/>Outstanding Warrants<text:bookmark-end text:name="outstanding-warrants"/></text:h>
        <text:p text:style-name="P10">When you <text:span text:style-name="T1">return to a civilized place in which you’ve caused trouble before</text:span>, roll+Cha. <text:span text:style-name="T3">On a 10+</text:span>, word has spread of your deeds and everyone recognizes you. <text:span text:style-name="T3">On a 7–9</text:span>, that, and, the GM chooses a complication:</text:p>
        <text:list xml:id="list222609752842777" text:continue-list="list222610529334521" text:style-name="WWNum1008">
          <text:list-item>
            <text:p text:style-name="P32">The local constabulary has a warrant out for your arrest</text:p>
          </text:list-item>
          <text:list-item>
            <text:p text:style-name="P32">Someone has put a price on your head</text:p>
          </text:list-item>
          <text:list-item>
            <text:p text:style-name="P32">Someone important to you has been put in a bad spot as a result of your actions</text:p>
          </text:list-item>
        </text:list>
        <text:h text:style-name="P23" text:outline-level="2"><text:bookmark-start text:name="bolster"/>Bolster<text:bookmark-end text:name="bolster"/></text:h>
        <text:p text:style-name="P10">When you <text:span text:style-name="T1">spend your leisure time in study, meditation, or hard practice,</text:span> you gain preparation. If you prepare for a week or two, 1 preparation. If you prepare for a month or longer, 3 preparation. When your preparation pays off spend 1 preparation for +1 to any roll. You can only spend one preparation per roll.</text:p>
        <text:h text:style-name="P15" text:outline-level="1"><text:bookmark-start text:name="barbarian"/><text:bookmark text:name="character-playbooks"/><text:soft-page-break/>Barbarian<text:bookmark-end text:name="barbarian"/><text:line-break/></text:h>
        <text:list xml:id="list222610917955726" text:continue-list="list222609752842777" text:style-name="WWNum1009">
          <text:list-item>
            <text:p text:style-name="P296">Name:</text:p>
          </text:list-item>
          <text:list-item>
            <text:p text:style-name="P296">Looks:</text:p>
          </text:list-item>
          <text:list-item>
            <text:p text:style-name="P296">Description:</text:p>
          </text:list-item>
          <text:list-item>
            <text:p text:style-name="P296">Background:</text:p>
          </text:list-item>
          <text:list-item>
            <text:p text:style-name="P296">Level:</text:p>
          </text:list-item>
          <text:list-item>
            <text:p text:style-name="P296">XP:</text:p>
          </text:list-item>
          <text:list-item>
            <text:p text:style-name="P296">Armor:</text:p>
          </text:list-item>
          <text:list-item>
            <text:p text:style-name="P296">Max HP:</text:p>
          </text:list-item>
          <text:list-item>
            <text:p text:style-name="P296">Current HP:</text:p>
          </text:list-item>
          <text:list-item>
            <text:p text:style-name="P296">Carry Weight:</text:p>
          </text:list-item>
          <text:list-item>
            <text:p text:style-name="P296">Damage:</text:p>
          </text:list-item>
        </text:list>
        <text:p text:style-name="P14">Assign these scores (and bonuses) to your stats: 16 (+2), 15 (+1), 13 (+1), 12 (+0), 9 (+0), 8 (-1).</text:p>
        <text:list xml:id="list222611187504629" text:continue-list="list222610917955726" text:style-name="WWNum1010">
          <text:list-item>
            <text:p text:style-name="P297">STR ([ ] Weak -1):</text:p>
          </text:list-item>
          <text:list-item>
            <text:p text:style-name="P297">DEX ([ ] Shaky -1):</text:p>
          </text:list-item>
          <text:list-item>
            <text:p text:style-name="P297">CON ([ ] Sick -1):</text:p>
          </text:list-item>
          <text:list-item>
            <text:p text:style-name="P297">INT ([ ] Stunned -1):</text:p>
          </text:list-item>
          <text:list-item>
            <text:p text:style-name="P297">WIS ([ ] Confused -1):</text:p>
          </text:list-item>
          <text:list-item>
            <text:p text:style-name="P297">CHA ([ ] Scarred -1):</text:p>
          </text:list-item>
        </text:list>
        <text:h text:style-name="P23" text:outline-level="2"><text:bookmark-start text:name="stats"/>Stats<text:bookmark-end text:name="stats"/></text:h>
        <text:p text:style-name="P10">Your maximum HP is 8+Constitution.</text:p>
        <text:p text:style-name="P11">Your base damage is d10.</text:p>
        <text:h text:style-name="P23" text:outline-level="2"><text:bookmark-start text:name="alignment"/>Alignment<text:bookmark-end text:name="alignment"/></text:h>
        <text:list xml:id="list222611536556337" text:continue-list="list222611187504629" text:style-name="WWNum1011">
          <text:list-item>
            <text:p text:style-name="P33">☐ Chaotic: You eschew a convention of the civilized world.</text:p>
          </text:list-item>
          <text:list-item>
            <text:p text:style-name="P33">☐ Neutral: Teach someone the ways of your people.</text:p>
          </text:list-item>
          <text:list-item>
            <text:p text:style-name="P33">☐ Other: ____________________</text:p>
          </text:list-item>
        </text:list>
        <text:h text:style-name="P23" text:outline-level="2"><text:bookmark-start text:name="race"/>Race<text:bookmark-end text:name="race"/></text:h>
        <text:list xml:id="list222609527631847" text:continue-list="list222611536556337" text:style-name="WWNum1012">
          <text:list-item>
            <text:p text:style-name="P34">☐ Outsider: You may be [ ] elf, [ ] dwarf, [ ] halfling, or [ ] human, but you and your people are not from around here. At the beginning of each session, the GM will ask you something about your homeland, why you left, or what you left behind. If you answer them, mark XP.</text:p>
          </text:list-item>
        </text:list>
        <text:h text:style-name="P23" text:outline-level="2"><text:bookmark-start text:name="bonds"/>Bonds<text:bookmark-end text:name="bonds"/></text:h>
        <text:p text:style-name="P10">Fill in the name of one of your companions in at least one:</text:p>
        <text:list xml:id="list222611503140606" text:continue-list="list222609527631847" text:style-name="WWNum1013">
          <text:list-item>
            <text:p text:style-name="P35">_______________ is puny and foolish, but amusing to me.</text:p>
          </text:list-item>
          <text:list-item>
            <text:p text:style-name="P35">_______________’s ways are strange and confusing.</text:p>
          </text:list-item>
          <text:list-item>
            <text:p text:style-name="P35">_______________ is always getting into trouble—I must protect them from themselves.</text:p>
          </text:list-item>
          <text:list-item>
            <text:p text:style-name="P35">_______________ shares my hunger for glory; the earth will tremble at our passing!</text:p>
          </text:list-item>
        </text:list>
        <text:h text:style-name="P23" text:outline-level="2"><text:bookmark-start text:name="gear"/>Gear<text:bookmark-end text:name="gear"/></text:h>
        <text:p text:style-name="P10">Your Load is 8+Str. You carry dungeon rations (5 uses, 1 weight), a dagger (hand, 1 weight) some token of where you’ve traveled or where you’re from, and your choice of weapon:</text:p>
        <text:list xml:id="list222610612137166" text:continue-list="list222611503140606" text:style-name="WWNum1014">
          <text:list-item>
            <text:p text:style-name="P36">☐ Axe (close, 1 weight)</text:p>
          </text:list-item>
          <text:list-item>
            <text:p text:style-name="P36">☐ Two handed sword (close, +1 damage, 2 weight)</text:p>
          </text:list-item>
        </text:list>
        <text:p text:style-name="P10">Choose one:</text:p>
        <text:list xml:id="list222609822015423" text:continue-list="list222610612137166" text:style-name="WWNum1015">
          <text:list-item>
            <text:p text:style-name="P37">☐ Adventuring gear (1 weight) and dungeon rations (5 uses, 1 weight)</text:p>
          </text:list-item>
          <text:list-item>
            <text:p text:style-name="P37">☐ Chainmail (1 armor, 1 weight)</text:p>
          </text:list-item>
        </text:list>
        <text:h text:style-name="P23" text:outline-level="2"><text:bookmark-start text:name="class-moves"/>Class Moves<text:bookmark-end text:name="class-moves"/></text:h>
        <text:p text:style-name="P10">You start with all of these moves:</text:p>
        <text:h text:style-name="P23" text:outline-level="2"><text:bookmark-start text:name="herculean-appetites"/>Herculean Appetites<text:bookmark-end text:name="herculean-appetites"/></text:h>
        <text:p text:style-name="P10">Others may content themselves with just a taste of wine, or dominion over a servant or two, but you want more. Choose two appetites. While pursuing one of your appetites if you would roll for a move, instead of rolling 2d6 you roll 1d6+1d8. If the d6 is the higher die of the pair, the GM will also introduce a complication or danger that comes about due to your heedless pursuits.</text:p>
        <text:list xml:id="list222609651886291" text:continue-list="list222609822015423" text:style-name="WWNum1016">
          <text:list-item>
            <text:p text:style-name="P38">☐ Pure destruction</text:p>
          </text:list-item>
          <text:list-item>
            <text:p text:style-name="P38">☐ Power over others</text:p>
          </text:list-item>
          <text:list-item>
            <text:p text:style-name="P38">☐ Mortal pleasures</text:p>
          </text:list-item>
          <text:list-item>
            <text:p text:style-name="P38">☐ Conquest</text:p>
          </text:list-item>
          <text:list-item>
            <text:p text:style-name="P38">☐ Riches and property</text:p>
          </text:list-item>
          <text:list-item>
            <text:p text:style-name="P38">☐ Fame and glory</text:p>
          </text:list-item>
        </text:list>
        <text:h text:style-name="P23" text:outline-level="2"><text:bookmark-start text:name="the-upper-hand"/>The Upper Hand<text:bookmark-end text:name="the-upper-hand"/></text:h>
        <text:p text:style-name="P10">You take +1 ongoing to last breath rolls. When you take your last breath, on a 7–9 you make an offer to Death in return for your life. If Death accepts he will return you to life. If not, you die.</text:p>
        <text:h text:style-name="P23" text:outline-level="2"><text:bookmark-start text:name="musclebound"/>Musclebound<text:bookmark-end text:name="musclebound"/></text:h>
        <text:p text:style-name="P10">While you wield a weapon it gains the forceful and messy tags.</text:p>
        <text:h text:style-name="P23" text:outline-level="2"><text:bookmark-start text:name="what-are-you-waiting-for"/>What Are You Waiting For?<text:bookmark-end text:name="what-are-you-waiting-for"/></text:h>
        <text:p text:style-name="P10">When you cry out a challenge to your enemies, roll+Con. <text:span text:style-name="T3">On a 10+</text:span> they treat you as the most obvious threat to be dealt with and ignore your companions, take +2 damage ongoing against them. <text:span text:style-name="T3">On a 7–9</text:span> only a few (the weakest or most foolhardy among them) fall prey to your taunting.</text:p>
        <text:p text:style-name="P11">In addition, choose one of these to start with:</text:p>
        <text:h text:style-name="P23" text:outline-level="2"><text:bookmark-start text:name="full-plate-and-packing-steel"/>[ ] Full Plate and Packing Steel<text:bookmark-end text:name="full-plate-and-packing-steel"/></text:h>
        <text:p text:style-name="P10">You ignore the clumsy tag on armor you wear.</text:p>
        <text:p text:style-name="P11">-OR-</text:p>
        <text:h text:style-name="P23" text:outline-level="2"><text:bookmark-start text:name="unencumbered-unharmed"/>[ ] Unencumbered, Unharmed<text:bookmark-end text:name="unencumbered-unharmed"/></text:h>
        <text:p text:style-name="P10">So long as you are below your Load and neither wear armor nor carry a shield, take +1 armor. Advanced Moves</text:p>
        <text:h text:style-name="P23" text:outline-level="2"><text:bookmark-start text:name="advanced-moves"/>Advanced Moves<text:bookmark-end text:name="advanced-moves"/></text:h>
        <text:p text:style-name="P10">When you gain a level from 2–5, choose from these moves.</text:p>
        <text:list xml:id="list222611190999864" text:continue-list="list222609651886291" text:style-name="WWNum1017">
          <text:list-item>
            <text:p text:style-name="P316">☐ Still Hungry: Choose an additional appetite.</text:p>
          </text:list-item>
          <text:list-item>
            <text:p text:style-name="P316">☐ Appetite for Destruction: Take a move from the fighter, bard or thief class list. You may not take multiclass moves from those classes.</text:p>
          </text:list-item>
          <text:list-item>
            <text:p text:style-name="P316"><text:soft-page-break/>☐ My Love For You Is Like a Truck: When you perform a feat of strength, name someone present whom you have impressed and take +1 forward to parley with them.</text:p>
          </text:list-item>
          <text:list-item>
            <text:p text:style-name="P316">☐ What Is Best In Life: At the end of a session, if during this session you have crushed your enemies, seen them driven before you, or have heard the lamentations of their kinfolk mark XP.</text:p>
          </text:list-item>
          <text:list-item>
            <text:p text:style-name="P316">☐ Wide Wanderer: You’ve traveled the wide world over. When you arrive someplace ask the GM about any important traditions, rituals, and so on, they’ll tell you what you need to know.</text:p>
          </text:list-item>
          <text:list-item>
            <text:p text:style-name="P316">☐ Usurper: When you prove yourself superior to a person in power, take +1 forward with their followers, underlings, and hangers on. Khan of</text:p>
          </text:list-item>
          <text:list-item>
            <text:p text:style-name="P316">☐ Khans: Your hirelings always accept the gratuitous fulfillment of one of your appetites as payment.</text:p>
          </text:list-item>
          <text:list-item>
            <text:p text:style-name="P316">☐ Samson: You may take a debility to immediately break free of any physical or mental restraint.</text:p>
          </text:list-item>
          <text:list-item>
            <text:p text:style-name="P316">☐ Smash!: When you hack and slash, on a 12+ deal your damage and choose something physical your target has (a weapon, their position, a limb): they lose it.</text:p>
          </text:list-item>
          <text:list-item>
            <text:p text:style-name="P316">☐ Indestructible Hunger: When you take damage you can choose to take -1 ongoing until you sate one of your appetites instead of taking the damage. If you already have this penalty you cannot choose this option.</text:p>
          </text:list-item>
          <text:list-item>
            <text:p text:style-name="P316">☐ Eye for Weakness: When you discern realities add “What here is weak or vulnerable?” to the list of questions you can ask.</text:p>
          </text:list-item>
          <text:list-item>
            <text:p text:style-name="P316">☐ On the Move: When you defy a danger caused by movement (maybe falling off a narrow bridge or rushing past an armed guard) take +1.</text:p>
          </text:list-item>
        </text:list>
        <text:p text:style-name="P10">When you gain a level from 6–10, choose from these moves or the level 2–5 moves.</text:p>
        <text:list xml:id="list222610522092388" text:continue-list="list222611190999864" text:style-name="WWNum1018">
          <text:list-item>
            <text:p text:style-name="P317">☐ A Good Day to Die: As long as you have less than your Con in current HP (or 1, whichever is higher) take +1 ongoing.</text:p>
          </text:list-item>
          <text:list-item>
            <text:p text:style-name="P317">☐ Kill ‘em All (Requires: Appetite for Destruction): Take another move from the fighter, bard or thief class list. You may not take multiclass moves from those classes.</text:p>
          </text:list-item>
          <text:list-item>
            <text:p text:style-name="P317">☐ War Cry: When you enter battle with a show of force (a shout, a rallying cry, a battle dance) roll+Cha. <text:span text:style-name="T3">On a 10+</text:span> both, <text:span text:style-name="T3">On a 7–9</text:span> one or the other. 1) Your allies are rallied and take +1 forward. 2) Your enemies feel fear and act accordingly (avoiding you, hiding, attacking with fear driven abandon)</text:p>
          </text:list-item>
          <text:list-item>
            <text:p text:style-name="P317">☐ Mark of Might: When you take this move and spend some uninterrupted time reflecting on your past glories you may mark yourself with a symbol of your power (a long braid tied with bells, ritual scars or tattoos, etc.) Any intelligent mortal creature who sees this symbol knows instinctively that you are a force to be reckoned with and treats you appropriately.</text:p>
          </text:list-item>
          <text:list-item>
            <text:p text:style-name="P317">☐ More! Always More!: When you satisfy an appetite to the extreme (destroying something unique and significant, gaining enormous fame, riches, power, etc.) you may choose to resolve it. Cross it off the list and mark XP. While you may pursue that appetite again, you no longer feel the burning desire you once did. In its place, choose a new appetite from the list or write your own.</text:p>
          </text:list-item>
          <text:list-item>
            <text:p text:style-name="P317">☐ The One Who Knocks: When you defy danger, on a 12+ you turn the danger back on itself, the GM will describe how.</text:p>
          </text:list-item>
          <text:list-item>
            <text:p text:style-name="P317">☐ Healthy Distrust: Whenever the unclean magic wielded by mortal men causes you to defy danger, treat any result of 6 as a 7–9.</text:p>
          </text:list-item>
          <text:list-item>
            <text:p text:style-name="P317">☐ For the Blood God: You are initiated in the old ways, the ways of sacrifice. Choose something your gods (or the ancestor spirits, or your totem, etc) value—gold, blood, bones or the like. When you sacrifice those things as per your rites and rituals, roll+Wis. <text:span text:style-name="T3">On a 10+</text:span> the GM will grant you insight into your current trouble or a boon to help you. <text:span text:style-name="T3">On a 7–9</text:span> the sacrifice is not enough and your gods take of your flesh as well, but still grant you some insight or boon. <text:span text:style-name="T3">On a miss</text:span>, you earn the ire of the fickle spirits.</text:p>
          </text:list-item>
        </text:list>
        <text:h text:style-name="P17" text:outline-level="1"/>
        <text:h text:style-name="P18" text:outline-level="1"><text:bookmark-start text:name="the-bard"/><text:soft-page-break/>The Bard<text:bookmark-end text:name="the-bard"/><text:line-break/></text:h>
        <text:list xml:id="list222609428776051" text:continue-list="list222610522092388" text:style-name="WWNum1019">
          <text:list-item>
            <text:p text:style-name="P298">Name:</text:p>
          </text:list-item>
          <text:list-item>
            <text:p text:style-name="P298">Looks:</text:p>
          </text:list-item>
          <text:list-item>
            <text:p text:style-name="P298">Description:</text:p>
          </text:list-item>
          <text:list-item>
            <text:p text:style-name="P298">Background:</text:p>
          </text:list-item>
          <text:list-item>
            <text:p text:style-name="P298">Level:</text:p>
          </text:list-item>
          <text:list-item>
            <text:p text:style-name="P298">XP:</text:p>
          </text:list-item>
          <text:list-item>
            <text:p text:style-name="P298">Armor:</text:p>
          </text:list-item>
          <text:list-item>
            <text:p text:style-name="P298">Max HP:</text:p>
          </text:list-item>
          <text:list-item>
            <text:p text:style-name="P298">Current HP:</text:p>
          </text:list-item>
          <text:list-item>
            <text:p text:style-name="P298">Carry Weight:</text:p>
          </text:list-item>
          <text:list-item>
            <text:p text:style-name="P298">Damage:</text:p>
          </text:list-item>
        </text:list>
        <text:p text:style-name="P14">Assign these scores (and bonuses) to your stats: 16 (+2), 15 (+1), 13 (+1), 12 (+0), 9 (+0), 8 (-1).</text:p>
        <text:list xml:id="list222609937377612" text:continue-list="list222609428776051" text:style-name="WWNum1020">
          <text:list-item>
            <text:p text:style-name="P299">STR ([ ] Weak -1):</text:p>
          </text:list-item>
          <text:list-item>
            <text:p text:style-name="P299">DEX ([ ] Shaky -1):</text:p>
          </text:list-item>
          <text:list-item>
            <text:p text:style-name="P299">CON ([ ] Sick -1):</text:p>
          </text:list-item>
          <text:list-item>
            <text:p text:style-name="P299">INT ([ ] Stunned -1):</text:p>
          </text:list-item>
          <text:list-item>
            <text:p text:style-name="P299">WIS ([ ] Confused -1):</text:p>
          </text:list-item>
          <text:list-item>
            <text:p text:style-name="P299">CHA ([ ] Scarred -1):</text:p>
          </text:list-item>
        </text:list>
        <text:h text:style-name="P23" text:outline-level="2"><text:bookmark-start text:name="stats-1"/>Stats<text:bookmark-end text:name="stats-1"/></text:h>
        <text:p text:style-name="P10">Your maximum HP is 6+Constitution.</text:p>
        <text:p text:style-name="P11">Your base damage is d6.</text:p>
        <text:h text:style-name="P23" text:outline-level="2"><text:bookmark-start text:name="alignment-1"/>Alignment<text:bookmark-end text:name="alignment-1"/></text:h>
        <text:p text:style-name="P10">Choose an alignment:</text:p>
        <text:list xml:id="list222610787984520" text:continue-list="list222609937377612" text:style-name="WWNum1021">
          <text:list-item>
            <text:p text:style-name="P39">☐ Good: Perform your art to aid someone else.</text:p>
          </text:list-item>
          <text:list-item>
            <text:p text:style-name="P39">☐ Neutral: Avoid a conflict or defuse a tense situation.</text:p>
          </text:list-item>
          <text:list-item>
            <text:p text:style-name="P39">☐ Chaotic: Spur others to significant and unplanned decisive action.</text:p>
          </text:list-item>
          <text:list-item>
            <text:p text:style-name="P39">☐ Other: ____________________</text:p>
          </text:list-item>
        </text:list>
        <text:h text:style-name="P23" text:outline-level="2"><text:bookmark-start text:name="race-1"/>Race<text:bookmark-end text:name="race-1"/></text:h>
        <text:list xml:id="list222609554833124" text:continue-list="list222610787984520" text:style-name="WWNum1022">
          <text:list-item>
            <text:p text:style-name="P40">☐ Dwarf: ___________________</text:p>
          </text:list-item>
          <text:list-item>
            <text:p text:style-name="P40">☐ Elf: When you enter an important location (your call) you can ask the GM for one fact from the history of that location.</text:p>
          </text:list-item>
          <text:list-item>
            <text:p text:style-name="P40">☐ Halfling: ____________________</text:p>
          </text:list-item>
          <text:list-item>
            <text:p text:style-name="P40">☐ Human: When you first enter a civilized settlement someone who respects the custom of hospitality to minstrels will take you in as their guest.</text:p>
          </text:list-item>
          <text:list-item>
            <text:p text:style-name="P40">☐ Other: ____________________</text:p>
          </text:list-item>
        </text:list>
        <text:h text:style-name="P23" text:outline-level="2"><text:bookmark-start text:name="bonds-1"/>Bonds<text:bookmark-end text:name="bonds-1"/></text:h>
        <text:p text:style-name="P10">Fill in the name of one of your companions in at least one:</text:p>
        <text:list xml:id="list222611301556215" text:continue-list="list222609554833124" text:style-name="WWNum1023">
          <text:list-item>
            <text:p text:style-name="P41">This is not my first adventure with _______________.</text:p>
          </text:list-item>
          <text:list-item>
            <text:p text:style-name="P41">I sang stories of _______________ long before I ever met them in person.</text:p>
          </text:list-item>
          <text:list-item>
            <text:p text:style-name="P41">_______________ is often the butt of my jokes.</text:p>
          </text:list-item>
          <text:list-item>
            <text:p text:style-name="P41">I am writing a ballad about the adventures of _______________.</text:p>
          </text:list-item>
          <text:list-item>
            <text:p text:style-name="P41">_______________ trusted me with a secret.</text:p>
          </text:list-item>
          <text:list-item>
            <text:p text:style-name="P41">_______________ does not trust me, and for good reason.</text:p>
          </text:list-item>
        </text:list>
        <text:h text:style-name="P23" text:outline-level="2"><text:bookmark-start text:name="gear-1"/>Gear<text:bookmark-end text:name="gear-1"/></text:h>
        <text:p text:style-name="P10">Your load is 9+Str. You have dungeon rations (5 uses, 1 weight). Choose one instrument, all are 0 weight for you:</text:p>
        <text:list xml:id="list222610671113828" text:continue-list="list222611301556215" text:style-name="WWNum1024">
          <text:list-item>
            <text:p text:style-name="P42">☐ Your father’s mandolin, repaired</text:p>
          </text:list-item>
          <text:list-item>
            <text:p text:style-name="P42">☐ A fine lute, a gift from a noble</text:p>
          </text:list-item>
          <text:list-item>
            <text:p text:style-name="P42">☐ The pipes with which you courted your first love</text:p>
          </text:list-item>
          <text:list-item>
            <text:p text:style-name="P42">☐ A stolen horn</text:p>
          </text:list-item>
          <text:list-item>
            <text:p text:style-name="P42">☐ A fiddle, never before played</text:p>
          </text:list-item>
          <text:list-item>
            <text:p text:style-name="P42">☐ A songbook in a forgotten tongue</text:p>
          </text:list-item>
        </text:list>
        <text:p text:style-name="P10">Choose your clothing:</text:p>
        <text:list xml:id="list222611237646946" text:continue-list="list222610671113828" text:style-name="WWNum1025">
          <text:list-item>
            <text:p text:style-name="P43">☐ Leather armor (1 armor, 1 weight)</text:p>
          </text:list-item>
          <text:list-item>
            <text:p text:style-name="P43">☐ Ostentatious clothes (0 weight)</text:p>
          </text:list-item>
        </text:list>
        <text:p text:style-name="P10">Choose your armament:</text:p>
        <text:list xml:id="list222610730058659" text:continue-list="list222611237646946" text:style-name="WWNum1026">
          <text:list-item>
            <text:p text:style-name="P44">☐ Dueling rapier (close, precise, 2 weight)</text:p>
          </text:list-item>
          <text:list-item>
            <text:p text:style-name="P44">☐ Worn bow (near, 2 weight), bundle of arrows (3 ammo, 1 weight), and short sword (close, 1 weight)</text:p>
          </text:list-item>
        </text:list>
        <text:p text:style-name="P10">Choose one:</text:p>
        <text:list xml:id="list222609952306669" text:continue-list="list222610730058659" text:style-name="WWNum1027">
          <text:list-item>
            <text:p text:style-name="P45">☐ Adventuring gear (1 weight)</text:p>
          </text:list-item>
          <text:list-item>
            <text:p text:style-name="P45">☐ Bandages (0 weight)</text:p>
          </text:list-item>
          <text:list-item>
            <text:p text:style-name="P45">☐ Halfling pipeleaf (0 weight)</text:p>
          </text:list-item>
          <text:list-item>
            <text:p text:style-name="P45">☐ 3 coins</text:p>
          </text:list-item>
        </text:list>
        <text:h text:style-name="P23" text:outline-level="2"><text:bookmark-start text:name="class-moves-1"/>Class Moves<text:bookmark-end text:name="class-moves-1"/></text:h>
        <text:p text:style-name="P10">You start with these moves:</text:p>
        <text:h text:style-name="P23" text:outline-level="2"><text:bookmark-start text:name="arcane-art"/>Arcane Art<text:bookmark-end text:name="arcane-art"/></text:h>
        <text:p text:style-name="P10">When you <text:span text:style-name="T1">weave a performance into a basic spell</text:span>, choose an ally and an effect:</text:p>
        <text:list xml:id="list222610310335711" text:continue-list="list222609952306669" text:style-name="WWNum1028">
          <text:list-item>
            <text:p text:style-name="P46">Heal 1d8 damage</text:p>
          </text:list-item>
          <text:list-item>
            <text:p text:style-name="P46">+1d4 forward to damage</text:p>
          </text:list-item>
          <text:list-item>
            <text:p text:style-name="P46">Their mind is shaken clear of one enchantment</text:p>
          </text:list-item>
          <text:list-item>
            <text:p text:style-name="P46">The next time someone successfully assists the target with aid, they get +2 instead of +1.</text:p>
          </text:list-item>
        </text:list>
        <text:p text:style-name="P10">Then roll+Cha. <text:span text:style-name="T3">On a 10+</text:span>, the ally gets the selected effect. <text:span text:style-name="T3">On a 7-9</text:span> your spell still works, but you draw unwanted attention or your magic reverberates to other targets affecting them as well, GM’s choice.</text:p>
        <text:h text:style-name="P23" text:outline-level="2"><text:bookmark-start text:name="bardic-lore"/>Bardic Lore<text:bookmark-end text:name="bardic-lore"/></text:h>
        <text:p text:style-name="P10">Choose an area of expertise:</text:p>
        <text:list xml:id="list222609690708982" text:continue-list="list222610310335711" text:style-name="WWNum1029">
          <text:list-item>
            <text:p text:style-name="P47">☐ Spells and Magicks</text:p>
          </text:list-item>
          <text:list-item>
            <text:p text:style-name="P47">☐ The Dead and Undead</text:p>
          </text:list-item>
          <text:list-item>
            <text:p text:style-name="P47">☐ Grand Histories of the Known World</text:p>
          </text:list-item>
          <text:list-item>
            <text:p text:style-name="P47">☐ A Bestiary of Creatures Unusual</text:p>
          </text:list-item>
          <text:list-item>
            <text:p text:style-name="P47">☐ The Planar Spheres</text:p>
          </text:list-item>
          <text:list-item>
            <text:p text:style-name="P47">☐ Legends of Heroes Past</text:p>
          </text:list-item>
          <text:list-item>
            <text:p text:style-name="P47">☐ Gods and Their Servants</text:p>
          </text:list-item>
        </text:list>
        <text:p text:style-name="P10">When you <text:span text:style-name="T1">first encounter an important creature, location, or item (your call) covered by your bardic lore</text:span> you can ask the GM any one question about it; the GM will answer truthfully. The GM may then ask you what tale, song, or legend you heard that information in.</text:p>
        <text:h text:style-name="P23" text:outline-level="2"><text:bookmark-start text:name="charming-and-open"/><text:soft-page-break/>Charming and Open<text:bookmark-end text:name="charming-and-open"/></text:h>
        <text:p text:style-name="P10">When you <text:span text:style-name="T1">speak frankly with someone</text:span>, you can ask their player a question from the list below. They must answer it truthfully, then they may ask you a question from the list (which you must answer truthfully).</text:p>
        <text:list xml:id="list222609980121191" text:continue-list="list222609690708982" text:style-name="WWNum1030">
          <text:list-item>
            <text:p text:style-name="P48">Whom do you serve?</text:p>
          </text:list-item>
          <text:list-item>
            <text:p text:style-name="P48">What do you wish I would do?</text:p>
          </text:list-item>
          <text:list-item>
            <text:p text:style-name="P48">How can I get you to _______________ ?</text:p>
          </text:list-item>
          <text:list-item>
            <text:p text:style-name="P48">What are you really feeling right now?</text:p>
          </text:list-item>
          <text:list-item>
            <text:p text:style-name="P48">What do you most desire?</text:p>
          </text:list-item>
        </text:list>
        <text:h text:style-name="P23" text:outline-level="2"><text:bookmark-start text:name="a-port-in-the-storm"/>A Port in the Storm<text:bookmark-end text:name="a-port-in-the-storm"/></text:h>
        <text:p text:style-name="P10">When you <text:span text:style-name="T1">return to a civilized settlement you’ve visited before</text:span>, tell the GM when you were last here. They’ll tell you how it’s changed since then.</text:p>
        <text:h text:style-name="P23" text:outline-level="2"><text:bookmark-start text:name="advanced-moves-1"/>Advanced Moves<text:bookmark-end text:name="advanced-moves-1"/></text:h>
        <text:p text:style-name="P10">When you gain a level from 2-5, choose from these moves.</text:p>
        <text:list xml:id="list222610014513116" text:continue-list="list222609980121191" text:style-name="WWNum1031">
          <text:list-item>
            <text:p text:style-name="P318">☐ Healing Song: When you <text:span text:style-name="T1">heal with arcane art</text:span>, you heal +1d8 damage.</text:p>
          </text:list-item>
          <text:list-item>
            <text:p text:style-name="P318">☐ Vicious Cacophony: When you <text:span text:style-name="T1">grant bonus damage with arcane art</text:span>, you grant an extra +1d4 damage.</text:p>
          </text:list-item>
          <text:list-item>
            <text:p text:style-name="P318">☐ It Goes To Eleven: When you <text:span text:style-name="T1">unleash a crazed performance</text:span> (a righteous lute solo or mighty brass blast, maybe) choose a target who can hear you and roll+Cha. <text:span text:style-name="T3">On a 10+</text:span> the target attacks their nearest ally in range. <text:span text:style-name="T3">On a 7–9:</text:span> they attack their nearest ally, but you also draw their attention and ire.</text:p>
          </text:list-item>
          <text:list-item>
            <text:p text:style-name="P318">☐ Metal Hurlant: When you <text:span text:style-name="T1">shout with great force or play a shattering note</text:span> choose a target and roll+Con. <text:span text:style-name="T3">On a 10+</text:span> the target takes 1d10 damage and is deafened for a few minutes. <text:span text:style-name="T3">On a 7–9:</text:span> you still damage your target, but it’s out of control: the GM will choose an additional target nearby.</text:p>
          </text:list-item>
          <text:list-item>
            <text:p text:style-name="P318">☐ A Little Help From My Friends: When you <text:span text:style-name="T1">successfully aid someone</text:span> you take +1 forward as well.</text:p>
          </text:list-item>
          <text:list-item>
            <text:p text:style-name="P318">☐ Eldritch Tones: Your arcane art is strong, allowing you to choose two effects instead of one.</text:p>
          </text:list-item>
          <text:list-item>
            <text:p text:style-name="P318">☐ Duelist’s Parry: When you hack and slash, you take +1 armor forward.</text:p>
          </text:list-item>
          <text:list-item>
            <text:p text:style-name="P318">☐ Bamboozle: When you <text:span text:style-name="T1">parley with someone</text:span>, on a 7+ you also take +1 forward with them.</text:p>
          </text:list-item>
          <text:list-item>
            <text:p text:style-name="P318">☐ Multiclass Dabbler: Get one move from another class. Treat your level as one lower for choosing the move.</text:p>
          </text:list-item>
          <text:list-item>
            <text:p text:style-name="P318">☐ Multiclass Initiate: Get one move from another class. Treat your level as one lower for choosing the move.</text:p>
          </text:list-item>
        </text:list>
        <text:p text:style-name="P10">When you gain a level from 6-10, choose from these moves or the level 2-5 moves.</text:p>
        <text:list xml:id="list222609771559435" text:continue-list="list222610014513116" text:style-name="WWNum1032">
          <text:list-item>
            <text:p text:style-name="P319">☐ Healing Chorus (Replaces: Healing Song): When you <text:span text:style-name="T1">heal with arcane art</text:span>, you heal +2d8 damage.</text:p>
          </text:list-item>
          <text:list-item>
            <text:p text:style-name="P319">☐ Vicious Blast (Replaces: Vicious Cacophony): When you <text:span text:style-name="T1">grant bonus damage with arcane art</text:span>, you grant an extra +2d4 damage.</text:p>
          </text:list-item>
          <text:list-item>
            <text:p text:style-name="P319">☐ Unforgettable Face: When you <text:span text:style-name="T1">meet someone you’ve met before</text:span> (your call) after some time apart you take +1 forward against them.</text:p>
          </text:list-item>
          <text:list-item>
            <text:p text:style-name="P319">☐ Reputation: When you <text:span text:style-name="T1">first meet someone who’s heard songs about you</text:span>, roll+Cha. <text:span text:style-name="T3">On a 10+</text:span>, tell the GM two things they’ve heard about you. <text:span text:style-name="T3">On a 7-9</text:span>, tell the GM one thing they’ve heard, and the GM tells you one thing.</text:p>
          </text:list-item>
          <text:list-item>
            <text:p text:style-name="P319">☐ Eldritch Chord (Replaces: Eldritch Tones): When you use arcane art, you choose two effects. You also get to choose one of those effects to double.</text:p>
          </text:list-item>
          <text:list-item>
            <text:p text:style-name="P319">☐ An Ear For Magic: When you <text:span text:style-name="T1">hear an enemy cast a spell</text:span> the GM will tell you the name of the spell and its effects. Take +1 forward when acting on the answers.</text:p>
          </text:list-item>
          <text:list-item>
            <text:p text:style-name="P319">☐ Devious: When you use charming and open you may also ask “How are you vulnerable to me?” Your subject may not ask this question of you.</text:p>
          </text:list-item>
          <text:list-item>
            <text:p text:style-name="P319">☐ Duelist’s Block (Replaces: Duelist’s Parry) When you hack and slash, you take +2 armor forward.</text:p>
          </text:list-item>
          <text:list-item>
            <text:p text:style-name="P319">☐ Con (Replaces: Bamboozle): When you <text:span text:style-name="T1">parley with someone</text:span>, on a 7+ you also take +1 forward with them and get to ask their player one question which they must answer truthfully.</text:p>
          </text:list-item>
          <text:list-item>
            <text:p text:style-name="P319">☐ Multiclass Master: Get one move from another class. Treat your level as one lower for choosing the move.</text:p>
          </text:list-item>
        </text:list>
        <text:h text:style-name="P15" text:outline-level="1"/>
        <text:h text:style-name="P18" text:outline-level="1"><text:bookmark-start text:name="the-cleric"/><text:soft-page-break/>The Cleric<text:bookmark-end text:name="the-cleric"/><text:line-break/></text:h>
        <text:list xml:id="list222610617181500" text:continue-list="list222609771559435" text:style-name="WWNum1033">
          <text:list-item>
            <text:p text:style-name="P300">Name:</text:p>
          </text:list-item>
          <text:list-item>
            <text:p text:style-name="P300">Looks:</text:p>
          </text:list-item>
          <text:list-item>
            <text:p text:style-name="P300">Background:</text:p>
          </text:list-item>
          <text:list-item>
            <text:p text:style-name="P300">Level:</text:p>
          </text:list-item>
          <text:list-item>
            <text:p text:style-name="P300">XP:</text:p>
          </text:list-item>
          <text:list-item>
            <text:p text:style-name="P300">Armor:</text:p>
          </text:list-item>
          <text:list-item>
            <text:p text:style-name="P300">Max HP:</text:p>
          </text:list-item>
          <text:list-item>
            <text:p text:style-name="P300">Current HP:</text:p>
          </text:list-item>
          <text:list-item>
            <text:p text:style-name="P300">Carry Weight:</text:p>
          </text:list-item>
          <text:list-item>
            <text:p text:style-name="P300">Damage:</text:p>
          </text:list-item>
        </text:list>
        <text:p text:style-name="P14">Assign these scores (and bonusses) to your stats: 16 (+2), 15 (+1), 13 (+1), 12 (+0), 9 (+0), 8 (-1).</text:p>
        <text:list xml:id="list222611224807079" text:continue-list="list222610617181500" text:style-name="WWNum1034">
          <text:list-item>
            <text:p text:style-name="P301">STR ([ ] Weak -1):</text:p>
          </text:list-item>
          <text:list-item>
            <text:p text:style-name="P301">DEX ([ ] Shaky -1):</text:p>
          </text:list-item>
          <text:list-item>
            <text:p text:style-name="P301">CON ([ ] Sick -1):</text:p>
          </text:list-item>
          <text:list-item>
            <text:p text:style-name="P301">INT ([ ] Stunned -1):</text:p>
          </text:list-item>
          <text:list-item>
            <text:p text:style-name="P301">WIS ([ ] Confused -1):</text:p>
          </text:list-item>
          <text:list-item>
            <text:p text:style-name="P301">CHA ([ ] Scarred -1):</text:p>
          </text:list-item>
        </text:list>
        <text:h text:style-name="P23" text:outline-level="2"><text:bookmark-start text:name="stats-2"/>Stats<text:bookmark-end text:name="stats-2"/></text:h>
        <text:p text:style-name="P10">Your maximum HP is 8+Constitution.</text:p>
        <text:p text:style-name="P11">Your base damage is d6.</text:p>
        <text:h text:style-name="P23" text:outline-level="2"><text:bookmark-start text:name="alignment-2"/>Alignment<text:bookmark-end text:name="alignment-2"/></text:h>
        <text:list xml:id="list222611590612328" text:continue-list="list222611224807079" text:style-name="WWNum1035">
          <text:list-item>
            <text:p text:style-name="P49">☐ Good: Endanger yourself to heal another.</text:p>
          </text:list-item>
          <text:list-item>
            <text:p text:style-name="P49">☐ Lawful: Endanger yourself following the precepts of your church or god.</text:p>
          </text:list-item>
          <text:list-item>
            <text:p text:style-name="P49">☐ Evil: Harm another to prove the superiority of your church or god.</text:p>
          </text:list-item>
          <text:list-item>
            <text:p text:style-name="P49">☐ Other: ____________________</text:p>
          </text:list-item>
        </text:list>
        <text:h text:style-name="P23" text:outline-level="2"><text:bookmark-start text:name="race-2"/>Race<text:bookmark-end text:name="race-2"/></text:h>
        <text:p text:style-name="P10">Choose a race and gain the corresponding move:</text:p>
        <text:list xml:id="list222610751730271" text:continue-list="list222611590612328" text:style-name="WWNum1036">
          <text:list-item>
            <text:p text:style-name="P50">☐ Dwarf: You are one with stone. When you commune you are also granted a special version of Words of the Unspeaking as a rote which only works on stone.</text:p>
          </text:list-item>
          <text:list-item>
            <text:p text:style-name="P50">☐ Elf: ____________________</text:p>
          </text:list-item>
          <text:list-item>
            <text:p text:style-name="P50">☐ Halfling: ____________________</text:p>
          </text:list-item>
          <text:list-item>
            <text:p text:style-name="P50">☐ Human: Your faith is diverse. Choose one wizard spell. You can cast and be granted that spell as if it was a cleric spell.</text:p>
          </text:list-item>
        </text:list>
        <text:h text:style-name="P23" text:outline-level="2"><text:bookmark-start text:name="bonds-2"/>Bonds<text:bookmark-end text:name="bonds-2"/></text:h>
        <text:p text:style-name="P10">Fill in the name of one of your companions in at least one:</text:p>
        <text:list xml:id="list222610303393356" text:continue-list="list222610751730271" text:style-name="WWNum1037">
          <text:list-item>
            <text:p text:style-name="P51">_______________ has insulted my deity; I do not trust them.</text:p>
          </text:list-item>
          <text:list-item>
            <text:p text:style-name="P51">_______________ is a good and faithful person; I trust them implicitly.</text:p>
          </text:list-item>
          <text:list-item>
            <text:p text:style-name="P51">_______________ is in constant danger, I will keep them safe.</text:p>
          </text:list-item>
          <text:list-item>
            <text:p text:style-name="P51">I am working on converting _______________ to my faith.</text:p>
          </text:list-item>
        </text:list>
        <text:h text:style-name="P23" text:outline-level="2"><text:bookmark-start text:name="gear-2"/>Gear<text:bookmark-end text:name="gear-2"/></text:h>
        <text:p text:style-name="P10">Your load is 10+Str. You carry dungeon rations (5 uses, 1 weight) and some symbol of the divine, describe it (0 weight). Choose your defenses:</text:p>
        <text:list xml:id="list222610215297639" text:continue-list="list222610303393356" text:style-name="WWNum1038">
          <text:list-item>
            <text:p text:style-name="P52">☐ Chainmail (1 armor, 1 weight)</text:p>
          </text:list-item>
          <text:list-item>
            <text:p text:style-name="P52">☐ Shield (+1 armor, 2 weight)</text:p>
          </text:list-item>
        </text:list>
        <text:p text:style-name="P10">Choose your armament:</text:p>
        <text:list xml:id="list222610071407444" text:continue-list="list222610215297639" text:style-name="WWNum1039">
          <text:list-item>
            <text:p text:style-name="P53">☐ Warhammer (close, 1 weight)</text:p>
          </text:list-item>
          <text:list-item>
            <text:p text:style-name="P53">☐ Mace (close, 1 weight)</text:p>
          </text:list-item>
          <text:list-item>
            <text:p text:style-name="P53">☐ Staff (close, two-handed, 1 weight) and bandages (0 weight)</text:p>
          </text:list-item>
        </text:list>
        <text:p text:style-name="P10">Choose one:</text:p>
        <text:list xml:id="list222610322232105" text:continue-list="list222610071407444" text:style-name="WWNum1040">
          <text:list-item>
            <text:p text:style-name="P54">☐ Adventuring gear (1 weight) and dungeon rations (5 uses, 1 weight)</text:p>
          </text:list-item>
          <text:list-item>
            <text:p text:style-name="P54">☐ Healing potion (0 weight)</text:p>
          </text:list-item>
        </text:list>
        <text:h text:style-name="P23" text:outline-level="2"><text:bookmark-start text:name="class-moves-2"/>Class Moves<text:bookmark-end text:name="class-moves-2"/></text:h>
        <text:p text:style-name="P10">You start with these moves:</text:p>
        <text:h text:style-name="P23" text:outline-level="2"><text:bookmark-start text:name="deity"/>Deity<text:bookmark-end text:name="deity"/></text:h>
        <text:p text:style-name="P10">You serve and worship some deity or power which grants you spells. Give your god a name (maybe Helferth, Sucellus, Zorica or Krugon the Bleak) and choose your deity’s domain:</text:p>
        <text:list xml:id="list222611029717731" text:continue-list="list222610322232105" text:style-name="WWNum1041">
          <text:list-item>
            <text:p text:style-name="P55">☐ Healing and Restoration</text:p>
          </text:list-item>
          <text:list-item>
            <text:p text:style-name="P55">☐ Bloody Conquest</text:p>
          </text:list-item>
          <text:list-item>
            <text:p text:style-name="P55">☐ Civilization</text:p>
          </text:list-item>
          <text:list-item>
            <text:p text:style-name="P55">☐ Knowledge and Hidden Things</text:p>
          </text:list-item>
          <text:list-item>
            <text:p text:style-name="P55">☐ The Downtrodden and Forgotten</text:p>
          </text:list-item>
          <text:list-item>
            <text:p text:style-name="P55">☐ What Lies Beneath</text:p>
          </text:list-item>
        </text:list>
        <text:p text:style-name="P10">Choose one precept of your religion:</text:p>
        <text:list xml:id="list222609690020562" text:continue-list="list222611029717731" text:style-name="WWNum1042">
          <text:list-item>
            <text:p text:style-name="P56">☐ Your religion preaches the sanctity of suffering, add Petition: Suffering.</text:p>
          </text:list-item>
          <text:list-item>
            <text:p text:style-name="P56">☐ Your religion is cultish and insular, add Petition: Gaining Secrets.</text:p>
          </text:list-item>
          <text:list-item>
            <text:p text:style-name="P56">☐ Your religion has important sacrificial rites, add Petition: Offering.</text:p>
          </text:list-item>
          <text:list-item>
            <text:p text:style-name="P56">☐ Your religion believes in trial by combat, add Petition: Personal Victory</text:p>
          </text:list-item>
        </text:list>
        <text:h text:style-name="P23" text:outline-level="2"><text:bookmark-start text:name="divine-guidance"/>Divine Guidance<text:bookmark-end text:name="divine-guidance"/></text:h>
        <text:p text:style-name="P10">When you <text:span text:style-name="T1">petition your deity according to the precept of your religion</text:span>, you are granted some useful knowledge or boon related to your deity’s domain. The GM will tell you what.</text:p>
        <text:h text:style-name="P23" text:outline-level="2"><text:bookmark-start text:name="turn-undead"/>Turn Undead<text:bookmark-end text:name="turn-undead"/></text:h>
        <text:p text:style-name="P10">When you <text:span text:style-name="T1">hold your holy symbol aloft and call on your deity for protection</text:span>, roll+Wis. ✴On a 7+, so long as you continue to pray and brandish your holy symbol, no undead may come within reach of you. ✴On a 10+, you also momentarily daze intelligent undead and cause mindless undead to flee. Aggression breaks the effects and they are able to act as normal. Intelligent undead may still find ways to harry you from afar. They’re clever like that.</text:p>
        <text:h text:style-name="P23" text:outline-level="2"><text:bookmark-start text:name="commune"/>Commune<text:bookmark-end text:name="commune"/></text:h>
        <text:p text:style-name="P10">When you <text:span text:style-name="T1">spend uninterrupted time (an hour or so) in quiet communion with your deity</text:span>, you:</text:p>
        <text:list xml:id="list222610870114079" text:continue-list="list222609690020562" text:style-name="WWNum1043">
          <text:list-item>
            <text:p text:style-name="P57"><text:soft-page-break/>Lose any spells already granted to you.</text:p>
          </text:list-item>
          <text:list-item>
            <text:p text:style-name="P57">Are granted new spells of your choice whose total levels don’t exceed your own level+1, and none of which is a higher level than your own level.</text:p>
          </text:list-item>
          <text:list-item>
            <text:p text:style-name="P57">Prepare all of your rotes, which never count against your limit.</text:p>
          </text:list-item>
        </text:list>
        <text:h text:style-name="P23" text:outline-level="2"><text:bookmark-start text:name="cast-a-spell"/>Cast a Spell<text:bookmark-end text:name="cast-a-spell"/></text:h>
        <text:p text:style-name="P10">When you <text:span text:style-name="T1">unleash a spell granted to you by your deity</text:span>, roll+Wis. <text:span text:style-name="T3">On a 10+</text:span>, the spell is successfully cast and your deity does not revoke the spell, so you may cast it again. <text:span text:style-name="T3">On a 7–9</text:span>, the spell is cast, but choose one:</text:p>
        <text:list xml:id="list222609475146889" text:continue-list="list222610870114079" text:style-name="WWNum1044">
          <text:list-item>
            <text:p text:style-name="P58">You draw unwelcome attention or put yourself in a spot. The GM will tell you how.</text:p>
          </text:list-item>
          <text:list-item>
            <text:p text:style-name="P58">Your casting distances you from your deity—take -1 ongoing to cast a spell until the next time you commune.</text:p>
          </text:list-item>
          <text:list-item>
            <text:p text:style-name="P58">After you cast it, the spell is revoked by your deity. You cannot cast the spell again until you commune and have it granted to you.</text:p>
          </text:list-item>
        </text:list>
        <text:p text:style-name="P10">Note that maintaining spells with ongoing effects will sometimes cause a penalty to your roll to cast a spell.</text:p>
        <text:h text:style-name="P23" text:outline-level="2"><text:bookmark-start text:name="advanced-moves-2"/>Advanced Moves<text:bookmark-end text:name="advanced-moves-2"/></text:h>
        <text:p text:style-name="P1">When you gain a level from 2–5, choose from these moves.</text:p>
        <text:list xml:id="list222611046937436" text:continue-list="list222609475146889" text:style-name="WWNum1045">
          <text:list-item>
            <text:p text:style-name="P343">☐ Chosen One: Choose one spell. You are granted that spell as if it was one level lower.</text:p>
          </text:list-item>
          <text:list-item>
            <text:p text:style-name="P343">☐ Invigorate: When you <text:span text:style-name="T1">heal someone</text:span> they take +2 forward to their damage.</text:p>
          </text:list-item>
          <text:list-item>
            <text:p text:style-name="P343">☐ The Scales of Life and Death: When <text:span text:style-name="T1">someone takes their last breath in your presence</text:span>, they take +1 to the roll.</text:p>
          </text:list-item>
          <text:list-item>
            <text:p text:style-name="P343">☐ Serenity: When you cast a spell you ignore the first -1 penalty from ongoing spells.</text:p>
          </text:list-item>
          <text:list-item>
            <text:p text:style-name="P343">☐ First Aid: Cure Light Wounds is a rote for you, and therefore doesn’t count against your limit of granted spells.</text:p>
          </text:list-item>
          <text:list-item>
            <text:p text:style-name="P343">☐ Divine Intervention: When you commune you get 1 hold and lose any hold you already had. Spend that hold when you or an ally takes damage to call on your deity, they intervene with an appropriate manifestation (a sudden gust of wind, a lucky slip, a burst of light) and negate the damage.</text:p>
          </text:list-item>
          <text:list-item>
            <text:p text:style-name="P343">☐ Penitent: When you <text:span text:style-name="T1">take damage and embrace the pain</text:span>, you may take +1d4 damage (ignoring armor). If you do, take +1 forward to cast a spell.</text:p>
          </text:list-item>
          <text:list-item>
            <text:p text:style-name="P343">☐ Empower: When you cast a spell, on a 10+ you have the option of choosing from the 7–9 list. If you do, you may choose one of these effects as well: 1) The spell’s effects are doubled. 2) The spell’s targets are doubled.</text:p>
          </text:list-item>
          <text:list-item>
            <text:p text:style-name="P343">☐ Orison for Guidance: When you <text:span text:style-name="T1">sacrifice something of value to your deity and pray for guidance</text:span>, your deity tells you what it would have you do. If you do it, mark experience.</text:p>
          </text:list-item>
          <text:list-item>
            <text:p text:style-name="P343">☐ Divine Protection: When you wear no armor or shield you get 2 armor.</text:p>
          </text:list-item>
          <text:list-item>
            <text:p text:style-name="P343">☐ Devoted Healer: When you heal someone else of damage, add your level to the amount of damage healed.</text:p>
          </text:list-item>
        </text:list>
        <text:p text:style-name="P1">When you gain a level from 6–10, choose from these moves or the level 2–5 moves.</text:p>
        <text:list xml:id="list222609756838869" text:continue-list="list222611046937436" text:style-name="WWNum1046">
          <text:list-item>
            <text:p text:style-name="P344">☐ Anointed (Requires: Chosen One): Choose one spell in addition to the one you picked for chosen one. You are granted that spell as if it was one level lower.</text:p>
          </text:list-item>
          <text:list-item>
            <text:p text:style-name="P344">☐ Apotheosis: The first time you <text:span text:style-name="T1">spend time in prayer as appropriate to your god</text:span> after taking this move, choose a feature associated with your deity (rending claws, wings of sapphire feathers, an all-seeing third eye, etc.). When you emerge from prayer, you permanently gain that physical feature.</text:p>
          </text:list-item>
          <text:list-item>
            <text:p text:style-name="P344">☐ Reaper: When you <text:span text:style-name="T1">take time after a conflict to dedicate your victory to your deity and deal with the dead</text:span>, take +1 forward.</text:p>
          </text:list-item>
          <text:list-item>
            <text:p text:style-name="P344">☐ Providence (Replaces: Serenity): You ignore the -1 penalty from two spells you maintain.</text:p>
          </text:list-item>
          <text:list-item>
            <text:p text:style-name="P344">☐ Greater First Aid (Requires: First Aid): Cure Moderate Wounds is a rote for you, and therefore doesn’t count against your limit of granted spells.</text:p>
          </text:list-item>
          <text:list-item>
            <text:p text:style-name="P344">☐ Divine Invincibility (Replaces: Divine Intervention): When you commune you gain 2 hold and lose any hold you already had. Spend that hold when you or an ally takes damage to call on your deity, who intervenes with an appropriate manifestation (a sudden gust of wind, a lucky slip, a burst of light) and negates the damage.</text:p>
          </text:list-item>
          <text:list-item>
            <text:p text:style-name="P344">☐ Martyr (Replaces: Penitent): When you <text:span text:style-name="T1">take damage and embrace the pain</text:span>, you may take +1d4 damage (ignoring armor). If you do, take +1 forward to cast a spell and add your level to any damage done or healed by the spell.</text:p>
          </text:list-item>
          <text:list-item>
            <text:p text:style-name="P344">☐ Divine Armor (Replaces: Divine Protection): When you wear no armor or shield you get 3 armor.</text:p>
          </text:list-item>
          <text:list-item>
            <text:p text:style-name="P344">☐ Greater Empower (Replaces: Empower): When you cast a spell, on a 10–11 you have the option of choosing from the 7–9 list. If you do, you may choose one of these effects as well. On a 12+ you get to choose one of these effects for free: 1) The spell’s effects are doubled. 2) The spell’s targets are doubled.</text:p>
          </text:list-item>
          <text:list-item>
            <text:p text:style-name="P344">☐ Multiclass Dabbler: Get one move from another class. Treat your level as one lower for choosing the move.</text:p>
          </text:list-item>
        </text:list>
        <text:h text:style-name="P15" text:outline-level="1"><text:bookmark-start text:name="cleric-spells"/><text:soft-page-break/>Cleric Spells<text:bookmark-end text:name="cleric-spells"/></text:h>
        <text:h text:style-name="P23" text:outline-level="2"><text:bookmark-start text:name="rotes"/>Rotes<text:bookmark-end text:name="rotes"/></text:h>
        <text:p text:style-name="P10">Every time you commune, you gain access to all of your rotes without having to select them or count them toward your allotment of spells.</text:p>
        <text:list xml:id="list222609568860409" text:continue-list="list222609756838869" text:style-name="WWNum1047">
          <text:list-item>
            <text:p text:style-name="P320">Light Rote: An item you touch glows with divine light, about as bright as a torch. It gives off no heat or sound and requires no fuel but is otherwise like a mundane torch. You have complete control of the color of the flame. The spell lasts as long as it is in your presence.</text:p>
          </text:list-item>
          <text:list-item>
            <text:p text:style-name="P320">Sanctify Rote: Food or water you hold in your hands while you cast this spell is consecrated by your deity. In addition to now being holy or unholy, the affected substance is purified of any mundane spoilage.</text:p>
          </text:list-item>
          <text:list-item>
            <text:p text:style-name="P320">Guidance Rote: The symbol of your deity appears before you and gestures towards the direction or course of action your deity would have you take then disappears. The message is through gesture only; your communication through this spell is severely limited.</text:p>
          </text:list-item>
        </text:list>
        <text:h text:style-name="P23" text:outline-level="2"><text:bookmark-start text:name="level-1-spells"/>Level 1 Spells<text:bookmark-end text:name="level-1-spells"/></text:h>
        <text:list xml:id="list222611036246584" text:continue-list="list222609568860409" text:style-name="WWNum1048">
          <text:list-item>
            <text:p text:style-name="P321">☐ Bless (Level 1 <text:span text:style-name="T4">Ongoing</text:span>): Your deity smiles upon a combatant of your choice. They take +1 ongoing so long as battle continues and they stand and fight. While this spell is ongoing you take -1 to cast a spell.</text:p>
          </text:list-item>
          <text:list-item>
            <text:p text:style-name="P321">☐ Cure Light Wounds (Level 1): At your touch wounds scab and bones cease to ache. Heal an ally you touch of 1d8 damage.</text:p>
          </text:list-item>
          <text:list-item>
            <text:p text:style-name="P321">☐ Detect Alignment (Level 1): When you cast this spell choose an alignment: Good, Evil, Lawful, or Chaotic. One of your senses is briefly able to detect that alignment. The GM will tell you what here is of that alignment.</text:p>
          </text:list-item>
          <text:list-item>
            <text:p text:style-name="P321">☐ Cause Fear (Level 1 <text:span text:style-name="T4">Ongoing</text:span>): Choose a target you can see and a nearby object. The target is afraid of the object so long as you maintain the spell. Their reaction is up to them: flee, panic, beg, fight. While this spell is ongoing you take -1 to cast a spell. You cannot target entities with less than animal intelligence (magical constructs, undead, automatons, and the like).</text:p>
          </text:list-item>
          <text:list-item>
            <text:p text:style-name="P321">☐ Magic Weapon (Level 1 <text:span text:style-name="T4">Ongoing</text:span>): The weapon you hold while casting does +1d4 damage until you dismiss this spell. While this spell is ongoing you take -1 to cast a spell.</text:p>
          </text:list-item>
          <text:list-item>
            <text:p text:style-name="P321">☐ Sanctuary (Level 1): As you cast this spell, you walk the perimeter of an area, consecrating it to your deity. As long as you stay within that area you are alerted whenever someone acts with malice within the sanctuary (including entering with harmful intent). Anyone who receives healing within a sanctuary heals +1d4 HP.</text:p>
          </text:list-item>
          <text:list-item>
            <text:p text:style-name="P321">☐ Speak With Dead (Level 1): A corpse converses with you briefly. It will answer any three questions you pose to it to the best of the knowledge it had in life and the knowledge it gained in death.</text:p>
          </text:list-item>
        </text:list>
        <text:h text:style-name="P23" text:outline-level="2"><text:bookmark-start text:name="level-3-spells"/>Level 3 Spells<text:bookmark-end text:name="level-3-spells"/></text:h>
        <text:list xml:id="list222610716211241" text:continue-list="list222611036246584" text:style-name="WWNum1049">
          <text:list-item>
            <text:p text:style-name="P322">☐ Animate Dead (Level 3 <text:span text:style-name="T4">Ongoing</text:span>): You invoke a hungry spirit to possess a recently-dead body and serve you. This creates a zombie that follows your orders to the best of its limited abilities. Treat the zombie as a character, but with access to only the basic moves. It has a +1 modifier for all stats and 1 HP. The zombie lasts until it is destroyed by taking damage in excess of its HP, or until you end the spell. While this spell is ongoing you take -1 to cast a spell. The zombie also gets your choice of 1d4 of these traits: 1) It’s talented. Give one stat a +2 modifier. 2) It’s durable. It has +2 HP for each level you have. 3) It has a functioning brain and can complete complex tasks. 4) It does not appear obviously dead, at least for a day or two.</text:p>
          </text:list-item>
          <text:list-item>
            <text:p text:style-name="P322">☐ Cure Moderate Wounds (Level 3): You staunch bleeding and set bones through magic. Heal an ally you touch of 2d8 damage.</text:p>
          </text:list-item>
          <text:list-item>
            <text:p text:style-name="P322">☐ Darkness (Level 3 <text:span text:style-name="T4">Ongoing</text:span>): Choose an area you can see: it’s filled with supernatural darkness and shadow. While this spell is ongoing you take -1 to cast a spell.</text:p>
          </text:list-item>
          <text:list-item>
            <text:p text:style-name="P322">☐ Resurrection (Level 3): Tell the GM you would like to resurrect a corpse whose soul has not yet fully departed this world. Resurrection is always possible, but the GM will give you one or more (possibly all) of these conditions to fulfill. The GM may, depending on the circumstances, allow you to resurrect the corpse now, with the understanding that the conditions must be met before it’s permanent, or require you to meet the conditions before the corpse is resurrected. 1) It’s going to take days/weeks/months. 2) You must get help from _______________. 3) It will require a lot of money. 4) You must sacrifice _______________ to do it.</text:p>
          </text:list-item>
          <text:list-item>
            <text:p text:style-name="P322">☐ Hold Person (Level 3): Choose a person you can see. Until you cast a spell or leave their presence they cannot act except to speak. This effect ends immediately if the target takes damage from any source.</text:p>
          </text:list-item>
        </text:list>
        <text:h text:style-name="P23" text:outline-level="2"><text:bookmark-start text:name="level-5-spells"/><text:soft-page-break/>Level 5 Spells<text:bookmark-end text:name="level-5-spells"/></text:h>
        <text:list xml:id="list222610189744595" text:continue-list="list222610716211241" text:style-name="WWNum1050">
          <text:list-item>
            <text:p text:style-name="P323">☐ Revelation (Level 5): Your deity answers your prayers with a moment of perfect understanding. The GM will shed light on the current situation. When acting on the information, you take +1 forward.</text:p>
          </text:list-item>
          <text:list-item>
            <text:p text:style-name="P323">☐ Cure Critical Wounds (Level 5): Heal an ally you touch of 3d8 damage.</text:p>
          </text:list-item>
          <text:list-item>
            <text:p text:style-name="P323">☐ Divination (Level 5): Name a person, place, or thing you want to learn about. Your deity grants you visions of the target, as clear as if you were there.</text:p>
          </text:list-item>
          <text:list-item>
            <text:p text:style-name="P323">☐ Contagion (Level 5 <text:span text:style-name="T4">Ongoing</text:span>): Choose a creature you can see. Until you end this spell, the target suffers from a disease of your choice. While this spell is ongoing you take -1 to cast a spell.</text:p>
          </text:list-item>
          <text:list-item>
            <text:p text:style-name="P323">☐ Words of the Unspeaking (Level 5): With a touch you speak to the spirits within things. The non-living object you touch answers three questions you pose, as best it can.</text:p>
          </text:list-item>
          <text:list-item>
            <text:p text:style-name="P323">☐ True Seeing (Level 5 <text:span text:style-name="T4">Ongoing</text:span>): Your vision is opened to the true nature of everything you lay your eyes on. You pierce illusions and see things that have been hidden. The GM will describe the area before you ignoring any illusions and falsehoods, magical or otherwise. While this spell is ongoing you take -1 to cast a spell.</text:p>
          </text:list-item>
          <text:list-item>
            <text:p text:style-name="P323">☐ Trap Soul (Level 5): You trap the soul of a dying creature within a gem. The trapped creature is aware of its imprisonment but can still be manipulated through spells, parley, and other effects. All moves against the trapped creature are at +1. You can free the soul at any time but it can never be recaptured once freed.</text:p>
          </text:list-item>
        </text:list>
        <text:h text:style-name="P23" text:outline-level="2"><text:bookmark-start text:name="level-7-spells"/>Level 7 Spells<text:bookmark-end text:name="level-7-spells"/></text:h>
        <text:list xml:id="list222610490628843" text:continue-list="list222610189744595" text:style-name="WWNum1051">
          <text:list-item>
            <text:p text:style-name="P324">☐ Word of Recall (Level 7): Choose a word. The first time after casting this spell that you speak the chosen word, you and any allies touching you when you cast the spell are immediately returned to the exact spot where you cast the spell. You can only maintain a single location; casting Word of Recall again before speaking the word replaces the earlier spell.</text:p>
          </text:list-item>
          <text:list-item>
            <text:p text:style-name="P324">☐ Heal (Level 7): Touch an ally and you may heal their damage a number of points up to your maximum HP.</text:p>
          </text:list-item>
          <text:list-item>
            <text:p text:style-name="P324">☐ Harm (Level 7): Touch an enemy and strike them with divine wrath—deal 2d8 damage to them and 1d6 damage to yourself. This damage ignores armor.</text:p>
          </text:list-item>
          <text:list-item>
            <text:p text:style-name="P324">☐ Sever (Level 7 <text:span text:style-name="T4">Ongoing</text:span>): Choose an appendage on the target such as an arm, tentacle, or wing. The appendage is magically severed from their body, causing no damage but considerable pain. Missing an appendage may, for example, keep a winged creature from flying, or a bull from goring you on its horns. While this spell is ongoing you take -1 to cast a spell.</text:p>
          </text:list-item>
          <text:list-item>
            <text:p text:style-name="P324">☐ Mark of Death (Level 7): Choose a creature whose true name you know. This spell creates permanent runes on a target surface that will kill that creature, should they read them.</text:p>
          </text:list-item>
          <text:list-item>
            <text:p text:style-name="P324">☐ Control Weather (Level 7): Pray for rain—or sun, wind, or snow. Within a day or so, your god will answer. The weather will change according to your will and last a handful of days.</text:p>
          </text:list-item>
        </text:list>
        <text:h text:style-name="P23" text:outline-level="2"><text:bookmark-start text:name="level-9-spells"/>Level 9 Spells<text:bookmark-end text:name="level-9-spells"/></text:h>
        <text:list xml:id="list222610431941328" text:continue-list="list222610490628843" text:style-name="WWNum1052">
          <text:list-item>
            <text:p text:style-name="P325">☐ Storm of Vengeance (Level 9): Your deity brings the unnatural weather of your choice to pass. Rain of blood or acid, clouds of souls, wind that can carry away buildings, or any other weather you can imagine: ask and it shall come.</text:p>
          </text:list-item>
          <text:list-item>
            <text:p text:style-name="P325">☐ Repair (Level 9): Choose one event in the target’s past. All effects of that event, including damage, poison, disease, and magical effects, are ended and repaired. HP and diseases are healed, poisons are neutralized, magical effects are ended.</text:p>
          </text:list-item>
          <text:list-item>
            <text:p text:style-name="P325">☐ Divine Presence (Level 9 <text:span text:style-name="T4">Ongoing</text:span>): Every creature must ask your leave to enter your presence, and you must give permission aloud for them to enter. Any creature without your leave takes an extra 1d10 damage whenever they take damage in your presence. While this spell is ongoing you take -1 to cast a spell.</text:p>
          </text:list-item>
          <text:list-item>
            <text:p text:style-name="P325">☐ Consume Unlife (Level 9): The mindless undead creature you touch is destroyed and you steal its death energy to heal yourself or the next ally you touch. The amount of damage healed is equal to the HP that the creature had remaining before you destroyed it.</text:p>
          </text:list-item>
          <text:list-item>
            <text:p text:style-name="P325">☐ Plague Level (9 <text:span text:style-name="T4">Ongoing</text:span>): Name a city, town, encampment, or other place where people live. As long as this spell is active that place is beset by a plague appropriate to your deity’s domains (locusts, death of the first born, etc.) While this spell is ongoing you take -1 to cast a spell.</text:p>
          </text:list-item>
        </text:list>
        <text:h text:style-name="P15" text:outline-level="1"/>
        <text:h text:style-name="P20" text:outline-level="1"><text:bookmark-start text:name="the-druid"/><text:soft-page-break/>The Druid<text:bookmark-end text:name="the-druid"/><text:line-break/></text:h>
        <text:list xml:id="list222609905079825" text:continue-list="list222610431941328" text:style-name="WWNum1053">
          <text:list-item>
            <text:p text:style-name="P302">Name:</text:p>
          </text:list-item>
          <text:list-item>
            <text:p text:style-name="P302">Looks:</text:p>
          </text:list-item>
          <text:list-item>
            <text:p text:style-name="P302">Background:</text:p>
          </text:list-item>
          <text:list-item>
            <text:p text:style-name="P302">Level:</text:p>
          </text:list-item>
          <text:list-item>
            <text:p text:style-name="P302">XP:</text:p>
          </text:list-item>
          <text:list-item>
            <text:p text:style-name="P302">Armor:</text:p>
          </text:list-item>
          <text:list-item>
            <text:p text:style-name="P302">Max HP:</text:p>
          </text:list-item>
          <text:list-item>
            <text:p text:style-name="P302">Current HP:</text:p>
          </text:list-item>
          <text:list-item>
            <text:p text:style-name="P302">Carry Weight:</text:p>
          </text:list-item>
          <text:list-item>
            <text:p text:style-name="P302">Damage:</text:p>
          </text:list-item>
        </text:list>
        <text:p text:style-name="P14">Assign these scores (and bonusses) to your stats: 16 (+2), 15 (+1), 13 (+1), 12 (+0), 9 (+0), 8 (-1).</text:p>
        <text:list xml:id="list222610269861377" text:continue-list="list222609905079825" text:style-name="WWNum1054">
          <text:list-item>
            <text:p text:style-name="P303">STR ([ ] Weak -1):</text:p>
          </text:list-item>
          <text:list-item>
            <text:p text:style-name="P303">DEX ([ ] Shaky -1):</text:p>
          </text:list-item>
          <text:list-item>
            <text:p text:style-name="P303">CON ([ ] Sick -1):</text:p>
          </text:list-item>
          <text:list-item>
            <text:p text:style-name="P303">INT ([ ] Stunned -1):</text:p>
          </text:list-item>
          <text:list-item>
            <text:p text:style-name="P303">WIS ([ ] Confused -1):</text:p>
          </text:list-item>
          <text:list-item>
            <text:p text:style-name="P303">CHA ([ ] Scarred -1):</text:p>
          </text:list-item>
        </text:list>
        <text:h text:style-name="P23" text:outline-level="2"><text:bookmark-start text:name="stats-3"/>Stats<text:bookmark-end text:name="stats-3"/></text:h>
        <text:p text:style-name="P10">Your maximum HP is 6+Constitution.</text:p>
        <text:p text:style-name="P11">Your base damage is d6.</text:p>
        <text:h text:style-name="P23" text:outline-level="2"><text:bookmark-start text:name="alignment-3"/>Alignment<text:bookmark-end text:name="alignment-3"/></text:h>
        <text:list xml:id="list222610690984205" text:continue-list="list222610269861377" text:style-name="WWNum1055">
          <text:list-item>
            <text:p text:style-name="P59">☐ Chaotic: Destroy a symbol of civilization.</text:p>
          </text:list-item>
          <text:list-item>
            <text:p text:style-name="P59">☐ Good: Help something or someone grow.</text:p>
          </text:list-item>
          <text:list-item>
            <text:p text:style-name="P59">☐ Neutral: Eliminate an unnatural menace.</text:p>
          </text:list-item>
          <text:list-item>
            <text:p text:style-name="P59">☐ Other: ____________________</text:p>
          </text:list-item>
        </text:list>
        <text:h text:style-name="P23" text:outline-level="2"><text:bookmark-start text:name="race-3"/>Race<text:bookmark-end text:name="race-3"/></text:h>
        <text:list xml:id="list222610211264807" text:continue-list="list222610690984205" text:style-name="WWNum1056">
          <text:list-item>
            <text:p text:style-name="P60">☐ Dwarf: ____________________</text:p>
          </text:list-item>
          <text:list-item>
            <text:p text:style-name="P60">☐ Elf: The sap of the elder trees flows within you. In addition to any other attunements, the Great Forest is always considered your land.</text:p>
          </text:list-item>
          <text:list-item>
            <text:p text:style-name="P60">☐ Halfling: ____________________</text:p>
          </text:list-item>
          <text:list-item>
            <text:p text:style-name="P60">☐ Human: As your people learned to bind animals to field and farm, so too are you bound to them. You may always take the shape of any domesticated animal, in addition to your normal options.</text:p>
          </text:list-item>
        </text:list>
        <text:h text:style-name="P23" text:outline-level="2"><text:bookmark-start text:name="bonds-3"/>Bonds<text:bookmark-end text:name="bonds-3"/></text:h>
        <text:p text:style-name="P10">Fill in the name of one of your companions in at least one:</text:p>
        <text:list xml:id="list222610848353682" text:continue-list="list222610211264807" text:style-name="WWNum1057">
          <text:list-item>
            <text:p text:style-name="P61">_______________ smells more like prey than a hunter.</text:p>
          </text:list-item>
          <text:list-item>
            <text:p text:style-name="P61">The spirits spoke to me of a great danger that follows _______________.</text:p>
          </text:list-item>
          <text:list-item>
            <text:p text:style-name="P61">I have showed _______________ a secret rite of the Land.</text:p>
          </text:list-item>
          <text:list-item>
            <text:p text:style-name="P61">_______________ has tasted my blood and I theirs. We are bound by it.</text:p>
          </text:list-item>
        </text:list>
        <text:h text:style-name="P23" text:outline-level="2"><text:bookmark-start text:name="gear-3"/>Gear<text:bookmark-end text:name="gear-3"/></text:h>
        <text:p text:style-name="P10">Your load is 6+Str. You carry some token of your land, describe it.</text:p>
        <text:p text:style-name="P11">Choose your defenses:</text:p>
        <text:list xml:id="list222610373243987" text:continue-list="list222610848353682" text:style-name="WWNum1058">
          <text:list-item>
            <text:p text:style-name="P62">☐ Hide armor (1 armor, 1 weight)</text:p>
          </text:list-item>
          <text:list-item>
            <text:p text:style-name="P62">☐ Wooden shield (+1 armor, 1 weight)</text:p>
          </text:list-item>
        </text:list>
        <text:p text:style-name="P10">Choose your armament:</text:p>
        <text:list xml:id="list222609757268487" text:continue-list="list222610373243987" text:style-name="WWNum1059">
          <text:list-item>
            <text:p text:style-name="P326">☐ Shillelagh (close, 2 weight)</text:p>
          </text:list-item>
          <text:list-item>
            <text:p text:style-name="P326">☐ Staff (close, two-handed, 1 weight)</text:p>
          </text:list-item>
          <text:list-item>
            <text:p text:style-name="P326">☐ Spear (close, thrown, near, 1 weight) Choose one:</text:p>
          </text:list-item>
          <text:list-item>
            <text:p text:style-name="P326">☐ Adventuring gear (1 weight)</text:p>
          </text:list-item>
          <text:list-item>
            <text:p text:style-name="P326">☐ Poultices and herbs (2 uses, 1 weight)</text:p>
          </text:list-item>
          <text:list-item>
            <text:p text:style-name="P326">☐ Halfling pipeleaf (0 weight)</text:p>
          </text:list-item>
          <text:list-item>
            <text:p text:style-name="P326">☐ 3 antitoxin (0 weight)</text:p>
          </text:list-item>
        </text:list>
        <text:h text:style-name="P23" text:outline-level="2"><text:bookmark-start text:name="class-moves-3"/>Class Moves<text:bookmark-end text:name="class-moves-3"/></text:h>
        <text:p text:style-name="P10">You start with these moves:</text:p>
        <text:h text:style-name="P23" text:outline-level="2"><text:bookmark-start text:name="born-of-the-soil"/>Born of the Soil<text:bookmark-end text:name="born-of-the-soil"/></text:h>
        <text:p text:style-name="P10">You learned your magic in a place whose spirits are strong and ancient and they’ve marked you as one of their own. No matter where you go, they live within you and allow you to take their shape. Choose one of the following. It is the land to which you are attuned—when shapeshifting you may take the shape of any animal who might live in your Land.</text:p>
        <text:list xml:id="list222610727867884" text:continue-list="list222609757268487" text:style-name="WWNum1060">
          <text:list-item>
            <text:p text:style-name="P63">☐ The Great Forests</text:p>
          </text:list-item>
          <text:list-item>
            <text:p text:style-name="P63">☐ The Whispering Plains</text:p>
          </text:list-item>
          <text:list-item>
            <text:p text:style-name="P63">☐ The Vast Desert</text:p>
          </text:list-item>
          <text:list-item>
            <text:p text:style-name="P63">☐ The Stinking Mire</text:p>
          </text:list-item>
          <text:list-item>
            <text:p text:style-name="P63">☐ The River Delta</text:p>
          </text:list-item>
          <text:list-item>
            <text:p text:style-name="P63">☐ The Depths of the Earth</text:p>
          </text:list-item>
          <text:list-item>
            <text:p text:style-name="P63">☐ The Sapphire Islands</text:p>
          </text:list-item>
          <text:list-item>
            <text:p text:style-name="P63">☐ The Open Sea</text:p>
          </text:list-item>
          <text:list-item>
            <text:p text:style-name="P63">☐ The Towering Mountains</text:p>
          </text:list-item>
          <text:list-item>
            <text:p text:style-name="P63">☐ The Frozen North</text:p>
          </text:list-item>
          <text:list-item>
            <text:p text:style-name="P63">☐ The Blasted Wasteland</text:p>
          </text:list-item>
        </text:list>
        <text:p text:style-name="P10">Chose a tell—a physical attribute that marks you as born of the soil—that reflects the spirit of your land. It may be an animal feature like antlers or leopard’s spots or something more general: hair like leaves or eyes of glittering crystal. Your tell remains no matter what shape you take.</text:p>
        <text:h text:style-name="P23" text:outline-level="2"><text:bookmark-start text:name="by-nature-sustained"/>By Nature Sustained<text:bookmark-end text:name="by-nature-sustained"/></text:h>
        <text:p text:style-name="P10">You don’t need to eat or drink. If a move tells you to mark off a ration just ignore it.</text:p>
        <text:h text:style-name="P23" text:outline-level="2"><text:bookmark-start text:name="spirit-tongue"/>Spirit Tongue<text:bookmark-end text:name="spirit-tongue"/></text:h>
        <text:p text:style-name="P10">The grunts, barks, chirps, and calls of the creatures of the wild are as language to you. You can understand any animal native to your land or akin to one whose essence you have studied.</text:p>
        <text:h text:style-name="P23" text:outline-level="2"><text:bookmark-start text:name="shapeshifter"/>Shapeshifter<text:bookmark-end text:name="shapeshifter"/></text:h>
        <text:p text:style-name="P10">When you call upon the spirits to change your shape, roll+Wis. <text:span text:style-name="T3">On a 10+</text:span> hold 3. <text:span text:style-name="T3">On a 7–9</text:span> hold 2. ✴On a miss hold 1 in addition to whatever the GM says.</text:p>
        <text:p text:style-name="P11">You may take on the physical form of any species whose essence you have studied or who lives in your land: you and your possessions meld into a perfect <text:soft-page-break/>copy of the species’ form. You have any innate abilities and weaknesses of the form: claws, wings, gills, breathing water instead of air. You still use your normal stats but some moves may be harder to trigger—a housecat will find it hard to do battle with an ogre. The GM will also tell you one or more moves associated with your new form. Spend 1 hold to make that move. Once you’re out of hold, you return to your natural form. At any time, you may spend all your hold and revert to your natural form.</text:p>
        <text:h text:style-name="P23" text:outline-level="2"><text:bookmark-start text:name="studied-essence"/>Studied Essence<text:bookmark-end text:name="studied-essence"/></text:h>
        <text:p text:style-name="P10">When you <text:span text:style-name="T1">spend time in contemplation of an animal spirit</text:span>, you may add its species to those you can assume using shapeshifting.</text:p>
        <text:h text:style-name="P23" text:outline-level="2"><text:bookmark-start text:name="advanced-moves-3"/>Advanced Moves<text:bookmark-end text:name="advanced-moves-3"/></text:h>
        <text:p text:style-name="P1">When you gain a level from 2–5, choose from these moves.</text:p>
        <text:list xml:id="list222610215679504" text:continue-list="list222610727867884" text:style-name="WWNum1061">
          <text:list-item>
            <text:p text:style-name="P345">☐ Hunter’s Brother: Choose one move from the ranger class list.</text:p>
          </text:list-item>
          <text:list-item>
            <text:p text:style-name="P345">☐ Red of Tooth and Claw: When you <text:span text:style-name="T1">are in an appropriate animal form</text:span> (something dangerous) increase your damage to d8.</text:p>
          </text:list-item>
          <text:list-item>
            <text:p text:style-name="P345">☐ Communion of Whispers: When <text:span text:style-name="T1">you spend time in a place, making note of its resident spirits and calling on the spirits of the land</text:span>, roll+Wis. You will be granted a vision of significance to you, your allies, and the spirits around you. <text:span text:style-name="T3">On a 10+</text:span> the vision will be clear and helpful to you. <text:span text:style-name="T3">On a 7–9</text:span> the vision is unclear, its meaning murky. ✴On a miss, the vision is upsetting, frightening, or traumatizing. The GM will describe it. Take -1 forward.</text:p>
          </text:list-item>
          <text:list-item>
            <text:p text:style-name="P345">☐ Barkskin: So long as your feet touch the ground you have +1 armor.</text:p>
          </text:list-item>
          <text:list-item>
            <text:p text:style-name="P345">☐ Eyes of the Tiger: When you mark an animal (with mud, dirt, or blood) you can see through that animal’s eyes as if they were your own, no matter what distance separates you. Only one animal at a time may be marked in this way.</text:p>
          </text:list-item>
          <text:list-item>
            <text:p text:style-name="P345">☐ Shed: When you <text:span text:style-name="T1">take damage while shapeshifted</text:span> you may choose to revert to your natural form to negate the damage.</text:p>
          </text:list-item>
          <text:list-item>
            <text:p text:style-name="P345">☐ Thing-Talker: You see the spirits in the sand, the sea and the stone. You may now apply your spirit tongue, shapeshifting and studied essence to inanimate natural objects (plants and rocks) or creatures made thereof, as well as animals. Thing- talker forms can be exact copies or can be mobile vaguely humanoid-shaped entities.</text:p>
          </text:list-item>
          <text:list-item>
            <text:p text:style-name="P345">☐ Formcrafter: When you shapeshift choose a stat: you take +1 ongoing to rolls using that stat while shifted. The GM will choose a stat, too: you take -1 ongoing to rolls using that stat while shifted.</text:p>
          </text:list-item>
          <text:list-item>
            <text:p text:style-name="P345">☐ Elemental Mastery: When you <text:span text:style-name="T1">call on the primal spirits of fire, water, earth or air to perform a task for you</text:span> 1) The effect you desire comes to pass. 2) You avoid paying nature’s price. 3) You retain control. roll+Wis. <text:span text:style-name="T3">On a 10+</text:span> choose two. <text:span text:style-name="T3">On a 7–9</text:span> choose one. ✴On a miss, some catastrophe occurs as a result of your calling.</text:p>
          </text:list-item>
          <text:list-item>
            <text:p text:style-name="P345">☐ Balance: When you <text:span text:style-name="T1">deal damage</text:span>, take 1 balance. When you touch someone and channel the spirits of life you may spend balance. For each balance spent, heal 1d4 HP.</text:p>
          </text:list-item>
        </text:list>
        <text:p text:style-name="P1">When you gain a level from 6–10, choose from these moves or the level 2–5 moves.</text:p>
        <text:list xml:id="list222610377436234" text:continue-list="list222610215679504" text:style-name="WWNum1062">
          <text:list-item>
            <text:p text:style-name="P346">☐ Embracing No Form: When you shapeshift, roll 1d4 and add that total to your hold.</text:p>
          </text:list-item>
          <text:list-item>
            <text:p text:style-name="P346">☐ Doppelgänger’s Dance: You are able to study the essence of specific individuals to take their exact form, including men, elves, or the like. Suppressing your tell is possible, but if you do, take -1 ongoing until you return to your own form.</text:p>
          </text:list-item>
          <text:list-item>
            <text:p text:style-name="P346">☐ Blood and Thunder (Replaces: Red of Tooth and Claw): When you <text:span text:style-name="T1">are in an appropriate animal form</text:span> (something dangerous) increase your damage to d10.</text:p>
          </text:list-item>
          <text:list-item>
            <text:p text:style-name="P346">☐ The Druid Sleep: When you take this move, the next opportunity that you have safety and time to spend in an appropriate location, you may attune yourself to a new land. This effect occurs only once and the GM will tell you how long it will take and what cost you must pay. From then on, you are considered to be born of the soil in both lands.</text:p>
          </text:list-item>
          <text:list-item>
            <text:p text:style-name="P346">☐ World-Talker (Requires: Thing-Talker): You see the patterns that make up the fabric of the world. You may now apply your spirit tongue, shapeshifter and studied essence moves to pure elements—fire, water, air and earth.</text:p>
          </text:list-item>
          <text:list-item>
            <text:p text:style-name="P346">☐ Stalker’s Sister: Choose one move from the ranger class list.</text:p>
          </text:list-item>
          <text:list-item>
            <text:p text:style-name="P346">☐ Formshaper (Requires: Formcrafter): You may increase your armor by 1 or deal an additional +1d4 damage while in an animal form. Choose which when you shapeshift.</text:p>
          </text:list-item>
          <text:list-item>
            <text:p text:style-name="P346">☐ Chimera: When you shapeshift, you may create a merged form of up to three different shapes. You may be a bear with the wings of an eagle and the head of a ram, for example. Each feature will grant you a different move to make. Your chimera form follows the same rules as shapeshifter otherwise.</text:p>
          </text:list-item>
          <text:list-item>
            <text:p text:style-name="P346">☐ Weather Weaver: When you are under open skies when the sun rises the GM will ask you what the weather will be that day. Tell them whatever you like, it comes to pass.</text:p>
          </text:list-item>
        </text:list>
        <text:h text:style-name="P15" text:outline-level="1"><text:bookmark-start text:name="the-fighter"/><text:soft-page-break/>The Fighter<text:bookmark-end text:name="the-fighter"/></text:h>
        <text:list xml:id="list222609690813596" text:continue-list="list222610377436234" text:style-name="WWNum1063">
          <text:list-item>
            <text:p text:style-name="P304">Name:</text:p>
          </text:list-item>
          <text:list-item>
            <text:p text:style-name="P304">Looks:</text:p>
          </text:list-item>
          <text:list-item>
            <text:p text:style-name="P304">Description:</text:p>
          </text:list-item>
          <text:list-item>
            <text:p text:style-name="P304">Background:</text:p>
          </text:list-item>
          <text:list-item>
            <text:p text:style-name="P304">Level:</text:p>
          </text:list-item>
          <text:list-item>
            <text:p text:style-name="P304">XP:</text:p>
          </text:list-item>
          <text:list-item>
            <text:p text:style-name="P304">Armor:</text:p>
          </text:list-item>
          <text:list-item>
            <text:p text:style-name="P304">Max HP:</text:p>
          </text:list-item>
          <text:list-item>
            <text:p text:style-name="P304">Current HP:</text:p>
          </text:list-item>
          <text:list-item>
            <text:p text:style-name="P304">Carry Weight:</text:p>
          </text:list-item>
          <text:list-item>
            <text:p text:style-name="P304">Damage:</text:p>
          </text:list-item>
        </text:list>
        <text:p text:style-name="P14">Assign these scores (and bonuses) to your stats: 16 (+2), 15 (+1), 13 (+1), 12 (+0), 9 (+0), 8 (-1).</text:p>
        <text:list xml:id="list222611633399237" text:continue-list="list222609690813596" text:style-name="WWNum1064">
          <text:list-item>
            <text:p text:style-name="P305">STR ([ ] Weak -1):</text:p>
          </text:list-item>
          <text:list-item>
            <text:p text:style-name="P305">DEX ([ ] Shaky -1):</text:p>
          </text:list-item>
          <text:list-item>
            <text:p text:style-name="P305">CON ([ ] Sick -1):</text:p>
          </text:list-item>
          <text:list-item>
            <text:p text:style-name="P305">INT ([ ] Stunned -1):</text:p>
          </text:list-item>
          <text:list-item>
            <text:p text:style-name="P305">WIS ([ ] Confused -1):</text:p>
          </text:list-item>
          <text:list-item>
            <text:p text:style-name="P305">CHA ([ ] Scarred -1):</text:p>
          </text:list-item>
        </text:list>
        <text:h text:style-name="P23" text:outline-level="2"><text:bookmark-start text:name="stats-4"/>Stats<text:bookmark-end text:name="stats-4"/></text:h>
        <text:p text:style-name="P10">Your maximum HP is 10+Constitution.</text:p>
        <text:p text:style-name="P11">Your base damage is d10.</text:p>
        <text:h text:style-name="P23" text:outline-level="2"><text:bookmark-start text:name="alignment-4"/>Alignment<text:bookmark-end text:name="alignment-4"/></text:h>
        <text:p text:style-name="P10">Choose an alignment:</text:p>
        <text:list xml:id="list222610517199781" text:continue-list="list222611633399237" text:style-name="WWNum1065">
          <text:list-item>
            <text:p text:style-name="P64">☐ Good: Defend those weaker than you.</text:p>
          </text:list-item>
          <text:list-item>
            <text:p text:style-name="P64">☐ Neutral: Defeat a worthy opponent.</text:p>
          </text:list-item>
          <text:list-item>
            <text:p text:style-name="P64">☐ Evil: Kill a defenseless or surrendered enemy.</text:p>
          </text:list-item>
        </text:list>
        <text:h text:style-name="P23" text:outline-level="2"><text:bookmark-start text:name="race-4"/>Race<text:bookmark-end text:name="race-4"/></text:h>
        <text:list xml:id="list222611204773602" text:continue-list="list222610517199781" text:style-name="WWNum1066">
          <text:list-item>
            <text:p text:style-name="P65">☐ Dwarf: When you <text:span text:style-name="T1">share a drink with someone</text:span>, you may parley with them using CON instead of CHA.</text:p>
          </text:list-item>
          <text:list-item>
            <text:p text:style-name="P65">☐ Elf: Choose one weapon—you can always treat weapons of that type as if they had the precise tag.</text:p>
          </text:list-item>
          <text:list-item>
            <text:p text:style-name="P65">☐ Halfling: When you defy danger and <text:span text:style-name="T1">use your small size to your advantage</text:span>, take +1.</text:p>
          </text:list-item>
          <text:list-item>
            <text:p text:style-name="P65">☐ Human: Once per battle you may reroll a single damage roll (yours or someone else’s).</text:p>
          </text:list-item>
        </text:list>
        <text:h text:style-name="P23" text:outline-level="2"><text:bookmark-start text:name="bonds-4"/>Bonds<text:bookmark-end text:name="bonds-4"/></text:h>
        <text:p text:style-name="P10">Fill in the name of one of your companions in at least one:</text:p>
        <text:list xml:id="list222611247946569" text:continue-list="list222611204773602" text:style-name="WWNum1067">
          <text:list-item>
            <text:p text:style-name="P66">_______________ owes me their life, whether they admit it or not.</text:p>
          </text:list-item>
          <text:list-item>
            <text:p text:style-name="P66">I have sworn to protect _______________.</text:p>
          </text:list-item>
          <text:list-item>
            <text:p text:style-name="P66">I worry about the ability of _______________ to survive in the dungeon.</text:p>
          </text:list-item>
          <text:list-item>
            <text:p text:style-name="P66">_______________ is soft, but I will make them hard like me.</text:p>
          </text:list-item>
        </text:list>
        <text:h text:style-name="P23" text:outline-level="2"><text:bookmark-start text:name="gear-4"/>Gear<text:bookmark-end text:name="gear-4"/></text:h>
        <text:p text:style-name="P10">Your load is 12+Str. You carry your signature weapon and dungeon rations (5 uses, 1 weight). Choose your defenses:</text:p>
        <text:list xml:id="list222609707209601" text:continue-list="list222611247946569" text:style-name="WWNum1068">
          <text:list-item>
            <text:p text:style-name="P67">☐ Chainmail (1 armor, 1 weight) and adventuring gear (1 weight)</text:p>
          </text:list-item>
          <text:list-item>
            <text:p text:style-name="P67">☐ Scale armor (2 armor, 3 weight)</text:p>
          </text:list-item>
        </text:list>
        <text:p text:style-name="P10">Choose two:</text:p>
        <text:list xml:id="list222611207159633" text:continue-list="list222609707209601" text:style-name="WWNum1069">
          <text:list-item>
            <text:p text:style-name="P68">☐ 2 Healing potions (0 weight)</text:p>
          </text:list-item>
          <text:list-item>
            <text:p text:style-name="P68">☐ Shield (+1 armor, 2 weight)</text:p>
          </text:list-item>
          <text:list-item>
            <text:p text:style-name="P68">☐ Antitoxin (0 weight), dungeon rations (1 weight), and poultices and herbs (1 weight)</text:p>
          </text:list-item>
          <text:list-item>
            <text:p text:style-name="P68">☐ 22 coins</text:p>
          </text:list-item>
        </text:list>
        <text:h text:style-name="P23" text:outline-level="2"><text:bookmark-start text:name="class-moves-4"/>Class Moves<text:bookmark-end text:name="class-moves-4"/></text:h>
        <text:p text:style-name="P10">You start with these moves:</text:p>
        <text:h text:style-name="P23" text:outline-level="2"><text:bookmark-start text:name="bend-bars-lift-gates"/>Bend Bars, Lift Gates<text:bookmark-end text:name="bend-bars-lift-gates"/></text:h>
        <text:p text:style-name="P10">When you <text:span text:style-name="T1">use pure strength to destroy an inanimate obstacle</text:span>, roll+Str. <text:span text:style-name="T3">On a 10+</text:span>, choose 3. <text:span text:style-name="T3">On a 7-9</text:span> choose 2.</text:p>
        <text:list xml:id="list222611441568850" text:continue-list="list222611207159633" text:style-name="WWNum1070">
          <text:list-item>
            <text:p text:style-name="P69">It doesn’t take a very long time</text:p>
          </text:list-item>
          <text:list-item>
            <text:p text:style-name="P69">Nothing of value is damaged</text:p>
          </text:list-item>
          <text:list-item>
            <text:p text:style-name="P69">It doesn’t make an inordinate amount of noise</text:p>
          </text:list-item>
          <text:list-item>
            <text:p text:style-name="P69">You can fix the thing again without a lot of effort</text:p>
          </text:list-item>
        </text:list>
        <text:h text:style-name="P23" text:outline-level="2"><text:bookmark-start text:name="armored"/>Armored<text:bookmark-end text:name="armored"/></text:h>
        <text:p text:style-name="P10">You ignore the clumsy tag on armor you wear.</text:p>
        <text:h text:style-name="P23" text:outline-level="2"><text:bookmark-start text:name="signature-weapon"/>Signature Weapon<text:bookmark-end text:name="signature-weapon"/></text:h>
        <text:p text:style-name="P10">This is your weapon. There are many like it, but this one is yours. Your weapon is your best friend. It is your life. You master it as you master your life. Your weapon, without you, is useless. Without your weapon, you are useless. You must wield your weapon true.</text:p>
        <text:p text:style-name="P11">Choose a base description, all are 2 weight:</text:p>
        <text:list xml:id="list222611657767213" text:continue-list="list222611441568850" text:style-name="WWNum1071">
          <text:list-item>
            <text:p text:style-name="P70">☐ Sword</text:p>
          </text:list-item>
          <text:list-item>
            <text:p text:style-name="P70">☐ Axe</text:p>
          </text:list-item>
          <text:list-item>
            <text:p text:style-name="P70">☐ Hammer</text:p>
          </text:list-item>
          <text:list-item>
            <text:p text:style-name="P70">☐ Spear</text:p>
          </text:list-item>
          <text:list-item>
            <text:p text:style-name="P70">☐ Flail</text:p>
          </text:list-item>
          <text:list-item>
            <text:p text:style-name="P70">☐ Fists</text:p>
          </text:list-item>
        </text:list>
        <text:p text:style-name="P10">Choose the range that best fits your weapon:</text:p>
        <text:list xml:id="list222609647592075" text:continue-list="list222611657767213" text:style-name="WWNum1072">
          <text:list-item>
            <text:p text:style-name="P71">☐ Hand</text:p>
          </text:list-item>
          <text:list-item>
            <text:p text:style-name="P71">☐ Close</text:p>
          </text:list-item>
          <text:list-item>
            <text:p text:style-name="P71">☐ Reach</text:p>
          </text:list-item>
        </text:list>
        <text:p text:style-name="P10">Choose two enhancements:</text:p>
        <text:list xml:id="list222610091940301" text:continue-list="list222609647592075" text:style-name="WWNum1073">
          <text:list-item>
            <text:p text:style-name="P72">☐ Hooks and spikes. +1 damage, but +1 weight.</text:p>
          </text:list-item>
          <text:list-item>
            <text:p text:style-name="P72">☐ Sharp. +2 piercing.</text:p>
          </text:list-item>
          <text:list-item>
            <text:p text:style-name="P72">☐ Perfectly weighted. Add precise.</text:p>
          </text:list-item>
          <text:list-item>
            <text:p text:style-name="P72">☐ Serrated edges. +1 damage.</text:p>
          </text:list-item>
          <text:list-item>
            <text:p text:style-name="P72">☐ Glows in the presence of one type of creature, your choice.</text:p>
          </text:list-item>
          <text:list-item>
            <text:p text:style-name="P72">☐ Huge. Add messy and forceful.</text:p>
          </text:list-item>
          <text:list-item>
            <text:p text:style-name="P72">☐ Versatile. Choose an additional range.</text:p>
          </text:list-item>
          <text:list-item>
            <text:p text:style-name="P72">☐ Well-crafted. -1 weight.</text:p>
          </text:list-item>
        </text:list>
        <text:p text:style-name="P10">Choose a look:</text:p>
        <text:list xml:id="list222610624767306" text:continue-list="list222610091940301" text:style-name="WWNum1074">
          <text:list-item>
            <text:p text:style-name="P73">☐ Ancient</text:p>
          </text:list-item>
          <text:list-item>
            <text:p text:style-name="P73">☐ Unblemished</text:p>
          </text:list-item>
          <text:list-item>
            <text:p text:style-name="P73">☐ Ornate</text:p>
          </text:list-item>
          <text:list-item>
            <text:p text:style-name="P73">☐ Blood-stained</text:p>
          </text:list-item>
          <text:list-item>
            <text:p text:style-name="P73">☐ Sinister</text:p>
          </text:list-item>
        </text:list>
        <text:h text:style-name="P23" text:outline-level="2"><text:bookmark-start text:name="advanced-moves-4"/><text:soft-page-break/>Advanced Moves<text:bookmark-end text:name="advanced-moves-4"/></text:h>
        <text:p text:style-name="P10">When you gain a level from 2-5, choose from these moves.</text:p>
        <text:list xml:id="list222609756262831" text:continue-list="list222610624767306" text:style-name="WWNum1075">
          <text:list-item>
            <text:p text:style-name="P327">☐ Merciless: When you deal damage, deal +1d4 damage.</text:p>
          </text:list-item>
          <text:list-item>
            <text:p text:style-name="P327">☐ Heirloom: When you <text:span text:style-name="T1">consult the spirits that reside within your signature weapon</text:span>, they will give you an insight relating to the current situation, and might ask you some questions in return, roll+CHA. <text:span text:style-name="T3">On a 10+</text:span>, the GM will give you good detail. <text:span text:style-name="T3">On a 7-9</text:span>, the GM will give you an impression.</text:p>
          </text:list-item>
          <text:list-item>
            <text:p text:style-name="P327">☐ Armor Mastery: When you <text:span text:style-name="T1">make your armor take the brunt of damage dealt to you</text:span>, the damage is negated but you must reduce the armor value of your armor or shield (your choice) by 1. The value is reduced each time you make this choice. If the reduction leaves the item with 0 armor it is destroyed.</text:p>
          </text:list-item>
          <text:list-item>
            <text:p text:style-name="P327">☐ Improved Weapon: Choose one extra enhancement for your signature weapon.</text:p>
          </text:list-item>
          <text:list-item>
            <text:p text:style-name="P327">☐ Seeing Red: When you discern realities during combat, you take +1.</text:p>
          </text:list-item>
          <text:list-item>
            <text:p text:style-name="P327">☐ Interrogator: When you <text:span text:style-name="T1">parley using threats of impending violence as leverage</text:span>, you may use STR instead of CHA.</text:p>
          </text:list-item>
          <text:list-item>
            <text:p text:style-name="P327">☐ Scent of Blood: When you hack and slash an enemy, your next attack against that same foe deals +1d4 damage.</text:p>
          </text:list-item>
          <text:list-item>
            <text:p text:style-name="P327">☐ Multiclass Dabbler: Get one move from another class. Treat your level as one lower for choosing the move.</text:p>
          </text:list-item>
          <text:list-item>
            <text:p text:style-name="P327">☐ Iron Hide: You gain +1 armor.</text:p>
          </text:list-item>
          <text:list-item>
            <text:p text:style-name="P327">☐ Blacksmith: When you have access to a forge you can graft the magical powers of a weapon onto your signature weapon. This process destroys the magical weapon. Your signature weapon gains the magical powers of the destroyed weapon.</text:p>
          </text:list-item>
        </text:list>
        <text:p text:style-name="P10">When you gain a level from 6-10, choose from these moves or the level 2-5 moves.</text:p>
        <text:list xml:id="list222610467833237" text:continue-list="list222609756262831" text:style-name="WWNum1076">
          <text:list-item>
            <text:p text:style-name="P328">☐ Bloodthirsty (Replaces: Merciless): When you deal damage, deal +1d8 damage.</text:p>
          </text:list-item>
          <text:list-item>
            <text:p text:style-name="P328">☐ Armored Perfection (Replaces: Armor Mastery): When you <text:span text:style-name="T1">choose to let your armor take the brunt of damage dealt to you</text:span>, the damage is negated and you take +1 forward against the attacker, but you must reduce the armor value of your armor or shield (your choice) by 1. The value is reduced each time you make this choice. If the reduction leaves the item with 0 armor it is destroyed.</text:p>
          </text:list-item>
          <text:list-item>
            <text:p text:style-name="P328">☐ Evil Eye (Requires: Seeing Red): When you <text:span text:style-name="T1">enter combat</text:span>, roll+CHA. <text:span text:style-name="T3">On a 10+</text:span>, hold 2. <text:span text:style-name="T3">On a 7-9</text:span>, hold 1. Spend your hold to make eye contact with an NPC present, who freezes or flinches and can’t act until you break it off. ✴On a 6-, your enemies immediately identify you as their biggest threat.</text:p>
          </text:list-item>
          <text:list-item>
            <text:p text:style-name="P328">☐ Taste of Blood (Replaces: Scent of Blood): When you hack and slash an enemy, your next attack against that same foe deals +1d8 damage.</text:p>
          </text:list-item>
          <text:list-item>
            <text:p text:style-name="P328">☐ Multiclass Initiate (Required: Multiclass Dabbler): Get one move from another class. Treat your level as one lower for choosing the move.</text:p>
          </text:list-item>
          <text:list-item>
            <text:p text:style-name="P328">☐ Steel Hide (Replaces: Iron Hide): You gain +2 armor.</text:p>
          </text:list-item>
          <text:list-item>
            <text:p text:style-name="P328">☐ Through Death’s Eyes: When you <text:span text:style-name="T1">go into battle</text:span>, roll+WIS. <text:span text:style-name="T3">On a 10+</text:span>, name someone who will live <text:span text:style-name="T1">and</text:span> someone who will die. <text:span text:style-name="T3">On a 7-9</text:span>, name someone who will live <text:span text:style-name="T1">or</text:span> someone who will die. Name NPCs, not player characters. The GM will make your vision come true, if it’s even remotely possible. ✴On a 6- you see your own death and consequently take -1 ongoing throughout the battle.</text:p>
          </text:list-item>
          <text:list-item>
            <text:p text:style-name="P328">☐ Eye for Weaponry: When you look over an enemy’s weaponry, ask the GM how much damage they do.</text:p>
          </text:list-item>
          <text:list-item>
            <text:p text:style-name="P328">☐ Superior Warrior: When you hack and slash on a 12+ you deal your damage, avoid their attack, and impress, dismay, or frighten your enemy.</text:p>
          </text:list-item>
        </text:list>
        <text:h text:style-name="P15" text:outline-level="1"/>
        <text:h text:style-name="P20" text:outline-level="1"><text:bookmark-start text:name="fire-elementalist"/><text:soft-page-break/>Fire Elementalist<text:bookmark-end text:name="fire-elementalist"/><text:line-break/></text:h>
        <text:list xml:id="list222610170802136" text:continue-list="list222610467833237" text:style-name="WWNum1077">
          <text:list-item>
            <text:p text:style-name="P306">Name:</text:p>
          </text:list-item>
          <text:list-item>
            <text:p text:style-name="P306">Looks:</text:p>
          </text:list-item>
          <text:list-item>
            <text:p text:style-name="P306">Description:</text:p>
          </text:list-item>
          <text:list-item>
            <text:p text:style-name="P306">Background:</text:p>
          </text:list-item>
          <text:list-item>
            <text:p text:style-name="P306">Level:</text:p>
          </text:list-item>
          <text:list-item>
            <text:p text:style-name="P306">XP:</text:p>
          </text:list-item>
          <text:list-item>
            <text:p text:style-name="P306">Armor:</text:p>
          </text:list-item>
          <text:list-item>
            <text:p text:style-name="P306">Max HP:</text:p>
          </text:list-item>
          <text:list-item>
            <text:p text:style-name="P306">Current HP:</text:p>
          </text:list-item>
          <text:list-item>
            <text:p text:style-name="P306">Carry Weight:</text:p>
          </text:list-item>
          <text:list-item>
            <text:p text:style-name="P306">Damage:</text:p>
          </text:list-item>
        </text:list>
        <text:p text:style-name="P14">Assign these scores (and bonuses) to your stats: 16 (+2), 15 (+1), 13 (+1), 12 (+0), 9 (+0), 8 (-1).</text:p>
        <text:list xml:id="list222611252714355" text:continue-list="list222610170802136" text:style-name="WWNum1078">
          <text:list-item>
            <text:p text:style-name="P307">STR ([ ] Weak -1):</text:p>
          </text:list-item>
          <text:list-item>
            <text:p text:style-name="P307">DEX ([ ] Shaky -1):</text:p>
          </text:list-item>
          <text:list-item>
            <text:p text:style-name="P307">CON ([ ] Sick -1):</text:p>
          </text:list-item>
          <text:list-item>
            <text:p text:style-name="P307">INT ([ ] Stunned -1):</text:p>
          </text:list-item>
          <text:list-item>
            <text:p text:style-name="P307">WIS ([ ] Confused -1):</text:p>
          </text:list-item>
          <text:list-item>
            <text:p text:style-name="P307">CHA ([ ] Scarred -1):</text:p>
          </text:list-item>
        </text:list>
        <text:h text:style-name="P23" text:outline-level="2"><text:bookmark-start text:name="stats-5"/>Stats<text:bookmark-end text:name="stats-5"/></text:h>
        <text:p text:style-name="P10">Your maximum HP is 4+Constitution.</text:p>
        <text:p text:style-name="P11">Your base damage is d8.</text:p>
        <text:h text:style-name="P23" text:outline-level="2"><text:bookmark-start text:name="alignment-5"/>Alignment<text:bookmark-end text:name="alignment-5"/></text:h>
        <text:list xml:id="list222609539850731" text:continue-list="list222611252714355" text:style-name="WWNum1079">
          <text:list-item>
            <text:p text:style-name="P74">☐ Evil: Sacrifice an unwilling victim to the flames.</text:p>
          </text:list-item>
          <text:list-item>
            <text:p text:style-name="P74">☐ Chaotic: Spread a dangerous new idea.</text:p>
          </text:list-item>
          <text:list-item>
            <text:p text:style-name="P74">☐ Neutral: Exchange a sacrifice, freely given, for a service rendered.</text:p>
          </text:list-item>
        </text:list>
        <text:h text:style-name="P23" text:outline-level="2"><text:bookmark-start text:name="race-5"/>Race<text:bookmark-end text:name="race-5"/></text:h>
        <text:list xml:id="list222609890061141" text:continue-list="list222609539850731" text:style-name="WWNum1080">
          <text:list-item>
            <text:p text:style-name="P75">☐ Human: When you Make Camp next to a large, open flame, regain all of your HP.</text:p>
          </text:list-item>
          <text:list-item>
            <text:p text:style-name="P75">☐ Salamander: Non-magical heat and fire cannot harm you.</text:p>
          </text:list-item>
          <text:list-item>
            <text:p text:style-name="P75">☐ Other: ____________________</text:p>
          </text:list-item>
        </text:list>
        <text:h text:style-name="P23" text:outline-level="2"><text:bookmark-start text:name="bonds-5"/>Bonds<text:bookmark-end text:name="bonds-5"/></text:h>
        <text:p text:style-name="P10">Fill in the name of one of your companions in at least one:</text:p>
        <text:list xml:id="list222611581914884" text:continue-list="list222609890061141" text:style-name="WWNum1081">
          <text:list-item>
            <text:p text:style-name="P76">_______________ has felt the hellish touch of fire, now they know my strength.</text:p>
          </text:list-item>
          <text:list-item>
            <text:p text:style-name="P76">I will teach _______________ the true meaning of sacrifice.</text:p>
          </text:list-item>
          <text:list-item>
            <text:p text:style-name="P76">I cast something into the fire for _______________ and still owe them their due.</text:p>
          </text:list-item>
        </text:list>
        <text:h text:style-name="P23" text:outline-level="2"><text:bookmark-start text:name="gear-5"/>Gear<text:bookmark-end text:name="gear-5"/></text:h>
        <text:p text:style-name="P10">Your Load is 9+STR.</text:p>
        <text:p text:style-name="P11">You carry no weapon and need no armor but the flames the burn within you. You begin with a symbol of your sacrifices past, Adventuring Gear (5 uses, 1 weight) and 1 healing potion. Then choose two:</text:p>
        <text:list xml:id="list222610259984745" text:continue-list="list222611581914884" text:style-name="WWNum1082">
          <text:list-item>
            <text:p text:style-name="P77">☐ Dungeon Rations (5 uses, 1 weight)</text:p>
          </text:list-item>
          <text:list-item>
            <text:p text:style-name="P77">☐ 1 Healing Potion (0 weight)</text:p>
          </text:list-item>
          <text:list-item>
            <text:p text:style-name="P77">☐ 10 coins</text:p>
          </text:list-item>
        </text:list>
        <text:h text:style-name="P23" text:outline-level="2"><text:bookmark-start text:name="class-moves-5"/>Class Moves<text:bookmark-end text:name="class-moves-5"/></text:h>
        <text:p text:style-name="P10">You start with these moves:</text:p>
        <text:h text:style-name="P23" text:outline-level="2"><text:bookmark-start text:name="burning-brand"/>Burning Brand<text:bookmark-end text:name="burning-brand"/></text:h>
        <text:p text:style-name="P10">When you conjure a weapon of pure flame. You may use STR or DEX when you attack. The weapon always begins with the fiery, touch, dangerous, and hold 3. Each attack with the weapon consumes one hold. Roll+CON. <text:span text:style-name="T3">On a 10+</text:span> choose two of the following tags, <text:span text:style-name="T3">On a 7-9</text:span> choose one.</text:p>
        <text:list xml:id="list222609636496541" text:continue-list="list222610259984745" text:style-name="WWNum1083">
          <text:list-item>
            <text:p text:style-name="P78">☐ hand</text:p>
          </text:list-item>
          <text:list-item>
            <text:p text:style-name="P78">☐ thrown, near</text:p>
          </text:list-item>
          <text:list-item>
            <text:p text:style-name="P78">☐ +1 damage</text:p>
          </text:list-item>
          <text:list-item>
            <text:p text:style-name="P78">☐ remove the dangerous tag</text:p>
          </text:list-item>
        </text:list>
        <text:h text:style-name="P23" text:outline-level="2"><text:bookmark-start text:name="fighting-fire-with-fire"/>Fighting Fire With Fire<text:bookmark-end text:name="fighting-fire-with-fire"/></text:h>
        <text:p text:style-name="P10">When you take damage, and that damage is odd (after armor) the flames within you come to your aid. Roll 1d4 and either add that many uses to your burning brand (if active), take that result forward to summon your burning brand, or reduce the damage by that amount, your choice.</text:p>
        <text:h text:style-name="P23" text:outline-level="2"><text:bookmark-start text:name="control-flame"/>Control Flame<text:bookmark-end text:name="control-flame"/></text:h>
        <text:p text:style-name="P10">When you bend non-magical flame to your will, roll+WIS. <text:span text:style-name="T3">On a 10+</text:span> it does as you command, taking the shape and movement you desire for as long as it has fuel on which to burn. <text:span text:style-name="T3">On a 7-9</text:span> the effect is short-lived, lasting only a moment.</text:p>
        <text:h text:style-name="P23" text:outline-level="2"><text:bookmark-start text:name="personal-incandescence"/>Personal Incandescence<text:bookmark-end text:name="personal-incandescence"/></text:h>
        <text:p text:style-name="P10">When you gaze intensely into someone eyes, you may ask their player “what fuels the flames of your desire?” Roll+CHA. <text:span text:style-name="T3">On a 10+</text:span> they’ll answer with the truth, even if the character does not know or would otherwise keep this hidden. <text:span text:style-name="T3">On a 7-9</text:span> they will answer, but you are also compelled to answer.</text:p>
        <text:h text:style-name="P23" text:outline-level="2"><text:bookmark-start text:name="hand-crafted"/>Hand Crafted<text:bookmark-end text:name="hand-crafted"/></text:h>
        <text:p text:style-name="P10">You may use your hands in place of tools and fire to craft metal objects. Mundane weapons, armor and metal jewelry can all be formed from their raw components. You may unmake these things, as well, but to do so without time and safety might require that you Defy Danger first.</text:p>
        <text:h text:style-name="P23" text:outline-level="2"><text:bookmark-start text:name="advanced-moves-5"/>Advanced Moves<text:bookmark-end text:name="advanced-moves-5"/></text:h>
        <text:p text:style-name="P10">When you gain a level from 2-5, choose from these moves.</text:p>
        <text:list xml:id="list222610588864636" text:continue-list="list222609636496541" text:style-name="WWNum1084">
          <text:list-item>
            <text:p text:style-name="P329">☐ Lore of Flame: When you stare into a source of fire, looking for answers, roll+WIS <text:span text:style-name="T3">On a 10+</text:span>, the GM will tell you something new and interesting about the current situation. On a 10+, the GM will give you good detail. <text:span text:style-name="T3">On a 7–9</text:span>, the GM will give you an impression. If you already know all there is to know, the GM will tell you that.</text:p>
          </text:list-item>
          <text:list-item>
            <text:p text:style-name="P329">☐ Burns Twice as Bright: When you channel the flames of fate, you may treat a missed roll as a 7-9 or a 7-9 result as a 10+. <text:soft-page-break/>This may be a roll you or another character has made. Tell the GM something you’ve lost; an emotion, a memory or some innate piece of your being. You may not use this move again until you’ve used Burns Half As Long.</text:p>
          </text:list-item>
          <text:list-item>
            <text:p text:style-name="P329">☐ Burns Half as Long: You gain this move when you gain Burns Twice as Bright. When you sacrifice a victory to the flames of fate, treat any roll of 10+ as a miss.</text:p>
          </text:list-item>
          <text:list-item>
            <text:p text:style-name="P329">☐ This Killing Fire: Add the following tags to your options for Burning Brand: messy, forceful, reach, near, far.</text:p>
          </text:list-item>
          <text:list-item>
            <text:p text:style-name="P329">☐ Firebrand: When you introduce a new idea to an NPC, roll+CHA. <text:span text:style-name="T3">On a 10+</text:span> They believe the idea to be their own and take to it with fervor <text:span text:style-name="T3">On a 7-9</text:span>, Their passion fades after a day or two. On a miss, they respond negatively, speaking out against the idea.</text:p>
          </text:list-item>
          <text:list-item>
            <text:p text:style-name="P329">☐ Ogdru Jahad: Gain the Wizard move Ritual. The GM will always tell you what you have to sacrifice to gain the effect you desire.</text:p>
          </text:list-item>
          <text:list-item>
            <text:p text:style-name="P329">☐ Moth to the Flame: When you tempt a weak mind with your inner fire, roll+WIS. <text:span text:style-name="T3">On a 10+</text:span> their will is suppressed, they’ll follow you and do as you desire, so long as nothing startles or surprises them. <text:span text:style-name="T3">On a 7-9</text:span>, the effect is only strong enough to distract or confuse them. On a miss, they become agitated and upset, your fire having sparked their hidden desires.</text:p>
          </text:list-item>
          <text:list-item>
            <text:p text:style-name="P329">☐ Burning Bridges: When you would take your last breath, roll+Bonds. <text:span text:style-name="T3">On a 10+</text:span> you don’t have to roll Last Breath. You may erase one of your Bonds. This is permanent and lowers your total available Bonds forever. You are alive and have 1d6 hp. <text:span text:style-name="T3">On a 7-9</text:span>, you must roll Last Breath, but take a +1. <text:span text:style-name="T3">On a 6-</text:span> take your last breath as normal.</text:p>
          </text:list-item>
          <text:list-item>
            <text:p text:style-name="P329">☐ The Enkindler: When you bolster the courage of others roll+CHA. <text:span text:style-name="T3">On a 10+</text:span> they shake off all fear and doubt, becoming brave in an instant. <text:span text:style-name="T3">On a 7-9</text:span>, this effect is fleeting, they realize its superficiality and resort to cowardice after a moment or two. On a miss, they’re cowed or terrified by your presence.</text:p>
          </text:list-item>
          <text:list-item>
            <text:p text:style-name="P329">☐ Sick Burn: When you insult an NPC, roll + CHA. <text:span text:style-name="T3">On a 10+</text:span> you leave them no room to react, they bear your insult and the scorn of all who hear it. <text:span text:style-name="T3">On a 7-9</text:span> you cross a line, they will have their revenge, someday. On a miss you’ve gone too far, they blow up here and now.</text:p>
          </text:list-item>
        </text:list>
        <text:p text:style-name="P10">When you gain a level from 6-10, choose from these moves or the level 2-5 moves.</text:p>
        <text:list xml:id="list222611065465568" text:continue-list="list222610588864636" text:style-name="WWNum1085">
          <text:list-item>
            <text:p text:style-name="P330">☐ From Hell’s Heart: Whenever you summon fire with any of your moves, you can replace it with the black fires of hell itself. This fire does not burn with heat and ignores armor, scorching the soul itself. Those creatures without souls cannot be harmed by this type of flame.</text:p>
          </text:list-item>
          <text:list-item>
            <text:p text:style-name="P330">☐ Burning Ring Of Fire: When you fuse a willing person’s soul to yours, roll+CHA. <text:span text:style-name="T3">On a 10+</text:span> you are bound together, able to sense each other at any distance, as well as sharing your emotional state. <text:span text:style-name="T3">On a 7-9</text:span>, the connection is unstable and dangerous, when you take a debility, so do they (and vice versa). <text:span text:style-name="T3">On a 6-</text:span>, the branding is rejected and you both erase any Bonds you have to each other. You may write new Bonds with them at the End of Session as usual. This fusion, once performed, cannot be undone by mortal means.</text:p>
          </text:list-item>
          <text:list-item>
            <text:p text:style-name="P330">☐ Fanning the Flames (Requires: Firebrand): You may apply the effects of your Firebrand move to a group of people – a dozen or so – all at once.</text:p>
          </text:list-item>
          <text:list-item>
            <text:p text:style-name="P330">☐ Watch the World Burn: When you open a channel to the burning planes and call a firestorm, tell the GM what you’re sacrificing and roll+WIS. The sky opens up and fire pours like rain from it within an area about equal to a small village. Everyone and everything in the area takes damage as appropriate. <text:span text:style-name="T3">On a 10+</text:span> you can extinguish the storm with a little effort. <text:span text:style-name="T3">On a 7-9</text:span> the fires rage out of your control, spreading and gusting where they are carried by wind and weather. On a miss, something cruel, intelligent and hungry comes with the storm.</text:p>
          </text:list-item>
        </text:list>
        <text:h text:style-name="P15" text:outline-level="1"/>
        <text:h text:style-name="P20" text:outline-level="1"><text:bookmark-start text:name="the-paladin"/><text:soft-page-break/>The Paladin<text:bookmark-end text:name="the-paladin"/><text:line-break/></text:h>
        <text:list xml:id="list222610959679416" text:continue-list="list222611065465568" text:style-name="WWNum1086">
          <text:list-item>
            <text:p text:style-name="P308">Name:</text:p>
          </text:list-item>
          <text:list-item>
            <text:p text:style-name="P308">Looks:</text:p>
          </text:list-item>
          <text:list-item>
            <text:p text:style-name="P308">Background:</text:p>
          </text:list-item>
          <text:list-item>
            <text:p text:style-name="P308">Level:</text:p>
          </text:list-item>
          <text:list-item>
            <text:p text:style-name="P308">XP:</text:p>
          </text:list-item>
          <text:list-item>
            <text:p text:style-name="P308">Armor:</text:p>
          </text:list-item>
          <text:list-item>
            <text:p text:style-name="P308">Max HP:</text:p>
          </text:list-item>
          <text:list-item>
            <text:p text:style-name="P308">Current HP:</text:p>
          </text:list-item>
          <text:list-item>
            <text:p text:style-name="P308">Carry Weight:</text:p>
          </text:list-item>
          <text:list-item>
            <text:p text:style-name="P308">Damage:</text:p>
          </text:list-item>
        </text:list>
        <text:p text:style-name="P14">Assign these scores (and bonuses) to your stats: 16 (+2), 15 (+1), 13 (+1), 12 (+0), 9 (+0), 8 (-1).</text:p>
        <text:list xml:id="list222610140850423" text:continue-list="list222610959679416" text:style-name="WWNum1087">
          <text:list-item>
            <text:p text:style-name="P309">STR ([ ] Weak -1):</text:p>
          </text:list-item>
          <text:list-item>
            <text:p text:style-name="P309">DEX ([ ] Shaky -1):</text:p>
          </text:list-item>
          <text:list-item>
            <text:p text:style-name="P309">CON ([ ] Sick -1):</text:p>
          </text:list-item>
          <text:list-item>
            <text:p text:style-name="P309">INT ([ ] Stunned -1):</text:p>
          </text:list-item>
          <text:list-item>
            <text:p text:style-name="P309">WIS ([ ] Confused -1):</text:p>
          </text:list-item>
          <text:list-item>
            <text:p text:style-name="P309">CHA ([ ] Scarred -1): ## Stats</text:p>
          </text:list-item>
        </text:list>
        <text:p text:style-name="P12">Your maximum HP is 10+Constitution.</text:p>
        <text:p text:style-name="P13">Your base damage is d10.</text:p>
        <text:h text:style-name="P23" text:outline-level="2"><text:bookmark-start text:name="alignment-6"/>Alignment<text:bookmark-end text:name="alignment-6"/></text:h>
        <text:p text:style-name="P10">Choose an alignment:</text:p>
        <text:list xml:id="list222610548558118" text:continue-list="list222610140850423" text:style-name="WWNum1088">
          <text:list-item>
            <text:p text:style-name="P79">☐ Lawful: Deny mercy to a criminal or unbeliever.</text:p>
          </text:list-item>
          <text:list-item>
            <text:p text:style-name="P79">☐ Good: Endanger yourself to protect someone weaker than you.</text:p>
          </text:list-item>
          <text:list-item>
            <text:p text:style-name="P79">☐ Other: ____________________</text:p>
          </text:list-item>
        </text:list>
        <text:h text:style-name="P23" text:outline-level="2"><text:bookmark-start text:name="race-6"/>Race<text:bookmark-end text:name="race-6"/></text:h>
        <text:list xml:id="list222609920322951" text:continue-list="list222610548558118" text:style-name="WWNum1089">
          <text:list-item>
            <text:p text:style-name="P80">☐ Dwarf: ____________________</text:p>
          </text:list-item>
          <text:list-item>
            <text:p text:style-name="P80">☐ Elf: ____________________</text:p>
          </text:list-item>
          <text:list-item>
            <text:p text:style-name="P80">☐ Halfling: ____________________</text:p>
          </text:list-item>
          <text:list-item>
            <text:p text:style-name="P80">☐ Human: When you <text:span text:style-name="T1">pray for guidance, even for a moment, and ask, “What here is evil?”</text:span> the GM will tell you, honestly.</text:p>
          </text:list-item>
          <text:list-item>
            <text:p text:style-name="P80">☐ Other: ____________________</text:p>
          </text:list-item>
        </text:list>
        <text:h text:style-name="P23" text:outline-level="2"><text:bookmark-start text:name="bonds-6"/>Bonds<text:bookmark-end text:name="bonds-6"/></text:h>
        <text:p text:style-name="P10">Fill in the name of one of your companions in at least one:</text:p>
        <text:list xml:id="list222610038402391" text:continue-list="list222609920322951" text:style-name="WWNum1090">
          <text:list-item>
            <text:p text:style-name="P81">_______________’s misguided behavior endangers their very soul!</text:p>
          </text:list-item>
          <text:list-item>
            <text:p text:style-name="P81">_______________ has stood by me in battle and can be trusted completely.</text:p>
          </text:list-item>
          <text:list-item>
            <text:p text:style-name="P81">I respect the beliefs of _______________ but hope they will someday see the true way.</text:p>
          </text:list-item>
          <text:list-item>
            <text:p text:style-name="P81">_______________ is a brave soul, I have much to learn from them.</text:p>
          </text:list-item>
        </text:list>
        <text:h text:style-name="P23" text:outline-level="2"><text:bookmark-start text:name="gear-6"/>Gear<text:bookmark-end text:name="gear-6"/></text:h>
        <text:p text:style-name="P10">Your load is 12+Str. You start with dungeon rations (5 uses, 1 weight), scale armor (2 armor, 3 weight), and some mark of faith, describe it (0 weight). Choose your weapon:</text:p>
        <text:list xml:id="list222611520764854" text:continue-list="list222610038402391" text:style-name="WWNum1091">
          <text:list-item>
            <text:p text:style-name="P82">☐ Halberd (reach, +1 damage, two-handed, 2 weight)</text:p>
          </text:list-item>
          <text:list-item>
            <text:p text:style-name="P82">☐ Long sword (close, +1 damage, 1 weight) and shield (+1 armor, 2 weight)</text:p>
          </text:list-item>
        </text:list>
        <text:p text:style-name="P10">Choose one:</text:p>
        <text:list xml:id="list222611418580005" text:continue-list="list222611520764854" text:style-name="WWNum1092">
          <text:list-item>
            <text:p text:style-name="P83">☐ Adventuring gear (1 weight)</text:p>
          </text:list-item>
          <text:list-item>
            <text:p text:style-name="P83">☐ Dungeon rations (1 weight) and healing potion (0 weight)</text:p>
          </text:list-item>
        </text:list>
        <text:h text:style-name="P23" text:outline-level="2"><text:bookmark-start text:name="class-moves-6"/>Class Moves<text:bookmark-end text:name="class-moves-6"/></text:h>
        <text:p text:style-name="P10">You start with these moves:</text:p>
        <text:h text:style-name="P23" text:outline-level="2"><text:bookmark-start text:name="lay-on-hands-cha"/>Lay on Hands (Cha)<text:bookmark-end text:name="lay-on-hands-cha"/></text:h>
        <text:p text:style-name="P10">When you <text:span text:style-name="T1">touch someone, skin to skin, and pray for their well-being </text:span>, roll+CHA. <text:span text:style-name="T3">On a 10+</text:span> you heal 1d8 damage or remove one disease. <text:span text:style-name="T3">On a 7–9</text:span>, they are healed, but the damage or disease is transferred to you.</text:p>
        <text:h text:style-name="P23" text:outline-level="2"><text:bookmark-start text:name="armored-1"/>Armored<text:bookmark-end text:name="armored-1"/></text:h>
        <text:p text:style-name="P10">You ignore the clumsy tag on armor you wear.</text:p>
        <text:h text:style-name="P23" text:outline-level="2"><text:bookmark-start text:name="i-am-the-law"/>I Am the Law<text:bookmark-end text:name="i-am-the-law"/></text:h>
        <text:p text:style-name="P10">When you <text:span text:style-name="T1">give an NPC an order based on your divine authority</text:span>, roll+Cha. <text:span text:style-name="T3">On a 7+</text:span>, they choose one:</text:p>
        <text:list xml:id="list222611050898721" text:continue-list="list222611418580005" text:style-name="WWNum1093">
          <text:list-item>
            <text:p text:style-name="P84">Do what you say</text:p>
          </text:list-item>
          <text:list-item>
            <text:p text:style-name="P84">Back away cautiously, then flee</text:p>
          </text:list-item>
          <text:list-item>
            <text:p text:style-name="P84">Attack you</text:p>
          </text:list-item>
        </text:list>
        <text:p text:style-name="P10"><text:span text:style-name="T3">On a 10+</text:span>, you also take +1 forward against them. ✴On a miss, they do as they please and you take -1 forward against them.</text:p>
        <text:h text:style-name="P23" text:outline-level="2"><text:bookmark-start text:name="quest"/>Quest<text:bookmark-end text:name="quest"/></text:h>
        <text:p text:style-name="P10">When you <text:span text:style-name="T1">dedicate yourself to a mission through prayer and ritual cleansing</text:span>, state what you set out to do:</text:p>
        <text:list xml:id="list222610232050137" text:continue-list="list222611050898721" text:style-name="WWNum1094">
          <text:list-item>
            <text:p text:style-name="P85">☐ Slay _______________, a great blight on the land.</text:p>
          </text:list-item>
          <text:list-item>
            <text:p text:style-name="P85">☐ Defend _______________ from the iniquities that beset them.</text:p>
          </text:list-item>
          <text:list-item>
            <text:p text:style-name="P85">☐ Discover the truth of _______________.</text:p>
          </text:list-item>
        </text:list>
        <text:p text:style-name="P10">Then choose up to two boons:</text:p>
        <text:list xml:id="list222611701569674" text:continue-list="list222610232050137" text:style-name="WWNum1095">
          <text:list-item>
            <text:p text:style-name="P86">☐ An unwavering sense of direction to _______________.</text:p>
          </text:list-item>
          <text:list-item>
            <text:p text:style-name="P86">☐ Resistance to _______________ (e.g., edged weapons, fire, enchantment, etc.).</text:p>
          </text:list-item>
          <text:list-item>
            <text:p text:style-name="P86">☐ A mark of divine authority.</text:p>
          </text:list-item>
          <text:list-item>
            <text:p text:style-name="P86">☐ Senses that pierce lies.</text:p>
          </text:list-item>
          <text:list-item>
            <text:p text:style-name="P86">☐ A voice that transcends language.</text:p>
          </text:list-item>
          <text:list-item>
            <text:p text:style-name="P86">☐ A freedom from hunger, thirst, and sleep.</text:p>
          </text:list-item>
        </text:list>
        <text:p text:style-name="P10">The GM will then tell you what vow or vows is required of you to maintain your blessing:</text:p>
        <text:list xml:id="list222611669904395" text:continue-list="list222611701569674" text:style-name="WWNum1096">
          <text:list-item>
            <text:p text:style-name="P87">☐ Honor (forbidden: cowardly tactics and tricks).</text:p>
          </text:list-item>
          <text:list-item>
            <text:p text:style-name="P87">☐ Temperance (forbidden: gluttony in food, drink, and pleasure of the flesh).</text:p>
          </text:list-item>
          <text:list-item>
            <text:p text:style-name="P87">☐ Piety (required: observance of daily holy services).</text:p>
          </text:list-item>
          <text:list-item>
            <text:p text:style-name="P87">☐ Valor (forbidden: suffering an evil creature to live).</text:p>
          </text:list-item>
          <text:list-item>
            <text:p text:style-name="P87">☐ Truth (forbidden: lies).</text:p>
          </text:list-item>
          <text:list-item>
            <text:p text:style-name="P87"><text:soft-page-break/>☐ Hospitality (required: comfort to those in need, no matter who they are).</text:p>
          </text:list-item>
        </text:list>
        <text:h text:style-name="P23" text:outline-level="2"><text:bookmark-start text:name="advanced-moves-6"/>Advanced Moves<text:bookmark-end text:name="advanced-moves-6"/></text:h>
        <text:p text:style-name="P10">When you gain a level from 2–5, choose from these moves.</text:p>
        <text:list xml:id="list222609981777142" text:continue-list="list222611669904395" text:style-name="WWNum1097">
          <text:list-item>
            <text:p text:style-name="P331">☐ Divine Favor: Dedicate yourself to a deity (name a new one or choose one that’s already been established). You gain the commune and cast a spell cleric moves. When you select this move, treat yourself as a cleric of level 1 for using spells. Every time you gain a level thereafter, increase your effective cleric level by 1.</text:p>
          </text:list-item>
          <text:list-item>
            <text:p text:style-name="P331">☐ Bloody Aegis: When you take damage you can grit your teeth and accept the blow. If you do you take no damage but instead suffer a debility of your choice. If you already have all six debilities you can’t use this move.</text:p>
          </text:list-item>
          <text:list-item>
            <text:p text:style-name="P331">☐ Smite: While on a quest you deal +1d4 damage.</text:p>
          </text:list-item>
          <text:list-item>
            <text:p text:style-name="P331">☐ Exterminatus: When you <text:span text:style-name="T1">speak aloud your promise to defeat an enemy</text:span>, you deal +2d4 damage against that enemy and -4 damage against anyone else. This effect lasts until the enemy is defeated. If you fail to defeat the enemy or give up the fight, you can admit your failure, but the effect continues until you find a way to redeem yourself.</text:p>
          </text:list-item>
          <text:list-item>
            <text:p text:style-name="P331">☐ Charge!: When you <text:span text:style-name="T1">lead the charge into combat</text:span>, those you lead take +1 forward.</text:p>
          </text:list-item>
          <text:list-item>
            <text:p text:style-name="P331">☐ Staunch Defender: When you defend you always get +1 hold, even on a 6-.</text:p>
          </text:list-item>
          <text:list-item>
            <text:p text:style-name="P331">☐ Setup Strike: When you hack and slash, choose an ally. Their next attack against your target does +1d4 damage.</text:p>
          </text:list-item>
          <text:list-item>
            <text:p text:style-name="P331">☐ Holy Protection: You get +1 armor while on a quest.</text:p>
          </text:list-item>
          <text:list-item>
            <text:p text:style-name="P331">☐ Voice of Authority: Take +1 to order hirelings.</text:p>
          </text:list-item>
          <text:list-item>
            <text:p text:style-name="P331">☐ Hospitaller: When you heal an ally, you heal +1d8 damage.</text:p>
          </text:list-item>
        </text:list>
        <text:p text:style-name="P10">When you gain a level from 6–10, choose from these moves or the level 2–5 moves.</text:p>
        <text:list xml:id="list222611135101220" text:continue-list="list222609981777142" text:style-name="WWNum1098">
          <text:list-item>
            <text:p text:style-name="P332">☐ Evidence of Faith (Requires: Divine Favor): When you <text:span text:style-name="T1">see divine magic as it happens</text:span>, you can ask the GM which deity granted the spell and its effects. Take +1 when acting on the answers.</text:p>
          </text:list-item>
          <text:list-item>
            <text:p text:style-name="P332">☐ Holy Smite (Replaces: Smite): While on a quest you deal +1d8 damage.</text:p>
          </text:list-item>
          <text:list-item>
            <text:p text:style-name="P332">☐ Ever Onward (Replaces: Charge!): When you lead the charge into combat, those you lead take +1 forward and +2 armor forward.</text:p>
          </text:list-item>
          <text:list-item>
            <text:p text:style-name="P332">☐ Impervious Defender (Replaces: Staunch Defender): When you defend you always get +1 hold, even on a 6-. When you get a 12+ to defend instead of getting hold the nearest attacking creature is stymied giving you a clear advantage, the GM will describe it.</text:p>
          </text:list-item>
          <text:list-item>
            <text:p text:style-name="P332">☐ Tandem Strike (Replaces: Setup Strike): When you hack and slash, choose an ally. Their next attack against your target does +1d4 damage and they take +1 forward against them.</text:p>
          </text:list-item>
          <text:list-item>
            <text:p text:style-name="P332">☐ Divine Protection (Replaces: Holy Protection): You get +2 armor while on a quest.</text:p>
          </text:list-item>
          <text:list-item>
            <text:p text:style-name="P332">☐ Divine Authority (Replaces: Voice of Authority): Take +1 to order hirelings. When you roll a 12+ the hireling transcends their moment of fear and doubt and carries out your order with particular effectiveness or efficiency.</text:p>
          </text:list-item>
          <text:list-item>
            <text:p text:style-name="P332">☐ Perfect Hospitaller (Replaces: Hospitaller): When you heal an ally, you heal +2d8 damage.</text:p>
          </text:list-item>
          <text:list-item>
            <text:p text:style-name="P332">☐ Indomitable: When you suffer a debility (even through Bloody Aegis) take +1 forward against whatever caused it.</text:p>
          </text:list-item>
          <text:list-item>
            <text:p text:style-name="P332">☐ Perfect Knight: When you quest you choose three boons instead of two.</text:p>
          </text:list-item>
        </text:list>
        <text:h text:style-name="P15" text:outline-level="1"/>
        <text:h text:style-name="P20" text:outline-level="1"><text:bookmark-start text:name="the-ranger"/><text:soft-page-break/>The Ranger<text:bookmark-end text:name="the-ranger"/><text:line-break/></text:h>
        <text:list xml:id="list222610577971673" text:continue-list="list222611135101220" text:style-name="WWNum1099">
          <text:list-item>
            <text:p text:style-name="P310">Name:</text:p>
          </text:list-item>
          <text:list-item>
            <text:p text:style-name="P310">Looks:</text:p>
          </text:list-item>
          <text:list-item>
            <text:p text:style-name="P310">Background:</text:p>
          </text:list-item>
          <text:list-item>
            <text:p text:style-name="P310">Level:</text:p>
          </text:list-item>
          <text:list-item>
            <text:p text:style-name="P310">XP:</text:p>
          </text:list-item>
          <text:list-item>
            <text:p text:style-name="P310">Armor:</text:p>
          </text:list-item>
          <text:list-item>
            <text:p text:style-name="P310">Max HP:</text:p>
          </text:list-item>
          <text:list-item>
            <text:p text:style-name="P310">Current HP:</text:p>
          </text:list-item>
          <text:list-item>
            <text:p text:style-name="P310">Carry Weight:</text:p>
          </text:list-item>
          <text:list-item>
            <text:p text:style-name="P310">Damage:</text:p>
          </text:list-item>
        </text:list>
        <text:p text:style-name="P14">Assign these scores to your stats: 16 (+2), 15 (+1), 13 (+1), 12 (+0), 9 (+0), 8 (-1).</text:p>
        <text:list xml:id="list222611496351371" text:continue-list="list222610577971673" text:style-name="WWNum1100">
          <text:list-item>
            <text:p text:style-name="P311">STR ([ ] Weak -1):</text:p>
          </text:list-item>
          <text:list-item>
            <text:p text:style-name="P311">DEX ([ ] Shaky -1):</text:p>
          </text:list-item>
          <text:list-item>
            <text:p text:style-name="P311">CON ([ ] Sick -1):</text:p>
          </text:list-item>
          <text:list-item>
            <text:p text:style-name="P311">INT ([ ] Stunned -1):</text:p>
          </text:list-item>
          <text:list-item>
            <text:p text:style-name="P311">WIS ([ ] Confused -1):</text:p>
          </text:list-item>
          <text:list-item>
            <text:p text:style-name="P311">CHA ([ ] Scarred -1):</text:p>
          </text:list-item>
        </text:list>
        <text:h text:style-name="P23" text:outline-level="2"><text:bookmark-start text:name="stats-6"/>Stats<text:bookmark-end text:name="stats-6"/></text:h>
        <text:p text:style-name="P10">Your maximum HP is 8+Constitution.</text:p>
        <text:p text:style-name="P11">Your base damage is d8.</text:p>
        <text:h text:style-name="P23" text:outline-level="2"><text:bookmark-start text:name="alignment-7"/>Alignment<text:bookmark-end text:name="alignment-7"/></text:h>
        <text:p text:style-name="P10">Choose an alignment:</text:p>
        <text:list xml:id="list222610286381884" text:continue-list="list222611496351371" text:style-name="WWNum1101">
          <text:list-item>
            <text:p text:style-name="P88">☐ Chaotic: Free someone from literal or figurative bonds.</text:p>
          </text:list-item>
          <text:list-item>
            <text:p text:style-name="P88">☐ Good: Endanger yourself to combat an unnatural threat.</text:p>
          </text:list-item>
          <text:list-item>
            <text:p text:style-name="P88">☐ Neutral: Help an animal or spirit of the wild.</text:p>
          </text:list-item>
          <text:list-item>
            <text:p text:style-name="P88">☐ Other: ____________________</text:p>
          </text:list-item>
        </text:list>
        <text:h text:style-name="P23" text:outline-level="2"><text:bookmark-start text:name="race-7"/>Race<text:bookmark-end text:name="race-7"/></text:h>
        <text:list xml:id="list222611471446144" text:continue-list="list222610286381884" text:style-name="WWNum1102">
          <text:list-item>
            <text:p text:style-name="P89">☐ Dwarf: ____________________</text:p>
          </text:list-item>
          <text:list-item>
            <text:p text:style-name="P89">☐ Elf: When you undertake a perilous journey through wilderness whatever job you take you succeed as if you rolled a 10+.</text:p>
          </text:list-item>
          <text:list-item>
            <text:p text:style-name="P89">☐ Halfling: ____________________</text:p>
          </text:list-item>
          <text:list-item>
            <text:p text:style-name="P89">☐ Human: When you make camp in a dungeon or city, you don’t need to consume a ration.</text:p>
          </text:list-item>
        </text:list>
        <text:h text:style-name="P23" text:outline-level="2"><text:bookmark-start text:name="bonds-7"/>Bonds<text:bookmark-end text:name="bonds-7"/></text:h>
        <text:p text:style-name="P10">Fill in the name of one of your companions in at least one:</text:p>
        <text:list xml:id="list222611370766584" text:continue-list="list222611471446144" text:style-name="WWNum1103">
          <text:list-item>
            <text:p text:style-name="P90">I have guided _______________ before and they owe me for it.</text:p>
          </text:list-item>
          <text:list-item>
            <text:p text:style-name="P90">_______________ is a friend of nature, so I will be their friend as well.</text:p>
          </text:list-item>
          <text:list-item>
            <text:p text:style-name="P90">_______________ has no respect for nature, so I have no respect for them.</text:p>
          </text:list-item>
          <text:list-item>
            <text:p text:style-name="P90">_______________ does not understand life in the wild, so I will teach them.</text:p>
          </text:list-item>
        </text:list>
        <text:h text:style-name="P23" text:outline-level="2"><text:bookmark-start text:name="gear-7"/>Gear<text:bookmark-end text:name="gear-7"/></text:h>
        <text:p text:style-name="P10">Your load is 11+Str. You start with dungeon rations (5 uses, 1 weight), leather armor (1 armor, 1 weight), and a bundle of arrows (3 ammo, 1 weight). Choose your armament:</text:p>
        <text:list xml:id="list222610241621622" text:continue-list="list222611370766584" text:style-name="WWNum1104">
          <text:list-item>
            <text:p text:style-name="P91">☐ Hunter’s bow (near, far, 1 weight) and short sword (close, 1 weight)</text:p>
          </text:list-item>
          <text:list-item>
            <text:p text:style-name="P91">☐ Hunter’s bow (near, far, 1 weight) and spear (reach, 1 weight)</text:p>
          </text:list-item>
        </text:list>
        <text:p text:style-name="P10">Choose one:</text:p>
        <text:list xml:id="list222611252212283" text:continue-list="list222610241621622" text:style-name="WWNum1105">
          <text:list-item>
            <text:p text:style-name="P92">☐ Adventuring gear (1 weight) and dungeon rations (1 weight)</text:p>
          </text:list-item>
          <text:list-item>
            <text:p text:style-name="P92">☐ Adventuring gear (1 weight) and bundle of arrows (3 ammo, 1 weight)</text:p>
          </text:list-item>
        </text:list>
        <text:h text:style-name="P23" text:outline-level="2"><text:bookmark-start text:name="class-moves-7"/>Class Moves<text:bookmark-end text:name="class-moves-7"/></text:h>
        <text:p text:style-name="P10">You start with these moves:</text:p>
        <text:h text:style-name="P23" text:outline-level="2"><text:bookmark-start text:name="hunt-and-track-wis"/>Hunt and Track (Wis)<text:bookmark-end text:name="hunt-and-track-wis"/></text:h>
        <text:p text:style-name="P10">When you <text:span text:style-name="T1">follow a trail of clues left behind by passing creatures</text:span>, roll+WIS. <text:span text:style-name="T3">On a 7+</text:span>, you follow the creature’s trail until there’s a significant change in its direction or mode of travel. <text:span text:style-name="T3">On a 10+</text:span>, you also choose 1:</text:p>
        <text:list xml:id="list222611397252873" text:continue-list="list222611252212283" text:style-name="WWNum1106">
          <text:list-item>
            <text:p text:style-name="P93">Gain a useful bit of information about your quarry, the GM will tell you what.</text:p>
          </text:list-item>
          <text:list-item>
            <text:p text:style-name="P93">Determine what caused the trail to end.</text:p>
          </text:list-item>
        </text:list>
        <text:h text:style-name="P23" text:outline-level="2"><text:bookmark-start text:name="called-shot"/>Called Shot<text:bookmark-end text:name="called-shot"/></text:h>
        <text:p text:style-name="P10">When you <text:span text:style-name="T1">attack a defenseless or surprised enemy at range</text:span>, you can choose to deal your damage or name your target and roll+DEX.</text:p>
        <text:list xml:id="list222610895215902" text:continue-list="list222611397252873" text:style-name="WWNum1107">
          <text:list-item>
            <text:p text:style-name="P94">Head <text:span text:style-name="T3">10+:</text:span> As 7–9, plus your damage <text:span text:style-name="T3">7-9:</text:span> They do nothing but stand and drool for a few moments.</text:p>
          </text:list-item>
          <text:list-item>
            <text:p text:style-name="P94">Arms <text:span text:style-name="T3">10+:</text:span> As 7-9, plus your damage <text:span text:style-name="T3">7-9:</text:span> They drop anything they’re holding.</text:p>
          </text:list-item>
          <text:list-item>
            <text:p text:style-name="P94">Legs <text:span text:style-name="T3">10+:</text:span> As 7-9, plus your damage <text:span text:style-name="T3">7-9:</text:span> They’re hobbled and slow moving.</text:p>
          </text:list-item>
        </text:list>
        <text:h text:style-name="P23" text:outline-level="2"><text:bookmark-start text:name="animal-companion"/>Animal Companion<text:bookmark-end text:name="animal-companion"/></text:h>
        <text:p text:style-name="P10">You have a supernatural connection with a loyal animal. You can’t talk to it per se but it always acts as you wish it to. Name your animal companion and choose a species:</text:p>
        <text:p text:style-name="P11">Wolf, cougar, bear, eagle, dog, hawk, cat, owl, pigeon, rat, mule</text:p>
        <text:p text:style-name="P11">Choose a base:</text:p>
        <text:list xml:id="list222610488906648" text:continue-list="list222610895215902" text:style-name="WWNum1108">
          <text:list-item>
            <text:p text:style-name="P95">☐ Ferocity +2, Cunning +1, 1 Armor, Instinct +1</text:p>
          </text:list-item>
          <text:list-item>
            <text:p text:style-name="P95">☐ Ferocity +2, Cunning +2, 0 Armor, Instinct +1</text:p>
          </text:list-item>
          <text:list-item>
            <text:p text:style-name="P95">☐ Ferocity +1, Cunning +2, 1 Armor, Instinct +1</text:p>
          </text:list-item>
          <text:list-item>
            <text:p text:style-name="P95">☐ Ferocity +3, Cunning +1, 1 Armor, Instinct +2</text:p>
          </text:list-item>
        </text:list>
        <text:p text:style-name="P10">Choose as many strengths as its ferocity:</text:p>
        <text:p text:style-name="P11">Fast, burly, huge, calm, adaptable, quick reflexes, tireless, camouflage, ferocious, intimidating, keen senses, stealthy.</text:p>
        <text:p text:style-name="P11">Your animal companion is trained to fight humanoids. Choose as many additional trainings as its cunning:</text:p>
        <text:p text:style-name="P11">Hunt, search, scout, guard, fight monsters, perform, labor, travel.</text:p>
        <text:p text:style-name="P11"><text:soft-page-break/>Choose as many weaknesses as its instinct:</text:p>
        <text:p text:style-name="P11">Flighty, savage, slow, broken, frightening, forgetful, stubborn, lame.</text:p>
        <text:h text:style-name="P23" text:outline-level="2"><text:bookmark-start text:name="command"/>Command<text:bookmark-end text:name="command"/></text:h>
        <text:p text:style-name="P10">When you work with your animal companion on something it’s trained in:</text:p>
        <text:list xml:id="list222611169209786" text:continue-list="list222610488906648" text:style-name="WWNum1109">
          <text:list-item>
            <text:p text:style-name="P96">and you attack the same target, add its ferocity to your damage</text:p>
          </text:list-item>
          <text:list-item>
            <text:p text:style-name="P96">and you track, add its cunning to your roll</text:p>
          </text:list-item>
          <text:list-item>
            <text:p text:style-name="P96">and you take damage, add its armor to your armor</text:p>
          </text:list-item>
          <text:list-item>
            <text:p text:style-name="P96">and you discern realities, add its cunning to your roll</text:p>
          </text:list-item>
          <text:list-item>
            <text:p text:style-name="P96">and you parley, add its cunning to your roll</text:p>
          </text:list-item>
          <text:list-item>
            <text:p text:style-name="P96">and someone interferes with you, add its instinct to their roll</text:p>
          </text:list-item>
        </text:list>
        <text:h text:style-name="P23" text:outline-level="2"><text:bookmark-start text:name="advanced-moves-7"/>Advanced Moves<text:bookmark-end text:name="advanced-moves-7"/></text:h>
        <text:p text:style-name="P10">You may take this move only if it is your first advancement.</text:p>
        <text:list xml:id="list222610078507724" text:continue-list="list222611169209786" text:style-name="WWNum1110">
          <text:list-item>
            <text:p text:style-name="P97">☐ Half-Elven: Somewhere in your lineage lies mixed blood and it begins to show its presence. You gain the elf starting move if you took the human one at character creation or vice versa.</text:p>
          </text:list-item>
        </text:list>
        <text:p text:style-name="P10">When you gain a level from 2-5, choose from these moves.</text:p>
        <text:list xml:id="list222609710055870" text:continue-list="list222610078507724" text:style-name="WWNum1111">
          <text:list-item>
            <text:p text:style-name="P333">☐ Wild Empathy: You can speak with and understand animals.</text:p>
          </text:list-item>
          <text:list-item>
            <text:p text:style-name="P333">☐ Familiar Prey: When you spout lore about a monster you use WIS instead of INT.</text:p>
          </text:list-item>
          <text:list-item>
            <text:p text:style-name="P333">☐ Viper’s Strike: When you strike an enemy with two weapons at once, add an extra 1d4 damage for your off-hand strike.</text:p>
          </text:list-item>
          <text:list-item>
            <text:p text:style-name="P333">☐ Camouflage: When you <text:span text:style-name="T1">keep still in natural surroundings</text:span>, enemies never spot you until you make a movement.</text:p>
          </text:list-item>
          <text:list-item>
            <text:p text:style-name="P333">☐ Man’s Best Friend: When you <text:span text:style-name="T1">allow your animal companion to take a blow that was meant for you</text:span>, the damage is negated and your animal companion’s ferocity becomes 0. If its ferocity is already 0 you can’t use this ability. When you have a few hours of rest with your animal companion its ferocity returns to normal.</text:p>
          </text:list-item>
          <text:list-item>
            <text:p text:style-name="P333">☐ Blot Out the Sun: When you volley you may spend extra ammo before rolling. For each point of ammo spent you may choose an extra target. Roll once and apply damage to all targets.</text:p>
          </text:list-item>
          <text:list-item>
            <text:p text:style-name="P333">☐ Well-Trained: Choose another training for your animal companion.</text:p>
          </text:list-item>
          <text:list-item>
            <text:p text:style-name="P333">☐ God Amidst the Wastes: Dedicate yourself to a deity (name a new one or choose one that’s already been established). You gain the commune and cast a spell cleric moves. When you select this move, treat yourself as a cleric of level 1 for using spells. Every time you gain a level thereafter, increase your effective cleric level by 1.</text:p>
          </text:list-item>
          <text:list-item>
            <text:p text:style-name="P333">☐ Follow Me: When you undertake a perilous journey you can take two roles. You make a separate roll for each.</text:p>
          </text:list-item>
          <text:list-item>
            <text:p text:style-name="P333">☐ A Safe Place: When you <text:span text:style-name="T1">set the watch for the night</text:span>, everyone takes +1 to take watch.</text:p>
          </text:list-item>
        </text:list>
        <text:p text:style-name="P10">When you gain a level from 6-10, choose from these moves or the level 2-5 moves.</text:p>
        <text:list xml:id="list222611092183223" text:continue-list="list222609710055870" text:style-name="WWNum1112">
          <text:list-item>
            <text:p text:style-name="P334">☐ Wild Speech (Replaces: Wild Empathy): You can speak with and understand any non-magical, non-planar creature.</text:p>
          </text:list-item>
          <text:list-item>
            <text:p text:style-name="P334">☐ Hunter’s Prey (Replaces: Familiar Prey): When you spout lore about a monster you use WIS instead of INT. On a 12+, in addition to the normal effects, you get to ask the GM any one question about the subject.</text:p>
          </text:list-item>
          <text:list-item>
            <text:p text:style-name="P334">☐ Viper’s Fangs (Replaces: Viper’s Strike): When you strike an enemy with two weapons at once, add an extra 1d8 damage for your off-hand strike.</text:p>
          </text:list-item>
          <text:list-item>
            <text:p text:style-name="P334">☐ Smaug’s Belly: When you know your target’s weakest point your arrows have 2 piercing.</text:p>
          </text:list-item>
          <text:list-item>
            <text:p text:style-name="P334">☐ Strider (Replaces: Follow Me): When you undertake a perilous journey you can take two roles. Roll twice and use the better result for both roles.</text:p>
          </text:list-item>
          <text:list-item>
            <text:p text:style-name="P334">☐ A Safer Place (Replaces: A Safe Place): When you set the watch for the night everyone takes +1 to take watch. After a night in camp when you set the watch everyone takes +1 forward.</text:p>
          </text:list-item>
          <text:list-item>
            <text:p text:style-name="P334">☐ Observant: When you hunt and track, on a hit you may also ask one question about the creature you are tracking from the discern realities list for free.</text:p>
          </text:list-item>
          <text:list-item>
            <text:p text:style-name="P334">☐ Special Trick: Choose a move from another class. So long as you are working with your animal companion you have access to that move.</text:p>
          </text:list-item>
          <text:list-item>
            <text:p text:style-name="P334">☐ Unnatural Ally: Your animal companion is a monster, not an animal. Describe it. Give it +2 ferocity and +1 instinct, plus a new training.</text:p>
          </text:list-item>
        </text:list>
        <text:h text:style-name="P15" text:outline-level="1"/>
        <text:h text:style-name="P20" text:outline-level="1"><text:bookmark-start text:name="the-thief"/><text:soft-page-break/>The Thief<text:bookmark-end text:name="the-thief"/><text:line-break/></text:h>
        <text:list xml:id="list222610684704607" text:continue-list="list222611092183223" text:style-name="WWNum1113">
          <text:list-item>
            <text:p text:style-name="P312">Name:</text:p>
          </text:list-item>
          <text:list-item>
            <text:p text:style-name="P312">Looks:</text:p>
          </text:list-item>
          <text:list-item>
            <text:p text:style-name="P312">Background:</text:p>
          </text:list-item>
          <text:list-item>
            <text:p text:style-name="P312">Level:</text:p>
          </text:list-item>
          <text:list-item>
            <text:p text:style-name="P312">XP:</text:p>
          </text:list-item>
          <text:list-item>
            <text:p text:style-name="P312">Armor:</text:p>
          </text:list-item>
          <text:list-item>
            <text:p text:style-name="P312">Max HP:</text:p>
          </text:list-item>
          <text:list-item>
            <text:p text:style-name="P312">Current HP:</text:p>
          </text:list-item>
          <text:list-item>
            <text:p text:style-name="P312">Carry Weight:</text:p>
          </text:list-item>
          <text:list-item>
            <text:p text:style-name="P312">Damage:</text:p>
          </text:list-item>
        </text:list>
        <text:p text:style-name="P14">Assign these scores (and bonuses) to your stats: 16 (+2), 15 (+1), 13 (+1), 12 (+0), 9 (+0), 8 (-1).</text:p>
        <text:list xml:id="list222609895104825" text:continue-list="list222610684704607" text:style-name="WWNum1114">
          <text:list-item>
            <text:p text:style-name="P313">STR ([ ] Weak -1):</text:p>
          </text:list-item>
          <text:list-item>
            <text:p text:style-name="P313">DEX ([ ] Shaky -1):</text:p>
          </text:list-item>
          <text:list-item>
            <text:p text:style-name="P313">CON ([ ] Sick -1):</text:p>
          </text:list-item>
          <text:list-item>
            <text:p text:style-name="P313">INT ([ ] Stunned -1):</text:p>
          </text:list-item>
          <text:list-item>
            <text:p text:style-name="P313">WIS ([ ] Confused -1):</text:p>
          </text:list-item>
          <text:list-item>
            <text:p text:style-name="P313">CHA ([ ] Scarred -1):</text:p>
          </text:list-item>
        </text:list>
        <text:h text:style-name="P23" text:outline-level="2"><text:bookmark-start text:name="stats-7"/>Stats<text:bookmark-end text:name="stats-7"/></text:h>
        <text:p text:style-name="P10">Your maximum HP is 6+Constitution.</text:p>
        <text:p text:style-name="P11">Your base damage is d8.</text:p>
        <text:h text:style-name="P23" text:outline-level="2"><text:bookmark-start text:name="alignment-8"/>Alignment<text:bookmark-end text:name="alignment-8"/></text:h>
        <text:list xml:id="list222610692977130" text:continue-list="list222609895104825" text:style-name="WWNum1115">
          <text:list-item>
            <text:p text:style-name="P98">☐ Chaotic: Leap into danger without a plan.</text:p>
          </text:list-item>
          <text:list-item>
            <text:p text:style-name="P98">☐ Neutral: Avoid detection or infiltrate a location.</text:p>
          </text:list-item>
          <text:list-item>
            <text:p text:style-name="P98">☐ Evil: Shift danger or blame from yourself to someone else.</text:p>
          </text:list-item>
          <text:list-item>
            <text:p text:style-name="P98">☐ Other: ____________________</text:p>
          </text:list-item>
        </text:list>
        <text:h text:style-name="P23" text:outline-level="2"><text:bookmark-start text:name="race-8"/>Race<text:bookmark-end text:name="race-8"/></text:h>
        <text:list xml:id="list222611560058529" text:continue-list="list222610692977130" text:style-name="WWNum1116">
          <text:list-item>
            <text:p text:style-name="P99">☐ Dwarf: ____________________</text:p>
          </text:list-item>
          <text:list-item>
            <text:p text:style-name="P99">☐ Elf: ____________________</text:p>
          </text:list-item>
          <text:list-item>
            <text:p text:style-name="P99">☐ Halfling: When you attack with a ranged weapon, deal +2 damage.</text:p>
          </text:list-item>
          <text:list-item>
            <text:p text:style-name="P99">☐ Human: You are a professional. When you spout lore or discern realities about criminal activities, take +1.</text:p>
          </text:list-item>
        </text:list>
        <text:h text:style-name="P23" text:outline-level="2"><text:bookmark-start text:name="bonds-8"/>Bonds<text:bookmark-end text:name="bonds-8"/></text:h>
        <text:p text:style-name="P10">Fill in the name of one of your companions in at least one:</text:p>
        <text:list xml:id="list222610803613670" text:continue-list="list222611560058529" text:style-name="WWNum1117">
          <text:list-item>
            <text:p text:style-name="P100">I stole something from _______________.</text:p>
          </text:list-item>
          <text:list-item>
            <text:p text:style-name="P100">_______________ has my back when things go wrong.</text:p>
          </text:list-item>
          <text:list-item>
            <text:p text:style-name="P100">_______________ knows incriminating details about me.</text:p>
          </text:list-item>
          <text:list-item>
            <text:p text:style-name="P100">_______________ and I have a con running.</text:p>
          </text:list-item>
        </text:list>
        <text:h text:style-name="P23" text:outline-level="2"><text:bookmark-start text:name="gear-8"/>Gear<text:bookmark-end text:name="gear-8"/></text:h>
        <text:p text:style-name="P10">Your load is 9+Str. You start with dungeon rations (5 uses, 1 weight), leather armor (1 armor, 1 weight), 3 uses of your chosen poison, and 10 coins. Choose your arms:</text:p>
        <text:list xml:id="list222609699321451" text:continue-list="list222610803613670" text:style-name="WWNum1118">
          <text:list-item>
            <text:p text:style-name="P101">☐ Dagger (hand, 1 weight) and short sword (close, 1 weight)</text:p>
          </text:list-item>
          <text:list-item>
            <text:p text:style-name="P101">☐ Rapier (close, precise, 1 weight)</text:p>
          </text:list-item>
        </text:list>
        <text:p text:style-name="P10">Choose a ranged weapon:</text:p>
        <text:list xml:id="list222610603821444" text:continue-list="list222609699321451" text:style-name="WWNum1119">
          <text:list-item>
            <text:p text:style-name="P102">☐ 3 throwing daggers (thrown, near, 0 weight)</text:p>
          </text:list-item>
          <text:list-item>
            <text:p text:style-name="P102">☐ Ragged Bow (near, 2 weight) and bundle of arrows (3 ammo, 1 weight)</text:p>
          </text:list-item>
        </text:list>
        <text:p text:style-name="P10">Choose one:</text:p>
        <text:list xml:id="list222611648137035" text:continue-list="list222610603821444" text:style-name="WWNum1120">
          <text:list-item>
            <text:p text:style-name="P103">☐ Adventuring gear (1 weight)</text:p>
          </text:list-item>
          <text:list-item>
            <text:p text:style-name="P103">☐ Healing potion (0 weight)</text:p>
          </text:list-item>
        </text:list>
        <text:h text:style-name="P23" text:outline-level="2"><text:bookmark-start text:name="class-moves-8"/>Class Moves<text:bookmark-end text:name="class-moves-8"/></text:h>
        <text:p text:style-name="P10">You start with these moves:</text:p>
        <text:h text:style-name="P23" text:outline-level="2"><text:bookmark-start text:name="trap-expert"/>Trap Expert<text:bookmark-end text:name="trap-expert"/></text:h>
        <text:p text:style-name="P10">When you <text:span text:style-name="T1">spend a moment to survey a dangerous area</text:span>, roll+DEX. <text:span text:style-name="T3">On a 10+</text:span>, hold 3. <text:span text:style-name="T3">On a 7–9</text:span>, hold 1. Spend your hold as you walk through the area to ask these questions:</text:p>
        <text:list xml:id="list222611361198372" text:continue-list="list222611648137035" text:style-name="WWNum1121">
          <text:list-item>
            <text:p text:style-name="P104">Is there a trap here and if so, what activates it?</text:p>
          </text:list-item>
          <text:list-item>
            <text:p text:style-name="P104">What does the trap do when activated?</text:p>
          </text:list-item>
          <text:list-item>
            <text:p text:style-name="P104">What else is hidden here?</text:p>
          </text:list-item>
        </text:list>
        <text:h text:style-name="P23" text:outline-level="2"><text:bookmark-start text:name="tricks-of-the-trade"/>Tricks of the Trade<text:bookmark-end text:name="tricks-of-the-trade"/></text:h>
        <text:p text:style-name="P10">When you <text:span text:style-name="T1">pick locks or pockets or disable traps</text:span>, roll+DEX. <text:span text:style-name="T3">On a 10+</text:span>, you do it, no problem. <text:span text:style-name="T3">On a 7–9</text:span>, you still do it, but the GM will offer you two options between suspicion, danger, or cost.</text:p>
        <text:h text:style-name="P23" text:outline-level="2"><text:bookmark-start text:name="backstab"/>Backstab<text:bookmark-end text:name="backstab"/></text:h>
        <text:p text:style-name="P10">When you <text:span text:style-name="T1">attack a surprised or defenseless enemy with a melee weapon</text:span>, you can choose to deal your damage or roll+DEX. <text:span text:style-name="T3">On a 10+</text:span> choose two. <text:span text:style-name="T3">On a 7–9</text:span> choose one.</text:p>
        <text:list xml:id="list222611509353087" text:continue-list="list222611361198372" text:style-name="WWNum1122">
          <text:list-item>
            <text:p text:style-name="P105">You don’t get into melee with them</text:p>
          </text:list-item>
          <text:list-item>
            <text:p text:style-name="P105">You deal your damage+1d6</text:p>
          </text:list-item>
          <text:list-item>
            <text:p text:style-name="P105">You create an advantage, +1 forward to you or an ally acting on it</text:p>
          </text:list-item>
          <text:list-item>
            <text:p text:style-name="P105">Reduce their armor by 1 until they repair it</text:p>
          </text:list-item>
        </text:list>
        <text:h text:style-name="P23" text:outline-level="2"><text:bookmark-start text:name="flexible-morals"/>Flexible Morals<text:bookmark-end text:name="flexible-morals"/></text:h>
        <text:p text:style-name="P10">When someone tries to detect your alignment you can tell them any alignment you like.</text:p>
        <text:h text:style-name="P23" text:outline-level="2"><text:bookmark-start text:name="poisoner"/>Poisoner<text:bookmark-end text:name="poisoner"/></text:h>
        <text:p text:style-name="P10">You’ve mastered the care and use of a poison. Choose a poison from the list below; that poison is no longer dangerous for you to use. You also start with three uses of the poison you choose. Whenever you have time to gather materials and a safe place to brew you can make three uses of the poison you choose for free. Note that some poisons are applied, meaning you have to carefully apply it to the target or something they eat or drink. Touch poisons just need to touch the target, they can even be used on the blade of a weapon.</text:p>
        <text:list xml:id="list222611009531674" text:continue-list="list222611509353087" text:style-name="WWNum1123">
          <text:list-item>
            <text:p text:style-name="P106">Oil of Tagit (applied): The target falls into a light sleep.</text:p>
          </text:list-item>
          <text:list-item>
            <text:p text:style-name="P106">Bloodweed (touch): The target deals -1d4 damage ongoing until cured.</text:p>
          </text:list-item>
          <text:list-item>
            <text:p text:style-name="P106">Goldenroot (applied): The target treats the next creature they see as a trusted ally, until proved otherwise.</text:p>
          </text:list-item>
          <text:list-item>
            <text:p text:style-name="P106"><text:soft-page-break/>Serpent’s Tears (touch): Anyone dealing damage to the target rolls twice and takes the better result.</text:p>
          </text:list-item>
        </text:list>
        <text:h text:style-name="P23" text:outline-level="2"><text:bookmark-start text:name="advanced-moves-8"/>Advanced Moves<text:bookmark-end text:name="advanced-moves-8"/></text:h>
        <text:p text:style-name="P10">When you gain a level from 2–5, choose from these moves.</text:p>
        <text:list xml:id="list222610163848840" text:continue-list="list222611009531674" text:style-name="WWNum1124">
          <text:list-item>
            <text:p text:style-name="P335">☐ Cheap Shot: When using a precise or hand weapon, your backstab deals an extra +1d6 damage.</text:p>
          </text:list-item>
          <text:list-item>
            <text:p text:style-name="P335">☐ Cautious: When you use trap expert you always get +1 hold, even on a 6-.</text:p>
          </text:list-item>
          <text:list-item>
            <text:p text:style-name="P335">☐ Wealth and Taste: When you <text:span text:style-name="T1">make a show of flashing around your most valuable possession</text:span>, choose someone present. They will do anything they can to obtain your item or one like it.</text:p>
          </text:list-item>
          <text:list-item>
            <text:p text:style-name="P335">☐ Shoot First: You’re never caught by surprise. When an enemy would get the drop on you, you get to act first instead.</text:p>
          </text:list-item>
          <text:list-item>
            <text:p text:style-name="P335">☐ Poison Master: After you’ve used a poison once it’s no longer dangerous for you to use.</text:p>
          </text:list-item>
          <text:list-item>
            <text:p text:style-name="P335">☐ Envenom: You can apply even complex poisons with a pinprick. When you apply a poison that’s not dangerous for you to use to your weapon it’s touch instead of applied.</text:p>
          </text:list-item>
          <text:list-item>
            <text:p text:style-name="P335">☐ Brewer: When you have time to gather materials and a safe place to brew you can create three doses of any one poison you’ve used before.</text:p>
          </text:list-item>
          <text:list-item>
            <text:p text:style-name="P335">☐ Underdog: When you’re outnumbered, you have +1 armor.</text:p>
          </text:list-item>
          <text:list-item>
            <text:p text:style-name="P335">☐ Connections: When you put out word to the criminal underbelly about something you want or need, roll+CHA. <text:span text:style-name="T3">On a 10+</text:span>, someone has it, just for you. <text:span text:style-name="T3">On a 7–9</text:span>, you’ll have to settle for something close or it comes with strings attached, your call.</text:p>
          </text:list-item>
        </text:list>
        <text:p text:style-name="P10">When you gain a level from 6–10, choose from these moves or the level 2–5 moves.</text:p>
        <text:list xml:id="list222610387967017" text:continue-list="list222610163848840" text:style-name="WWNum1125">
          <text:list-item>
            <text:p text:style-name="P336">☐ Dirty Fighter (Replaces: Cheap Shot): When using a precise or hand weapon, your backstab deals an extra +1d8 damage and all other attacks deal +1d4 damage.</text:p>
          </text:list-item>
          <text:list-item>
            <text:p text:style-name="P336">☐ Extremely Cautious (Replaces: Cautious): When you use trap expert you always get +1 hold, even on a 6-. On a 12+ you get 3 hold and the next time you come near a trap the GM will immediately tell you what it does, what triggers it, who set it, and how you can use it to your advantage.</text:p>
          </text:list-item>
          <text:list-item>
            <text:p text:style-name="P336">☐ Alchemist (Replaces: Brewer): When you have you have time to gather materials and a safe place to brew you can create three doses of any poison you’ve used before. Alternately you can describe the effects of a poison you’d like to create. The GM will tell you that you can create it, but with one or more caveats: 1) It will only work under specific circumstances. 2) The best you can manage is a weaker version.</text:p>
          </text:list-item>
        </text:list>
        <text:list xml:id="list3603223327" text:style-name="WWNum1126">
          <text:list-item text:start-value="3">
            <text:p text:style-name="P107">It’ll take a while to take effect. 4) It’ll have obvious side effects.</text:p>
          </text:list-item>
        </text:list>
        <text:list xml:id="list222610132344136" text:continue-list="list222610387967017" text:style-name="WWNum1127">
          <text:list-item>
            <text:p text:style-name="P337">☐ Serious Underdog (Replaces: Underdog): You have +1 armor. When you’re outnumbered, you have +2 armor instead.</text:p>
          </text:list-item>
          <text:list-item>
            <text:p text:style-name="P337">☐ Evasion: When you defy danger on a 12+, you transcend the danger. You not only do what you set out to, but the GM will offer you a better outcome, true beauty, or a moment of grace.</text:p>
          </text:list-item>
          <text:list-item>
            <text:p text:style-name="P337">☐ Strong Arm, True Aim: You can throw any melee weapon, using it to volley. A thrown melee weapon is gone; you can never choose to reduce ammo on a 7–9.</text:p>
          </text:list-item>
          <text:list-item>
            <text:p text:style-name="P337">☐ Escape Route: When you’re in too deep and need a way out, name your escape route and roll+DEX. <text:span text:style-name="T3">On a 10+</text:span> [ ] you’re gone. <text:span text:style-name="T3">On a 7–9</text:span> [ ] you can stay or go, but if you go it costs you: leave something behind or take something with you, the GM will tell you what.</text:p>
          </text:list-item>
          <text:list-item>
            <text:p text:style-name="P337">☐ Disguise: When you have time and materials you can create a disguise that will fool anyone into thinking you’re another creature of about the same size and shape. Your actions can give you away but your appearance won’t.</text:p>
          </text:list-item>
          <text:list-item>
            <text:p text:style-name="P337">☐ Heist: When you take time to make a plan to steal something, name the thing you want to steal and ask the GM these questions. When acting on the answers you and your allies take +1 forward. (Who will notice it’s missing? What’s its most powerful defense? Who will come after it? Who else wants it?)</text:p>
          </text:list-item>
        </text:list>
        <text:h text:style-name="P15" text:outline-level="1"/>
        <text:h text:style-name="P20" text:outline-level="1"><text:bookmark-start text:name="the-wizard"/><text:soft-page-break/>The Wizard<text:bookmark-end text:name="the-wizard"/><text:line-break/></text:h>
        <text:list xml:id="list222609892610975" text:continue-list="list222610132344136" text:style-name="WWNum1128">
          <text:list-item>
            <text:p text:style-name="P314">Name:</text:p>
          </text:list-item>
          <text:list-item>
            <text:p text:style-name="P314">Looks:</text:p>
          </text:list-item>
          <text:list-item>
            <text:p text:style-name="P314">Level:</text:p>
          </text:list-item>
          <text:list-item>
            <text:p text:style-name="P314">XP:</text:p>
          </text:list-item>
          <text:list-item>
            <text:p text:style-name="P314">Armor:</text:p>
          </text:list-item>
          <text:list-item>
            <text:p text:style-name="P314">Max HP:</text:p>
          </text:list-item>
          <text:list-item>
            <text:p text:style-name="P314">Current HP:</text:p>
          </text:list-item>
          <text:list-item>
            <text:p text:style-name="P314">Carry Weight:</text:p>
          </text:list-item>
          <text:list-item>
            <text:p text:style-name="P314">Damage:</text:p>
          </text:list-item>
        </text:list>
        <text:p text:style-name="P14">Assign these scores (and bonuses) to your stats: 16 (+2), 15 (+1), 13 (+1), 12 (+0), 9 (+0), 8 (-1).</text:p>
        <text:list xml:id="list222611635428797" text:continue-list="list222609892610975" text:style-name="WWNum1129">
          <text:list-item>
            <text:p text:style-name="P315">STR ([ ] Weak -1):</text:p>
          </text:list-item>
          <text:list-item>
            <text:p text:style-name="P315">DEX ([ ] Shaky -1):</text:p>
          </text:list-item>
          <text:list-item>
            <text:p text:style-name="P315">CON ([ ] Sick -1):</text:p>
          </text:list-item>
          <text:list-item>
            <text:p text:style-name="P315">INT ([ ] Stunned -1):</text:p>
          </text:list-item>
          <text:list-item>
            <text:p text:style-name="P315">WIS ([ ] Confused -1):</text:p>
          </text:list-item>
          <text:list-item>
            <text:p text:style-name="P315">CHA ([ ] Scarred -1):</text:p>
          </text:list-item>
        </text:list>
        <text:h text:style-name="P23" text:outline-level="2"><text:bookmark-start text:name="stats-8"/>Stats<text:bookmark-end text:name="stats-8"/></text:h>
        <text:p text:style-name="P10">Your maximum HP is 4+Constitution.</text:p>
        <text:p text:style-name="P11">Your base damage is d4.</text:p>
        <text:h text:style-name="P23" text:outline-level="2"><text:bookmark-start text:name="alignment-9"/>Alignment<text:bookmark-end text:name="alignment-9"/></text:h>
        <text:list xml:id="list222611646813727" text:continue-list="list222611635428797" text:style-name="WWNum1130">
          <text:list-item>
            <text:p text:style-name="P108">☐ Good: Use magic to directly aid another.</text:p>
          </text:list-item>
          <text:list-item>
            <text:p text:style-name="P108">☐ Neutral: Discover something about a magical mystery.</text:p>
          </text:list-item>
          <text:list-item>
            <text:p text:style-name="P108">☐ Evil: Use magic to cause terror and fear.</text:p>
          </text:list-item>
          <text:list-item>
            <text:p text:style-name="P108">☐ Other: ____________________</text:p>
          </text:list-item>
        </text:list>
        <text:h text:style-name="P23" text:outline-level="2"><text:bookmark-start text:name="race-9"/>Race<text:bookmark-end text:name="race-9"/></text:h>
        <text:list xml:id="list222609914929269" text:continue-list="list222611646813727" text:style-name="WWNum1131">
          <text:list-item>
            <text:p text:style-name="P109">☐ Dwarf: ____________________</text:p>
          </text:list-item>
          <text:list-item>
            <text:p text:style-name="P109">☐ Elf: Magic is as natural as breath to you. Detect Magic is a cantrip for you.</text:p>
          </text:list-item>
          <text:list-item>
            <text:p text:style-name="P109">☐ Halfling: ____________________</text:p>
          </text:list-item>
          <text:list-item>
            <text:p text:style-name="P109">☐ Human: Choose one cleric spell. You can cast it as if it was a wizard spell.</text:p>
          </text:list-item>
        </text:list>
        <text:h text:style-name="P23" text:outline-level="2"><text:bookmark-start text:name="bonds-9"/>Bonds<text:bookmark-end text:name="bonds-9"/></text:h>
        <text:p text:style-name="P10">Fill in the name of one of your companions in at least one:</text:p>
        <text:list xml:id="list222611315094558" text:continue-list="list222609914929269" text:style-name="WWNum1132">
          <text:list-item>
            <text:p text:style-name="P110">_______________ will play an important role in the events to come. I have foreseen it!</text:p>
          </text:list-item>
          <text:list-item>
            <text:p text:style-name="P110">_______________ is keeping an important secret from me.</text:p>
          </text:list-item>
          <text:list-item>
            <text:p text:style-name="P110">_______________ is woefully misinformed about the world; I will teach them all that I can.</text:p>
          </text:list-item>
        </text:list>
        <text:h text:style-name="P23" text:outline-level="2"><text:bookmark-start text:name="gear-9"/>Gear<text:bookmark-end text:name="gear-9"/></text:h>
        <text:p text:style-name="P10">Your load is 7+Str. You start with your spellbook (1 weight) and dungeon rations (5 uses, 1 weight). Choose your defenses:</text:p>
        <text:list xml:id="list222611294843387" text:continue-list="list222611315094558" text:style-name="WWNum1133">
          <text:list-item>
            <text:p text:style-name="P111">☐ Leather armor (1 armor, 1 weight)</text:p>
          </text:list-item>
          <text:list-item>
            <text:p text:style-name="P111">☐ Bag of books (5 uses, 2 weight) and 3 healing potions</text:p>
          </text:list-item>
        </text:list>
        <text:p text:style-name="P10">Choose your weapon:</text:p>
        <text:list xml:id="list222611274749804" text:continue-list="list222611294843387" text:style-name="WWNum1134">
          <text:list-item>
            <text:p text:style-name="P112">☐ Dagger (hand, 1 weight)</text:p>
          </text:list-item>
          <text:list-item>
            <text:p text:style-name="P112">☐ Staff (close, two-handed, 1 weight)</text:p>
          </text:list-item>
        </text:list>
        <text:p text:style-name="P10">Choose one:</text:p>
        <text:list xml:id="list222610984612804" text:continue-list="list222611274749804" text:style-name="WWNum1135">
          <text:list-item>
            <text:p text:style-name="P113">☐ Healing potion (0 weight)</text:p>
          </text:list-item>
          <text:list-item>
            <text:p text:style-name="P113">☐ 3 antitoxins (0 weight)</text:p>
          </text:list-item>
        </text:list>
        <text:h text:style-name="P23" text:outline-level="2"><text:bookmark-start text:name="class-moves-9"/>Class Moves<text:bookmark-end text:name="class-moves-9"/></text:h>
        <text:p text:style-name="P10">You start with these moves:</text:p>
        <text:h text:style-name="P23" text:outline-level="2"><text:bookmark-start text:name="spellbook"/>Spellbook<text:bookmark-end text:name="spellbook"/></text:h>
        <text:p text:style-name="P10">You have mastered several spells and inscribed them in your spellbook. You start out with three first level spells in your spellbook as well as the cantrips. Whenever you gain a level, you add a new spell of your level or lower to your spellbook. You spellbook is 1 weight.</text:p>
        <text:h text:style-name="P23" text:outline-level="2"><text:bookmark-start text:name="prepare-spells"/>Prepare Spells<text:bookmark-end text:name="prepare-spells"/></text:h>
        <text:p text:style-name="P10">When you <text:span text:style-name="T1">spend uninterrupted time (an hour or so) in quiet contemplation of your spellbook</text:span>, you:</text:p>
        <text:list xml:id="list222610697871981" text:continue-list="list222610984612804" text:style-name="WWNum1136">
          <text:list-item>
            <text:p text:style-name="P114">Lose any spells you already have prepared</text:p>
          </text:list-item>
          <text:list-item>
            <text:p text:style-name="P114">Prepare new spells of your choice from your spellbook whose total levels don’t exceed your own level+1.</text:p>
          </text:list-item>
          <text:list-item>
            <text:p text:style-name="P114">Prepare your cantrips which never count against your limit.</text:p>
          </text:list-item>
        </text:list>
        <text:h text:style-name="P23" text:outline-level="2"><text:bookmark-start text:name="cast-a-spell-int"/>Cast a Spell (Int)<text:bookmark-end text:name="cast-a-spell-int"/></text:h>
        <text:p text:style-name="P10">When you <text:span text:style-name="T1">release a spell you’ve prepared</text:span>, roll+Int. <text:span text:style-name="T3">On a 10+</text:span>, the spell is successfully cast and you do not forget the spell—you may cast it again later. <text:span text:style-name="T3">On a 7-9</text:span>, the spell is cast, but choose one:</text:p>
        <text:list xml:id="list222610829930274" text:continue-list="list222610697871981" text:style-name="WWNum1137">
          <text:list-item>
            <text:p text:style-name="P115">You draw unwelcome attention or put yourself in a spot. The GM will tell you how.</text:p>
          </text:list-item>
          <text:list-item>
            <text:p text:style-name="P115">The spell disturbs the fabric of reality as it is cast—take -1 ongoing to cast a spell until the next time you Prepare Spells.</text:p>
          </text:list-item>
          <text:list-item>
            <text:p text:style-name="P115">After it is cast, the spell is forgotten. You cannot cast the spell again until you prepare spells.</text:p>
          </text:list-item>
        </text:list>
        <text:p text:style-name="P10">Note that maintaining spells with ongoing effects will sometimes cause a penalty to your roll to cast a spell.</text:p>
        <text:h text:style-name="P23" text:outline-level="2"><text:bookmark-start text:name="spell-defense"/>Spell Defense<text:bookmark-end text:name="spell-defense"/></text:h>
        <text:p text:style-name="P10">You may end any ongoing spell immediately and use the energy of its dissipation to deflect an oncoming attack. The spell ends and you subtract its level from the damage done to you.</text:p>
        <text:h text:style-name="P23" text:outline-level="2"><text:bookmark-start text:name="ritual"/>Ritual<text:bookmark-end text:name="ritual"/></text:h>
        <text:p text:style-name="P10">When you <text:span text:style-name="T1">draw on a place of power to create a magical effect</text:span>, tell the GM what you’re trying to achieve. Ritual effects are always possible, but the GM will give you one to four of the following conditions:</text:p>
        <text:list xml:id="list222610944208195" text:continue-list="list222610829930274" text:style-name="WWNum1138">
          <text:list-item>
            <text:p text:style-name="P116">It’s going to take days/weeks/months.</text:p>
          </text:list-item>
          <text:list-item>
            <text:p text:style-name="P116">First you must _______________.</text:p>
          </text:list-item>
          <text:list-item>
            <text:p text:style-name="P116">You’ll need help from _______________.</text:p>
          </text:list-item>
          <text:list-item>
            <text:p text:style-name="P116">It will require a lot of money.</text:p>
          </text:list-item>
          <text:list-item>
            <text:p text:style-name="P116">The best you can do is a lesser version, unreliable and limited.</text:p>
          </text:list-item>
          <text:list-item>
            <text:p text:style-name="P116"><text:soft-page-break/>You and your allies will risk danger from _______________.</text:p>
          </text:list-item>
          <text:list-item>
            <text:p text:style-name="P116">You’ll have to disenchant _______________ to do it.</text:p>
          </text:list-item>
        </text:list>
        <text:h text:style-name="P23" text:outline-level="2"><text:bookmark-start text:name="advanced-moves-9"/>Advanced Moves<text:bookmark-end text:name="advanced-moves-9"/></text:h>
        <text:p text:style-name="P10">When you gain a level from 2-5, choose from these moves. You also add a new spell to your spellbook at each level.</text:p>
        <text:list xml:id="list222611574662438" text:continue-list="list222610944208195" text:style-name="WWNum1139">
          <text:list-item>
            <text:p text:style-name="P338">☐ Prodigy: Choose a spell. You prepare that spell as if it were one level lower.</text:p>
          </text:list-item>
          <text:list-item>
            <text:p text:style-name="P338">☐ Empowered Magic: When you cast a spell, on a 10+ you have the option of choosing from the 7-9 list. If you do, you may choose one of these as well: 1) The spell’s effects are maximized. 2) The spell’s targets are doubled.</text:p>
          </text:list-item>
          <text:list-item>
            <text:p text:style-name="P338">☐ Fount of Knowledge: When you <text:span text:style-name="T1">spout lore about something no one else has any clue about</text:span>, take +1.</text:p>
          </text:list-item>
          <text:list-item>
            <text:p text:style-name="P338">☐ Know-It-All: When <text:span text:style-name="T1">another player’s character comes to you for advice and you tell them what you think is best</text:span>, they get +1 forward when following your advice and you mark experience if they do.</text:p>
          </text:list-item>
          <text:list-item>
            <text:p text:style-name="P338">☐ Expanded Spellbook: Add a new spell from the spell list of any class to your spellbook.</text:p>
          </text:list-item>
          <text:list-item>
            <text:p text:style-name="P338">☐ Enchanter: When you have time and safety with a magic item you may ask the GM what it does, the GM will answer you truthfully.</text:p>
          </text:list-item>
          <text:list-item>
            <text:p text:style-name="P338">☐ Logical: When you <text:span text:style-name="T1">use strict deduction to analyze your surroundings</text:span>, you can discern realities with INT instead of WIS.</text:p>
          </text:list-item>
          <text:list-item>
            <text:p text:style-name="P338">☐ Arcane Ward: As long as you have at least one prepared spell of first level or higher, you have +2 armor.</text:p>
          </text:list-item>
          <text:list-item>
            <text:p text:style-name="P338">☐ Counterspell: When you <text:span text:style-name="T1">attempt to counter an arcane spell that will otherwise affect you</text:span>, stake one of your prepared spells on the defense and roll+Int. <text:span text:style-name="T3">On a 10+</text:span>, the spell is countered and has no effect on you. <text:span text:style-name="T3">On a 7-9</text:span>, the spell is countered and you forget the spell you staked. Your counterspell protects only you; if the countered spell has other targets they get its effects.</text:p>
          </text:list-item>
          <text:list-item>
            <text:p text:style-name="P338">☐ Quick Study: When you <text:span text:style-name="T1">see the effects of an arcane spell</text:span>, ask the GM the name of the spell and its effects. You take +1 when acting on the answers.</text:p>
          </text:list-item>
        </text:list>
        <text:p text:style-name="P10">When you gain a level from 6-10, choose from these moves or the level 2-5 moves.</text:p>
        <text:list xml:id="list222610810676032" text:continue-list="list222611574662438" text:style-name="WWNum1140">
          <text:list-item>
            <text:p text:style-name="P339">☐ Master (Requires: Prodigy): Choose one spell in addition to the one you picked for prodigy. You prepare that spell as if it were one level lower.</text:p>
          </text:list-item>
          <text:list-item>
            <text:p text:style-name="P339">☐ Greater Empowered Magic (Replaces: Empowered Magic): When you cast a spell, on a 10-11 you have the option of choosing from the 7-9 list. If you do, you may choose one of these effects as well. On a 12+ you get to choose one of these effects for free: 1) The spell’s effects are doubled. 2) The spell’s targets are doubled.</text:p>
          </text:list-item>
          <text:list-item>
            <text:p text:style-name="P339">☐ Enchanter’s Soul (Requires: Enchanter): When you have time and safety with a magic item in a place of power you can empower that item so that the next time you use it its effects are amplified, the GM will tell you exactly how.</text:p>
          </text:list-item>
          <text:list-item>
            <text:p text:style-name="P339">☐ Highly Logical (Replaces: Logical): When you <text:span text:style-name="T1">use strict deduction to analyze your surroundings</text:span>, you can discern realities with Int instead of Wis. On a 12+ you get to ask the GM any three questions, not limited by the list.</text:p>
          </text:list-item>
          <text:list-item>
            <text:p text:style-name="P339">☐ Arcane Armor (Replaces: Arcane Ward): As long as you have at least one prepared spell of first level or higher, you have +4 armor.</text:p>
          </text:list-item>
          <text:list-item>
            <text:p text:style-name="P339">☐ Protective Counter (Requires: Counterspell): When an ally within sight of you is affected by an arcane spell, you can counter it as if it affected you. If the spell affects multiple allies you must counter for each ally separately.</text:p>
          </text:list-item>
          <text:list-item>
            <text:p text:style-name="P339">☐ Ethereal Tether: When you have time with a willing or helpless subject you can craft an ethereal tether with them. You perceive what they perceive and can discern realities about someone tethered to you or their surroundings no matter the distance. Someone willingly tethered to you can communicate with you over the tether as if you were in the room with them.</text:p>
          </text:list-item>
          <text:list-item>
            <text:p text:style-name="P339">☐ Mystical Puppet Strings: When you <text:span text:style-name="T1">use magic to control a person’s actions</text:span> they have no memory of what you had them do and bear you no ill will.</text:p>
          </text:list-item>
          <text:list-item>
            <text:p text:style-name="P339">☐ Spell Augmentation: When you <text:span text:style-name="T1">deal damage to a creature</text:span> you can shunt a spell’s energy into them—end one of your ongoing spells and add the spell’s level to the damage dealt.</text:p>
          </text:list-item>
          <text:list-item>
            <text:p text:style-name="P339">☐ Self-Powered: When you have time, arcane materials, and a safe space, you can create your own place of power. Describe to the GM what kind of power it is and how you’re binding it to this place, the GM will tell you one kind of creature that will have an interest in your workings.</text:p>
          </text:list-item>
        </text:list>
        <text:h text:style-name="P15" text:outline-level="1"><text:bookmark-start text:name="wizard-spells"/><text:soft-page-break/>Wizard Spells<text:bookmark-end text:name="wizard-spells"/></text:h>
        <text:h text:style-name="P23" text:outline-level="2"><text:bookmark-start text:name="cantrips"/>Cantrips<text:bookmark-end text:name="cantrips"/></text:h>
        <text:p text:style-name="P10">You prepare all of your cantrips every time you prepare spells without having to select them or count them toward your allotment of spells.</text:p>
        <text:list xml:id="list222610160815804" text:continue-list="list222610810676032" text:style-name="WWNum1141">
          <text:list-item>
            <text:p text:style-name="P340">Light (Cantrip): An item you touch glows with arcane light, about as bright as a torch. It gives off no heat or sound and requires no fuel, but it is otherwise like a mundane torch. You have complete control of the color of the flame. The spell lasts as long as it is in your presence.</text:p>
          </text:list-item>
          <text:list-item>
            <text:p text:style-name="P340">Unseen Servant (Cantrip <text:span text:style-name="T4">Ongoing</text:span>): You conjure a simple invisible construct that can do nothing but carry items. It has load 3 and carries anything you hand to it. It cannot pick up items on its own and can only carry those you give to it. Items carried by an unseen servant appear to float in the air a few paces behind you. An unseen servant that takes damage or leaves your presence is immediately dispelled, dropping any items it carried. Otherwise the unseen servant serves you until you end the spell.</text:p>
          </text:list-item>
          <text:list-item>
            <text:p text:style-name="P340">Prestidigitation (Cantrip): You perform minor tricks of true magic. If you touch an item as part of the casting you can make cosmetic changes to it: clean it, soil it, cool it, warm it, flavor it, or change its color. If you cast the spell without touching an item you can instead create minor illusions no bigger than yourself. Prestidigitation illusions are crude and clearly illusions—they won’t fool anyone, but they might entertain them.</text:p>
          </text:list-item>
        </text:list>
        <text:h text:style-name="P23" text:outline-level="2"><text:bookmark-start text:name="level-1-spells-1"/>Level 1 Spells<text:bookmark-end text:name="level-1-spells-1"/></text:h>
        <text:list xml:id="list222610448391673" text:continue-list="list222610160815804" text:style-name="WWNum1142">
          <text:list-item>
            <text:p text:style-name="P341">☐ Contact Spirits (Level 1 <text:span text:style-name="T4">Summoning</text:span>): Name the spirit you wish to contact (or leave it to the GM). You pull that creature through the planes, just close enough to speak to you. It is bound to answer any one question you ask to the best of its ability.</text:p>
          </text:list-item>
          <text:list-item>
            <text:p text:style-name="P341">☐ Detect Magic (Level 1 <text:span text:style-name="T4">Divination</text:span>): One of your senses is briefly attuned to magic. The GM will tell you what here is magical.</text:p>
          </text:list-item>
          <text:list-item>
            <text:p text:style-name="P341">☐ Telepathy (Level 1 <text:span text:style-name="T4">Divination Ongoing</text:span>): You form a telepathic bond with a single person you touch, enabling you to converse with that person through your thoughts. You can only have one telepathic bond at a time.</text:p>
          </text:list-item>
          <text:list-item>
            <text:p text:style-name="P341">☐ Charm Person (Level 1 <text:span text:style-name="T4">Enchantment Ongoing</text:span>) The person (not beast or monster) you touch while casting this spell counts you as a friend until they take damage or you prove otherwise.</text:p>
          </text:list-item>
          <text:list-item>
            <text:p text:style-name="P341">☐ Invisibility Level 1 (<text:span text:style-name="T4">Illusion Ongoing</text:span>): Touch an ally: nobody can see them. They’re invisible! The spell persists until the target attacks or you dismiss the effect. While the spell is ongoing you can’t cast a spell.</text:p>
          </text:list-item>
          <text:list-item>
            <text:p text:style-name="P341">☐ Magic Missile (Level 1 <text:span text:style-name="T4">Evocation</text:span>): Projectiles of pure magic spring from your fingers. Deal 2d4 damage to one target.</text:p>
          </text:list-item>
          <text:list-item>
            <text:p text:style-name="P341">☐ Alarm (Level 1): Walk a wide circle as you cast this spell. Until you prepare spells again your magic will alert you if a creature crosses that circle. Even if you are asleep, the spell will shake you from your slumber.</text:p>
          </text:list-item>
        </text:list>
        <text:h text:style-name="P23" text:outline-level="2"><text:bookmark-start text:name="level-3-spells-1"/>Level 3 Spells<text:bookmark-end text:name="level-3-spells-1"/></text:h>
        <text:list xml:id="list222611171220498" text:continue-list="list222610448391673" text:style-name="WWNum1143">
          <text:list-item>
            <text:p text:style-name="P342">☐ Dispel Magic (Level 3): Choose a spell or magic effect in your presence: this spell rips it apart. Lesser spells are ended, powerful magic is just reduced or dampened so long as you are nearby.</text:p>
          </text:list-item>
          <text:list-item>
            <text:p text:style-name="P342">☐ Visions Through Time (Level 3 <text:span text:style-name="T4">Divination</text:span>): Cast this spell and gaze into a reflective surface to see into the depths of time. The GM will reveal the details of a grim portent to you—a bleak event that will come to pass without your intervention. They’ll tell you something useful about how you can interfere with the grim portent’s dark outcomes. Rare is the portent that claims “You’ll live happily ever after.” Sorry.</text:p>
          </text:list-item>
          <text:list-item>
            <text:p text:style-name="P342">☐ Fireball (Level 3 <text:span text:style-name="T4">Evocation</text:span>): You evoke a mighty ball of flame that envelops your target and everyone nearby, inflicting 2d6 damage which ignores armor.</text:p>
          </text:list-item>
          <text:list-item>
            <text:p text:style-name="P342">☐ Mimic (Level 3 <text:span text:style-name="T4">Ongoing</text:span>): You take the form of someone you touch while casting this spell. Your physical characteristics match theirs exactly but your behavior may not. This change persists until you take damage or choose to return to your own form. While this spell is ongoing you lose access to all your wizard moves.</text:p>
          </text:list-item>
          <text:list-item>
            <text:p text:style-name="P342">☐ Mirror Image (Level 3 <text:span text:style-name="T4">Illusion</text:span>): You create an illusory image of yourself. When you are attacked, roll a d6. On a 4, 5, or 6 the attack hits the illusion instead, the image then dissipates and the spell ends.</text:p>
          </text:list-item>
          <text:list-item>
            <text:p text:style-name="P342">☐ Sleep (Level 3 <text:span text:style-name="T4">Enchantment</text:span>): 1d4 enemies you can see of the GM’s choice fall asleep. Only creatures capable of sleeping are affected. They awake as normal: loud noises, jolts, pain.</text:p>
          </text:list-item>
        </text:list>
        <text:h text:style-name="P23" text:outline-level="2"><text:bookmark-start text:name="level-5-spells-1"/>Level 5 Spells<text:bookmark-end text:name="level-5-spells-1"/></text:h>
        <text:list xml:id="list222611714601595" text:continue-list="list222611171220498" text:style-name="WWNum1144">
          <text:list-item>
            <text:p text:style-name="P347">☐ Cage (Level 5 <text:span text:style-name="T4">Evocation Ongoing</text:span>): The target is held in a cage of magical force. Nothing can get in or out of the cage. The cage remains until you cast another spell or dismiss it. While the spell <text:soft-page-break/>is ongoing, the caged creature can hear your thoughts and you cannot leave sight of the cage.</text:p>
          </text:list-item>
          <text:list-item>
            <text:p text:style-name="P347">☐ Contact Other Plane (Level 5 <text:span text:style-name="T4">Divination</text:span>): You send a request to another plane. Specify who or what you’d like to contact by location, type of creature, name, or title. You open a two-way communication with that creature. Your communication can be cut off at any time by you or the creature you contacted.</text:p>
          </text:list-item>
          <text:list-item>
            <text:p text:style-name="P347">☐ Polymorph (Level 5 <text:span text:style-name="T4">Enchantment</text:span>): Your touch reshapes a creature entirely, they stay in the form you craft until you cast a spell. Describe the new shape you craft, including any stat changes, significant adaptations, or major weaknesses. The GM will then tell you one or more of these: 1) The form will be unstable and temporary. 2) The creature’s mind will be altered as well. 3) The form has an unintended benefit or weakness.</text:p>
          </text:list-item>
          <text:list-item>
            <text:p text:style-name="P347">☐ Summon Monster (Level 5 <text:span text:style-name="T4">Summoning Ongoing</text:span>): A monster appears and aids you as best it can. Treat it as your character, but with access to only the basic moves. It has +1 modifier for all stats, 1 HP, and uses your damage dice. The GM will tell you the type of monster you get based on the traits you select. The creature remains on this plane until it dies or you dismiss it. While the spell is ongoing you take -1 to cast a spell. The monster also gets your choice of 1d6 of these traits: 1) It has +2 instead of +1 to one stat. 2) It’s not reckless.</text:p>
          </text:list-item>
        </text:list>
        <text:list xml:id="list222611455085645" text:continue-list="list3603223327" text:style-name="WWNum1145">
          <text:list-item text:start-value="3">
            <text:p text:style-name="P117">It does 1d8 damage. 4) Its bond to your plane is strong: +2 HP for each level you have. 5) It has some useful adaptation.</text:p>
          </text:list-item>
        </text:list>
        <text:h text:style-name="P23" text:outline-level="2"><text:bookmark-start text:name="level-7-spells-1"/>Level 7 Spells<text:bookmark-end text:name="level-7-spells-1"/></text:h>
        <text:list xml:id="list222610126912808" text:continue-list="list222611714601595" text:style-name="WWNum1146">
          <text:list-item>
            <text:p text:style-name="P348">☐ Dominate (Level 7 <text:span text:style-name="T4">Enchantment Ongoing</text:span>): Your touch pushes your mind into someone else’s. You gain 1d4 hold. If you run out of hold the spell ends. If the target takes damage you lose 1 hold. While the spell is ongoing you cannot cast a spell. Spend one hold to make the target take one of these actions: 1) Speak a few words of your choice. 2) Give you something they hold. 3) Make a concerted attack on a target of your choice. 4) Truthfully answer one question.</text:p>
          </text:list-item>
          <text:list-item>
            <text:p text:style-name="P348">☐ True Seeing (Level 7 <text:span text:style-name="T4">Divination Ongoing</text:span>): You see all things as they truly are. This effect persists until you tell a lie or dismiss the spell. While this spell is ongoing you take -1 to cast a spell.</text:p>
          </text:list-item>
          <text:list-item>
            <text:p text:style-name="P348">☐ Shadow Walk (Level 7 <text:span text:style-name="T4">Illusion</text:span>) The shadows you target with this spell become a portal for you and your allies. Name a location, describing it with a number of words up to your level. Stepping through the portal deposits you and any allies present when you cast the spell at the location you described. The portal may only be used once by each ally.</text:p>
          </text:list-item>
          <text:list-item>
            <text:p text:style-name="P348">☐ Contingency (Level 7 <text:span text:style-name="T4">Evocation</text:span>): Choose a 5th level or lower spell you know. Describe a trigger condition using a number of words equal to your level. The chosen spell is held until you choose to unleash it or the trigger condition is met, whichever happens first. You don’t have to roll for the held spell, it just takes effect. You may only have a single contingent spell held at a time; if you cast Contingency while you have a held spell, the new held spell replaces the old one.</text:p>
          </text:list-item>
          <text:list-item>
            <text:p text:style-name="P348">☐ Cloudkill (Level 7 <text:span text:style-name="T4">Summoning Ongoing</text:span>): A cloud of fog drifts into this realm from beyond the Black Gates of Death, filling the immediate area. Whenever a creature in the area takes damage it takes an additional, separate 1d6 damage which ignores armor. This spell persists so long as you can see the affected area, or until you dismiss it.</text:p>
          </text:list-item>
        </text:list>
        <text:h text:style-name="P23" text:outline-level="2"><text:bookmark-start text:name="level-9-spells-1"/>Level 9 Spells<text:bookmark-end text:name="level-9-spells-1"/></text:h>
        <text:list xml:id="list222610374171649" text:continue-list="list222610126912808" text:style-name="WWNum1147">
          <text:list-item>
            <text:p text:style-name="P349">☐ Antipathy (Level 9 <text:span text:style-name="T4">Enchantment Ongoing</text:span>): Choose a target and describe a type of creature or an alignment. Creatures of the specified type or alignment cannot come within sight of the target. If a creature of the specified type does find itself within sight of the target, it immediately flees. This effect continues until you leave the target’s presence or you dismiss the spell. While the spell is ongoing you take -1 to cast a spell.</text:p>
          </text:list-item>
          <text:list-item>
            <text:p text:style-name="P349">☐ Alert (Level 9 <text:span text:style-name="T4">Divination</text:span>): Describe an event. The GM will tell you when that event occurs, no matter where you are or how far away the event is. If you choose, you can view the location of the event as though you were there in person. You can only have one Alert active at a time.</text:p>
          </text:list-item>
          <text:list-item>
            <text:p text:style-name="P349">☐ Soul Gem (Level 9): You trap the soul of a dying creature within a gem. The trapped creature is aware of its imprisonment but can still be manipulated through spells, parley, and other effects. All moves against the trapped creature are at +1. You can free the soul at any time but it can never be recaptured once freed.</text:p>
          </text:list-item>
          <text:list-item>
            <text:p text:style-name="P349">☐ Shelter (Level 9 <text:span text:style-name="T4">Evocation Ongoing</text:span>): You create a structure out of pure magical power. It can be as large as a castle or as small as a hut, but is impervious to all non-magical damage. The structure endures until you leave it or you end the spell.</text:p>
          </text:list-item>
          <text:list-item>
            <text:p text:style-name="P349">☐ Perfect Summons (Level 9 <text:span text:style-name="T4">Summoning</text:span>): You teleport a creature to your presence. Name a creature or give a short description of a type of creature. If you named a creature, that creature appears before you. If you described a type of creature, a creature of that type appears before you.</text:p>
          </text:list-item>
        </text:list>
        <text:h text:style-name="P17" text:outline-level="1"/>
        <text:h text:style-name="P19" text:outline-level="1"><text:bookmark-start text:name="equipment"/>Equipment<text:bookmark-end text:name="equipment"/></text:h>
        <text:p text:style-name="P6">The musty tombs and forgotten treasure troves of the world are filled with useful items. The fighter can find a sharp new sword or the thief might stumble across a deadly poison. Most items are mundane—not magical or intrinsically unique in any way. Any item that is magical or one-of-a-kind is not mundane for the purposes of moves. The fighter’s signature weapon is never mundane.</text:p>
        <text:p text:style-name="P7">Each piece of equipment will have a number of tags. These will tell you something about how the equipment affects the character using it (like +Armor) or suggest something about the way it is used (like the Range tags). Like everything else in Dungeon World, these guide the fiction you’re creating in play. If a weapon is awkward, it might mean that you’re more likely to drop it when you fail that hack and slash roll.</text:p>
        <text:p text:style-name="P7">By no means is this an exhaustive list—feel free to create your own tags.</text:p>
        <text:h text:style-name="P23" text:outline-level="2"><text:bookmark-start text:name="general-equipment-tags"/>General Equipment Tags<text:bookmark-end text:name="general-equipment-tags"/></text:h>
        <text:p text:style-name="P1">These are general tags that can apply to just about any piece of gear. You’ll see them on armor, weapons or general adventuring tools.</text:p>
        <text:list xml:id="list222609874658477" text:continue-list="list222610374171649" text:style-name="WWNum1148">
          <text:list-item>
            <text:p text:style-name="P118"><text:span text:style-name="T4">Applied</text:span>: It’s only useful when carefully applied to a person or to something they eat or drink.</text:p>
          </text:list-item>
          <text:list-item>
            <text:p text:style-name="P118"><text:span text:style-name="T4">Awkward</text:span>: It’s unwieldy and tough to use.</text:p>
          </text:list-item>
          <text:list-item>
            <text:p text:style-name="P118"><text:span text:style-name="T4">+Bonus</text:span>: It modifies your effectiveness in a specified situation. It might be “+1 forward to spout lore” or “-1 ongoing to hack and slash.”</text:p>
          </text:list-item>
          <text:list-item>
            <text:p text:style-name="P118"><text:span text:style-name="T4">n coins</text:span>: How much it costs to buy, normally. If the cost includes</text:p>
          </text:list-item>
          <text:list-item>
            <text:p text:style-name="P118">“-Charisma” a little negotiation subtracts the haggler’s Charisma score (not modifier) from the price.</text:p>
          </text:list-item>
          <text:list-item>
            <text:p text:style-name="P118"><text:span text:style-name="T4">Dangerous</text:span>: It’s easy to get in trouble with it. If you interact with it without proper precautions the GM may freely invoke the consequences of your foolish actions.</text:p>
          </text:list-item>
          <text:list-item>
            <text:p text:style-name="P118"><text:span text:style-name="T4">Ration</text:span>: It’s edible, more or less.</text:p>
          </text:list-item>
          <text:list-item>
            <text:p text:style-name="P118"><text:span text:style-name="T4">Requires</text:span>: It’s only useful to certain people. If you don’t meet the requirements it works poorly, if at all.</text:p>
          </text:list-item>
          <text:list-item>
            <text:p text:style-name="P118"><text:span text:style-name="T4">Slow</text:span>: It takes minutes or more to use.</text:p>
          </text:list-item>
          <text:list-item>
            <text:p text:style-name="P118"><text:span text:style-name="T4">Touch</text:span>: It’s used by touching it to the target’s skin.</text:p>
          </text:list-item>
          <text:list-item>
            <text:p text:style-name="P118"><text:span text:style-name="T4">Two-handed</text:span>: It takes two hands to use it effectively.</text:p>
          </text:list-item>
          <text:list-item>
            <text:p text:style-name="P118"><text:span text:style-name="T4">n weight</text:span>: Count the listed amount against your load. Something with no listed weight isn’t designed to be carried. 100 coins in standard denominations is 1 weight. The same value in gems or fine art may be lighter or heavier.</text:p>
          </text:list-item>
          <text:list-item>
            <text:p text:style-name="P118"><text:span text:style-name="T4">Worn</text:span>: To use it, you have to be wearing it.</text:p>
          </text:list-item>
          <text:list-item>
            <text:p text:style-name="P118"><text:span text:style-name="T4">n Uses</text:span>: It can only be used <text:span text:style-name="T4">n</text:span> times.</text:p>
          </text:list-item>
        </text:list>
        <text:h text:style-name="P23" text:outline-level="2"><text:bookmark-start text:name="weapons"/>Weapons<text:bookmark-end text:name="weapons"/></text:h>
        <text:p text:style-name="P1">Weapons don’t kill monsters, people do. That’s why weapons in Dungeon World don’t have a listed damage. A weapon is useful primarily for its tags which describe what the weapon is useful for. A dagger is not useful because it does more or less damage than some other blade. It’s useful because it’s small and easy to strike with at close distance. A dagger in the hands of the wizard is not nearly so dangerous as one in the hands of a skilled fighter.</text:p>
        <text:h text:style-name="P23" text:outline-level="2"><text:bookmark-start text:name="weapon-tags"/>Weapon Tags<text:bookmark-end text:name="weapon-tags"/></text:h>
        <text:p text:style-name="P1">Weapons may have tags that are primarily there to help you describe them (like Rusty or Glowing) but these tags have a specific, mechanical effect.</text:p>
        <text:list xml:id="list222611256807110" text:continue-list="list222609874658477" text:style-name="WWNum1149">
          <text:list-item>
            <text:p text:style-name="P119"><text:span text:style-name="T4">n Ammo</text:span>: It counts as ammunition for appropriate ranged weapons. The number indicated does not represent individual arrows or sling stones, but represents what you have left on hand.</text:p>
          </text:list-item>
          <text:list-item>
            <text:p text:style-name="P119"><text:span text:style-name="T4">Forceful</text:span>: It can knock someone back a pace, maybe even off their feet.</text:p>
          </text:list-item>
          <text:list-item>
            <text:p text:style-name="P119"><text:span text:style-name="T4">+n Damage</text:span>: It is particularly harmful to your enemies. When you deal damage, you add <text:span text:style-name="T4">n</text:span> to it.</text:p>
          </text:list-item>
          <text:list-item>
            <text:p text:style-name="P119"><text:span text:style-name="T4">Ignores Armor</text:span>: Don’t subtract armor from the damage taken.</text:p>
          </text:list-item>
          <text:list-item>
            <text:p text:style-name="P119"><text:span text:style-name="T4">Messy</text:span>: It does damage in a particularly destructive way, ripping people and things apart.</text:p>
          </text:list-item>
          <text:list-item>
            <text:p text:style-name="P119"><text:span text:style-name="T4">n Piercing</text:span>: It goes right through armor. When you deal damage with <text:span text:style-name="T4">n</text:span> piercing, you subtract <text:span text:style-name="T4">n</text:span> from the enemy’s armor for that attack.</text:p>
          </text:list-item>
          <text:list-item>
            <text:p text:style-name="P119"><text:span text:style-name="T4">Precise</text:span>: It rewards careful strikes. You use DEX to hack and slash with this weapon, not STR.</text:p>
          </text:list-item>
          <text:list-item>
            <text:p text:style-name="P119"><text:span text:style-name="T4">Reload</text:span>: After you attack with it, it takes more than a moment to reset for another attack.</text:p>
          </text:list-item>
          <text:list-item>
            <text:p text:style-name="P119"><text:span text:style-name="T4">Stun</text:span>: When you attack with it, it does stun damage instead of normal damage.</text:p>
          </text:list-item>
          <text:list-item>
            <text:p text:style-name="P119"><text:span text:style-name="T4">Thrown</text:span>: Throw it at someone to hurt them. If you volley with this weapon, you can’t choose to mark off ammo on a 7–9; once you throw it, it’s gone until you can recover it.</text:p>
          </text:list-item>
        </text:list>
        <text:p text:style-name="P1">Weapons have tags to indicate the range at which they are useful. Dungeon World doesn’t inflict penalties or grant bonuses for “optimal range” or the like, but if your weapon says Hand and an enemy is ten yards away, a player would have a hard time justifying using that weapon against him.</text:p>
        <text:list xml:id="list222610748588107" text:continue-list="list222611256807110" text:style-name="WWNum1150">
          <text:list-item>
            <text:p text:style-name="P120"><text:span text:style-name="T4">Hand</text:span>: It’s useful for attacking something within your reach, no further.</text:p>
          </text:list-item>
          <text:list-item>
            <text:p text:style-name="P120"><text:span text:style-name="T4">Close</text:span>: It’s useful for attacking something at arm’s reach plus a foot or two.</text:p>
          </text:list-item>
          <text:list-item>
            <text:p text:style-name="P120"><text:span text:style-name="T4">Reach</text:span>: It’s useful for attacking something that’s several feet away—maybe as far as ten.</text:p>
          </text:list-item>
          <text:list-item>
            <text:p text:style-name="P120"><text:span text:style-name="T4">Near</text:span>: It’s useful for attacking if you can see the whites of their eyes.</text:p>
          </text:list-item>
          <text:list-item>
            <text:p text:style-name="P120"><text:span text:style-name="T4">Far</text:span>: It’s useful for attacking something in shouting distance.</text:p>
          </text:list-item>
        </text:list>
        <text:h text:style-name="P23" text:outline-level="2"><text:bookmark-start text:name="weapon-list"/>Weapon List<text:bookmark-end text:name="weapon-list"/></text:h>
        <text:p text:style-name="P1">The stats below are for typical items. There are, of course, variations. A dull long sword might be -1 damage instead while a masterwork dagger could be +1 <text:soft-page-break/>damage. Consider the following to be stats for typical weapons of their type—a specific weapon could have different tags to represent its features.</text:p>
        <text:list xml:id="list222610730066933" text:continue-list="list222610748588107" text:style-name="WWNum1151">
          <text:list-item>
            <text:p text:style-name="P121">Ragged Bow near, 15 coins, 2 weight</text:p>
          </text:list-item>
          <text:list-item>
            <text:p text:style-name="P121">Fine Bow near, far, 60 coins, 2 weight</text:p>
          </text:list-item>
          <text:list-item>
            <text:p text:style-name="P121">Hunter’s Bow near, far, 100 coins, 1 weight</text:p>
          </text:list-item>
          <text:list-item>
            <text:p text:style-name="P121">Crossbow near, +1 damage, reload, 35 coins, 3 weight</text:p>
          </text:list-item>
          <text:list-item>
            <text:p text:style-name="P121">Bundle of Arrows 3 ammo, 1 coin, 1 weight</text:p>
          </text:list-item>
          <text:list-item>
            <text:p text:style-name="P121">Elven Arrows 4 ammo, 20 coins, 1 weight</text:p>
          </text:list-item>
          <text:list-item>
            <text:p text:style-name="P121">Club, Shillelagh close, 1 coin, 2 weight</text:p>
          </text:list-item>
          <text:list-item>
            <text:p text:style-name="P121">Staff close, two-handed, 1 coin, 1 weight</text:p>
          </text:list-item>
          <text:list-item>
            <text:p text:style-name="P121">Dagger, Shiv, Knife hand, 2 coins, 1 weight</text:p>
          </text:list-item>
          <text:list-item>
            <text:p text:style-name="P121">Throwing Dagger thrown, near, 1 coin, 0 weight</text:p>
          </text:list-item>
          <text:list-item>
            <text:p text:style-name="P121">Short Sword, Axe, Warhammer, Mace close, 8 coins, 1 weight</text:p>
          </text:list-item>
          <text:list-item>
            <text:p text:style-name="P121">Spear reach, thrown, near, 5 coins, 1 weight</text:p>
          </text:list-item>
          <text:list-item>
            <text:p text:style-name="P121">Long Sword, Battle Axe, Flail close, +1 damage, 15 coins, 2 weight</text:p>
          </text:list-item>
          <text:list-item>
            <text:p text:style-name="P121">Halberd reach, +1 damage, two-handed, 9 coins, 2 weight</text:p>
          </text:list-item>
          <text:list-item>
            <text:p text:style-name="P121">Rapier close, precise, 25 coins, 1 weight</text:p>
          </text:list-item>
          <text:list-item>
            <text:p text:style-name="P121">Dueling Rapier close, 1 piercing, precise, 50 coins, 2 weight</text:p>
          </text:list-item>
        </text:list>
        <text:h text:style-name="P23" text:outline-level="2"><text:bookmark-start text:name="armor"/>Armor<text:bookmark-end text:name="armor"/></text:h>
        <text:p text:style-name="P1">Armor is heavy, difficult to wear and is damned uncomfortable. Some classes are better trained to ignore these drawbacks, but anyone can strap on a suit of armor and enjoy the benefits it grants.</text:p>
        <text:h text:style-name="P5" text:outline-level="3"><text:bookmark-start text:name="armor-tags"/>Armor Tags<text:bookmark-end text:name="armor-tags"/></text:h>
        <text:p text:style-name="P4">Armor, like weapons, has tags. Some are purely descriptive but the ones below have some mechanical effect on the player wearing them</text:p>
        <text:list xml:id="list222611211321060" text:continue-list="list222610730066933" text:style-name="WWNum1152">
          <text:list-item>
            <text:p text:style-name="P132"><text:span text:style-name="T4">n Armor</text:span>: It protects you from harm and absorbs damage. When you take damage, subtract your armor from the total. If you have more than one item with <text:span text:style-name="T4">n Armor</text:span>, only the highest value counts.</text:p>
          </text:list-item>
          <text:list-item>
            <text:p text:style-name="P132"><text:span text:style-name="T4">+n Armor</text:span>: It protects you and stacks with other armor. Add its value to your total armor.</text:p>
          </text:list-item>
          <text:list-item>
            <text:p text:style-name="P132"><text:span text:style-name="T4">Clumsy</text:span>: It’s tough to move around with. -1 ongoing while using it. This penalty is cumulative.</text:p>
          </text:list-item>
        </text:list>
        <text:h text:style-name="P5" text:outline-level="3"><text:bookmark-start text:name="armor-list"/>Armor List<text:bookmark-end text:name="armor-list"/></text:h>
        <text:list xml:id="list222611377092731" text:continue-list="list222611211321060" text:style-name="WWNum1153">
          <text:list-item>
            <text:p text:style-name="P133">Leather, Chainmail 1 armor, worn, 10 coins, 1 weight</text:p>
          </text:list-item>
          <text:list-item>
            <text:p text:style-name="P133">Scale Mail 2 armor, worn, clumsy, 50 coins, 3 weight</text:p>
          </text:list-item>
          <text:list-item>
            <text:p text:style-name="P133">Plate 3 armor, worn, clumsy, 350 coins, 4 weight</text:p>
          </text:list-item>
          <text:list-item>
            <text:p text:style-name="P133">Shield +1 armor, 15 coins, 2 weight</text:p>
          </text:list-item>
        </text:list>
        <text:h text:style-name="P23" text:outline-level="2"><text:bookmark-start text:name="dungeon-gear"/>Dungeon Gear<text:bookmark-end text:name="dungeon-gear"/></text:h>
        <text:list xml:id="list222610794986773" text:continue-list="list222611377092731" text:style-name="WWNum1154">
          <text:list-item>
            <text:p text:style-name="P350">Adventuring Gear (5 uses, 20 coins, 1 weight): Adventuring gear is a collection of useful mundane items such as chalk, poles, spikes, ropes, etc. When you rummage through your adventuring gear for some useful mundane item, you find what you need and mark off a use.</text:p>
          </text:list-item>
          <text:list-item>
            <text:p text:style-name="P350">Bandages (3 uses, slow, 5 coins, 0 weight): When you have a few minutes to bandage someone else’s wounds, heal them of 4 damage and expend a use.</text:p>
          </text:list-item>
          <text:list-item>
            <text:p text:style-name="P350">Poultices and Herbs (2 uses, slow, 10 coins, 1 weight): When you carefully treat someone’s wounds with poultices and herbs, heal them of 7 damage and expend a use.</text:p>
          </text:list-item>
          <text:list-item>
            <text:p text:style-name="P350">Healing Potion (50 coins, 0 weight): When you drink an entire healing potion, heal yourself of 10 damage or remove one debility, your choice.</text:p>
          </text:list-item>
          <text:list-item>
            <text:p text:style-name="P350">Keg of Dwarven Stout (10 coins, 4 weight): When you open a keg of dwarven stout and let everyone drink freely, take +1 to your Carouse roll. If you drink a whole keg yourself, you are very, very drunk.</text:p>
          </text:list-item>
          <text:list-item>
            <text:p text:style-name="P350">Bag of Books (5 uses, 10 coins, 2 weight): When your bag of books contains just the right book for the subject you’re spouting lore on, consult the book, mark off a use, and take +1 to your roll.</text:p>
          </text:list-item>
          <text:list-item>
            <text:p text:style-name="P350">Antitoxin (10 coins, 0 weight): When you drink antitoxin, you’re cured of one poison affecting you.</text:p>
          </text:list-item>
          <text:list-item>
            <text:p text:style-name="P350">Dungeon Rations (Ration, 5 uses, 3 coins, 1 weight): Not tasty, but not bad either.</text:p>
          </text:list-item>
          <text:list-item>
            <text:p text:style-name="P350">Personal Feast (Ration, 1 use, 10 coins, 1 weight): Ostentatious to say the least.</text:p>
          </text:list-item>
          <text:list-item>
            <text:p text:style-name="P350">Dwarven Hardtack (Requires Dwarf, ration, 7 uses, 3 coins, 1 weight): Dwarves say it tastes like home. Everyone else says it tastes like home, if home is a hog farm, and on fire.</text:p>
          </text:list-item>
          <text:list-item>
            <text:p text:style-name="P350">Elven Bread (Ration, 7 uses, 10 coins, 1 weight): Only the greatest of elf-friends are treated to this rare delicacy.</text:p>
          </text:list-item>
          <text:list-item>
            <text:p text:style-name="P350">Halfling Pipeleaf (6 uses, 5 coins, 0 weight): When you share halfling pipeleaf with someone, expend two uses and take +1 forward to parley with them.</text:p>
          </text:list-item>
        </text:list>
        <text:h text:style-name="P23" text:outline-level="2"><text:bookmark-start text:name="poisons"/>Poisons<text:bookmark-end text:name="poisons"/></text:h>
        <text:list xml:id="list222611568823666" text:continue-list="list222610794986773" text:style-name="WWNum1155">
          <text:list-item>
            <text:p text:style-name="P122">Oil of Tagit (Dangerous, applied, 15 coins, 0 weight): The target falls into a light sleep.</text:p>
          </text:list-item>
          <text:list-item>
            <text:p text:style-name="P122">Bloodweed (Dangerous, touch, 12 coins, 0 weight): Until cured, whenever the afflicted rolls damage, they roll an additional d4 and subtract that result from their normal damage.</text:p>
          </text:list-item>
          <text:list-item>
            <text:p text:style-name="P122">Goldenroot (Dangerous, applied, 20 coins, 0 weight): The target treats the next creature they see as a trusted ally, until proved otherwise.</text:p>
          </text:list-item>
          <text:list-item>
            <text:p text:style-name="P122">Serpent’s Tears (Dangerous, touch, 10 coins, 0 weight): Anyone dealing damage against the target rolls twice and takes the better result.</text:p>
          </text:list-item>
        </text:list>
        <text:h text:style-name="P21" text:outline-level="1"><text:bookmark-start text:name="gm-moves"/><text:soft-page-break/>GM Moves<text:bookmark-end text:name="gm-moves"/></text:h>
        <text:p text:style-name="P8">Whenever everyone looks to you to see what happens choose one of these. Each move is something that occurs in the fiction of the game—they aren’t code words or special terms. “Use up their resources” literally means to expend the resources of the characters, for example.</text:p>
        <text:list xml:id="list222610204407652" text:continue-list="list222611568823666" text:style-name="WWNum1156">
          <text:list-item>
            <text:p text:style-name="P134">Use a monster, danger, or location move</text:p>
          </text:list-item>
          <text:list-item>
            <text:p text:style-name="P134">Reveal an unwelcome truth</text:p>
          </text:list-item>
          <text:list-item>
            <text:p text:style-name="P134">Show signs of an approaching threat</text:p>
          </text:list-item>
          <text:list-item>
            <text:p text:style-name="P134">Deal damage</text:p>
          </text:list-item>
          <text:list-item>
            <text:p text:style-name="P134">Use up their resources</text:p>
          </text:list-item>
          <text:list-item>
            <text:p text:style-name="P134">Turn their move back on them</text:p>
          </text:list-item>
          <text:list-item>
            <text:p text:style-name="P134">Separate them</text:p>
          </text:list-item>
          <text:list-item>
            <text:p text:style-name="P134">Give an opportunity that fits a class’ abilities</text:p>
          </text:list-item>
          <text:list-item>
            <text:p text:style-name="P134">Show a downside to their class, race, or equipment</text:p>
          </text:list-item>
          <text:list-item>
            <text:p text:style-name="P134">Offer an opportunity, with or without cost</text:p>
          </text:list-item>
          <text:list-item>
            <text:p text:style-name="P134">Put someone in a spot</text:p>
          </text:list-item>
          <text:list-item>
            <text:p text:style-name="P134">Tell them the requirements or consequences and ask</text:p>
          </text:list-item>
        </text:list>
        <text:p text:style-name="P8">No matter what move you make, always follow up with “What do you do?” Your moves are a way of fulfilling your agenda—part of which is to fill the characters’ lives with adventure. When a spell goes wild or the floor drops out from under them adventurers react or suffer the consequences of inaction.</text:p>
        <text:h text:style-name="P24" text:outline-level="2"><text:bookmark-start text:name="when-to-make-a-move"/>When to Make a Move<text:bookmark-end text:name="when-to-make-a-move"/></text:h>
        <text:p text:style-name="P2">You make a move:</text:p>
        <text:list xml:id="list222611581927190" text:continue-list="list222610204407652" text:style-name="WWNum1157">
          <text:list-item>
            <text:p text:style-name="P123">When everyone looks to you to find out what happens</text:p>
          </text:list-item>
          <text:list-item>
            <text:p text:style-name="P123">When the players give you a golden opportunity</text:p>
          </text:list-item>
          <text:list-item>
            <text:p text:style-name="P123">When they roll a 6-</text:p>
          </text:list-item>
        </text:list>
        <text:p text:style-name="P2">Generally when the players are just looking at you to find out what happens you make a soft move, otherwise you make a hard move.</text:p>
        <text:p text:style-name="P3">A soft move is one without immediate, irrevocable consequences. That usually means it’s something not all that bad, like revealing that there’s more treasure if they can just find a way past the golem (offer an opportunity with cost). It can also mean that it’s something bad, but they have time to avoid it, like having the goblin archers loose their arrows (show signs of an approaching threat) with a chance for them to dodge out of danger.</text:p>
        <text:p text:style-name="P3">A soft move ignored becomes a golden opportunity for a hard move. If the players do nothing about the hail of arrows flying towards them it’s a golden opportunity to use the deal damage move.</text:p>
        <text:p text:style-name="P3">Hard moves, on the other hand, have immediate consequences. Dealing damage is almost always a hard move, since it means a loss of HP that won’t be recovered without some action from the players.</text:p>
        <text:p text:style-name="P3">When you have a chance to make a hard move you can opt for a soft one instead if it better fits the situation. Sometimes things just work out for the best.</text:p>
        <text:h text:style-name="P24" text:outline-level="2"><text:bookmark-start text:name="choosing-a-move"/>Choosing a Move<text:bookmark-end text:name="choosing-a-move"/></text:h>
        <text:p text:style-name="P2">To choose a move, start by looking at the obvious consequences of the action that triggered it. If you already have an idea, think on it for a second to make sure it fits your agenda and principles and then do it. <text:span text:style-name="T1">Let your moves snowball</text:span>. Build on the success or failure of the characters’ moves and on your own previous moves.</text:p>
        <text:p text:style-name="P3">If your first instinct is that this won’t hurt them now, but it’ll come back to bite them later, great! That’s part of your principles (think offscreen too). Make a note of and reveal it when the time is right.</text:p>
        <text:p text:style-name="P3">Note that “deal damage” is a move, but other moves may include damage as well. When an ogre flings you against a wall you take damage as surely as if he had smashed you with his fists.</text:p>
        <text:p text:style-name="P3">After every move you make, always ask “What do you do?”</text:p>
        <text:h text:style-name="P24" text:outline-level="2"><text:bookmark-start text:name="dungeon-moves"/>Dungeon Moves<text:bookmark-end text:name="dungeon-moves"/></text:h>
        <text:p text:style-name="P2">Dungeon Moves are a special subset that are used to make or alter a dungeon on the fly. Use these if your players are exploring a hostile area that you don’t already have planned completely.</text:p>
        <text:list xml:id="list222610720994183" text:continue-list="list222611581927190" text:style-name="WWNum1158">
          <text:list-item>
            <text:p text:style-name="P124">Change the environment</text:p>
          </text:list-item>
          <text:list-item>
            <text:p text:style-name="P124">Point to a looming threat</text:p>
          </text:list-item>
          <text:list-item>
            <text:p text:style-name="P124">Introduce a new faction or type of creature</text:p>
          </text:list-item>
          <text:list-item>
            <text:p text:style-name="P124">Use a threat from an existing faction or type of creature</text:p>
          </text:list-item>
          <text:list-item>
            <text:p text:style-name="P124">Make them backtrack</text:p>
          </text:list-item>
          <text:list-item>
            <text:p text:style-name="P124">Present riches at a price</text:p>
          </text:list-item>
          <text:list-item>
            <text:p text:style-name="P124">Present a challenge to one of the characters</text:p>
          </text:list-item>
        </text:list>
        <text:p text:style-name="P2">You can make these moves whenever everyone looks to you to say something, when the players present you an opportunity, or when the players miss on a roll. They’re particularly well-suited for when the characters enter a new room or hallway and want to know what they find there.</text:p>
        <text:h text:style-name="P22" text:outline-level="1"><text:bookmark-start text:name="gm-handbook"/>GM Handbook<text:bookmark-end text:name="gm-handbook"/></text:h>
        <text:h text:style-name="P24" text:outline-level="2"><text:bookmark-start text:name="services"/>Services<text:bookmark-end text:name="services"/></text:h>
        <text:list xml:id="list222611111676769" text:continue-list="list222610720994183" text:style-name="WWNum1159">
          <text:list-item>
            <text:p text:style-name="P125">A week’s stay at a peasant inn 14-Charisma coins</text:p>
          </text:list-item>
          <text:list-item>
            <text:p text:style-name="P125">A week’s stay at a civilized inn 30-Charisma coins</text:p>
          </text:list-item>
          <text:list-item>
            <text:p text:style-name="P125">A week’s stay at the fanciest inn in town 43-Charisma coins</text:p>
          </text:list-item>
          <text:list-item>
            <text:p text:style-name="P125">A week’s unskilled mundane labor 10 coins</text:p>
          </text:list-item>
          <text:list-item>
            <text:p text:style-name="P125">A month’s pay for enlistment in an army 30 coins</text:p>
          </text:list-item>
          <text:list-item>
            <text:p text:style-name="P125">A custom item from a blacksmith Base Item + 50 coins</text:p>
          </text:list-item>
          <text:list-item>
            <text:p text:style-name="P125">A night’s “companionship” 20-Charisma coins</text:p>
          </text:list-item>
          <text:list-item>
            <text:p text:style-name="P125">An evening of song and dance 18-Charisma coins</text:p>
          </text:list-item>
          <text:list-item>
            <text:p text:style-name="P125">Escort for a day along a bandit-infested road 20 coins</text:p>
          </text:list-item>
          <text:list-item>
            <text:p text:style-name="P125">Escort for a day along a monster-infested road 54 coins</text:p>
          </text:list-item>
          <text:list-item>
            <text:p text:style-name="P125">A run-of-the-mill killing 5 coins</text:p>
          </text:list-item>
          <text:list-item>
            <text:p text:style-name="P125">An assassination 120 coins</text:p>
          </text:list-item>
          <text:list-item>
            <text:p text:style-name="P125">Healing from a chirurgeon 5 coins</text:p>
          </text:list-item>
          <text:list-item>
            <text:p text:style-name="P125">A month’s prayers for the departed 1 coin</text:p>
          </text:list-item>
          <text:list-item>
            <text:p text:style-name="P125">Repairs to a mundane item 25% of the item’s cost</text:p>
          </text:list-item>
        </text:list>
        <text:h text:style-name="P24" text:outline-level="2"/>
        <text:p text:style-name="P351"/>
        <text:p text:style-name="P351"><text:tab/><text:tab/><text:tab/><text:tab/><text:span text:style-name="T5">1</text:span></text:p>
        <text:h text:style-name="P295" text:outline-level="2"><text:bookmark-start text:name="meals"/><text:soft-page-break/>Meals<text:bookmark-end text:name="meals"/></text:h>
        <text:list xml:id="list222609773226533" text:continue-list="list222611111676769" text:style-name="WWNum1160">
          <text:list-item>
            <text:p text:style-name="P126">A hearty meal for one 1 coin</text:p>
          </text:list-item>
          <text:list-item>
            <text:p text:style-name="P126">A poor meal for a family 1 coin</text:p>
          </text:list-item>
          <text:list-item>
            <text:p text:style-name="P126">A feast 15 coins per person</text:p>
          </text:list-item>
        </text:list>
        <text:h text:style-name="P24" text:outline-level="2"><text:bookmark-start text:name="transport"/>Transport<text:bookmark-end text:name="transport"/></text:h>
        <text:list xml:id="list222611623306788" text:continue-list="list222609773226533" text:style-name="WWNum1161">
          <text:list-item>
            <text:p text:style-name="P127">Cart and Donkey, sworn to carry your burdens 50 coins, load 20</text:p>
          </text:list-item>
          <text:list-item>
            <text:p text:style-name="P127">Horse 75 coins, load 10</text:p>
          </text:list-item>
          <text:list-item>
            <text:p text:style-name="P127">Warhorse 400 coins, load 12</text:p>
          </text:list-item>
          <text:list-item>
            <text:p text:style-name="P127">Wagon 150 coins, load 40</text:p>
          </text:list-item>
          <text:list-item>
            <text:p text:style-name="P127">Barge 50 coins, load 15</text:p>
          </text:list-item>
          <text:list-item>
            <text:p text:style-name="P127">River boat 150 coins, load 20</text:p>
          </text:list-item>
          <text:list-item>
            <text:p text:style-name="P127">Merchant ship 5,000 coins, load 200</text:p>
          </text:list-item>
          <text:list-item>
            <text:p text:style-name="P127">War ship 20,000 coins, load 100</text:p>
          </text:list-item>
          <text:list-item>
            <text:p text:style-name="P127">Passage on a safe route 1 coin</text:p>
          </text:list-item>
          <text:list-item>
            <text:p text:style-name="P127">Passage on a tough route 10 coins</text:p>
          </text:list-item>
          <text:list-item>
            <text:p text:style-name="P127">Passage on a dangerous route 100 coins</text:p>
          </text:list-item>
        </text:list>
        <text:h text:style-name="P24" text:outline-level="2"><text:bookmark-start text:name="land-and-buildings"/>Land and Buildings<text:bookmark-end text:name="land-and-buildings"/></text:h>
        <text:list xml:id="list222609760646970" text:continue-list="list222611623306788" text:style-name="WWNum1162">
          <text:list-item>
            <text:p text:style-name="P128">A hovel 20 coins</text:p>
          </text:list-item>
          <text:list-item>
            <text:p text:style-name="P128">A cottage 500 coins</text:p>
          </text:list-item>
          <text:list-item>
            <text:p text:style-name="P128">A house 2,500 coins</text:p>
          </text:list-item>
          <text:list-item>
            <text:p text:style-name="P128">A mansion 50,000 coins</text:p>
          </text:list-item>
          <text:list-item>
            <text:p text:style-name="P128">A keep 75,000 coins</text:p>
          </text:list-item>
          <text:list-item>
            <text:p text:style-name="P128">A castle 250,000 coins</text:p>
          </text:list-item>
          <text:list-item>
            <text:p text:style-name="P128">A grand castle 1,000,000 coins</text:p>
          </text:list-item>
          <text:list-item>
            <text:p text:style-name="P128">A month’s upkeep 1% of the cost</text:p>
          </text:list-item>
        </text:list>
        <text:h text:style-name="P24" text:outline-level="2"><text:bookmark-start text:name="bribes"/>Bribes<text:bookmark-end text:name="bribes"/></text:h>
        <text:list xml:id="list222609708311789" text:continue-list="list222609760646970" text:style-name="WWNum1163">
          <text:list-item>
            <text:p text:style-name="P129">A peasant dowry 20-Charisma coins</text:p>
          </text:list-item>
          <text:list-item>
            <text:p text:style-name="P129">“Protection” for a small business 100-Charisma coins</text:p>
          </text:list-item>
          <text:list-item>
            <text:p text:style-name="P129">A government bribe 50-Charisma coins</text:p>
          </text:list-item>
          <text:list-item>
            <text:p text:style-name="P129">A compelling bribe 80-Charisma coins</text:p>
          </text:list-item>
          <text:list-item>
            <text:p text:style-name="P129">An offer you can’t refuse 500-Charisma coins</text:p>
          </text:list-item>
        </text:list>
        <text:h text:style-name="P24" text:outline-level="2"><text:bookmark-start text:name="gifts-and-finery"/>Gifts and Finery<text:bookmark-end text:name="gifts-and-finery"/></text:h>
        <text:list xml:id="list222611725854641" text:continue-list="list222609708311789" text:style-name="WWNum1164">
          <text:list-item>
            <text:p text:style-name="P130">A peasant gift 1 coin</text:p>
          </text:list-item>
          <text:list-item>
            <text:p text:style-name="P130">A fine gift 55 coins</text:p>
          </text:list-item>
          <text:list-item>
            <text:p text:style-name="P130">A noble gift 200 coins</text:p>
          </text:list-item>
          <text:list-item>
            <text:p text:style-name="P130">A ring or cameo 75 coins</text:p>
          </text:list-item>
          <text:list-item>
            <text:p text:style-name="P130">Finery 105 coins</text:p>
          </text:list-item>
          <text:list-item>
            <text:p text:style-name="P130">A fine tapestry 350+ coins</text:p>
          </text:list-item>
          <text:list-item>
            <text:p text:style-name="P130">A crown fit for a king 5,000 coins</text:p>
          </text:list-item>
        </text:list>
        <text:h text:style-name="P24" text:outline-level="2"><text:bookmark-start text:name="hoards"/>Hoards<text:bookmark-end text:name="hoards"/></text:h>
        <text:list xml:id="list222611405706844" text:continue-list="list222611725854641" text:style-name="WWNum1165">
          <text:list-item>
            <text:p text:style-name="P131">A goblin’s stash 2 coins</text:p>
          </text:list-item>
          <text:list-item>
            <text:p text:style-name="P131">A lizardman’s trinkets 5 coins</text:p>
          </text:list-item>
          <text:list-item>
            <text:p text:style-name="P131">A “priceless” sword 80 coins</text:p>
          </text:list-item>
          <text:list-item>
            <text:p text:style-name="P131">An orc warchief’s tribute 250 coins</text:p>
          </text:list-item>
          <text:list-item>
            <text:p text:style-name="P131">A dragon’s mound of coins and gems 130,000 coins</text:p>
          </text:list-item>
        </text:list>
        <text:h text:style-name="P22" text:outline-level="1"><text:bookmark-start text:name="magic-items"/>Magic Items<text:bookmark-end text:name="magic-items"/></text:h>
        <text:p text:style-name="P8">There are stranger things in the world than swords and leather. Magic items are the non-mundane items that have intrinsic power.</text:p>
        <text:p text:style-name="P9">Magic items are for you to make for your game. Players can make magic items through the wizard’s ritual and similar moves. The GM can introduce magic items in the spoils of battle or the rewards for jobs and quests. This list provides some ideas, but magic items are ultimately for you to decide.</text:p>
        <text:p text:style-name="P9">When making your own magic items keep in mind that these items are <text:span text:style-name="T4">magical</text:span>. Simple modifiers, like+1 damage, are the realm of the mundane—magic items should provide more interesting bonuses.</text:p>
        <text:p text:style-name="P9"><text:span text:style-name="T1">Argo-Thaan, Holy Avenger</text:span> (Close, 2 weight) There are many swords in this world, but there is only one Argo-thaan. It is a blade of gold, silver and light, revered as a holy relic by all orders and religions for whom Good rings true. Its touch is a blessing and to many, the sight of it brings tears of joy. In the hands of a paladin, it strikes true and strong. A paladin wielding it increases their damage die to d12 and has access to every paladin move. As well, Argo-thaan can harm any creature of Evil, regardless of any defenses it may have. No Evil creature may touch it without suffering agony. In the hands of any non-paladin, it is merely a sword, heavier and more cumbersome than most—it gains the awkward tag. Argo-thaan, while not intelligent, will forever be drawn to a cause of true Good, like iron to a magnet.</text:p>
        <text:p text:style-name="P9"><text:span text:style-name="T1">Arrows of Acheron</text:span> (1 ammo, 1 weight) Crafted in darkness by a blind fletcher, these arrows can find their target in even the deepest darkness. An archer may fire them blind, in the dark, with his eyes bound by heavy cloth and still be assured of a clean shot. If the light of the sun ever touches the arrows, however, they come apart like shadows and dust.</text:p>
        <text:p text:style-name="P9"><text:span text:style-name="T1">Axe of the Conqueror-King</text:span> (Close, 1 weight) It is crafted of shining steel, glowing with a golden light and imbued with mythical powers of authority. When you bear the axe, you become a beacon of inspiration to all you lead. Any hirelings in your employ have +1 Loyalty, no matter the quality of your leadership.</text:p>
        <text:p text:style-name="P9"><text:span text:style-name="T1">Barb of the Black Gate</text:span> (0 weight) A nail or spike, twisted and forever cold, said to have been pried from the Gates of Death. When hammered into a corpse, it disappears and ensures that corpse will never be risen again—no magic short of that of Death himself can reignite the flame of life (natural or otherwise) in the body.</text:p>
        <text:p text:style-name="P9"><text:span text:style-name="T1">Bag of Holding</text:span> (0 weight) A bag of holding is larger on the inside than the outside, it can contain an infinite number of items, and its weight never increases. No matter how many items it contains, a bag of holding is always 0 weight. When you try to retrieve an item from a bag of holding, roll+WIS. <text:span text:style-name="T3">On a 10+</text:span>, it’s right there. ✴On a 7-9, choose one: 1) You get the exact item, but it takes a while. 2) You get a similar item of the GM’s choice, but it only takes a moment.</text:p>
        <text:p text:style-name="P9"><text:span text:style-name="T1">The Burning Wheel</text:span> (2 weight) An ancient wooden wheel, as might appear on a war-wagon, banded with steel. On a glance, it appears to be nothing special—many spokes are shattered and the thing seems mundane. Under the scrutiny of magic or the eyes of an expert, its true nature is revealed: the Burning Wheel is a gift from the God of Fire and burns with his authority. When you hold The Burning Wheel and speak a god’s name, roll+CON. ✴On a 7+, the god you name takes notice and grants you an audience. An audience with a god is not without a price: on a 10+, you choose one of your stats and reduce it to the next lowest modifier (for example, a 14 is +1, so it would be reduced to 12, a +0). <text:span text:style-name="T3">On a 7–9</text:span>, the GM chooses which stat to reduce. Once used, the Burning Wheel ignites and burns with brilliant light. It does not confer any protection from <text:soft-page-break/>those flames, nor does it provide any bonus to swimming.</text:p>
        <text:p text:style-name="P9"><text:span text:style-name="T1">Captain Bligh’s Cornucopia</text:span> (1 weight) A brass naval horn, curled and ornate, carved with symbols of the gods of Plenty. When blown, in addition to sound, the horn spills forth food. Enough to feed a meal to everyone who hears its sound.</text:p>
        <text:p text:style-name="P9"><text:span text:style-name="T1">The Carcosan Spire</text:span> (Reach, Thrown, 3 weight) None know from whence this spear of twisted white coral comes. Those who bear it too long find their minds full of alien dreams and begin to hear the strange thoughts of the Others. None are impervious. Used against any “natural” target** (men, goblins, owlbears and the like) the Spire acts as a mere mortal spear. Its true purpose is to do harm to those things whose strange natures protect them against mundane weapons. Used thus, the Spire can wound foes otherwise invulnerable to harm. The wielder will recognize these twisted foes on sight—the Spire knows its own.</text:p>
        <text:p text:style-name="P9"><text:span text:style-name="T1">Cloak of Silent Stars</text:span> (1 weight) A cape of rich black velvet outside and sparkling with tiny points of light within, this cloak bends fate, time and reality around it to protect the wearer, who may defy danger with whatever stat they like. To do this, the wearer invokes the cloak’s magic and their player describes how the cloak helps “break the rules.” They can deflect a fireball with CHA by convincing it they deserve to live or elude a fall by applying the mighty logic of their INT to prove the fall won’t hurt. The cloak makes it so. It can be used once for each stat before losing its magic.</text:p>
        <text:p text:style-name="P9"><text:span text:style-name="T1">Coin of Remembering</text:span> (0 weight) What appears, at a glance, to be a simple copper coin is, in truth, an enchanted coin. Its bearer can, at any time, redeem it to know immediately one fact that has been forgotten. The coin vanishes thereafter. It does not have to be a thing forgotten by the bearer, but it cannot be “known.” Interpretation of this stipulation is left to the gods. If the coin is unsuccessful, it will still paint an image in the mind’s eye of someone or something that does remember what was sought.</text:p>
        <text:p text:style-name="P9"><text:span text:style-name="T1">Common Scroll</text:span> (1 use, 0 weight) A common scroll has a spell inscribed on it. The spell must be castable by you or on your class’s spell list for you to be able to cast it. When you cast a spell from a scroll, the spell takes effect, simple as that.</text:p>
        <text:p text:style-name="P9"><text:span text:style-name="T1">Devilsbane Oil</text:span> (1 use, 0 weight) A holy oil, created in limited supply by a mute sect of mountain monks whose order protected humanity from the powers of the Demon Pits in ancient epochs. Only a few jars remain. When applied to any weapon and used to strike a denizen of any outer plane, the oil undoes the magic that binds that creature. In some cases, this will return it to its home. In others, it merely undoes any magic controlling it. The oil stays on the weapon for a few hours before it dries and flakes away. If applied to the edges of a doorway or drawn in a circle, the oil will repel creatures whose home is any of the outer planes. They cannot pass across it. The oil lasts for one full day before it soaks in or evaporates.</text:p>
        <text:p text:style-name="P9"><text:span text:style-name="T1">Earworm Wax</text:span> (1 use, 0 weight) A yellowish candle. Seems never to burn out and the light it casts is strange and weak. Its wax is always cool, too. Drip the wax into the ear of a target and gain 3 hold. Spend that hold and ask your target a question. They find themselves telling you the whole truth, despite themselves. The consequences, after the fact? Those are up to you to deal with.</text:p>
        <text:p text:style-name="P9"><text:span text:style-name="T1">The Echo</text:span> (0 weight) A seemingly empty bottle. Once unstoppered, the whispers of another plane resound once and fall silent. In the silence, the bearer learns in his soul the coming of one great danger and how he can avoid it. At any point after you use the Echo, you can ignore the results of any single die roll—yours or another player’s—and roll again. Once opened, the Echo is released and gone forever.</text:p>
        <text:p text:style-name="P9"><text:span text:style-name="T1">The Epoch Lens</text:span> (1 weight) An archmage, old and too frail to leave his tower, crafted this intricate and fragile device of glass and gold to examine the histories and relics he so loved. Looking at an object through the lens reveals visions of who made it and where it came from.</text:p>
        <text:p text:style-name="P9"><text:span text:style-name="T1">Farsight Stone</text:span> (1 weight) Swirling clouds fill this smoky orb and those in its presence often hear strange whispers. In ancient times, it was part of a network of such stones, used to communicate and surveil across great distances. When you gaze into the stone, name a location and roll+WIS. <text:span text:style-name="T3">On a 10+</text:span>, you see a clear vision of the location and can maintain it as long as you concentrate on the orb. <text:span text:style-name="T3">On a 7–9</text:span>, you still see the vision, but you draw the attention of some other thing (an angel, a demon, or the holder of another Farsight stone) that uses the stone to surveil you, as well.</text:p>
        <text:p text:style-name="P9"><text:span text:style-name="T1">The Fiasco Codex</text:span> (0 weight) A thick tome, said to be penned in the blood of poor fools and robber-barons by some demon prince possessed of dark humor, this tome details tales and stories of those whose ambition overwhelmed their reason. Reading from this tome teaches one the value of clear-headedness but leaves a sense of dread behind. When you read from the Fiasco Codex, Roll+WIS. <text:span text:style-name="T3">On a 10+</text:span>, ask two of the questions below. <text:span text:style-name="T3">On a 7–9</text:span>, ask one. 1) What is my greatest opportunity, right now?. 2) Who can I betray to gain an advantage? 3) Who is an ally I should not trust? The codex gives up its answers only once to each reader and takes 2 to 3 hours to read.</text:p>
        <text:p text:style-name="P9"><text:span text:style-name="T1">Flask of Breath</text:span> (0 weight) A simple thing, but useful when you need a breath of fresh air. The flask appears empty but cannot be filled, anything added to it simply spills out. This is because the flask is eternally full of air. If placed underwater, it will bubble forever. If pressed to the mouth, one can breathe normally—smoke is no concern, for example. I’m sure you’ll find all sorts of unusual uses for it.</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tab/><text:tab/><text:tab/><text:tab/></text:span><text:span text:style-name="T2">4</text:span></text:p>
        <text:p text:style-name="P353"><text:soft-page-break/><text:span text:style-name="T1">Folly Held Aloft, The Wax Wings, A Huge Mistake</text:span> (1 weight) Who hasn’t always wanted to soar the pretty blue sky? In an attempt to grant the wishes of land-bound folk, these great magical wings were created. Known by many names and crafted by as many mages, they commonly take the shape of the wings of whatever local birds hold affection. Worn by means of a harness or, in some dire cases, a surgical procedure. When you take to the air with these magical wings, roll+DEX. <text:span text:style-name="T3">On a 10+</text:span>, your flight is controlled and you may stay aloft as long as you like. <text:span text:style-name="T3">On a 7–9</text:span>, you make it aloft but your flight is short or erratic and unpredictable, your choice. <text:span text:style-name="T3">On a 6-</text:span>, you make it aloft, but the coming-down part and everything between is up to the GM.</text:p>
        <text:p text:style-name="P9"><text:span text:style-name="T1">Immovable Rod</text:span> (0 weight) A funny metal rod with a button on it. Press the button and the rod just sticks. It freezes in place—in midair, standing up or lying down. It can’t be moved. Pull it, push it, try as hard as you like, the rod stays. Maybe it can be destroyed, maybe it can’t. Push the button again and it’s free—take it along with you. Might be useful to have such a stubborn thing along.</text:p>
        <text:p text:style-name="P9"><text:span text:style-name="T1">Infinite Book</text:span> (1 weight) This book contains an infinite number of pages in a finite space. With no limit to the pages, everything that ever was, is, or will be is contained somewhere in the book. Luckily the index is great. When you spout lore while consulting the book you gain an extra clause: On a 12+, the GM will give a solution to a problem or situation you’re in.</text:p>
        <text:p text:style-name="P9"><text:span text:style-name="T1">Inspectacles</text:span> (0 weight) Rough-hewn glass in wooden frames. Dinged up and barely held together, they somehow allow the wearer to see much more than their naked eyes might. When you discern realities wearing these gifted lenses, you get to bend the rules a little. On a roll of 10+, ask any three questions you like. They don’t have to be on the list. As long as sight could give you answers, the GM will tell you what you want to know.</text:p>
        <text:p text:style-name="P9"><text:span text:style-name="T1">The Ku’meh Maneuver</text:span> (1 weight) A great, leathery tome worn shiny by the hands of a hundred great generals, this book is often passed from warrior to warrior, from father to son along the great battle lines that have divided Dungeon World’s past. Anyone reading it may, upon finishing for the first time, roll+INT. <text:span text:style-name="T3">On a 10+</text:span>, hold 3. <text:span text:style-name="T3">On a 7-9</text:span>, hold 1. You may spend your hold to advise a companion on some matter of strategic or tactical significance. This advice allows you to, at any time, regardless of distance, roll to aid them on any one roll. On a miss, the GM can hold 1 and spend it to apply -2 to any roll of yours or the poor sap who listened to your advice.</text:p>
        <text:p text:style-name="P9"><text:span text:style-name="T1">Lamented Memento</text:span> (0 weight) Taking the form of a single lock of bright red hair, bound in a black ribbon and immune to the ravages of time, the Lamented Memento bears a grim enchantment. In it are the memories and emotions of a girl who dealt with Death at the Black Gates so many times that, in the end, they fell in love and she left the world to be with him for a time. Her memory protects the wielder. If he finds himself at the Gates, the Memento can be traded for an automatic result of 10+ on the Last Breath move.</text:p>
        <text:p text:style-name="P9"><text:span text:style-name="T1">Lodestone Shield</text:span> (+1 armor, 1 weight) What mixed-up dummy made this? Shields are meant to repel metal, not draw it in! Emblazoned with a lion rampant, the Lodestone Shield has the power to pull blades and arrows to it. When you defend against enemies using metal weapons you can spend one hold, per target, to disarm them. Also, sometimes you’ll find a handful of loose change stuck to it.</text:p>
        <text:p text:style-name="P9"><text:span text:style-name="T1">Map of the Last Patrol</text:span> (0 weight) An ancient order of brave rangers once patrolled the land, protecting villages and warning kings and queens of encroaching danger. They’re long gone, now, but their legacy remains. This map, when marked with the blood of a group of people, will always show their location—so long as they remain within the bounds of the map.</text:p>
        <text:p text:style-name="P9"><text:span text:style-name="T1">Ned’s Head</text:span> (1 weight) An old skull, missing its jaw and very much worse-for-wear. The skull remembers the folly of its former owner—a man with more honor than sense. Once per night, the owner of the skull can ask “Who has it in for me?” and the skull will give up one name in a sad, lonely voice. If the owner of the skull is ever killed, it disappears surreptitiously. No one knows where it might turn up next.</text:p>
        <text:p text:style-name="P9"><text:span text:style-name="T1">Nightsider’s Key</text:span> (0 weight) This key unlocks any door for you, provided you don’t belong where you intend to go. So long as you do nothing that would alert another to your presence (remaining unheard, unseen and unnoticed) and takes nothing more than your memories out with you, the key’s magic will prevent your intrusion from ever being discovered. It’s like you were never there at all.</text:p>
        <text:p text:style-name="P9"><text:span text:style-name="T1">Sacred Herbs</text:span> (0 weight) The sacred herbs, collected and prepared by an order of lost wizard-monks, can be found in bundles with two or three uses to them. Kept dry, they last indefinitely. When smoked in a pipe or consumed in an incense burner and the thick, blue smoke inhaled, these herbs will grant you strange visions of faraway places and distant times. If you focus your will on a particular person, place or thing, the herbs will respond: roll+WIS. <text:span text:style-name="T3">On a 10+</text:span>, the vision is clear and useful—yielding some valid information. <text:span text:style-name="T3">On a 7–9</text:span>, the vision is about the thing desired, but is unclear, fraught with metaphor or somehow difficult to understand. ✴On a miss, the GM will ask you, “What is it you fear most?” You must answer honestly, of course.</text:p>
        <text:p text:style-name="P9"><text:span text:style-name="T1">The Sartar Duck</text:span> (0 weight) An odd, hand-carved wooden duck. Who would make such a funny thing? While you bear it, you find yourself an exceptionally gifted storyteller—no matter the language, you can make yourself and your story clear to any audience. They will understand your meaning, if not your words.</text:p>
        <text:p text:style-name="P9"><text:span text:style-name="T1">Tears of Annalise</text:span> (0 weight) Cloudy red gemstones the size of a thumbnail, the Tears of Annalise are always found in pairs. When swallowed by two different people, they bind the swallowers together—when either feels strong emotions (particularly sadness, loss, fear or desire) the other feels it, as well. The effects last until one spills the blood of the other.</text:p>
        <text:p text:style-name="P9"><text:soft-page-break/><text:span text:style-name="T1">Teleportation Room</text:span> (Slow) James Ninefingers, eccentric genius mage, created these room-sized magical apparati. A stone chamber etched with runes and scribblings, glowing with a faint blue light. When you enter and say aloud the name of a location, roll+INT. <text:span text:style-name="T3">On a 10+</text:span>, you arrive exactly where you’d intended. <text:span text:style-name="T3">On a 7–9</text:span>, the GM chooses a safe location nearby. <text:span text:style-name="T3">On a 6-</text:span>, you end up someplace. Maybe it’s nearby? It’s definitely not safe. Strange things sometimes happen to those who bend time and space with these devices.</text:p>
        <text:p text:style-name="P9"><text:span text:style-name="T1">Timunn’s Armor</text:span> (1 armor, 1 weight) A stealthy suit of armor, it appears as many things to many people and blends in with appropriate apparel. The wearer always seems the height of fashion to any who gaze upon him.</text:p>
        <text:p text:style-name="P9"><text:span text:style-name="T1">Titus’ Truthful Tallow</text:span> (0 weight) A candle of ivory- and copper-colored tallow with a wick of spun silver. When lit, none upon whom its light falls is able to tell a lie. They may keep silent or dissemble but when asked a question directly, they can speak naught but truth.</text:p>
        <text:p text:style-name="P9"><text:span text:style-name="T1">Tricksy Rope</text:span> (1 weight) A rope that listens. Does tricks, too, like a smart and more obedient snake might. Tell it “Coil” or “Slack” or “Come here, rope” and it will.</text:p>
        <text:p text:style-name="P9"><text:span text:style-name="T1">The Sterling Hand</text:span> (0 weight) Crafted by dwarven whitesmiths, this mirrored-metal hand is deeply scored with runes of power and rejuvenation. Meant to replace wounded or destroyed limbs from mining accidents, the Sterling Hand bonds to the wound, old or new, and is strong and stout. It can be used as a weapon** (Near range) and is made of pure enough silver to harm creatures affected by such.</text:p>
        <text:p text:style-name="P9"><text:span text:style-name="T1">Vellius’s Gauntlets</text:span> (1 weight) Crafted in the name of Vellius the Clumsy, Vellius the Butter-Fingered, Vellius the Clod, these gloves of simple cloth prevent you from dropping any object you don’t intent to. You cannot be disarmed and will not fall from any rope or ladder, for example. This item can get very messy if you have something strong pulling at your legs while you grip onto something solid.</text:p>
        <text:p text:style-name="P9"><text:span text:style-name="T1">Violation Glaive</text:span> (Reach, 2 weight) A legendary blade, said to have been thrust backwards in time from some grim future, the violation glaive is crafted of strange green iron. The blade strikes at the mind of those it wounds, as well as the body. When you hack and slash on a 10+ you have an additional option: you can deal your normal damage, let them counterattack you, and instill the emotion of your choice (maybe fear, reverence, or trust).</text:p>
        <text:p text:style-name="P9"><text:span text:style-name="T1">Vorpal Sword</text:span> (Close, 3 piercing, 2 weight) Snicker-snack and all that. Sharp as anything, this simple-seeming sword means to separate one thing from another—the limb from the body or folk from their lives. When you deal damage with the Vorpal Sword, your enemy must choose something (an item, an advantage, a limb) and lose it, permanently.</text:p>
        <text:h text:style-name="P22" text:outline-level="1"><text:bookmark-start text:name="monsters"/>Monsters<text:bookmark-end text:name="monsters"/></text:h>
        <text:p text:style-name="P8"><text:span text:style-name="T1">Aboleth:</text:span> Group, Huge, Intelligent (The Lower Depths) HP: 18, Armor: 0, Damage: d10+3 Tentacles (Reach). Special Qualities: Telepathy</text:p>
        <text:list xml:id="list222610089566464" text:continue-list="list222611405706844" text:style-name="WWNum1166">
          <text:list-item>
            <text:p text:style-name="P135">Invade a mind</text:p>
          </text:list-item>
          <text:list-item>
            <text:p text:style-name="P135">Turn minions on them</text:p>
          </text:list-item>
          <text:list-item>
            <text:p text:style-name="P135">Put a plan in motion</text:p>
          </text:list-item>
        </text:list>
        <text:p text:style-name="P8"><text:span text:style-name="T1">Abomination:</text:span> Solitary, Large, Construct, Terrifying (Legions of the Undead) HP: 20, Armor: 1, Damage: d10+3 Slam (Close Reach Forceful). Special Qualities: Many limbs, heads, and so on</text:p>
        <text:list xml:id="list222611588045757" text:continue-list="list222610089566464" text:style-name="WWNum1167">
          <text:list-item>
            <text:p text:style-name="P136">Tear flesh apart</text:p>
          </text:list-item>
          <text:list-item>
            <text:p text:style-name="P136">Spill forth putrid guts</text:p>
          </text:list-item>
        </text:list>
        <text:p text:style-name="P8"><text:span text:style-name="T1">Acolyte:</text:span> - (Folk of The Realm) HP: -, Armor: -, Damage: - -.</text:p>
        <text:list xml:id="list222610748514585" text:continue-list="list222611588045757" text:style-name="WWNum1168">
          <text:list-item>
            <text:p text:style-name="P137">Follow dogma</text:p>
          </text:list-item>
          <text:list-item>
            <text:p text:style-name="P137">Offer eternal reward for mortal deeds</text:p>
          </text:list-item>
        </text:list>
        <text:p text:style-name="P8"><text:span text:style-name="T1">Adventurer:</text:span> Horde, Intelligent (Folk of the Realm) HP: 3, Armor: 1, Damage: d6 Sword (Close). Special Qualities: Endless enthusiasm</text:p>
        <text:list xml:id="list222609760580427" text:continue-list="list222610748514585" text:style-name="WWNum1169">
          <text:list-item>
            <text:p text:style-name="P138">Go on a fool’s errand</text:p>
          </text:list-item>
          <text:list-item>
            <text:p text:style-name="P138">Act impulsively</text:p>
          </text:list-item>
          <text:list-item>
            <text:p text:style-name="P138">Share tales of past exploits</text:p>
          </text:list-item>
        </text:list>
        <text:p text:style-name="P8"><text:span text:style-name="T1">Angel:</text:span> Solitary, Terrifying, Divine, Intelligent, Organized (Planar Powers) HP: 18, Armor: 4, Damage: b2d10+4 ignores armor Sword of Flames (Close Forceful). Special Qualities: Wings</text:p>
        <text:list xml:id="list222611403443491" text:continue-list="list222609760580427" text:style-name="WWNum1170">
          <text:list-item>
            <text:p text:style-name="P139">Deliver visions and prophecy</text:p>
          </text:list-item>
          <text:list-item>
            <text:p text:style-name="P139">Stir mortals to action</text:p>
          </text:list-item>
          <text:list-item>
            <text:p text:style-name="P139">Expose sin and injustice</text:p>
          </text:list-item>
        </text:list>
        <text:p text:style-name="P8"><text:span text:style-name="T1">Ankheg:</text:span> Group, Large (Cave Dweller) HP: 10, Armor: 3, Damage: d8+1 Bite (Close Reach). Special Qualities: Burrowing</text:p>
        <text:list xml:id="list222609833893950" text:continue-list="list222611403443491" text:style-name="WWNum1171">
          <text:list-item>
            <text:p text:style-name="P140">Undermine the ground</text:p>
          </text:list-item>
          <text:list-item>
            <text:p text:style-name="P140">Burst from the earth -Spray forth acid, eating away at metal and flesh</text:p>
          </text:list-item>
        </text:list>
        <text:p text:style-name="P8"><text:span text:style-name="T1">Apocalypse Dragon:</text:span> Solitary, Huge, Magical, Divine (The Lower Depths) HP: 26, Armor: 5, Damage: b2d12+9 piercing 4 Bite (Reach Forceful Messy). Special Qualities: Inch-thick metal hide, Supernatural knowledge, Wings</text:p>
        <text:list xml:id="list222610222778748" text:continue-list="list222609833893950" text:style-name="WWNum1172">
          <text:list-item>
            <text:p text:style-name="P141">Set a disaster in motion</text:p>
          </text:list-item>
          <text:list-item>
            <text:p text:style-name="P141">Breathe forth the elements</text:p>
          </text:list-item>
          <text:list-item>
            <text:p text:style-name="P141">Act with perfect foresight</text:p>
          </text:list-item>
        </text:list>
        <text:p text:style-name="P8"><text:span text:style-name="T1">Assassin Vine:</text:span> Solitary, Stealthy, Amorphous (The Dark Woods) HP: 15, Armor: 1, Damage: d10 Thorns (Close Reach Messy). Special Qualities: Plant</text:p>
        <text:list xml:id="list222611094106427" text:continue-list="list222610222778748" text:style-name="WWNum1173">
          <text:list-item>
            <text:p text:style-name="P142">Shoot forth new growth</text:p>
          </text:list-item>
          <text:list-item>
            <text:p text:style-name="P142">Attack the unwary</text:p>
          </text:list-item>
        </text:list>
        <text:p text:style-name="P8"><text:span text:style-name="T1">Bakunawa:</text:span> Solitary, Large, Intelligent, Messy, Forceful (Denizens of the Swamp) HP: 16, Armor: 2, Damage: d10+3 piercing 1 Bite (Close Reach). Special Qualities: Amphibious</text:p>
        <text:list xml:id="list222610310842720" text:continue-list="list222611094106427" text:style-name="WWNum1174">
          <text:list-item>
            <text:p text:style-name="P143">Lure prey with lies and illusions</text:p>
          </text:list-item>
          <text:list-item>
            <text:p text:style-name="P143">Lash out at light</text:p>
          </text:list-item>
          <text:list-item>
            <text:p text:style-name="P143">Devour</text:p>
          </text:list-item>
        </text:list>
        <text:p text:style-name="P8"><text:span text:style-name="T1">Bandit King:</text:span> Solitary, Intelligent, Organized (Folk of the Realm) HP: 12, Armor: 1, Damage: b2d10 Trusty Knife (Close).</text:p>
        <text:list xml:id="list222610378906354" text:continue-list="list222610310842720" text:style-name="WWNum1175">
          <text:list-item>
            <text:p text:style-name="P144">Make a demand</text:p>
          </text:list-item>
          <text:list-item>
            <text:p text:style-name="P144">Extort</text:p>
          </text:list-item>
          <text:list-item>
            <text:p text:style-name="P144">Topple power</text:p>
          </text:list-item>
        </text:list>
        <text:p text:style-name="P8"><text:span text:style-name="T1"/></text:p>
        <text:p text:style-name="P9"><text:span text:style-name="T1"/></text:p>
        <text:p text:style-name="P9"><text:span text:style-name="T1"><text:tab/><text:tab/><text:tab/><text:tab/></text:span><text:span text:style-name="T2">6</text:span></text:p>
        <text:p text:style-name="P292"><text:soft-page-break/><text:span text:style-name="T1">Bandit:</text:span> Horde, Intelligent, Organized (Folk of the Realm) HP: 3, Armor: 1, Damage: d6 Dirk (Close).</text:p>
        <text:list xml:id="list222611349766993" text:continue-list="list222610378906354" text:style-name="WWNum1176">
          <text:list-item>
            <text:p text:style-name="P145">Steal something</text:p>
          </text:list-item>
          <text:list-item>
            <text:p text:style-name="P145">Demand tribute</text:p>
          </text:list-item>
        </text:list>
        <text:p text:style-name="P8"><text:span text:style-name="T1">Banshee:</text:span> Solitary, Magical, Intelligent (Legions of the Undead) HP: 16, Armor: 0, Damage: d10 Scream (Near). Special Qualities: Insubstantial</text:p>
        <text:list xml:id="list222611053820614" text:continue-list="list222611349766993" text:style-name="WWNum1177">
          <text:list-item>
            <text:p text:style-name="P146">Drown out all other sound with a ceaseless scream</text:p>
          </text:list-item>
          <text:list-item>
            <text:p text:style-name="P146">Unleash a skull-splitting noise</text:p>
          </text:list-item>
          <text:list-item>
            <text:p text:style-name="P146">Disappear into the mists</text:p>
          </text:list-item>
        </text:list>
        <text:p text:style-name="P8"><text:span text:style-name="T1">Barbed Devil:</text:span> Solitary, Large, Planar, Terrifying (Planar Powers) HP: 16, Armor: 3, Damage: d10+3 piercing 3 Spines (Close Reach Messy). Special Qualities: Spines</text:p>
        <text:list xml:id="list222610318828391" text:continue-list="list222611053820614" text:style-name="WWNum1178">
          <text:list-item>
            <text:p text:style-name="P147">Impale someone</text:p>
          </text:list-item>
          <text:list-item>
            <text:p text:style-name="P147">Kill indiscriminately</text:p>
          </text:list-item>
        </text:list>
        <text:p text:style-name="P8"><text:span text:style-name="T1">Basilisk:</text:span> Solitary, Hoarder (Denizens of the Swamp) HP: 12, Armor: 2, Damage: d10 Bite (Close).</text:p>
        <text:list xml:id="list222611538803798" text:continue-list="list222610318828391" text:style-name="WWNum1179">
          <text:list-item>
            <text:p text:style-name="P148">Turn flesh to stone with a gaze</text:p>
          </text:list-item>
          <text:list-item>
            <text:p text:style-name="P148">Retreat into a maze of stone</text:p>
          </text:list-item>
        </text:list>
        <text:p text:style-name="P8"><text:span text:style-name="T1">Black Pudding:</text:span> Solitary, Amorphous (Denizens of the Swamp) HP: 15, Armor: 1, Damage: d10 ignores armor Corrosive Touch (Close). Special Qualities: Amorphous</text:p>
        <text:list xml:id="list222610405279294" text:continue-list="list222611538803798" text:style-name="WWNum1180">
          <text:list-item>
            <text:p text:style-name="P149">Eat away metal, flesh, or wood</text:p>
          </text:list-item>
          <text:list-item>
            <text:p text:style-name="P149">Ooze into a troubling place: food, armor, stomach</text:p>
          </text:list-item>
        </text:list>
        <text:p text:style-name="P8"><text:span text:style-name="T1">Blink Dog:</text:span> Group, Small, Magical, Organized (The Dark Woods) HP: 6, Armor: 4, Damage: d8 Bite (Close). Special Qualities: Illusion</text:p>
        <text:list xml:id="list222610262049880" text:continue-list="list222610405279294" text:style-name="WWNum1181">
          <text:list-item>
            <text:p text:style-name="P150">Give the appearance of being somewhere they’re not</text:p>
          </text:list-item>
          <text:list-item>
            <text:p text:style-name="P150">Summon the pack</text:p>
          </text:list-item>
          <text:list-item>
            <text:p text:style-name="P150">Move with amazing speed</text:p>
          </text:list-item>
        </text:list>
        <text:p text:style-name="P8"><text:span text:style-name="T1">Bulette:</text:span> Solitary, Huge, Construct (Twisted Experiment) HP: 20, Armor: 3, Damage: d10+5 piercing 3 Bite (Close Forceful). Special Qualities: Burrowing</text:p>
        <text:list xml:id="list222611106620626" text:continue-list="list222610262049880" text:style-name="WWNum1182">
          <text:list-item>
            <text:p text:style-name="P151">Drag prey into rough tunnels</text:p>
          </text:list-item>
          <text:list-item>
            <text:p text:style-name="P151">Burst from the earth</text:p>
          </text:list-item>
          <text:list-item>
            <text:p text:style-name="P151">Swallow whole</text:p>
          </text:list-item>
        </text:list>
        <text:p text:style-name="P8"><text:span text:style-name="T1">Cave Rat:</text:span> Horde, Small (Cave Dweller) HP: 7, Armor: 1, Damage: d6 piercing 1 Gnaw (Close Messy).</text:p>
        <text:list xml:id="list222611339163493" text:continue-list="list222611106620626" text:style-name="WWNum1183">
          <text:list-item>
            <text:p text:style-name="P152">Swarm</text:p>
          </text:list-item>
          <text:list-item>
            <text:p text:style-name="P152">Rip something (or someone) apart</text:p>
          </text:list-item>
        </text:list>
        <text:p text:style-name="P8"><text:span text:style-name="T1">Centaur:</text:span> Horde, Large, Organized, Intelligent (The Dark Woods) HP: 11, Armor: 1, Damage: d6+2 piercing 1 Bow (Close Reach Near). Special Qualities: Half-horse, Half-man</text:p>
        <text:list xml:id="list222611416878135" text:continue-list="list222611339163493" text:style-name="WWNum1184">
          <text:list-item>
            <text:p text:style-name="P153">Overrun them</text:p>
          </text:list-item>
          <text:list-item>
            <text:p text:style-name="P153">Fire a perfect bullseye</text:p>
          </text:list-item>
          <text:list-item>
            <text:p text:style-name="P153">Move with unrelenting speed</text:p>
          </text:list-item>
        </text:list>
        <text:p text:style-name="P8"><text:span text:style-name="T1">Chain Devil:</text:span> Solitary, Planar (Planar Powers) HP: 12, Armor: 3, Damage: d10 ignores armor Crush (Close Reach).</text:p>
        <text:list xml:id="list222611077476697" text:continue-list="list222611416878135" text:style-name="WWNum1185">
          <text:list-item>
            <text:p text:style-name="P154">Take a captive</text:p>
          </text:list-item>
          <text:list-item>
            <text:p text:style-name="P154">Return to whence it came</text:p>
          </text:list-item>
          <text:list-item>
            <text:p text:style-name="P154">Torture with glee</text:p>
          </text:list-item>
        </text:list>
        <text:p text:style-name="P8"><text:span text:style-name="T1">Chaos Ooze:</text:span> Solitary, Planar, Terrifying, Amorphous (The Dark Woods) HP: 23, Armor: 1, Damage: d10 ignores armor Warping Touch (Close). Special Qualities: Ooze, Fragments of other planes embedded in it</text:p>
        <text:list xml:id="list222610819593225" text:continue-list="list222611077476697" text:style-name="WWNum1186">
          <text:list-item>
            <text:p text:style-name="P155">Cause a change in appearance or substance</text:p>
          </text:list-item>
          <text:list-item>
            <text:p text:style-name="P155">Briefly bridge the planes</text:p>
          </text:list-item>
        </text:list>
        <text:p text:style-name="P8"><text:span text:style-name="T1">Chaos Spawn:</text:span> Solitary, Amorphous (The Lower Depths) HP: 19, Armor: 1, Damage: d10 Chaotic touch (Close Reach). Special Qualities: Chaos form</text:p>
        <text:list xml:id="list222611112539526" text:continue-list="list222610819593225" text:style-name="WWNum1187">
          <text:list-item>
            <text:p text:style-name="P156">Rewrite reality</text:p>
          </text:list-item>
          <text:list-item>
            <text:p text:style-name="P156">Unleash chaos from containment</text:p>
          </text:list-item>
        </text:list>
        <text:p text:style-name="P8"><text:span text:style-name="T1">Chimera:</text:span> Solitary, Large, Construct (Twisted Experiment) HP: 16, Armor: 1, Damage: d10+1 Bite (Reach).</text:p>
        <text:list xml:id="list222610394839129" text:continue-list="list222611112539526" text:style-name="WWNum1188">
          <text:list-item>
            <text:p text:style-name="P157">Belch forth flame</text:p>
          </text:list-item>
          <text:list-item>
            <text:p text:style-name="P157">Run them over</text:p>
          </text:list-item>
          <text:list-item>
            <text:p text:style-name="P157">Poison them</text:p>
          </text:list-item>
        </text:list>
        <text:p text:style-name="P8"><text:span text:style-name="T1">Choker:</text:span> Solitary, Stealthy, Intelligent (Cave Dweller) HP: 15, Armor: 2, Damage: d10 Choke (Close Reach). Special Qualities: Flexible</text:p>
        <text:list xml:id="list222611569828540" text:continue-list="list222610394839129" text:style-name="WWNum1189">
          <text:list-item>
            <text:p text:style-name="P158">Hold someone, wringing the breath from them</text:p>
          </text:list-item>
          <text:list-item>
            <text:p text:style-name="P158">Fling a held creature</text:p>
          </text:list-item>
        </text:list>
        <text:p text:style-name="P8"><text:span text:style-name="T1">Chuul:</text:span> Group, Large, Cautious (The Lower Depths) HP: 10, Armor: 4, Damage: d8+1 piercing 3 Claws (Close Reach Messy). Special Qualities: Amphibious</text:p>
        <text:list xml:id="list222611068877829" text:continue-list="list222611569828540" text:style-name="WWNum1190">
          <text:list-item>
            <text:p text:style-name="P159">Split something in two with mighty claws</text:p>
          </text:list-item>
          <text:list-item>
            <text:p text:style-name="P159">Retreat into water</text:p>
          </text:list-item>
        </text:list>
        <text:p text:style-name="P8"><text:span text:style-name="T1">Cloaker:</text:span> Solitary, Stealthy (Cave Dweller) HP: 12, Armor: 1, Damage: d10 ignores armor Constrict (Close). Special Qualities: Looks like a cloak</text:p>
        <text:list xml:id="list222610727108701" text:continue-list="list222611068877829" text:style-name="WWNum1191">
          <text:list-item>
            <text:p text:style-name="P160">Engulf the unsuspecting</text:p>
          </text:list-item>
        </text:list>
        <text:p text:style-name="P8"><text:span text:style-name="T1">Cockatrice:</text:span> Group, Small, Hoarder (The Dark Woods) HP: 6, Armor: 1, Damage: d8 Beak (Close). Special Qualities: Stone touch</text:p>
        <text:list xml:id="list222611150135851" text:continue-list="list222610727108701" text:style-name="WWNum1192">
          <text:list-item>
            <text:p text:style-name="P161">Start a slow transformation to stone</text:p>
          </text:list-item>
        </text:list>
        <text:p text:style-name="P8"><text:span text:style-name="T1">Concept Elemental:</text:span> Solitary, Devious, Planar, Amorphous (Planar Power) HP: -, Armor: -, Damage: - -. Special Qualities: Ideal form</text:p>
        <text:list xml:id="list222609776787251" text:continue-list="list222611150135851" text:style-name="WWNum1193">
          <text:list-item>
            <text:p text:style-name="P162">Demonstrate its concept in its purest form</text:p>
          </text:list-item>
        </text:list>
        <text:p text:style-name="P8"><text:span text:style-name="T1">Corrupter:</text:span> Solitary, Devious, Planar, Hoarder (Planar Powers) HP: 12, Armor: 0, Damage: w2d8 Secret Dagger (Close).</text:p>
        <text:list xml:id="list222610203732600" text:continue-list="list222609776787251" text:style-name="WWNum1194">
          <text:list-item>
            <text:p text:style-name="P163">Offer a deal with horrible consequences</text:p>
          </text:list-item>
          <text:list-item>
            <text:p text:style-name="P163">Plumb the vaults of hell for a bargaining chip</text:p>
          </text:list-item>
          <text:list-item>
            <text:p text:style-name="P163">Make a show of power</text:p>
          </text:list-item>
        </text:list>
        <text:p text:style-name="P8"><text:span text:style-name="T1">Coutal:</text:span> Solitary, Intelligent Devious (Denizens of the Swamp) HP: 12, Armor: 2, Damage: d8 ignores armor Light Ray (Close). Special Qualities: Wings, Halo</text:p>
        <text:list xml:id="list222611697876198" text:continue-list="list222610203732600" text:style-name="WWNum1195">
          <text:list-item>
            <text:p text:style-name="P164">Pass judgment on a person or place</text:p>
          </text:list-item>
          <text:list-item>
            <text:p text:style-name="P164">Summon divine forces to cleanse</text:p>
          </text:list-item>
          <text:list-item>
            <text:p text:style-name="P164">Offer information in exchange for service</text:p>
          </text:list-item>
        </text:list>
        <text:p text:style-name="P8"><text:span text:style-name="T1">Crocodilian:</text:span> Group, Large (Denizens of the Swamp) HP: 10, Armor: 2, Damage: d8+3 Bite (Close Reach). Special Qualities: Amphibious, Camouflage</text:p>
        <text:list xml:id="list222611268667559" text:continue-list="list222611697876198" text:style-name="WWNum1196">
          <text:list-item>
            <text:p text:style-name="P165">Attack an unsuspecting victim</text:p>
          </text:list-item>
          <text:list-item>
            <text:p text:style-name="P165">Escape into the water</text:p>
          </text:list-item>
          <text:list-item>
            <text:p text:style-name="P165"><text:soft-page-break/>Hold something tight in its jaws</text:p>
          </text:list-item>
        </text:list>
        <text:p text:style-name="P8"><text:span text:style-name="T1">Deep Elf Assassin:</text:span> Group, Intelligent, Organized (The Lower Depths) HP: 6, Armor: 1, Damage: d8 piercing 1 Poisoned Blade (Close).</text:p>
        <text:list xml:id="list222611202490284" text:continue-list="list222611268667559" text:style-name="WWNum1197">
          <text:list-item>
            <text:p text:style-name="P166">Poison them</text:p>
          </text:list-item>
          <text:list-item>
            <text:p text:style-name="P166">Unleash an ancient spell</text:p>
          </text:list-item>
          <text:list-item>
            <text:p text:style-name="P166">Call reinforcements</text:p>
          </text:list-item>
        </text:list>
        <text:p text:style-name="P8"><text:span text:style-name="T1">Deep Elf Priest:</text:span> Solitary, Divine, Intelligent, Organized (The Lower Depths) HP: 14, Armor: 0, Damage: d10+2 Smite (Close Reach). Special Qualities: Divine connection</text:p>
        <text:list xml:id="list222611081402534" text:continue-list="list222611202490284" text:style-name="WWNum1198">
          <text:list-item>
            <text:p text:style-name="P167">Weave spells of hatred and malice</text:p>
          </text:list-item>
          <text:list-item>
            <text:p text:style-name="P167">Rally the deep elves</text:p>
          </text:list-item>
          <text:list-item>
            <text:p text:style-name="P167">Pass on divine knowledge</text:p>
          </text:list-item>
        </text:list>
        <text:p text:style-name="P8"><text:span text:style-name="T1">Deep Elf Swordmaster:</text:span> Group, Intelligent, Organized (The Lower Depths) HP: 6, Armor: 2, Damage: b2d8+2 piercing 1 Barbed Blade (Close).</text:p>
        <text:list xml:id="list222611353630723" text:continue-list="list222611081402534" text:style-name="WWNum1199">
          <text:list-item>
            <text:p text:style-name="P168">Inflict pain beyond measure</text:p>
          </text:list-item>
          <text:list-item>
            <text:p text:style-name="P168">Use the dark to advantage</text:p>
          </text:list-item>
        </text:list>
        <text:p text:style-name="P8"><text:span text:style-name="T1">Derro:</text:span> Horde, Devious, Intelligent, Organized (Twisted Experiment) HP: 3, Armor: 2, Damage: d6 Pickaxe (Close). Special Qualities: Telepathy</text:p>
        <text:list xml:id="list222610996163920" text:continue-list="list222611353630723" text:style-name="WWNum1200">
          <text:list-item>
            <text:p text:style-name="P169">Fill a mind with foreign thoughts</text:p>
          </text:list-item>
          <text:list-item>
            <text:p text:style-name="P169">Take control of a beast’s mind</text:p>
          </text:list-item>
        </text:list>
        <text:p text:style-name="P8"><text:span text:style-name="T1">Devourer:</text:span> Solitary, Large, Intelligent, Hoarder (Legions of the Undead) HP: 16, Armor: 1, Damage: d10+3 Smash (Close Reach Forceful).</text:p>
        <text:list xml:id="list222611023539569" text:continue-list="list222610996163920" text:style-name="WWNum1201">
          <text:list-item>
            <text:p text:style-name="P170">Devour or trap dying soul</text:p>
          </text:list-item>
          <text:list-item>
            <text:p text:style-name="P170">Bargain for a soul’s return</text:p>
          </text:list-item>
        </text:list>
        <text:p text:style-name="P8"><text:span text:style-name="T1">Digester:</text:span> Solitary, Large, Construct (Twisted Experiment) HP: 16, Armor: 1, Damage: d10+1 ignores armor Acid (Close Reach). Special Qualities: Digest acid secretion</text:p>
        <text:list xml:id="list222610999043080" text:continue-list="list222611023539569" text:style-name="WWNum1202">
          <text:list-item>
            <text:p text:style-name="P171">Eat away at something</text:p>
          </text:list-item>
          <text:list-item>
            <text:p text:style-name="P171">Draw sustenance</text:p>
          </text:list-item>
        </text:list>
        <text:p text:style-name="P8"><text:span text:style-name="T1">Djinn:</text:span> Group, Large, Magical (Planar Powers) HP: 14, Armor: 4, Damage: d8+1 ignores armor Flame (Close Reach). Special Qualities: Made of flame</text:p>
        <text:list xml:id="list222611136554321" text:continue-list="list222610999043080" text:style-name="WWNum1203">
          <text:list-item>
            <text:p text:style-name="P172">Grant power for a price</text:p>
          </text:list-item>
          <text:list-item>
            <text:p text:style-name="P172">Summon the forces of the City of Brass</text:p>
          </text:list-item>
        </text:list>
        <text:p text:style-name="P8"><text:span text:style-name="T1">Doppelgänger:</text:span> Solitary, Devious, Intelligent (Denizens of the Swamp) HP: 12, Armor: 0, Damage: d6 Dagger (Close). Special Qualities: Shapeshifting</text:p>
        <text:list xml:id="list222609922816978" text:continue-list="list222611136554321" text:style-name="WWNum1204">
          <text:list-item>
            <text:p text:style-name="P173">Assume the shape of a person whose flesh it’s tasted</text:p>
          </text:list-item>
          <text:list-item>
            <text:p text:style-name="P173">Use another’s identity to advantage</text:p>
          </text:list-item>
          <text:list-item>
            <text:p text:style-name="P173">Leave someone’s reputation shattered</text:p>
          </text:list-item>
        </text:list>
        <text:p text:style-name="P8"><text:span text:style-name="T1">Dragon Turtle:</text:span> Solitary, Huge, Cautious (Denizens of the Swamp) HP: 20, Armor: 4, Damage: d10+3 Bite (Reach). Special Qualities: Shell, Amphibious</text:p>
        <text:list xml:id="list222610296321304" text:continue-list="list222609922816978" text:style-name="WWNum1205">
          <text:list-item>
            <text:p text:style-name="P174">Move forward implacably</text:p>
          </text:list-item>
          <text:list-item>
            <text:p text:style-name="P174">Bring its full bulk to bear</text:p>
          </text:list-item>
          <text:list-item>
            <text:p text:style-name="P174">Destroy structures and buildings</text:p>
          </text:list-item>
        </text:list>
        <text:p text:style-name="P8"><text:span text:style-name="T1">Dragon Whelp:</text:span> Solitary, Small, Intelligent, Cautious, Hoarder (Denizens of the Swamp) HP: 16, Armor: 3, Damage: d10+2 Elemental Breath (Close Near). Special Qualities: Wings, Elemental Blood</text:p>
        <text:list xml:id="list222611618863810" text:continue-list="list222610296321304" text:style-name="WWNum1206">
          <text:list-item>
            <text:p text:style-name="P175">Start a lair, form a base of power</text:p>
          </text:list-item>
          <text:list-item>
            <text:p text:style-name="P175">Call on family ties</text:p>
          </text:list-item>
          <text:list-item>
            <text:p text:style-name="P175">Demand oaths of servitude</text:p>
          </text:list-item>
        </text:list>
        <text:p text:style-name="P8"><text:span text:style-name="T1">Dragon:</text:span> Solitary, Huge, Terrifying, Cautious, Hoarder (The Lower Depths) HP: 16, Armor: 5, Damage: b2d12+5 piercing 4 Bite (Reach Messy). Special Qualities: Elemental blood, Wings</text:p>
        <text:list xml:id="list222611730139017" text:continue-list="list222611618863810" text:style-name="WWNum1207">
          <text:list-item>
            <text:p text:style-name="P176">Bend an element to its will</text:p>
          </text:list-item>
          <text:list-item>
            <text:p text:style-name="P176">Demand tribute</text:p>
          </text:list-item>
          <text:list-item>
            <text:p text:style-name="P176">Act with disdain</text:p>
          </text:list-item>
        </text:list>
        <text:p text:style-name="P8"><text:span text:style-name="T1">Dragonbone:</text:span> Solitary, Huge (Legions of the Undead) HP: 20, Armor: 2, Damage: d10+3 piercing 3 Bite (Reach Messy).</text:p>
        <text:list xml:id="list222609938099884" text:continue-list="list222611730139017" text:style-name="WWNum1208">
          <text:list-item>
            <text:p text:style-name="P177">Attack unrelentingly</text:p>
          </text:list-item>
        </text:list>
        <text:p text:style-name="P8"><text:span text:style-name="T1">Draugr:</text:span> Horde, Organized (Legions of the Undead) HP: 7, Armor: 2, Damage: d6+1 Rusty Sword (Close Reach). Special Qualities: Icy touch</text:p>
        <text:list xml:id="list222610038533260" text:continue-list="list222609938099884" text:style-name="WWNum1209">
          <text:list-item>
            <text:p text:style-name="P178">Freeze flesh</text:p>
          </text:list-item>
          <text:list-item>
            <text:p text:style-name="P178">Call on the unworthy dead</text:p>
          </text:list-item>
        </text:list>
        <text:p text:style-name="P8"><text:span text:style-name="T1">Dryad:</text:span> Solitary, Magical, Intelligent, Devious (The Dark Woods) HP: 12, Armor: 2, Damage: w2d8 Crushing Vines (Close). Special Qualities: Plant</text:p>
        <text:list xml:id="list222611926933015" text:continue-list="list222610038533260" text:style-name="WWNum1210">
          <text:list-item>
            <text:p text:style-name="P179">Entice a mortal</text:p>
          </text:list-item>
          <text:list-item>
            <text:p text:style-name="P179">Merge into a tree</text:p>
          </text:list-item>
          <text:list-item>
            <text:p text:style-name="P179">Turn nature against them</text:p>
          </text:list-item>
        </text:list>
        <text:p text:style-name="P8"><text:span text:style-name="T1">Dwarven Warrior:</text:span> Horde, Organized (Cave Dweller) HP: 7, Armor: 2, Damage: d6 Axe (Close).</text:p>
        <text:list xml:id="list222610556722962" text:continue-list="list222611926933015" text:style-name="WWNum1211">
          <text:list-item>
            <text:p text:style-name="P180">Drive them back</text:p>
          </text:list-item>
          <text:list-item>
            <text:p text:style-name="P180">Call up reinforcements</text:p>
          </text:list-item>
        </text:list>
        <text:p text:style-name="P8"><text:span text:style-name="T1">Eagle Lord:</text:span> Group, Large, Organized, Intelligent (The Dark Woods) HP: 10, Armor: 1, Damage: b2d8+1 piercing 1 Talons (Close Reach). Special Qualities: Mighty wings</text:p>
        <text:list xml:id="list222609812543099" text:continue-list="list222610556722962" text:style-name="WWNum1212">
          <text:list-item>
            <text:p text:style-name="P181">Attack from the sky</text:p>
          </text:list-item>
          <text:list-item>
            <text:p text:style-name="P181">Pull someone into the air</text:p>
          </text:list-item>
          <text:list-item>
            <text:p text:style-name="P181">Call on ancient oaths</text:p>
          </text:list-item>
        </text:list>
        <text:p text:style-name="P8"><text:span text:style-name="T1">Earth Elemental:</text:span> Solitary, Huge (Cave Dweller) HP: 27, Armor: 4, Damage: d10+5 Smash (Reach Forceful). Special Qualities: Made of stone</text:p>
        <text:list xml:id="list222610870627164" text:continue-list="list222609812543099" text:style-name="WWNum1213">
          <text:list-item>
            <text:p text:style-name="P182">Turn the ground into a weapon</text:p>
          </text:list-item>
          <text:list-item>
            <text:p text:style-name="P182">Meld into stone</text:p>
          </text:list-item>
        </text:list>
        <text:p text:style-name="P8"><text:span text:style-name="T1">Ekek:</text:span> Horde (Denizens of the Swamp) HP: 3, Armor: 1, Damage: d6 Talons (Close). Special Qualities: Wing-arms</text:p>
        <text:list xml:id="list222611474020745" text:continue-list="list222610870627164" text:style-name="WWNum1214">
          <text:list-item>
            <text:p text:style-name="P183">Attack from the air</text:p>
          </text:list-item>
          <text:list-item>
            <text:p text:style-name="P183">Carry out the bidding of a more powerful creature</text:p>
          </text:list-item>
        </text:list>
        <text:p text:style-name="P8"><text:span text:style-name="T1">Elvish High Arcanist:</text:span> Solitary, Magical, Intelligent, Organized (The Dark Woods) HP: 12, Armor: 0, Damage: d10 ignores armor Arcane Fire (Near Far). Special Qualities: Sharp senses</text:p>
        <text:list xml:id="list222611242096911" text:continue-list="list222611474020745" text:style-name="WWNum1215">
          <text:list-item>
            <text:p text:style-name="P184">Work the magic that nature demands</text:p>
          </text:list-item>
          <text:list-item>
            <text:p text:style-name="P184">Cast forth the elements</text:p>
          </text:list-item>
        </text:list>
        <text:p text:style-name="P8"><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tab/><text:tab/><text:tab/><text:tab/></text:span><text:span text:style-name="T2">8</text:span></text:p>
        <text:p text:style-name="P292"><text:soft-page-break/><text:span text:style-name="T1">Elvish Warrior:</text:span> Horde, Intelligent, Organized (The Dark Woods) HP: 3, Armor: 2, Damage: b2d6 Sword (Close). Special Qualities: Sharp sense</text:p>
        <text:list xml:id="list222610283568664" text:continue-list="list222611242096911" text:style-name="WWNum1216">
          <text:list-item>
            <text:p text:style-name="P185">Strike at a weak point</text:p>
          </text:list-item>
          <text:list-item>
            <text:p text:style-name="P185">Set ancient plans in motion</text:p>
          </text:list-item>
          <text:list-item>
            <text:p text:style-name="P185">Use the woods to advantage</text:p>
          </text:list-item>
        </text:list>
        <text:p text:style-name="P8"><text:span text:style-name="T1">Ethereal Filcher:</text:span> Solitary, Devious, Planar (Twisted Experiment) HP: 12, Armor: 1, Damage: w2d8 Stolen Dagger (Close Reach). Special Qualities: Burrowing</text:p>
        <text:list xml:id="list222609967928567" text:continue-list="list222610283568664" text:style-name="WWNum1217">
          <text:list-item>
            <text:p text:style-name="P186">Take something important to its planar lair</text:p>
          </text:list-item>
          <text:list-item>
            <text:p text:style-name="P186">Retreat to the Ethereal plane</text:p>
          </text:list-item>
          <text:list-item>
            <text:p text:style-name="P186">Use an item from its lair</text:p>
          </text:list-item>
        </text:list>
        <text:p text:style-name="P8"><text:span text:style-name="T1">Ettin:</text:span> Solitary, Large, Construct (Twisted Experiment) HP: 16, Armor: 1, Damage: d10+3 Club (Close Reach Forceful). Special Qualities: Two heads</text:p>
        <text:list xml:id="list222610669591708" text:continue-list="list222609967928567" text:style-name="WWNum1218">
          <text:list-item>
            <text:p text:style-name="P187">Attack two enemies at once</text:p>
          </text:list-item>
          <text:list-item>
            <text:p text:style-name="P187">Defend its creator</text:p>
          </text:list-item>
        </text:list>
        <text:p text:style-name="P8"><text:span text:style-name="T1">Fire Beetle:</text:span> Horde, Small (Cave Dweller) HP: 3, Armor: 3, Damage: d6 ignores armor Flames (Near). Special Qualities: Full of flames</text:p>
        <text:list xml:id="list222610600845425" text:continue-list="list222610669591708" text:style-name="WWNum1219">
          <text:list-item>
            <text:p text:style-name="P188">Undermine the ground</text:p>
          </text:list-item>
          <text:list-item>
            <text:p text:style-name="P188">Burst from the earth</text:p>
          </text:list-item>
          <text:list-item>
            <text:p text:style-name="P188">Spray forth flames</text:p>
          </text:list-item>
        </text:list>
        <text:p text:style-name="P8"><text:span text:style-name="T1">Fire Eels:</text:span> Horde, Tiny (Denizens of the Swamp) HP: 3, Armor: 0, Damage: d6-2 ignores armor Burning Touch (Hand). Special Qualities: Flammable oil, aquatic</text:p>
        <text:list xml:id="list222609936973939" text:continue-list="list222610600845425" text:style-name="WWNum1220">
          <text:list-item>
            <text:p text:style-name="P189">Catch someone or something on fire (even underwater)</text:p>
          </text:list-item>
          <text:list-item>
            <text:p text:style-name="P189">Consume burning prey</text:p>
          </text:list-item>
        </text:list>
        <text:p text:style-name="P8"><text:span text:style-name="T1">Flesh Golem:</text:span> Horde (Twisted Experiment) HP: 3, Armor: 0, Damage: d6+2 Miscellaneous Claws and Teeth (Close Forceful). Special Qualities: Many body parts</text:p>
        <text:list xml:id="list222611540338259" text:continue-list="list222609936973939" text:style-name="WWNum1221">
          <text:list-item>
            <text:p text:style-name="P190">Follow orders</text:p>
          </text:list-item>
          <text:list-item>
            <text:p text:style-name="P190">Detach a body part</text:p>
          </text:list-item>
        </text:list>
        <text:p text:style-name="P8"><text:span text:style-name="T1">Fool:</text:span> - (Folk of The Realm) HP: -, Armor: -, Damage: - -.</text:p>
        <text:list xml:id="list222609898504955" text:continue-list="list222611540338259" text:style-name="WWNum1222">
          <text:list-item>
            <text:p text:style-name="P191">Expose injustice</text:p>
          </text:list-item>
          <text:list-item>
            <text:p text:style-name="P191">Play a trick</text:p>
          </text:list-item>
        </text:list>
        <text:p text:style-name="P8"><text:span text:style-name="T1">Formian Centurion:</text:span> Horde, Intelligent, Organized (Ravenous Hordes) HP: 7, Armor: 3, Damage: b2d6+2 Barbed Spear (Close Reach). Special Qualities: Hive connection, Insectoid, Wings</text:p>
        <text:list xml:id="list222611829124652" text:continue-list="list222609898504955" text:style-name="WWNum1223">
          <text:list-item>
            <text:p text:style-name="P192">Advance as one</text:p>
          </text:list-item>
          <text:list-item>
            <text:p text:style-name="P192">Summon reinforcements</text:p>
          </text:list-item>
          <text:list-item>
            <text:p text:style-name="P192">Give a life for the hive</text:p>
          </text:list-item>
        </text:list>
        <text:p text:style-name="P8"><text:span text:style-name="T1">Formian Drone:</text:span> Horde, Organized, Cautious (Ravenous Hordes) HP: 7, Armor: 4, Damage: d6 Bite (Close). Special Qualities: Hive connection, Insectoid</text:p>
        <text:list xml:id="list222611843535499" text:continue-list="list222611829124652" text:style-name="WWNum1224">
          <text:list-item>
            <text:p text:style-name="P193">Raise the alarm</text:p>
          </text:list-item>
          <text:list-item>
            <text:p text:style-name="P193">Create value for the hive</text:p>
          </text:list-item>
          <text:list-item>
            <text:p text:style-name="P193">Assimilate</text:p>
          </text:list-item>
        </text:list>
        <text:p text:style-name="P8"><text:span text:style-name="T1">Formian Queen:</text:span> Solitary, Huge, Organized, Intelligent, Hoarder (Ravenous Hordes) HP: 24, Armor: 3, Damage: d10+5 Crushing Madibles (Reach Forceful). Special Qualities: Hive connection, Insectoid</text:p>
        <text:list xml:id="list222611095313567" text:continue-list="list222611843535499" text:style-name="WWNum1225">
          <text:list-item>
            <text:p text:style-name="P194">Call every formian it spawned</text:p>
          </text:list-item>
          <text:list-item>
            <text:p text:style-name="P194">Release a half-formed larval mutation</text:p>
          </text:list-item>
          <text:list-item>
            <text:p text:style-name="P194">Organize and issue orders</text:p>
          </text:list-item>
        </text:list>
        <text:p text:style-name="P8"><text:span text:style-name="T1">Formian Taskmaster:</text:span> Group, Organized, Intelligent (Ravenous Hordes) HP: 6, Armor: 3, Damage: d8 Spiked Whip (Close Reach). Special Qualities: Hive connection, Insectoid</text:p>
        <text:list xml:id="list222611237388425" text:continue-list="list222611095313567" text:style-name="WWNum1226">
          <text:list-item>
            <text:p text:style-name="P195">Order drones into battle</text:p>
          </text:list-item>
          <text:list-item>
            <text:p text:style-name="P195">Set great numbers in motion</text:p>
          </text:list-item>
        </text:list>
        <text:p text:style-name="P8"><text:span text:style-name="T1">Frogman:</text:span> Horde, Small, Intelligent (Denizens of the Swamp) HP: 7, Armor: 1, Damage: d6 Spear (Close). Special Qualities: Amphibious</text:p>
        <text:list xml:id="list222611922446259" text:continue-list="list222611237388425" text:style-name="WWNum1227">
          <text:list-item>
            <text:p text:style-name="P196">Launch an amphibious assault</text:p>
          </text:list-item>
          <text:list-item>
            <text:p text:style-name="P196">Heal at a prodigious rate</text:p>
          </text:list-item>
        </text:list>
        <text:p text:style-name="P8"><text:span text:style-name="T1">Gargoyle:</text:span> Horde, Stealthy, Hoarder (Cave Dweller) HP: 3, Armor: 2, Damage: d6 Claw (Close). Special Qualities: Wings</text:p>
        <text:list xml:id="list222609893121278" text:continue-list="list222611922446259" text:style-name="WWNum1228">
          <text:list-item>
            <text:p text:style-name="P197">Attack with the element of surprise</text:p>
          </text:list-item>
          <text:list-item>
            <text:p text:style-name="P197">Take to the air</text:p>
          </text:list-item>
          <text:list-item>
            <text:p text:style-name="P197">Blend into stonework</text:p>
          </text:list-item>
        </text:list>
        <text:p text:style-name="P8"><text:span text:style-name="T1">Gelatinous Cube:</text:span> Solitary, Large, Stealthy, Amorphous (Cave Dweller) HP: 20, Armor: 1, Damage: d10+1 ignores armor Engulf (Hand). Special Qualities: Transparent</text:p>
        <text:list xml:id="list222609912806807" text:continue-list="list222609893121278" text:style-name="WWNum1229">
          <text:list-item>
            <text:p text:style-name="P198">Fill an apparently empty space</text:p>
          </text:list-item>
          <text:list-item>
            <text:p text:style-name="P198">Dissolve</text:p>
          </text:list-item>
        </text:list>
        <text:p text:style-name="P8"><text:span text:style-name="T1">Ghost:</text:span> Solitary, Devious, Terrifying (Legions of the Undead) HP: 16, Armor: 0, Damage: d6 Phantom Touch (Close Reach). Special Qualities: Insubstantial</text:p>
        <text:list xml:id="list222609941038910" text:continue-list="list222609912806807" text:style-name="WWNum1230">
          <text:list-item>
            <text:p text:style-name="P199">Reveal the terrifying nature of death</text:p>
          </text:list-item>
          <text:list-item>
            <text:p text:style-name="P199">Haunt a place of importance</text:p>
          </text:list-item>
          <text:list-item>
            <text:p text:style-name="P199">Offer information from the other side, at a price</text:p>
          </text:list-item>
        </text:list>
        <text:p text:style-name="P8"><text:span text:style-name="T1">Ghoul:</text:span> Group (Legions of the Undead) HP: 10, Armor: 1, Damage: d8 piercing 1 Talons (Close Messy).</text:p>
        <text:list xml:id="list222610818118192" text:continue-list="list222609941038910" text:style-name="WWNum1231">
          <text:list-item>
            <text:p text:style-name="P200">Gnaw off a body part</text:p>
          </text:list-item>
          <text:list-item>
            <text:p text:style-name="P200">Gain the memories of their meal</text:p>
          </text:list-item>
        </text:list>
        <text:p text:style-name="P8"><text:span text:style-name="T1">Girallon:</text:span> Solitary, Huge (Twisted Experiment) HP: 20, Armor: 1, Damage: d10+5 Rending Hands (Reach Forceful). Special Qualities: Many arms</text:p>
        <text:list xml:id="list222610589805431" text:continue-list="list222610818118192" text:style-name="WWNum1232">
          <text:list-item>
            <text:p text:style-name="P201">Answer the call of sacrifice</text:p>
          </text:list-item>
          <text:list-item>
            <text:p text:style-name="P201">Drive them from the jungle</text:p>
          </text:list-item>
          <text:list-item>
            <text:p text:style-name="P201">Throw someone</text:p>
          </text:list-item>
        </text:list>
        <text:p text:style-name="P8"><text:span text:style-name="T1">Gnoll Alpha:</text:span> Solitary, Intelligent, Organized (Ravenous Hordes) HP: 12, Armor: 2, Damage: b2d10 piercing 1 Sword (Close). Special Qualities: Scent</text:p>
        <text:list xml:id="list222611917485956" text:continue-list="list222610589805431" text:style-name="WWNum1233">
          <text:list-item>
            <text:p text:style-name="P202">Demand obedience</text:p>
          </text:list-item>
          <text:list-item>
            <text:p text:style-name="P202">Send the pack to hunt</text:p>
          </text:list-item>
        </text:list>
        <text:p text:style-name="P8"><text:span text:style-name="T1">Gnoll Emissary:</text:span> Solitary, Divine, Intelligent, Organized (Ravenous Hordes) HP: 18, Armor: 1, Damage: d10+2 Ceremonial Dagger (Close Reach). Special Qualities: Scent</text:p>
        <text:list xml:id="list222610362838442" text:continue-list="list222611917485956" text:style-name="WWNum1234">
          <text:list-item>
            <text:p text:style-name="P203">Pass on demonic influence</text:p>
          </text:list-item>
          <text:list-item>
            <text:p text:style-name="P203">Drive the pack into a fervor</text:p>
          </text:list-item>
        </text:list>
        <text:p text:style-name="P8"><text:span text:style-name="T1">Gnoll Tracker:</text:span> Group, Organized, Intelligent (Ravenous Hordes) HP: 6, Armor: 1, Damage: d8 Bow (Near Far). Special Qualities: Scent-tracker</text:p>
        <text:list xml:id="list222610416829137" text:continue-list="list222610362838442" text:style-name="WWNum1235">
          <text:list-item>
            <text:p text:style-name="P204">Doggedly track prey</text:p>
          </text:list-item>
          <text:list-item>
            <text:p text:style-name="P204">Strike at a moment of weakness</text:p>
          </text:list-item>
        </text:list>
        <text:p text:style-name="P8"><text:span text:style-name="T1">Goblin Orkaster:</text:span> Solitary, Small, Magical, Intelligent, Organized (Cave Dweller) HP: 12, Armor: 0, Damage: d10+1 ignores armor Acid Orb (Near Far).</text:p>
        <text:list xml:id="list222611530730348" text:continue-list="list222610416829137" text:style-name="WWNum1236">
          <text:list-item>
            <text:p text:style-name="P205"><text:soft-page-break/>Unleash a poorly understood spell</text:p>
          </text:list-item>
          <text:list-item>
            <text:p text:style-name="P205">Pour forth magical chaos</text:p>
          </text:list-item>
          <text:list-item>
            <text:p text:style-name="P205">Use other goblins for shields</text:p>
          </text:list-item>
        </text:list>
        <text:p text:style-name="P8"><text:span text:style-name="T1">Goblin:</text:span> Horde, Small, Intelligent, Organized (Cave Dweller) HP: 3, Armor: 1, Damage: d6 Spear (Close Reach).</text:p>
        <text:list xml:id="list222610265043805" text:continue-list="list222611530730348" text:style-name="WWNum1237">
          <text:list-item>
            <text:p text:style-name="P206">Charge!</text:p>
          </text:list-item>
          <text:list-item>
            <text:p text:style-name="P206">Call more goblins</text:p>
          </text:list-item>
          <text:list-item>
            <text:p text:style-name="P206">Retreat and return with (many) more</text:p>
          </text:list-item>
        </text:list>
        <text:p text:style-name="P8"><text:span text:style-name="T1">Goliath:</text:span> Group, Huge, Organized, Intelligent (Cave Dweller) HP: 14, Armor: 1, Damage: d8+7 Mace (Reach Forceful).</text:p>
        <text:list xml:id="list222611768474729" text:continue-list="list222610265043805" text:style-name="WWNum1238">
          <text:list-item>
            <text:p text:style-name="P207">Shake the earth</text:p>
          </text:list-item>
          <text:list-item>
            <text:p text:style-name="P207">Retreat, only to come back stronger</text:p>
          </text:list-item>
        </text:list>
        <text:p text:style-name="P8"><text:span text:style-name="T1">Gray Render:</text:span> Solitary, Large (The Lower Depths) HP: 16, Armor: 1, Damage: d10+3 piercing 3 Rending Claws (Close Reach Forceful).</text:p>
        <text:list xml:id="list222610592165916" text:continue-list="list222611768474729" text:style-name="WWNum1239">
          <text:list-item>
            <text:p text:style-name="P208">Tear something apart</text:p>
          </text:list-item>
        </text:list>
        <text:p text:style-name="P8"><text:span text:style-name="T1">Griffin:</text:span> Group, Large, Organized (The Dark Woods) HP: 10, Armor: 1, Damage: d8+3 Talons (Close Reach Forceful). Special Qualities: Wings</text:p>
        <text:list xml:id="list222611666887261" text:continue-list="list222610592165916" text:style-name="WWNum1240">
          <text:list-item>
            <text:p text:style-name="P209">Judge someone’s worthiness</text:p>
          </text:list-item>
          <text:list-item>
            <text:p text:style-name="P209">Carry an ally aloft</text:p>
          </text:list-item>
          <text:list-item>
            <text:p text:style-name="P209">Strike from above</text:p>
          </text:list-item>
        </text:list>
        <text:p text:style-name="P8"><text:span text:style-name="T1">Guardsman:</text:span> Group, Intelligent, Organized (Folk of the Realm) HP: 6, Armor: 1, Damage: d8 Spear (Close Reach).</text:p>
        <text:list xml:id="list222610893584396" text:continue-list="list222611666887261" text:style-name="WWNum1241">
          <text:list-item>
            <text:p text:style-name="P210">Uphold the law</text:p>
          </text:list-item>
          <text:list-item>
            <text:p text:style-name="P210">Make a profit</text:p>
          </text:list-item>
        </text:list>
        <text:p text:style-name="P8"><text:span text:style-name="T1">Halfling Thief:</text:span> Solitary, Small, Intelligent, Stealthy, Devious (Folk of the Realm) HP: 12, Armor: 1, Damage: w2d8 Dagger (Close).</text:p>
        <text:list xml:id="list222611965871292" text:continue-list="list222610893584396" text:style-name="WWNum1242">
          <text:list-item>
            <text:p text:style-name="P211">Steal</text:p>
          </text:list-item>
          <text:list-item>
            <text:p text:style-name="P211">Put on the appearance of friendship</text:p>
          </text:list-item>
        </text:list>
        <text:p text:style-name="P8"><text:span text:style-name="T1">Hedge Wizard:</text:span> Magical (Folk of The Realm) HP: -, Armor: -, Damage: - -.</text:p>
        <text:list xml:id="list222611666063659" text:continue-list="list222611965871292" text:style-name="WWNum1243">
          <text:list-item>
            <text:p text:style-name="P212">Cast almost the right spell (for a price)</text:p>
          </text:list-item>
          <text:list-item>
            <text:p text:style-name="P212">Make deals beyond their ken</text:p>
          </text:list-item>
        </text:list>
        <text:p text:style-name="P8"><text:span text:style-name="T1">Hell Hound:</text:span> Group, Planar, Organized (Planar Powers) HP: 10, Armor: 1, Damage: d8 Fiery Bite (Close). Special Qualities: Hide of shadow</text:p>
        <text:list xml:id="list222610381560106" text:continue-list="list222611666063659" text:style-name="WWNum1244">
          <text:list-item>
            <text:p text:style-name="P213">Follow despite all obstacles</text:p>
          </text:list-item>
          <text:list-item>
            <text:p text:style-name="P213">Spew fire</text:p>
          </text:list-item>
          <text:list-item>
            <text:p text:style-name="P213">Summon the forces of hell on their target</text:p>
          </text:list-item>
        </text:list>
        <text:p text:style-name="P8"><text:span text:style-name="T1">High Priest:</text:span> - (Folk of The Realm) HP: -, Armor: -, Damage: - -.</text:p>
        <text:list xml:id="list222611599123156" text:continue-list="list222610381560106" text:style-name="WWNum1245">
          <text:list-item>
            <text:p text:style-name="P214">Set down divine law</text:p>
          </text:list-item>
          <text:list-item>
            <text:p text:style-name="P214">Reveal divine secrets</text:p>
          </text:list-item>
          <text:list-item>
            <text:p text:style-name="P214">Commission divine undertakings</text:p>
          </text:list-item>
        </text:list>
        <text:p text:style-name="P8"><text:span text:style-name="T1">Hill Giant:</text:span> Group, Huge, Intelligent, Organized (The Dark Woods) HP: 10, Armor: 1, Damage: d8+3 Thrown Rocks (Reach Near Far Forceful).</text:p>
        <text:list xml:id="list222610746062452" text:continue-list="list222611599123156" text:style-name="WWNum1246">
          <text:list-item>
            <text:p text:style-name="P215">Throw something</text:p>
          </text:list-item>
          <text:list-item>
            <text:p text:style-name="P215">Do something stupid</text:p>
          </text:list-item>
          <text:list-item>
            <text:p text:style-name="P215">Shake the earth</text:p>
          </text:list-item>
        </text:list>
        <text:p text:style-name="P8"><text:span text:style-name="T1">Hunter:</text:span> Group, Intelligent (Folk of the Realm) HP: 6, Armor: 1, Damage: d6 Ragged Bow (Near Far).</text:p>
        <text:list xml:id="list222611591636529" text:continue-list="list222610746062452" text:style-name="WWNum1247">
          <text:list-item>
            <text:p text:style-name="P216">Bring back news from the wilds</text:p>
          </text:list-item>
          <text:list-item>
            <text:p text:style-name="P216">Slay a beast</text:p>
          </text:list-item>
        </text:list>
        <text:p text:style-name="P8"><text:span text:style-name="T1">Hydra:</text:span> Solitary, Large (Denizens of the Swamp) HP: 16, Armor: 2, Damage: d10+3 Bite (Close Reach). Special Qualities: Many heads, Only killed by a blow to the heart</text:p>
        <text:list xml:id="list222610804695400" text:continue-list="list222611591636529" text:style-name="WWNum1248">
          <text:list-item>
            <text:p text:style-name="P217">Attack many enemies at once</text:p>
          </text:list-item>
          <text:list-item>
            <text:p text:style-name="P217">Regenerate a body part (especially a head)</text:p>
          </text:list-item>
        </text:list>
        <text:p text:style-name="P8"><text:span text:style-name="T1">Imp:</text:span> Horde, Planar, Intelligent, Organized (Planar Powers) HP: 7, Armor: 1, Damage: d6 ignores armor Flame Gout (Close Near Far).</text:p>
        <text:list xml:id="list222611637125222" text:continue-list="list222610804695400" text:style-name="WWNum1249">
          <text:list-item>
            <text:p text:style-name="P218">Send information back to hell</text:p>
          </text:list-item>
          <text:list-item>
            <text:p text:style-name="P218">Cause mischief</text:p>
          </text:list-item>
        </text:list>
        <text:p text:style-name="P8"><text:span text:style-name="T1">Inevitable:</text:span> Group, Large, Magical, Cautious, Amorphous, Planar (Planar Powers) HP: 21, Armor: 5, Damage: d10+1 Hammer (Close Reach). Special Qualities: Made of Order</text:p>
        <text:list xml:id="list222611749326035" text:continue-list="list222611637125222" text:style-name="WWNum1250">
          <text:list-item>
            <text:p text:style-name="P219">End a spell or effect</text:p>
          </text:list-item>
          <text:list-item>
            <text:p text:style-name="P219">Enforce a law of nature or man</text:p>
          </text:list-item>
          <text:list-item>
            <text:p text:style-name="P219">Give a glimpse of destiny</text:p>
          </text:list-item>
        </text:list>
        <text:p text:style-name="P8"><text:span text:style-name="T1">Iron Golem:</text:span> Group, Large, Construct (Twisted Experiment) HP: 10, Armor: 3, Damage: d8+5 Metal Fists (Close Reach Forceful). Special Qualities: Metal</text:p>
        <text:list xml:id="list222610515680789" text:continue-list="list222611749326035" text:style-name="WWNum1251">
          <text:list-item>
            <text:p text:style-name="P220">Follow orders implacably</text:p>
          </text:list-item>
          <text:list-item>
            <text:p text:style-name="P220">Use a special tool or adaptation, built-in</text:p>
          </text:list-item>
        </text:list>
        <text:p text:style-name="P8"><text:span text:style-name="T1">Knight:</text:span> Solitary, Intelligent, Organized, Cautious (Folk of the Realm) HP: 12, Armor: 4, Damage: b2d10 Sword (Close).</text:p>
        <text:list xml:id="list222609831771610" text:continue-list="list222610515680789" text:style-name="WWNum1252">
          <text:list-item>
            <text:p text:style-name="P221">Make a moral stand</text:p>
          </text:list-item>
          <text:list-item>
            <text:p text:style-name="P221">Lead soldiers into battle</text:p>
          </text:list-item>
        </text:list>
        <text:p text:style-name="P8"><text:span text:style-name="T1">Kobold:</text:span> Horde, Small, Stealthy, Intelligent, Organized (Denizens of the Swamp) HP: 3, Armor: 1, Damage: d6 Spear (Close Reach). Special Qualities: Dragon connection</text:p>
        <text:list xml:id="list222610109539937" text:continue-list="list222609831771610" text:style-name="WWNum1253">
          <text:list-item>
            <text:p text:style-name="P222">Lay a trap</text:p>
          </text:list-item>
          <text:list-item>
            <text:p text:style-name="P222">Call on dragons or draconic allies</text:p>
          </text:list-item>
          <text:list-item>
            <text:p text:style-name="P222">Retreat and regroup</text:p>
          </text:list-item>
        </text:list>
        <text:p text:style-name="P8"><text:span text:style-name="T1">Kraken:</text:span> Solitary, Huge (Twisted Experiment) HP: 20, Armor: 2, Damage: d10+5 Giant Tentacles (Reach Forceful). Special Qualities: Aquatic</text:p>
        <text:list xml:id="list222611779489338" text:continue-list="list222610109539937" text:style-name="WWNum1254">
          <text:list-item>
            <text:p text:style-name="P223">Drag a person or ship to a watery grave</text:p>
          </text:list-item>
          <text:list-item>
            <text:p text:style-name="P223">Wrap them in tentacles</text:p>
          </text:list-item>
        </text:list>
        <text:p text:style-name="P8"><text:span text:style-name="T1">Larvae:</text:span> Horde, Devious, Planar, Intelligent (Planar Powers) HP: 10, Armor: 0, Damage: w2d4 Slime (Close).</text:p>
        <text:list xml:id="list222611700621265" text:continue-list="list222611779489338" text:style-name="WWNum1255">
          <text:list-item>
            <text:p text:style-name="P224">Fill them with despair</text:p>
          </text:list-item>
          <text:list-item>
            <text:p text:style-name="P224">Beg for mercy</text:p>
          </text:list-item>
          <text:list-item>
            <text:p text:style-name="P224">Draw evil attention</text:p>
          </text:list-item>
        </text:list>
        <text:p text:style-name="P8"><text:span text:style-name="T1">Lich:</text:span> Solitary, Magical, Intelligent, Cautious, Hoarder, Construct (Legions of the Undead) HP: 16, Armor: 5, Damage: d10+3 ignores armor Magical Force (Near Far).</text:p>
        <text:list xml:id="list222610543807017" text:continue-list="list222611700621265" text:style-name="WWNum1256">
          <text:list-item>
            <text:p text:style-name="P225">Cast a perfected spell of death or destruction</text:p>
          </text:list-item>
          <text:list-item>
            <text:p text:style-name="P225">Set a ritual or great working into motion</text:p>
          </text:list-item>
          <text:list-item>
            <text:p text:style-name="P225">Reveal a preparation or plan already completed</text:p>
          </text:list-item>
        </text:list>
        <text:p text:style-name="P8"><text:span text:style-name="T1"/></text:p>
        <text:p text:style-name="P9"><text:span text:style-name="T1"/></text:p>
        <text:p text:style-name="P9"><text:span text:style-name="T1"/></text:p>
        <text:p text:style-name="P9"><text:span text:style-name="T1"><text:tab/><text:tab/><text:tab/><text:tab/></text:span><text:span text:style-name="T2">10</text:span></text:p>
        <text:p text:style-name="P292"><text:soft-page-break/><text:span text:style-name="T1">Lizardman:</text:span> Group, Stealthy, Intelligent, Organized (Denizens of the Swamp) HP: 6, Armor: 2, Damage: d8 Spear (Close Reach). Special Qualities: Amphibious</text:p>
        <text:list xml:id="list222611488717160" text:continue-list="list222610543807017" text:style-name="WWNum1257">
          <text:list-item>
            <text:p text:style-name="P226">Ambush the unsuspecting</text:p>
          </text:list-item>
          <text:list-item>
            <text:p text:style-name="P226">Launch an amphibious assault</text:p>
          </text:list-item>
        </text:list>
        <text:p text:style-name="P8"><text:span text:style-name="T1">Maggot-Squid:</text:span> Horde, Small (Cave Dweller) HP: 3, Armor: 1, Damage: d6 Chew (Close). Special Qualities: Amphibious, Paralyzing Tentacles</text:p>
        <text:list xml:id="list222611432877727" text:continue-list="list222611488717160" text:style-name="WWNum1258">
          <text:list-item>
            <text:p text:style-name="P227">Paralyze with a touch</text:p>
          </text:list-item>
        </text:list>
        <text:p text:style-name="P8"><text:span text:style-name="T1">Magmin:</text:span> Horde, Intelligent, Organized, Hoarder (The Lower Depths) HP: 7, Armor: 4, Damage: d6+2 Flaming Hammer (Close Reach). Special Qualities: Fiery blood</text:p>
        <text:list xml:id="list222610082879785" text:continue-list="list222611432877727" text:style-name="WWNum1259">
          <text:list-item>
            <text:p text:style-name="P228">Offer a trade or deal</text:p>
          </text:list-item>
          <text:list-item>
            <text:p text:style-name="P228">Strike with fire or magic</text:p>
          </text:list-item>
          <text:list-item>
            <text:p text:style-name="P228">Provide just the right item, at a price</text:p>
          </text:list-item>
        </text:list>
        <text:p text:style-name="P8"><text:span text:style-name="T1">Manticore:</text:span> Solitary, Large, Construct (Twisted Experiment) HP: 16, Armor: 3, Damage: d10+1 piercing 1 Stinger (Close Reach Messy). Special Qualities: Wings</text:p>
        <text:list xml:id="list222611394305241" text:continue-list="list222610082879785" text:style-name="WWNum1260">
          <text:list-item>
            <text:p text:style-name="P229">Poison them</text:p>
          </text:list-item>
          <text:list-item>
            <text:p text:style-name="P229">Rip something apart</text:p>
          </text:list-item>
        </text:list>
        <text:p text:style-name="P8"><text:span text:style-name="T1">Medusa:</text:span> Solitary, Devious, Intelligent, Hoarder (Denizens of the Swamp) HP: 12, Armor: 0, Damage: d6 Claws (Close). Special Qualities: Look turns you to stone</text:p>
        <text:list xml:id="list222609856470738" text:continue-list="list222611394305241" text:style-name="WWNum1261">
          <text:list-item>
            <text:p text:style-name="P230">Turn a body part to stone with a look</text:p>
          </text:list-item>
          <text:list-item>
            <text:p text:style-name="P230">Draw someone’s gaze</text:p>
          </text:list-item>
          <text:list-item>
            <text:p text:style-name="P230">Show hidden terrible beauty</text:p>
          </text:list-item>
        </text:list>
        <text:p text:style-name="P8"><text:span text:style-name="T1">Merchant:</text:span> - (Folk of The Realm) HP: -, Armor: -, Damage: - -.</text:p>
        <text:list xml:id="list222611506777634" text:continue-list="list222609856470738" text:style-name="WWNum1262">
          <text:list-item>
            <text:p text:style-name="P231">Propose a business venture</text:p>
          </text:list-item>
          <text:list-item>
            <text:p text:style-name="P231">Offer a “deal”</text:p>
          </text:list-item>
        </text:list>
        <text:p text:style-name="P8"><text:span text:style-name="T1">Minotaur:</text:span> Solitary, Large (The Lower Depths) HP: 16, Armor: 1, Damage: d10+1 Axe (Close Reach). Special Qualities: Unerring sense of direction</text:p>
        <text:list xml:id="list222611747077138" text:continue-list="list222611506777634" text:style-name="WWNum1263">
          <text:list-item>
            <text:p text:style-name="P232">Confuse them</text:p>
          </text:list-item>
          <text:list-item>
            <text:p text:style-name="P232">Make them lost</text:p>
          </text:list-item>
        </text:list>
        <text:p text:style-name="P8"><text:span text:style-name="T1">Mohrg:</text:span> Group (Legions of the Undead) HP: 10, Armor: 0, Damage: d8 Bite (Close).</text:p>
        <text:list xml:id="list222610656122637" text:continue-list="list222611747077138" text:style-name="WWNum1264">
          <text:list-item>
            <text:p text:style-name="P233">Rage</text:p>
          </text:list-item>
          <text:list-item>
            <text:p text:style-name="P233">Add to their collection of guts</text:p>
          </text:list-item>
        </text:list>
        <text:p text:style-name="P8"><text:span text:style-name="T1">Mummy:</text:span> Solitary, Divine, Hoarder (Legions of the Undead) HP: 16, Armor: 1, Damage: d10+2 Smash (Close).</text:p>
        <text:list xml:id="list222611858128497" text:continue-list="list222610656122637" text:style-name="WWNum1265">
          <text:list-item>
            <text:p text:style-name="P234">Curse them</text:p>
          </text:list-item>
          <text:list-item>
            <text:p text:style-name="P234">Wrap them up</text:p>
          </text:list-item>
          <text:list-item>
            <text:p text:style-name="P234">Rise again</text:p>
          </text:list-item>
        </text:list>
        <text:p text:style-name="P8"><text:span text:style-name="T1">Naga:</text:span> Solitary, Intelligent, Organized, Hoarder, Magical (The Lower Depths) HP: 12, Armor: 2, Damage: d10 Bite (Close Reach).</text:p>
        <text:list xml:id="list222610767751546" text:continue-list="list222611858128497" text:style-name="WWNum1266">
          <text:list-item>
            <text:p text:style-name="P235">Send a follower to their death</text:p>
          </text:list-item>
          <text:list-item>
            <text:p text:style-name="P235">Use old magic</text:p>
          </text:list-item>
          <text:list-item>
            <text:p text:style-name="P235">Offer a deal or bargain</text:p>
          </text:list-item>
        </text:list>
        <text:p text:style-name="P8"><text:span text:style-name="T1">Nightmare:</text:span> Horde, Large, Magical, Terrifying, Planar (Planar Powers) HP: 7, Armor: 4, Damage: d6+1 Trample (Close Reach). Special Qualities: Flame and shadow</text:p>
        <text:list xml:id="list222610070013446" text:continue-list="list222610767751546" text:style-name="WWNum1267">
          <text:list-item>
            <text:p text:style-name="P236">Sheath a rider in hellish flame</text:p>
          </text:list-item>
          <text:list-item>
            <text:p text:style-name="P236">Drive them away</text:p>
          </text:list-item>
        </text:list>
        <text:p text:style-name="P8"><text:span text:style-name="T1">Nightwing:</text:span> Horde, Stealthy (Legions of the Undead) HP: 7, Armor: 1, Damage: d6 Rend (Close). Special Qualities: Wings</text:p>
        <text:list xml:id="list222610918802538" text:continue-list="list222610070013446" text:style-name="WWNum1268">
          <text:list-item>
            <text:p text:style-name="P237">Attack from the night sky</text:p>
          </text:list-item>
          <text:list-item>
            <text:p text:style-name="P237">Fly away with prey</text:p>
          </text:list-item>
        </text:list>
        <text:p text:style-name="P8"><text:span text:style-name="T1">Noble:</text:span> - (Folk of The Realm) HP: -, Armor: -, Damage: - -.</text:p>
        <text:list xml:id="list222610723399678" text:continue-list="list222610918802538" text:style-name="WWNum1269">
          <text:list-item>
            <text:p text:style-name="P238">Issue an order</text:p>
          </text:list-item>
          <text:list-item>
            <text:p text:style-name="P238">Offer a reward</text:p>
          </text:list-item>
        </text:list>
        <text:p text:style-name="P8"><text:span text:style-name="T1">Ogre:</text:span> Group, Large, Intelligent (The Dark Woods) HP: 10, Armor: 1, Damage: d8+5 Club (Close Reach Forceful).</text:p>
        <text:list xml:id="list222611471356230" text:continue-list="list222610723399678" text:style-name="WWNum1270">
          <text:list-item>
            <text:p text:style-name="P239">Destroy something</text:p>
          </text:list-item>
          <text:list-item>
            <text:p text:style-name="P239">Fly into a rage</text:p>
          </text:list-item>
          <text:list-item>
            <text:p text:style-name="P239">Take something by force</text:p>
          </text:list-item>
        </text:list>
        <text:p text:style-name="P8"><text:span text:style-name="T1">Orc Berserker:</text:span> Solitary, Large, Divine, Intelligent, Organized (Ravenous Hordes) HP: 20, Armor: 0, Damage: d10+5 Cleaver (Close Reach). Special Qualities: Mutations</text:p>
        <text:list xml:id="list222610560771158" text:continue-list="list222611471356230" text:style-name="WWNum1271">
          <text:list-item>
            <text:p text:style-name="P240">Fly into a frenzy</text:p>
          </text:list-item>
          <text:list-item>
            <text:p text:style-name="P240">Unleash chaos</text:p>
          </text:list-item>
        </text:list>
        <text:p text:style-name="P8"><text:span text:style-name="T1">Orc Bloodwarrior:</text:span> Horde, Intelligent, Organized (Ravenous Hordes) HP: 3, Armor: 0, Damage: d6+2 piercing 1 Jagged Blade (Close Messy).</text:p>
        <text:list xml:id="list222610211070298" text:continue-list="list222610560771158" text:style-name="WWNum1272">
          <text:list-item>
            <text:p text:style-name="P241">Fight with abandon</text:p>
          </text:list-item>
          <text:list-item>
            <text:p text:style-name="P241">Revel in destruction</text:p>
          </text:list-item>
        </text:list>
        <text:p text:style-name="P8"><text:span text:style-name="T1">Orc Breaker:</text:span> Solitary, Large (Ravenous Hordes) HP: 16, Armor: 0, Damage: d10+3 ignores armor Hammer (Close Reach Forceful).</text:p>
        <text:list xml:id="list222611329891764" text:continue-list="list222610211070298" text:style-name="WWNum1273">
          <text:list-item>
            <text:p text:style-name="P242">Destroy armor or protection</text:p>
          </text:list-item>
          <text:list-item>
            <text:p text:style-name="P242">Lay low the mighty</text:p>
          </text:list-item>
        </text:list>
        <text:p text:style-name="P8"><text:span text:style-name="T1">Orc One-Eye:</text:span> Group, Divine, Magical, Intelligent, Organized (Ravenous Hordes) HP: 6, Armor: 0, Damage: d8+2 ignores armor Inflict Wounds (Close Reach Near Far). Special Qualities: One eye</text:p>
        <text:list xml:id="list222610349540283" text:continue-list="list222611329891764" text:style-name="WWNum1274">
          <text:list-item>
            <text:p text:style-name="P243">Rend flesh with divine magic</text:p>
          </text:list-item>
          <text:list-item>
            <text:p text:style-name="P243">Take an eye</text:p>
          </text:list-item>
          <text:list-item>
            <text:p text:style-name="P243">Make a sacrifice and grow in power</text:p>
          </text:list-item>
        </text:list>
        <text:p text:style-name="P8"><text:span text:style-name="T1">Orc Shadowhunter:</text:span> Solitary, Stealthy, Magical, Intelligent (Ravenous Hordes) HP: 10, Armor: 0, Damage: d10 piercing 1 Poisoned Dagger (Close Reach). Special Qualities: Shadow cloak</text:p>
        <text:list xml:id="list222609934827803" text:continue-list="list222610349540283" text:style-name="WWNum1275">
          <text:list-item>
            <text:p text:style-name="P244">Poison them</text:p>
          </text:list-item>
          <text:list-item>
            <text:p text:style-name="P244">Melt into the shadows</text:p>
          </text:list-item>
          <text:list-item>
            <text:p text:style-name="P244">Cloak them in darkness</text:p>
          </text:list-item>
        </text:list>
        <text:p text:style-name="P8"><text:span text:style-name="T1">Orc Shaman:</text:span> Solitary, Intelligent, Organized (Ravenous Hordes) HP: 12, Armor: 0, Damage: d10 ignores armor Elemental Blast (Close Reach Near Far). Special Qualities: Elemental power</text:p>
        <text:list xml:id="list222611767906352" text:continue-list="list222609934827803" text:style-name="WWNum1276">
          <text:list-item>
            <text:p text:style-name="P245">Give protection of earth</text:p>
          </text:list-item>
          <text:list-item>
            <text:p text:style-name="P245">Give power of fire</text:p>
          </text:list-item>
          <text:list-item>
            <text:p text:style-name="P245">Give swiftness of water</text:p>
          </text:list-item>
          <text:list-item>
            <text:p text:style-name="P245">Give clarity of air</text:p>
          </text:list-item>
        </text:list>
        <text:p text:style-name="P8"><text:span text:style-name="T1">Orc Slaver:</text:span> Horde, Stealthy, Intelligent, Organized (Ravenous Hordes) HP: 3, Armor: 0, Damage: d6 Whip (Close Reach).</text:p>
        <text:list xml:id="list222611709539217" text:continue-list="list222611767906352" text:style-name="WWNum1277">
          <text:list-item>
            <text:p text:style-name="P246">Take a captive</text:p>
          </text:list-item>
          <text:list-item>
            <text:p text:style-name="P246">Pin someone under a net</text:p>
          </text:list-item>
          <text:list-item>
            <text:p text:style-name="P246">Drug them</text:p>
          </text:list-item>
        </text:list>
        <text:p text:style-name="P8"><text:span text:style-name="T1">Orc Warchief:</text:span> Solitary, Intelligent, Organized (Ravenous Hordes) HP: 16, Armor: 0, Damage: b2d10+2 Iron Sword of Ages (Close Reach). Special Qualities: One-Eye blessings, Shaman blessings, Divine protection from mortal harm</text:p>
        <text:list xml:id="list222611625663503" text:continue-list="list222611709539217" text:style-name="WWNum1278">
          <text:list-item>
            <text:p text:style-name="P247"><text:soft-page-break/>Start a war</text:p>
          </text:list-item>
          <text:list-item>
            <text:p text:style-name="P247">Make a show of power</text:p>
          </text:list-item>
          <text:list-item>
            <text:p text:style-name="P247">Enrage the tribes</text:p>
          </text:list-item>
        </text:list>
        <text:p text:style-name="P8"><text:span text:style-name="T1">Otyugh:</text:span> Solitary, Large (Cave Dweller) HP: 20, Armor: 1, Damage: d10+3 Tentacles (Close Reach Forceful). Special Qualities: Filth Fever</text:p>
        <text:list xml:id="list222611154009377" text:continue-list="list222611625663503" text:style-name="WWNum1279">
          <text:list-item>
            <text:p text:style-name="P248">Infect someone with filth fever</text:p>
          </text:list-item>
          <text:list-item>
            <text:p text:style-name="P248">Fling someone or something</text:p>
          </text:list-item>
        </text:list>
        <text:p text:style-name="P8"><text:span text:style-name="T1">Owlbear:</text:span> Solitary, Construct (Twisted Experiment) HP: 12, Armor: 2, Damage: d10 Claws (Close).</text:p>
        <text:list xml:id="list222611339065123" text:continue-list="list222611154009377" text:style-name="WWNum1280">
          <text:list-item>
            <text:p text:style-name="P249">Strike from darkness</text:p>
          </text:list-item>
        </text:list>
        <text:p text:style-name="P8"><text:span text:style-name="T1">Peasant:</text:span> - (Folk of The Realm) HP: -, Armor: -, Damage: - -.</text:p>
        <text:list xml:id="list222611370456770" text:continue-list="list222611339065123" text:style-name="WWNum1281">
          <text:list-item>
            <text:p text:style-name="P250">Plead for help</text:p>
          </text:list-item>
          <text:list-item>
            <text:p text:style-name="P250">Offer a simple reward and gratitude</text:p>
          </text:list-item>
        </text:list>
        <text:p text:style-name="P8"><text:span text:style-name="T1">Pegasus:</text:span> Group, Construct (Twisted Experiment) HP: 10, Armor: 1, Damage: d8 Sharp Hooves (Close). Special Qualities: Wings</text:p>
        <text:list xml:id="list222611971880800" text:continue-list="list222611370456770" text:style-name="WWNum1282">
          <text:list-item>
            <text:p text:style-name="P251">Carry a rider into the air</text:p>
          </text:list-item>
          <text:list-item>
            <text:p text:style-name="P251">Give their rider an advantage</text:p>
          </text:list-item>
        </text:list>
        <text:p text:style-name="P8"><text:span text:style-name="T1">Purple Worm:</text:span> Solitary, Huge (Cave Dweller) HP: 20, Armor: 2, Damage: d10+5 Bite (Reach Forceful). Special Qualities: Burrowing</text:p>
        <text:list xml:id="list222611928277636" text:continue-list="list222611971880800" text:style-name="WWNum1283">
          <text:list-item>
            <text:p text:style-name="P252">Swallow whole</text:p>
          </text:list-item>
          <text:list-item>
            <text:p text:style-name="P252">Tunnel through stone and earth</text:p>
          </text:list-item>
        </text:list>
        <text:p text:style-name="P8"><text:span text:style-name="T1">Quasit:</text:span> Horde, Planar (Planar Powers) HP: 7, Armor: 2, Damage: d6 Hellish Weaponry (Close). Special Qualities: Adaptable form</text:p>
        <text:list xml:id="list222609954201138" text:continue-list="list222611928277636" text:style-name="WWNum1284">
          <text:list-item>
            <text:p text:style-name="P253">Attack with abandon</text:p>
          </text:list-item>
          <text:list-item>
            <text:p text:style-name="P253">Inflict pain</text:p>
          </text:list-item>
        </text:list>
        <text:p text:style-name="P8"><text:span text:style-name="T1">Razor Boar:</text:span> Solitary (The Dark Woods) HP: 16, Armor: 1, Damage: d10 piercing 3 Tusks (Close Messy).</text:p>
        <text:list xml:id="list222611699880112" text:continue-list="list222609954201138" text:style-name="WWNum1285">
          <text:list-item>
            <text:p text:style-name="P254">Rip them apart</text:p>
          </text:list-item>
          <text:list-item>
            <text:p text:style-name="P254">Rend armor and weapons</text:p>
          </text:list-item>
        </text:list>
        <text:p text:style-name="P8"><text:span text:style-name="T1">Rebel:</text:span> Horde, Intelligent, Organized (Folk of the Realm) HP: 3, Armor: 1, Damage: d6 Axe (Close).</text:p>
        <text:list xml:id="list222611572153600" text:continue-list="list222611699880112" text:style-name="WWNum1286">
          <text:list-item>
            <text:p text:style-name="P255">Die for a cause</text:p>
          </text:list-item>
          <text:list-item>
            <text:p text:style-name="P255">Inspire others</text:p>
          </text:list-item>
        </text:list>
        <text:p text:style-name="P8"><text:span text:style-name="T1">Roper:</text:span> Solitary, Large, Stealthy, Intelligent (Cave Dweller) HP: 16, Armor: 1, Damage: d10+1 Bite (Close Reach). Special Qualities: Rock-like Flesh</text:p>
        <text:list xml:id="list222610681157717" text:continue-list="list222611572153600" text:style-name="WWNum1287">
          <text:list-item>
            <text:p text:style-name="P256">Ensnare the unsuspecting</text:p>
          </text:list-item>
          <text:list-item>
            <text:p text:style-name="P256">Disarm a foe</text:p>
          </text:list-item>
          <text:list-item>
            <text:p text:style-name="P256">Chew on someone</text:p>
          </text:list-item>
        </text:list>
        <text:p text:style-name="P8"><text:span text:style-name="T1">Rot Grub:</text:span> Horde, Tiny (Cave Dweller) HP: 3, Armor: 0, Damage: d6-2 Burrow (Hand). Special Qualities: Burrow into flesh</text:p>
        <text:list xml:id="list222610787901292" text:continue-list="list222610681157717" text:style-name="WWNum1288">
          <text:list-item>
            <text:p text:style-name="P257">Burrow under flesh</text:p>
          </text:list-item>
          <text:list-item>
            <text:p text:style-name="P257">Lay eggs</text:p>
          </text:list-item>
          <text:list-item>
            <text:p text:style-name="P257">Burst forth from an infected creature</text:p>
          </text:list-item>
        </text:list>
        <text:p text:style-name="P8"><text:span text:style-name="T1">Rust Monster:</text:span> Group, Construct (Twisted Experiment) HP: 6, Armor: 3, Damage: d8 ignores armor Corrosive Touch (Close). Special Qualities: Corrosive touch</text:p>
        <text:list xml:id="list222612007271569" text:continue-list="list222610787901292" text:style-name="WWNum1289">
          <text:list-item>
            <text:p text:style-name="P258">Turn metal to rust</text:p>
          </text:list-item>
          <text:list-item>
            <text:p text:style-name="P258">Gain strength from consuming metal</text:p>
          </text:list-item>
        </text:list>
        <text:p text:style-name="P8"><text:span text:style-name="T1">Sahuagin:</text:span> Horde, Intelligent (Denizens of the Swamp) HP: 3, Armor: 2, Damage: d6+4 piercing 1 Endless Teeth (Close Forceful Messy). Special Qualities: Amphibious</text:p>
        <text:list xml:id="list222611481922673" text:continue-list="list222612007271569" text:style-name="WWNum1290">
          <text:list-item>
            <text:p text:style-name="P259">Bite off a limb</text:p>
          </text:list-item>
          <text:list-item>
            <text:p text:style-name="P259">Hurl a poisoned spear</text:p>
          </text:list-item>
          <text:list-item>
            <text:p text:style-name="P259">Frenzy at the sight of blood</text:p>
          </text:list-item>
        </text:list>
        <text:p text:style-name="P8"><text:span text:style-name="T1">Salamander:</text:span> Horde, Large, Intelligent, Organized, Planar (The Lower Depths) HP: 7, Armor: 3, Damage: b2d6+3 Flaming Spear (Close Reach Near). Special Qualities: Burrowing</text:p>
        <text:list xml:id="list222611208855653" text:continue-list="list222611481922673" text:style-name="WWNum1291">
          <text:list-item>
            <text:p text:style-name="P260">Summon elemental fire</text:p>
          </text:list-item>
          <text:list-item>
            <text:p text:style-name="P260">Melt away deception</text:p>
          </text:list-item>
        </text:list>
        <text:p text:style-name="P8"><text:span text:style-name="T1">Satyr:</text:span> Group, Devious, Magical, Hoarder (The Dark Woods) HP: 10, Armor: 1, Damage: w2d8 Charge (Close). Special Qualities: Enchantment</text:p>
        <text:list xml:id="list222610596861962" text:continue-list="list222611208855653" text:style-name="WWNum1292">
          <text:list-item>
            <text:p text:style-name="P261">Pull others into revelry through magic</text:p>
          </text:list-item>
          <text:list-item>
            <text:p text:style-name="P261">Force gifts upon them</text:p>
          </text:list-item>
          <text:list-item>
            <text:p text:style-name="P261">Play jokes with illusions and tricks</text:p>
          </text:list-item>
        </text:list>
        <text:p text:style-name="P8"><text:span text:style-name="T1">Sauropod:</text:span> Group, Huge, Cautious (Denizens of the Swamp) HP: 18, Armor: 4, Damage: d10+5 Trample (Reach). Special Qualities: Armor plated body</text:p>
        <text:list xml:id="list222611293559161" text:continue-list="list222610596861962" text:style-name="WWNum1293">
          <text:list-item>
            <text:p text:style-name="P262">Stampede</text:p>
          </text:list-item>
          <text:list-item>
            <text:p text:style-name="P262">Knock something down</text:p>
          </text:list-item>
          <text:list-item>
            <text:p text:style-name="P262">Unleash a deafening bellow</text:p>
          </text:list-item>
        </text:list>
        <text:p text:style-name="P8"><text:span text:style-name="T1">Shadow:</text:span> Horde, Large, Magical, Construct (Legions of the Undead) HP: 11, Armor: 4, Damage: d6+1 Shadow Touch (Close Reach). Special Qualities: Shadow Form</text:p>
        <text:list xml:id="list222611842167712" text:continue-list="list222611293559161" text:style-name="WWNum1294">
          <text:list-item>
            <text:p text:style-name="P263">Snuff out light</text:p>
          </text:list-item>
          <text:list-item>
            <text:p text:style-name="P263">Spawn another shadow from the dead</text:p>
          </text:list-item>
        </text:list>
        <text:p text:style-name="P8"><text:span text:style-name="T1">Sigben:</text:span> Horde, Large, Construct (Legions of the Undead) HP: 11, Armor: 2, Damage: d6+1 Tail Whip (Close Reach). Special Qualities: Vampire spawn</text:p>
        <text:list xml:id="list222610644271052" text:continue-list="list222611842167712" text:style-name="WWNum1295">
          <text:list-item>
            <text:p text:style-name="P264">Poison them</text:p>
          </text:list-item>
          <text:list-item>
            <text:p text:style-name="P264">Do a vampire’s bidding</text:p>
          </text:list-item>
        </text:list>
        <text:p text:style-name="P8"><text:span text:style-name="T1">Skeleton:</text:span> Horde (Legions of the Undead) HP: 7, Armor: 1, Damage: d6 Slam (Close).</text:p>
        <text:list xml:id="list222610301219035" text:continue-list="list222610644271052" text:style-name="WWNum1296">
          <text:list-item>
            <text:p text:style-name="P265">Act out what it did in life</text:p>
          </text:list-item>
          <text:list-item>
            <text:p text:style-name="P265">Snuff out the warmth of life</text:p>
          </text:list-item>
          <text:list-item>
            <text:p text:style-name="P265">Reconstruct from miscellaneous bones</text:p>
          </text:list-item>
        </text:list>
        <text:p text:style-name="P8"><text:span text:style-name="T1">Soldier:</text:span> Horde, Intelligent, Organized (Folk of the Realm) HP: 3, Armor: 1, Damage: d6 Spear (Close Reach).</text:p>
        <text:list xml:id="list222610949357841" text:continue-list="list222610301219035" text:style-name="WWNum1297">
          <text:list-item>
            <text:p text:style-name="P266">March into battle</text:p>
          </text:list-item>
          <text:list-item>
            <text:p text:style-name="P266">Fight as one</text:p>
          </text:list-item>
        </text:list>
        <text:p text:style-name="P8"><text:span text:style-name="T1">Spectre:</text:span> Solitary, Hoarder (Legions of the Undead) HP: 12, Armor: 0, Damage: d10 Withering Touch (Close). Special Qualities: Insubstantial</text:p>
        <text:list xml:id="list222611874841632" text:continue-list="list222610949357841" text:style-name="WWNum1298">
          <text:list-item>
            <text:p text:style-name="P267">Turn their haunt against a creature</text:p>
          </text:list-item>
          <text:list-item>
            <text:p text:style-name="P267">Bring the environment to life</text:p>
          </text:list-item>
        </text:list>
        <text:p text:style-name="P8"><text:span text:style-name="T1">Spiderlord:</text:span> Solitary, Large, Devious, Intelligent (Cave Dweller) HP: 16, Armor: 3, Damage: d8+4 Mandibles (Close Reach). Special Qualities: Burrowing</text:p>
        <text:list xml:id="list222611203543929" text:continue-list="list222611874841632" text:style-name="WWNum1299">
          <text:list-item>
            <text:p text:style-name="P268">Enmesh in webbing</text:p>
          </text:list-item>
          <text:list-item>
            <text:p text:style-name="P268">Put a plot into motion</text:p>
          </text:list-item>
        </text:list>
        <text:p text:style-name="P8"><text:span text:style-name="T1"/></text:p>
        <text:p text:style-name="P9"><text:span text:style-name="T1"/></text:p>
        <text:p text:style-name="P9"><text:span text:style-name="T1"/></text:p>
        <text:p text:style-name="P9"><text:span text:style-name="T1"><text:tab/><text:tab/><text:tab/><text:tab/></text:span><text:span text:style-name="T2">12</text:span></text:p>
        <text:p text:style-name="P292"><text:soft-page-break/><text:span text:style-name="T1">Sprite:</text:span> Horde, Tiny, Stealthy, Magical, Devious, Intelligent (The Dark Woods) HP: 3, Armor: 0, Damage: w2d4 Dagger (Hand). Special Qualities: Wings, Fey Magic</text:p>
        <text:list xml:id="list222611977504589" text:continue-list="list222611203543929" text:style-name="WWNum1300">
          <text:list-item>
            <text:p text:style-name="P269">Play a trick to expose someone’s true nature</text:p>
          </text:list-item>
          <text:list-item>
            <text:p text:style-name="P269">Confuse their senses</text:p>
          </text:list-item>
          <text:list-item>
            <text:p text:style-name="P269">Craft an illusion</text:p>
          </text:list-item>
        </text:list>
        <text:p text:style-name="P8"><text:span text:style-name="T1">Spy:</text:span> - (Folk of The Realm) HP: -, Armor: -, Damage: - -.</text:p>
        <text:list xml:id="list222610084296756" text:continue-list="list222611977504589" text:style-name="WWNum1301">
          <text:list-item>
            <text:p text:style-name="P270">Report the truth</text:p>
          </text:list-item>
          <text:list-item>
            <text:p text:style-name="P270">Double cross</text:p>
          </text:list-item>
        </text:list>
        <text:p text:style-name="P8"><text:span text:style-name="T1">Swamp Shambler:</text:span> Solitary, Large, Magical (Denizens of the Swamp) HP: 23, Armor: 1, Damage: d10+1 Lash (Close Reach Forceful). Special Qualities: Swamp form</text:p>
        <text:list xml:id="list222611811426308" text:continue-list="list222610084296756" text:style-name="WWNum1302">
          <text:list-item>
            <text:p text:style-name="P271">Call on the swamp itself for aid</text:p>
          </text:list-item>
          <text:list-item>
            <text:p text:style-name="P271">Meld into the swamp</text:p>
          </text:list-item>
          <text:list-item>
            <text:p text:style-name="P271">Reassemble into a new form</text:p>
          </text:list-item>
        </text:list>
        <text:p text:style-name="P8"><text:span text:style-name="T1">The Tarrasque:</text:span> Solitary, Huge, Planar (Planar Power) HP: -, Armor: -, Damage: - -. Special Qualities: Impervious</text:p>
        <text:list xml:id="list222609986218966" text:continue-list="list222611811426308" text:style-name="WWNum1303">
          <text:list-item>
            <text:p text:style-name="P272">Swallow a person, group, or place whole</text:p>
          </text:list-item>
          <text:list-item>
            <text:p text:style-name="P272">Release a remnant of a long-eaten place from its gullet</text:p>
          </text:list-item>
        </text:list>
        <text:p text:style-name="P8"><text:span text:style-name="T1">Tinkerer:</text:span> - (Folk of The Realm) HP: -, Armor: -, Damage: - -.</text:p>
        <text:list xml:id="list222610526054101" text:continue-list="list222609986218966" text:style-name="WWNum1304">
          <text:list-item>
            <text:p text:style-name="P273">Offer an oddity at a price</text:p>
          </text:list-item>
          <text:list-item>
            <text:p text:style-name="P273">Spin tales of great danger and reward in far-off lands</text:p>
          </text:list-item>
        </text:list>
        <text:p text:style-name="P8"><text:span text:style-name="T1">Treant:</text:span> Group, Huge, Intelligent, Amorphous (The Dark Woods) HP: 21, Armor: 4, Damage: d10+5 Walloping Branches (Reach Forceful). Special Qualities: Wooden</text:p>
        <text:list xml:id="list222611241314340" text:continue-list="list222610526054101" text:style-name="WWNum1305">
          <text:list-item>
            <text:p text:style-name="P274">Move with implacable strength</text:p>
          </text:list-item>
          <text:list-item>
            <text:p text:style-name="P274">Set down roots</text:p>
          </text:list-item>
          <text:list-item>
            <text:p text:style-name="P274">Spread old magic</text:p>
          </text:list-item>
        </text:list>
        <text:p text:style-name="P8"><text:span text:style-name="T1">Triton Noble:</text:span> Group, Organized, Intelligent (Ravenous Hordes) HP: 6, Armor: 2, Damage: d8 Trident (Close Near Far). Special Qualities: Aquatic</text:p>
        <text:list xml:id="list222611935764575" text:continue-list="list222611241314340" text:style-name="WWNum1306">
          <text:list-item>
            <text:p text:style-name="P275">Stir tritons to war</text:p>
          </text:list-item>
          <text:list-item>
            <text:p text:style-name="P275">Call reinforcements</text:p>
          </text:list-item>
        </text:list>
        <text:p text:style-name="P8"><text:span text:style-name="T1">Triton Spy:</text:span> Solitary, Stealthy, Intelligent, Organized (Ravenous Hordes) HP: 12, Armor: 2, Damage: w2d10 Trident (Close Near). Special Qualities: Aquatic</text:p>
        <text:list xml:id="list222611910024048" text:continue-list="list222611935764575" text:style-name="WWNum1307">
          <text:list-item>
            <text:p text:style-name="P276">Reveal their secrets</text:p>
          </text:list-item>
          <text:list-item>
            <text:p text:style-name="P276">Strike at weakness</text:p>
          </text:list-item>
        </text:list>
        <text:p text:style-name="P8"><text:span text:style-name="T1">Triton Sub-Mariner:</text:span> Group, Organized, Intelligent (Ravenous Hordes) HP: 6, Armor: 3, Damage: b2d8 Harpoon (Close Near Far). Special Qualities: Aquatic</text:p>
        <text:list xml:id="list222610391140783" text:continue-list="list222611910024048" text:style-name="WWNum1308">
          <text:list-item>
            <text:p text:style-name="P277">Lead tritons to battle</text:p>
          </text:list-item>
          <text:list-item>
            <text:p text:style-name="P277">Pull them beneath the waves</text:p>
          </text:list-item>
        </text:list>
        <text:p text:style-name="P8"><text:span text:style-name="T1">Triton Tidecaller:</text:span> Group, Divine, Magical, Intelligent (Ravenous Hordes) HP: 6, Armor: 2, Damage: d8+2 ignores armor Waves (Near Far). Special Qualities: Aquatic, Mutations</text:p>
        <text:list xml:id="list222610286111764" text:continue-list="list222610391140783" text:style-name="WWNum1309">
          <text:list-item>
            <text:p text:style-name="P278">Cast a spell of water and destruction</text:p>
          </text:list-item>
          <text:list-item>
            <text:p text:style-name="P278">Command beasts of the sea</text:p>
          </text:list-item>
          <text:list-item>
            <text:p text:style-name="P278">Reveal divine proclamation</text:p>
          </text:list-item>
        </text:list>
        <text:p text:style-name="P8"><text:span text:style-name="T1">Troglodyte:</text:span> Group, Organized (Cave Dweller) HP: 10, Armor: 1, Damage: d8 Club (Close).</text:p>
        <text:list xml:id="list222610941988970" text:continue-list="list222610286111764" text:style-name="WWNum1310">
          <text:list-item>
            <text:p text:style-name="P279">Raid and retreat</text:p>
          </text:list-item>
          <text:list-item>
            <text:p text:style-name="P279">Use scavenged weapons or magic</text:p>
          </text:list-item>
        </text:list>
        <text:p text:style-name="P8"><text:span text:style-name="T1">Troll:</text:span> Solitary, Large (Denizens of the Swamp) HP: 20, Armor: 1, Damage: d10+3 Club (Close Reach Forceful). Special Qualities: Regeneration</text:p>
        <text:list xml:id="list222610472309366" text:continue-list="list222610941988970" text:style-name="WWNum1311">
          <text:list-item>
            <text:p text:style-name="P280">Undo the effects of an attack (unless caused by a weakness, your call)</text:p>
          </text:list-item>
          <text:list-item>
            <text:p text:style-name="P280">Hurl something or someone</text:p>
          </text:list-item>
        </text:list>
        <text:p text:style-name="P8"><text:span text:style-name="T1">Vampire:</text:span> Group, Stealthy, Organized, Intelligent (Legions of the Undead) HP: 10, Armor: 2, Damage: d8+5 piercing 1 Supernatural Force (Close Forceful). Special Qualities: Changing form, ancient mind</text:p>
        <text:list xml:id="list222610741635089" text:continue-list="list222610472309366" text:style-name="WWNum1312">
          <text:list-item>
            <text:p text:style-name="P281">Charm someone</text:p>
          </text:list-item>
          <text:list-item>
            <text:p text:style-name="P281">Feed on their blood</text:p>
          </text:list-item>
          <text:list-item>
            <text:p text:style-name="P281">Retreat to plan again</text:p>
          </text:list-item>
        </text:list>
        <text:p text:style-name="P8"><text:span text:style-name="T1">Werewolf:</text:span> Solitary, Intelligent (The Dark Woods) HP: 12, Armor: 1, Damage: d10+2 piercing 1 Bite (Close Messy). Special Qualities: Weak to silver</text:p>
        <text:list xml:id="list222611515889573" text:continue-list="list222610741635089" text:style-name="WWNum1313">
          <text:list-item>
            <text:p text:style-name="P282">Transform to pass unnoticed as beast or man</text:p>
          </text:list-item>
          <text:list-item>
            <text:p text:style-name="P282">Strike from within</text:p>
          </text:list-item>
          <text:list-item>
            <text:p text:style-name="P282">Hunt like man and beast</text:p>
          </text:list-item>
        </text:list>
        <text:p text:style-name="P8"><text:span text:style-name="T1">Wight-Wolf:</text:span> Horde, Organized, Intelligent (Legions of the Undead) HP: 7, Armor: 1, Damage: d6+1 piercing 1 Pounce (Close). Special Qualities: Shadow form</text:p>
        <text:list xml:id="list222610848358552" text:continue-list="list222611515889573" text:style-name="WWNum1314">
          <text:list-item>
            <text:p text:style-name="P283">Encircle prey</text:p>
          </text:list-item>
          <text:list-item>
            <text:p text:style-name="P283">Summon the pack</text:p>
          </text:list-item>
        </text:list>
        <text:p text:style-name="P8"><text:span text:style-name="T1">Will-o-wisp:</text:span> Solitary, Tiny, Magical (Denizens of the Swamp) HP: 12, Armor: 0, Damage: w2d8-2 Ray (Near). Special Qualities: Body of light</text:p>
        <text:list xml:id="list222610013282139" text:continue-list="list222610848358552" text:style-name="WWNum1315">
          <text:list-item>
            <text:p text:style-name="P284">Lead someone astray</text:p>
          </text:list-item>
          <text:list-item>
            <text:p text:style-name="P284">Clear a path to the worst place possible</text:p>
          </text:list-item>
        </text:list>
        <text:p text:style-name="P8"><text:span text:style-name="T1">Word Demon:</text:span> Solitary, Planar, Magica (Planar Power) HP: -, Armor: -, Damage: - -.</text:p>
        <text:list xml:id="list222611450608578" text:continue-list="list222610013282139" text:style-name="WWNum1316">
          <text:list-item>
            <text:p text:style-name="P285">Cast a spell related to their word</text:p>
          </text:list-item>
          <text:list-item>
            <text:p text:style-name="P285">Bring their word into abundance</text:p>
          </text:list-item>
        </text:list>
        <text:p text:style-name="P8"><text:span text:style-name="T1">Worg:</text:span> Horde, Organized (The Dark Woods) HP: 3, Armor: 1, Damage: d6 Bite (Close).</text:p>
        <text:list xml:id="list222611562379985" text:continue-list="list222611450608578" text:style-name="WWNum1317">
          <text:list-item>
            <text:p text:style-name="P286">Carry a rider into battle</text:p>
          </text:list-item>
          <text:list-item>
            <text:p text:style-name="P286">Give its rider an advantage</text:p>
          </text:list-item>
        </text:list>
        <text:p text:style-name="P8"><text:span text:style-name="T1">Xorn:</text:span> Solitary, Large, Construct (Twisted Experiment) HP: 12, Armor: 2, Damage: d10 Maw (Close Reach). Special Qualities: Burrowing</text:p>
        <text:list xml:id="list222610541178549" text:continue-list="list222611562379985" text:style-name="WWNum1318">
          <text:list-item>
            <text:p text:style-name="P287">Consume stone</text:p>
          </text:list-item>
          <text:list-item>
            <text:p text:style-name="P287">Give off a burst of light and heat</text:p>
          </text:list-item>
        </text:list>
        <text:p text:style-name="P8"><text:span text:style-name="T1">Zombie:</text:span> Horde (Legions of the Undead) HP: 11, Armor: 1, Damage: d6 Bite (Close).</text:p>
        <text:list xml:id="list222610255827396" text:continue-list="list222610541178549" text:style-name="WWNum1319">
          <text:list-item>
            <text:p text:style-name="P288">Attack with overwhelming numbers</text:p>
          </text:list-item>
          <text:list-item>
            <text:p text:style-name="P288">Corner them</text:p>
          </text:list-item>
          <text:list-item>
            <text:p text:style-name="P288">Gain strength from the dead, spawn more zombies</text:p>
          </text:list-item>
        </text:list>
        <text:p text:style-name="P289"/>
        <text:p text:style-name="P290"/>
        <text:p text:style-name="P290"/>
        <text:h text:style-name="P293" text:outline-level="1">Attribution</text:h>
        <text:p text:style-name="P289"/>
        <text:p text:style-name="P289">Dungeon World is the work of Sage LaTorra and Adam Koebel and licensed </text:p>
        <text:p text:style-name="P289">under the Creative Commons Attribution 3.0 Unported License. </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loext:linked-style-name="Verbatim_20_Char"/>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stLabel_20_568" style:display-name="ListLabel 568" style:family="text"/>
    <style:style style:name="ListLabel_20_569" style:display-name="ListLabel 569" style:family="text"/>
    <style:style style:name="ListLabel_20_570" style:display-name="ListLabel 570" style:family="text"/>
    <style:style style:name="ListLabel_20_571" style:display-name="ListLabel 571" style:family="text"/>
    <style:style style:name="ListLabel_20_572" style:display-name="ListLabel 572" style:family="text"/>
    <style:style style:name="ListLabel_20_573" style:display-name="ListLabel 573" style:family="text"/>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style style:name="ListLabel_20_584" style:display-name="ListLabel 584" style:family="text"/>
    <style:style style:name="ListLabel_20_585" style:display-name="ListLabel 585" style:family="text"/>
    <style:style style:name="ListLabel_20_586" style:display-name="ListLabel 586" style:family="text"/>
    <style:style style:name="ListLabel_20_587" style:display-name="ListLabel 587" style:family="text"/>
    <style:style style:name="ListLabel_20_588" style:display-name="ListLabel 588" style:family="text"/>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style style:name="ListLabel_20_594" style:display-name="ListLabel 594" style:family="text"/>
    <style:style style:name="ListLabel_20_595" style:display-name="ListLabel 595" style:family="text"/>
    <style:style style:name="ListLabel_20_596" style:display-name="ListLabel 596" style:family="text"/>
    <style:style style:name="ListLabel_20_597" style:display-name="ListLabel 597" style:family="text"/>
    <style:style style:name="ListLabel_20_598" style:display-name="ListLabel 598" style:family="text"/>
    <style:style style:name="ListLabel_20_599" style:display-name="ListLabel 599" style:family="text"/>
    <style:style style:name="ListLabel_20_600" style:display-name="ListLabel 600" style:family="text"/>
    <style:style style:name="ListLabel_20_601" style:display-name="ListLabel 601" style:family="text"/>
    <style:style style:name="ListLabel_20_602" style:display-name="ListLabel 602" style:family="text"/>
    <style:style style:name="ListLabel_20_603" style:display-name="ListLabel 603" style:family="text"/>
    <style:style style:name="ListLabel_20_604" style:display-name="ListLabel 604" style:family="text"/>
    <style:style style:name="ListLabel_20_605" style:display-name="ListLabel 605" style:family="text"/>
    <style:style style:name="ListLabel_20_606" style:display-name="ListLabel 606" style:family="text"/>
    <style:style style:name="ListLabel_20_607" style:display-name="ListLabel 607" style:family="text"/>
    <style:style style:name="ListLabel_20_608" style:display-name="ListLabel 608" style:family="text"/>
    <style:style style:name="ListLabel_20_609" style:display-name="ListLabel 609" style:family="text"/>
    <style:style style:name="ListLabel_20_610" style:display-name="ListLabel 610" style:family="text"/>
    <style:style style:name="ListLabel_20_611" style:display-name="ListLabel 611" style:family="text"/>
    <style:style style:name="ListLabel_20_612" style:display-name="ListLabel 612" style:family="text"/>
    <style:style style:name="ListLabel_20_613" style:display-name="ListLabel 613" style:family="text"/>
    <style:style style:name="ListLabel_20_614" style:display-name="ListLabel 614" style:family="text"/>
    <style:style style:name="ListLabel_20_615" style:display-name="ListLabel 615" style:family="text"/>
    <style:style style:name="ListLabel_20_616" style:display-name="ListLabel 616" style:family="text"/>
    <style:style style:name="ListLabel_20_617" style:display-name="ListLabel 617" style:family="text"/>
    <style:style style:name="ListLabel_20_618" style:display-name="ListLabel 618" style:family="text"/>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style style:name="ListLabel_20_639" style:display-name="ListLabel 639" style:family="text"/>
    <style:style style:name="ListLabel_20_640" style:display-name="ListLabel 640" style:family="text"/>
    <style:style style:name="ListLabel_20_641" style:display-name="ListLabel 641" style:family="text"/>
    <style:style style:name="ListLabel_20_642" style:display-name="ListLabel 642" style:family="text"/>
    <style:style style:name="ListLabel_20_643" style:display-name="ListLabel 643" style:family="text"/>
    <style:style style:name="ListLabel_20_644" style:display-name="ListLabel 644" style:family="text"/>
    <style:style style:name="ListLabel_20_645" style:display-name="ListLabel 645" style:family="text"/>
    <style:style style:name="ListLabel_20_646" style:display-name="ListLabel 646" style:family="text"/>
    <style:style style:name="ListLabel_20_647" style:display-name="ListLabel 647" style:family="text"/>
    <style:style style:name="ListLabel_20_648" style:display-name="ListLabel 648" style:family="text"/>
    <style:style style:name="ListLabel_20_649" style:display-name="ListLabel 649" style:family="text"/>
    <style:style style:name="ListLabel_20_650" style:display-name="ListLabel 650" style:family="text"/>
    <style:style style:name="ListLabel_20_651" style:display-name="ListLabel 651" style:family="text"/>
    <style:style style:name="ListLabel_20_652" style:display-name="ListLabel 652" style:family="text"/>
    <style:style style:name="ListLabel_20_653" style:display-name="ListLabel 653" style:family="text"/>
    <style:style style:name="ListLabel_20_654" style:display-name="ListLabel 654" style:family="text"/>
    <style:style style:name="ListLabel_20_655" style:display-name="ListLabel 655" style:family="text"/>
    <style:style style:name="ListLabel_20_656" style:display-name="ListLabel 656" style:family="text"/>
    <style:style style:name="ListLabel_20_657" style:display-name="ListLabel 657" style:family="text"/>
    <style:style style:name="ListLabel_20_658" style:display-name="ListLabel 658" style:family="text"/>
    <style:style style:name="ListLabel_20_659" style:display-name="ListLabel 659" style:family="text"/>
    <style:style style:name="ListLabel_20_660" style:display-name="ListLabel 660" style:family="text"/>
    <style:style style:name="ListLabel_20_661" style:display-name="ListLabel 661" style:family="text"/>
    <style:style style:name="ListLabel_20_662" style:display-name="ListLabel 662" style:family="text"/>
    <style:style style:name="ListLabel_20_663" style:display-name="ListLabel 663" style:family="text"/>
    <style:style style:name="ListLabel_20_664" style:display-name="ListLabel 664" style:family="text"/>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style style:name="ListLabel_20_702" style:display-name="ListLabel 702" style:family="text"/>
    <style:style style:name="ListLabel_20_703" style:display-name="ListLabel 703" style:family="text"/>
    <style:style style:name="ListLabel_20_704" style:display-name="ListLabel 704" style:family="text"/>
    <style:style style:name="ListLabel_20_705" style:display-name="ListLabel 705" style:family="text"/>
    <style:style style:name="ListLabel_20_706" style:display-name="ListLabel 706" style:family="text"/>
    <style:style style:name="ListLabel_20_707" style:display-name="ListLabel 707" style:family="text"/>
    <style:style style:name="ListLabel_20_708" style:display-name="ListLabel 708" style:family="text"/>
    <style:style style:name="ListLabel_20_709" style:display-name="ListLabel 709" style:family="text"/>
    <style:style style:name="ListLabel_20_710" style:display-name="ListLabel 710" style:family="text"/>
    <style:style style:name="ListLabel_20_711" style:display-name="ListLabel 711" style:family="text"/>
    <style:style style:name="ListLabel_20_712" style:display-name="ListLabel 712" style:family="text"/>
    <style:style style:name="ListLabel_20_713" style:display-name="ListLabel 713" style:family="text"/>
    <style:style style:name="ListLabel_20_714" style:display-name="ListLabel 714" style:family="text"/>
    <style:style style:name="ListLabel_20_715" style:display-name="ListLabel 715" style:family="text"/>
    <style:style style:name="ListLabel_20_716" style:display-name="ListLabel 716" style:family="text"/>
    <style:style style:name="ListLabel_20_717" style:display-name="ListLabel 717" style:family="text"/>
    <style:style style:name="ListLabel_20_718" style:display-name="ListLabel 718" style:family="text"/>
    <style:style style:name="ListLabel_20_719" style:display-name="ListLabel 719" style:family="text"/>
    <style:style style:name="ListLabel_20_720" style:display-name="ListLabel 720" style:family="text"/>
    <style:style style:name="ListLabel_20_721" style:display-name="ListLabel 721" style:family="text"/>
    <style:style style:name="ListLabel_20_722" style:display-name="ListLabel 722" style:family="text"/>
    <style:style style:name="ListLabel_20_723" style:display-name="ListLabel 723" style:family="text"/>
    <style:style style:name="ListLabel_20_724" style:display-name="ListLabel 724" style:family="text"/>
    <style:style style:name="ListLabel_20_725" style:display-name="ListLabel 725" style:family="text"/>
    <style:style style:name="ListLabel_20_726" style:display-name="ListLabel 726" style:family="text"/>
    <style:style style:name="ListLabel_20_727" style:display-name="ListLabel 727" style:family="text"/>
    <style:style style:name="ListLabel_20_728" style:display-name="ListLabel 728" style:family="text"/>
    <style:style style:name="ListLabel_20_729" style:display-name="ListLabel 729" style:family="text"/>
    <style:style style:name="ListLabel_20_730" style:display-name="ListLabel 730" style:family="text"/>
    <style:style style:name="ListLabel_20_731" style:display-name="ListLabel 731" style:family="text"/>
    <style:style style:name="ListLabel_20_732" style:display-name="ListLabel 732" style:family="text"/>
    <style:style style:name="ListLabel_20_733" style:display-name="ListLabel 733" style:family="text"/>
    <style:style style:name="ListLabel_20_734" style:display-name="ListLabel 734" style:family="text"/>
    <style:style style:name="ListLabel_20_735" style:display-name="ListLabel 735" style:family="text"/>
    <style:style style:name="ListLabel_20_736" style:display-name="ListLabel 736" style:family="text"/>
    <style:style style:name="ListLabel_20_737" style:display-name="ListLabel 737" style:family="text"/>
    <style:style style:name="ListLabel_20_738" style:display-name="ListLabel 738" style:family="text"/>
    <style:style style:name="ListLabel_20_739" style:display-name="ListLabel 739" style:family="text"/>
    <style:style style:name="ListLabel_20_740" style:display-name="ListLabel 740" style:family="text"/>
    <style:style style:name="ListLabel_20_741" style:display-name="ListLabel 741" style:family="text"/>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style style:name="ListLabel_20_747" style:display-name="ListLabel 747" style:family="text"/>
    <style:style style:name="ListLabel_20_748" style:display-name="ListLabel 748" style:family="text"/>
    <style:style style:name="ListLabel_20_749" style:display-name="ListLabel 749" style:family="text"/>
    <style:style style:name="ListLabel_20_750" style:display-name="ListLabel 750" style:family="text"/>
    <style:style style:name="ListLabel_20_751" style:display-name="ListLabel 751" style:family="text"/>
    <style:style style:name="ListLabel_20_752" style:display-name="ListLabel 752" style:family="text"/>
    <style:style style:name="ListLabel_20_753" style:display-name="ListLabel 753" style:family="text"/>
    <style:style style:name="ListLabel_20_754" style:display-name="ListLabel 754" style:family="text"/>
    <style:style style:name="ListLabel_20_755" style:display-name="ListLabel 755" style:family="text"/>
    <style:style style:name="ListLabel_20_756" style:display-name="ListLabel 756" style:family="text"/>
    <style:style style:name="ListLabel_20_757" style:display-name="ListLabel 757" style:family="text"/>
    <style:style style:name="ListLabel_20_758" style:display-name="ListLabel 758" style:family="text"/>
    <style:style style:name="ListLabel_20_759" style:display-name="ListLabel 759" style:family="text"/>
    <style:style style:name="ListLabel_20_760" style:display-name="ListLabel 760" style:family="text"/>
    <style:style style:name="ListLabel_20_761" style:display-name="ListLabel 761" style:family="text"/>
    <style:style style:name="ListLabel_20_762" style:display-name="ListLabel 762" style:family="text"/>
    <style:style style:name="ListLabel_20_763" style:display-name="ListLabel 763" style:family="text"/>
    <style:style style:name="ListLabel_20_764" style:display-name="ListLabel 764" style:family="text"/>
    <style:style style:name="ListLabel_20_765" style:display-name="ListLabel 765" style:family="text"/>
    <style:style style:name="ListLabel_20_766" style:display-name="ListLabel 766" style:family="text"/>
    <style:style style:name="ListLabel_20_767" style:display-name="ListLabel 767" style:family="text"/>
    <style:style style:name="ListLabel_20_768" style:display-name="ListLabel 768" style:family="text"/>
    <style:style style:name="ListLabel_20_769" style:display-name="ListLabel 769" style:family="text"/>
    <style:style style:name="ListLabel_20_770" style:display-name="ListLabel 770" style:family="text"/>
    <style:style style:name="ListLabel_20_771" style:display-name="ListLabel 771" style:family="text"/>
    <style:style style:name="ListLabel_20_772" style:display-name="ListLabel 772" style:family="text"/>
    <style:style style:name="ListLabel_20_773" style:display-name="ListLabel 773" style:family="text"/>
    <style:style style:name="ListLabel_20_774" style:display-name="ListLabel 774" style:family="text"/>
    <style:style style:name="ListLabel_20_775" style:display-name="ListLabel 775" style:family="text"/>
    <style:style style:name="ListLabel_20_776" style:display-name="ListLabel 776" style:family="text"/>
    <style:style style:name="ListLabel_20_777" style:display-name="ListLabel 777" style:family="text"/>
    <style:style style:name="ListLabel_20_778" style:display-name="ListLabel 778" style:family="text"/>
    <style:style style:name="ListLabel_20_779" style:display-name="ListLabel 779" style:family="text"/>
    <style:style style:name="ListLabel_20_780" style:display-name="ListLabel 780" style:family="text"/>
    <style:style style:name="ListLabel_20_781" style:display-name="ListLabel 781" style:family="text"/>
    <style:style style:name="ListLabel_20_782" style:display-name="ListLabel 782" style:family="text"/>
    <style:style style:name="ListLabel_20_783" style:display-name="ListLabel 783" style:family="text"/>
    <style:style style:name="ListLabel_20_784" style:display-name="ListLabel 784" style:family="text"/>
    <style:style style:name="ListLabel_20_785" style:display-name="ListLabel 785" style:family="text"/>
    <style:style style:name="ListLabel_20_786" style:display-name="ListLabel 786" style:family="text"/>
    <style:style style:name="ListLabel_20_787" style:display-name="ListLabel 787" style:family="text"/>
    <style:style style:name="ListLabel_20_788" style:display-name="ListLabel 788" style:family="text"/>
    <style:style style:name="ListLabel_20_789" style:display-name="ListLabel 789" style:family="text"/>
    <style:style style:name="ListLabel_20_790" style:display-name="ListLabel 790" style:family="text"/>
    <style:style style:name="ListLabel_20_791" style:display-name="ListLabel 791" style:family="text"/>
    <style:style style:name="ListLabel_20_792" style:display-name="ListLabel 792" style:family="text"/>
    <style:style style:name="ListLabel_20_793" style:display-name="ListLabel 793" style:family="text"/>
    <style:style style:name="ListLabel_20_794" style:display-name="ListLabel 794" style:family="text"/>
    <style:style style:name="ListLabel_20_795" style:display-name="ListLabel 795" style:family="text"/>
    <style:style style:name="ListLabel_20_796" style:display-name="ListLabel 796" style:family="text"/>
    <style:style style:name="ListLabel_20_797" style:display-name="ListLabel 797" style:family="text"/>
    <style:style style:name="ListLabel_20_798" style:display-name="ListLabel 798" style:family="text"/>
    <style:style style:name="ListLabel_20_799" style:display-name="ListLabel 799" style:family="text"/>
    <style:style style:name="ListLabel_20_800" style:display-name="ListLabel 800" style:family="text"/>
    <style:style style:name="ListLabel_20_801" style:display-name="ListLabel 801" style:family="text"/>
    <style:style style:name="ListLabel_20_802" style:display-name="ListLabel 802" style:family="text"/>
    <style:style style:name="ListLabel_20_803" style:display-name="ListLabel 803" style:family="text"/>
    <style:style style:name="ListLabel_20_804" style:display-name="ListLabel 804" style:family="text"/>
    <style:style style:name="ListLabel_20_805" style:display-name="ListLabel 805" style:family="text"/>
    <style:style style:name="ListLabel_20_806" style:display-name="ListLabel 806" style:family="text"/>
    <style:style style:name="ListLabel_20_807" style:display-name="ListLabel 807" style:family="text"/>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ListLabel_20_813" style:display-name="ListLabel 813" style:family="text"/>
    <style:style style:name="ListLabel_20_814" style:display-name="ListLabel 814" style:family="text"/>
    <style:style style:name="ListLabel_20_815" style:display-name="ListLabel 815" style:family="text"/>
    <style:style style:name="ListLabel_20_816" style:display-name="ListLabel 816" style:family="text"/>
    <style:style style:name="ListLabel_20_817" style:display-name="ListLabel 817" style:family="text"/>
    <style:style style:name="ListLabel_20_818" style:display-name="ListLabel 818" style:family="text"/>
    <style:style style:name="ListLabel_20_819" style:display-name="ListLabel 819" style:family="text"/>
    <style:style style:name="ListLabel_20_820" style:display-name="ListLabel 820" style:family="text"/>
    <style:style style:name="ListLabel_20_821" style:display-name="ListLabel 821" style:family="text"/>
    <style:style style:name="ListLabel_20_822" style:display-name="ListLabel 822" style:family="text"/>
    <style:style style:name="ListLabel_20_823" style:display-name="ListLabel 823" style:family="text"/>
    <style:style style:name="ListLabel_20_824" style:display-name="ListLabel 824" style:family="text"/>
    <style:style style:name="ListLabel_20_825" style:display-name="ListLabel 825" style:family="text"/>
    <style:style style:name="ListLabel_20_826" style:display-name="ListLabel 826" style:family="text"/>
    <style:style style:name="ListLabel_20_827" style:display-name="ListLabel 827" style:family="text"/>
    <style:style style:name="ListLabel_20_828" style:display-name="ListLabel 828" style:family="text"/>
    <style:style style:name="ListLabel_20_829" style:display-name="ListLabel 829" style:family="text"/>
    <style:style style:name="ListLabel_20_830" style:display-name="ListLabel 830" style:family="text"/>
    <style:style style:name="ListLabel_20_831" style:display-name="ListLabel 831" style:family="text"/>
    <style:style style:name="ListLabel_20_832" style:display-name="ListLabel 832" style:family="text"/>
    <style:style style:name="ListLabel_20_833" style:display-name="ListLabel 833" style:family="text"/>
    <style:style style:name="ListLabel_20_834" style:display-name="ListLabel 834" style:family="text"/>
    <style:style style:name="ListLabel_20_835" style:display-name="ListLabel 835" style:family="text"/>
    <style:style style:name="ListLabel_20_836" style:display-name="ListLabel 836" style:family="text"/>
    <style:style style:name="ListLabel_20_837" style:display-name="ListLabel 837" style:family="text"/>
    <style:style style:name="ListLabel_20_838" style:display-name="ListLabel 838" style:family="text"/>
    <style:style style:name="ListLabel_20_839" style:display-name="ListLabel 839" style:family="text"/>
    <style:style style:name="ListLabel_20_840" style:display-name="ListLabel 840" style:family="text"/>
    <style:style style:name="ListLabel_20_841" style:display-name="ListLabel 841" style:family="text"/>
    <style:style style:name="ListLabel_20_842" style:display-name="ListLabel 842" style:family="text"/>
    <style:style style:name="ListLabel_20_843" style:display-name="ListLabel 843" style:family="text"/>
    <style:style style:name="ListLabel_20_844" style:display-name="ListLabel 844" style:family="text"/>
    <style:style style:name="ListLabel_20_845" style:display-name="ListLabel 845" style:family="text"/>
    <style:style style:name="ListLabel_20_846" style:display-name="ListLabel 846" style:family="text"/>
    <style:style style:name="ListLabel_20_847" style:display-name="ListLabel 847" style:family="text"/>
    <style:style style:name="ListLabel_20_848" style:display-name="ListLabel 848" style:family="text"/>
    <style:style style:name="ListLabel_20_849" style:display-name="ListLabel 849" style:family="text"/>
    <style:style style:name="ListLabel_20_850" style:display-name="ListLabel 850" style:family="text"/>
    <style:style style:name="ListLabel_20_851" style:display-name="ListLabel 851" style:family="text"/>
    <style:style style:name="ListLabel_20_852" style:display-name="ListLabel 852" style:family="text"/>
    <style:style style:name="ListLabel_20_853" style:display-name="ListLabel 853" style:family="text"/>
    <style:style style:name="ListLabel_20_854" style:display-name="ListLabel 854" style:family="text"/>
    <style:style style:name="ListLabel_20_855" style:display-name="ListLabel 855" style:family="text"/>
    <style:style style:name="ListLabel_20_856" style:display-name="ListLabel 856" style:family="text"/>
    <style:style style:name="ListLabel_20_857" style:display-name="ListLabel 857" style:family="text"/>
    <style:style style:name="ListLabel_20_858" style:display-name="ListLabel 858" style:family="text"/>
    <style:style style:name="ListLabel_20_859" style:display-name="ListLabel 859" style:family="text"/>
    <style:style style:name="ListLabel_20_860" style:display-name="ListLabel 860" style:family="text"/>
    <style:style style:name="ListLabel_20_861" style:display-name="ListLabel 861" style:family="text"/>
    <style:style style:name="ListLabel_20_862" style:display-name="ListLabel 862" style:family="text"/>
    <style:style style:name="ListLabel_20_863" style:display-name="ListLabel 863" style:family="text"/>
    <style:style style:name="ListLabel_20_864" style:display-name="ListLabel 864" style:family="text"/>
    <style:style style:name="ListLabel_20_865" style:display-name="ListLabel 865" style:family="text"/>
    <style:style style:name="ListLabel_20_866" style:display-name="ListLabel 866" style:family="text"/>
    <style:style style:name="ListLabel_20_867" style:display-name="ListLabel 867" style:family="text"/>
    <style:style style:name="ListLabel_20_868" style:display-name="ListLabel 868" style:family="text"/>
    <style:style style:name="ListLabel_20_869" style:display-name="ListLabel 869" style:family="text"/>
    <style:style style:name="ListLabel_20_870" style:display-name="ListLabel 870" style:family="text"/>
    <style:style style:name="ListLabel_20_871" style:display-name="ListLabel 871" style:family="text"/>
    <style:style style:name="ListLabel_20_872" style:display-name="ListLabel 872" style:family="text"/>
    <style:style style:name="ListLabel_20_873" style:display-name="ListLabel 873" style:family="text"/>
    <style:style style:name="ListLabel_20_874" style:display-name="ListLabel 874" style:family="text"/>
    <style:style style:name="ListLabel_20_875" style:display-name="ListLabel 875" style:family="text"/>
    <style:style style:name="ListLabel_20_876" style:display-name="ListLabel 876" style:family="text"/>
    <style:style style:name="ListLabel_20_877" style:display-name="ListLabel 877" style:family="text"/>
    <style:style style:name="ListLabel_20_878" style:display-name="ListLabel 878" style:family="text"/>
    <style:style style:name="ListLabel_20_879" style:display-name="ListLabel 879" style:family="text"/>
    <style:style style:name="ListLabel_20_880" style:display-name="ListLabel 880" style:family="text"/>
    <style:style style:name="ListLabel_20_881" style:display-name="ListLabel 881" style:family="text"/>
    <style:style style:name="ListLabel_20_882" style:display-name="ListLabel 882" style:family="text"/>
    <style:style style:name="ListLabel_20_883" style:display-name="ListLabel 883" style:family="text"/>
    <style:style style:name="ListLabel_20_884" style:display-name="ListLabel 884" style:family="text"/>
    <style:style style:name="ListLabel_20_885" style:display-name="ListLabel 885" style:family="text"/>
    <style:style style:name="ListLabel_20_886" style:display-name="ListLabel 886" style:family="text"/>
    <style:style style:name="ListLabel_20_887" style:display-name="ListLabel 887" style:family="text"/>
    <style:style style:name="ListLabel_20_888" style:display-name="ListLabel 888" style:family="text"/>
    <style:style style:name="ListLabel_20_889" style:display-name="ListLabel 889" style:family="text"/>
    <style:style style:name="ListLabel_20_890" style:display-name="ListLabel 890" style:family="text"/>
    <style:style style:name="ListLabel_20_891" style:display-name="ListLabel 891" style:family="text"/>
    <style:style style:name="ListLabel_20_892" style:display-name="ListLabel 892" style:family="text"/>
    <style:style style:name="ListLabel_20_893" style:display-name="ListLabel 893" style:family="text"/>
    <style:style style:name="ListLabel_20_894" style:display-name="ListLabel 894" style:family="text"/>
    <style:style style:name="ListLabel_20_895" style:display-name="ListLabel 895" style:family="text"/>
    <style:style style:name="ListLabel_20_896" style:display-name="ListLabel 896" style:family="text"/>
    <style:style style:name="ListLabel_20_897" style:display-name="ListLabel 897" style:family="text"/>
    <style:style style:name="ListLabel_20_898" style:display-name="ListLabel 898" style:family="text"/>
    <style:style style:name="ListLabel_20_899" style:display-name="ListLabel 899" style:family="text"/>
    <style:style style:name="ListLabel_20_900" style:display-name="ListLabel 900" style:family="text"/>
    <style:style style:name="ListLabel_20_901" style:display-name="ListLabel 901" style:family="text"/>
    <style:style style:name="ListLabel_20_902" style:display-name="ListLabel 902" style:family="text"/>
    <style:style style:name="ListLabel_20_903" style:display-name="ListLabel 903" style:family="text"/>
    <style:style style:name="ListLabel_20_904" style:display-name="ListLabel 904" style:family="text"/>
    <style:style style:name="ListLabel_20_905" style:display-name="ListLabel 905" style:family="text"/>
    <style:style style:name="ListLabel_20_906" style:display-name="ListLabel 906" style:family="text"/>
    <style:style style:name="ListLabel_20_907" style:display-name="ListLabel 907" style:family="text"/>
    <style:style style:name="ListLabel_20_908" style:display-name="ListLabel 908" style:family="text"/>
    <style:style style:name="ListLabel_20_909" style:display-name="ListLabel 909" style:family="text"/>
    <style:style style:name="ListLabel_20_910" style:display-name="ListLabel 910" style:family="text"/>
    <style:style style:name="ListLabel_20_911" style:display-name="ListLabel 911" style:family="text"/>
    <style:style style:name="ListLabel_20_912" style:display-name="ListLabel 912" style:family="text"/>
    <style:style style:name="ListLabel_20_913" style:display-name="ListLabel 913" style:family="text"/>
    <style:style style:name="ListLabel_20_914" style:display-name="ListLabel 914" style:family="text"/>
    <style:style style:name="ListLabel_20_915" style:display-name="ListLabel 915" style:family="text"/>
    <style:style style:name="ListLabel_20_916" style:display-name="ListLabel 916" style:family="text"/>
    <style:style style:name="ListLabel_20_917" style:display-name="ListLabel 917" style:family="text"/>
    <style:style style:name="ListLabel_20_918" style:display-name="ListLabel 918" style:family="text"/>
    <style:style style:name="ListLabel_20_919" style:display-name="ListLabel 919" style:family="text"/>
    <style:style style:name="ListLabel_20_920" style:display-name="ListLabel 920" style:family="text"/>
    <style:style style:name="ListLabel_20_921" style:display-name="ListLabel 921" style:family="text"/>
    <style:style style:name="ListLabel_20_922" style:display-name="ListLabel 922" style:family="text"/>
    <style:style style:name="ListLabel_20_923" style:display-name="ListLabel 923" style:family="text"/>
    <style:style style:name="ListLabel_20_924" style:display-name="ListLabel 924" style:family="text"/>
    <style:style style:name="ListLabel_20_925" style:display-name="ListLabel 925" style:family="text"/>
    <style:style style:name="ListLabel_20_926" style:display-name="ListLabel 926" style:family="text"/>
    <style:style style:name="ListLabel_20_927" style:display-name="ListLabel 927" style:family="text"/>
    <style:style style:name="ListLabel_20_928" style:display-name="ListLabel 928" style:family="text"/>
    <style:style style:name="ListLabel_20_929" style:display-name="ListLabel 929" style:family="text"/>
    <style:style style:name="ListLabel_20_930" style:display-name="ListLabel 930" style:family="text"/>
    <style:style style:name="ListLabel_20_931" style:display-name="ListLabel 931" style:family="text"/>
    <style:style style:name="ListLabel_20_932" style:display-name="ListLabel 932" style:family="text"/>
    <style:style style:name="ListLabel_20_933" style:display-name="ListLabel 933" style:family="text"/>
    <style:style style:name="ListLabel_20_934" style:display-name="ListLabel 934" style:family="text"/>
    <style:style style:name="ListLabel_20_935" style:display-name="ListLabel 935" style:family="text"/>
    <style:style style:name="ListLabel_20_936" style:display-name="ListLabel 936" style:family="text"/>
    <style:style style:name="ListLabel_20_937" style:display-name="ListLabel 937" style:family="text"/>
    <style:style style:name="ListLabel_20_938" style:display-name="ListLabel 938" style:family="text"/>
    <style:style style:name="ListLabel_20_939" style:display-name="ListLabel 939" style:family="text"/>
    <style:style style:name="ListLabel_20_940" style:display-name="ListLabel 940" style:family="text"/>
    <style:style style:name="ListLabel_20_941" style:display-name="ListLabel 941" style:family="text"/>
    <style:style style:name="ListLabel_20_942" style:display-name="ListLabel 942" style:family="text"/>
    <style:style style:name="ListLabel_20_943" style:display-name="ListLabel 943" style:family="text"/>
    <style:style style:name="ListLabel_20_944" style:display-name="ListLabel 944" style:family="text"/>
    <style:style style:name="ListLabel_20_945" style:display-name="ListLabel 945" style:family="text"/>
    <style:style style:name="ListLabel_20_946" style:display-name="ListLabel 946" style:family="text"/>
    <style:style style:name="ListLabel_20_947" style:display-name="ListLabel 947" style:family="text"/>
    <style:style style:name="ListLabel_20_948" style:display-name="ListLabel 948" style:family="text"/>
    <style:style style:name="ListLabel_20_949" style:display-name="ListLabel 949" style:family="text"/>
    <style:style style:name="ListLabel_20_950" style:display-name="ListLabel 950" style:family="text"/>
    <style:style style:name="ListLabel_20_951" style:display-name="ListLabel 951" style:family="text"/>
    <style:style style:name="ListLabel_20_952" style:display-name="ListLabel 952" style:family="text"/>
    <style:style style:name="ListLabel_20_953" style:display-name="ListLabel 953" style:family="text"/>
    <style:style style:name="ListLabel_20_954" style:display-name="ListLabel 954" style:family="text"/>
    <style:style style:name="ListLabel_20_955" style:display-name="ListLabel 955" style:family="text"/>
    <style:style style:name="ListLabel_20_956" style:display-name="ListLabel 956" style:family="text"/>
    <style:style style:name="ListLabel_20_957" style:display-name="ListLabel 957" style:family="text"/>
    <style:style style:name="ListLabel_20_958" style:display-name="ListLabel 958" style:family="text"/>
    <style:style style:name="ListLabel_20_959" style:display-name="ListLabel 959" style:family="text"/>
    <style:style style:name="ListLabel_20_960" style:display-name="ListLabel 960" style:family="text"/>
    <style:style style:name="ListLabel_20_961" style:display-name="ListLabel 961" style:family="text"/>
    <style:style style:name="ListLabel_20_962" style:display-name="ListLabel 962" style:family="text"/>
    <style:style style:name="ListLabel_20_963" style:display-name="ListLabel 963" style:family="text"/>
    <style:style style:name="ListLabel_20_964" style:display-name="ListLabel 964" style:family="text"/>
    <style:style style:name="ListLabel_20_965" style:display-name="ListLabel 965" style:family="text"/>
    <style:style style:name="ListLabel_20_966" style:display-name="ListLabel 966" style:family="text"/>
    <style:style style:name="ListLabel_20_967" style:display-name="ListLabel 967" style:family="text"/>
    <style:style style:name="ListLabel_20_968" style:display-name="ListLabel 968" style:family="text"/>
    <style:style style:name="ListLabel_20_969" style:display-name="ListLabel 969" style:family="text"/>
    <style:style style:name="ListLabel_20_970" style:display-name="ListLabel 970" style:family="text"/>
    <style:style style:name="ListLabel_20_971" style:display-name="ListLabel 971" style:family="text"/>
    <style:style style:name="ListLabel_20_972" style:display-name="ListLabel 972" style:family="text"/>
    <style:style style:name="ListLabel_20_973" style:display-name="ListLabel 973" style:family="text"/>
    <style:style style:name="ListLabel_20_974" style:display-name="ListLabel 974" style:family="text"/>
    <style:style style:name="ListLabel_20_975" style:display-name="ListLabel 975" style:family="text"/>
    <style:style style:name="ListLabel_20_976" style:display-name="ListLabel 976" style:family="text"/>
    <style:style style:name="ListLabel_20_977" style:display-name="ListLabel 977" style:family="text"/>
    <style:style style:name="ListLabel_20_978" style:display-name="ListLabel 978" style:family="text"/>
    <style:style style:name="ListLabel_20_979" style:display-name="ListLabel 979" style:family="text"/>
    <style:style style:name="ListLabel_20_980" style:display-name="ListLabel 980" style:family="text"/>
    <style:style style:name="ListLabel_20_981" style:display-name="ListLabel 981" style:family="text"/>
    <style:style style:name="ListLabel_20_982" style:display-name="ListLabel 982" style:family="text"/>
    <style:style style:name="ListLabel_20_983" style:display-name="ListLabel 983" style:family="text"/>
    <style:style style:name="ListLabel_20_984" style:display-name="ListLabel 984" style:family="text"/>
    <style:style style:name="ListLabel_20_985" style:display-name="ListLabel 985" style:family="text"/>
    <style:style style:name="ListLabel_20_986" style:display-name="ListLabel 986" style:family="text"/>
    <style:style style:name="ListLabel_20_987" style:display-name="ListLabel 987" style:family="text"/>
    <style:style style:name="ListLabel_20_988" style:display-name="ListLabel 988" style:family="text"/>
    <style:style style:name="ListLabel_20_989" style:display-name="ListLabel 989" style:family="text"/>
    <style:style style:name="ListLabel_20_990" style:display-name="ListLabel 990" style:family="text"/>
    <style:style style:name="ListLabel_20_991" style:display-name="ListLabel 991" style:family="text"/>
    <style:style style:name="ListLabel_20_992" style:display-name="ListLabel 992" style:family="text"/>
    <style:style style:name="ListLabel_20_993" style:display-name="ListLabel 993" style:family="text"/>
    <style:style style:name="ListLabel_20_994" style:display-name="ListLabel 994" style:family="text"/>
    <style:style style:name="ListLabel_20_995" style:display-name="ListLabel 995" style:family="text"/>
    <style:style style:name="ListLabel_20_996" style:display-name="ListLabel 996" style:family="text"/>
    <style:style style:name="ListLabel_20_997" style:display-name="ListLabel 997" style:family="text"/>
    <style:style style:name="ListLabel_20_998" style:display-name="ListLabel 998" style:family="text"/>
    <style:style style:name="ListLabel_20_999" style:display-name="ListLabel 999" style:family="text"/>
    <style:style style:name="ListLabel_20_1000" style:display-name="ListLabel 1000" style:family="text"/>
    <style:style style:name="ListLabel_20_1001" style:display-name="ListLabel 1001" style:family="text"/>
    <style:style style:name="ListLabel_20_1002" style:display-name="ListLabel 1002" style:family="text"/>
    <style:style style:name="ListLabel_20_1003" style:display-name="ListLabel 1003" style:family="text"/>
    <style:style style:name="ListLabel_20_1004" style:display-name="ListLabel 1004" style:family="text"/>
    <style:style style:name="ListLabel_20_1005" style:display-name="ListLabel 1005" style:family="text"/>
    <style:style style:name="ListLabel_20_1006" style:display-name="ListLabel 1006" style:family="text"/>
    <style:style style:name="ListLabel_20_1007" style:display-name="ListLabel 1007" style:family="text"/>
    <style:style style:name="ListLabel_20_1008" style:display-name="ListLabel 1008" style:family="text"/>
    <style:style style:name="ListLabel_20_1009" style:display-name="ListLabel 1009" style:family="text"/>
    <style:style style:name="ListLabel_20_1010" style:display-name="ListLabel 1010" style:family="text"/>
    <style:style style:name="ListLabel_20_1011" style:display-name="ListLabel 1011" style:family="text"/>
    <style:style style:name="ListLabel_20_1012" style:display-name="ListLabel 1012" style:family="text"/>
    <style:style style:name="ListLabel_20_1013" style:display-name="ListLabel 1013" style:family="text"/>
    <style:style style:name="ListLabel_20_1014" style:display-name="ListLabel 1014" style:family="text"/>
    <style:style style:name="ListLabel_20_1015" style:display-name="ListLabel 1015" style:family="text"/>
    <style:style style:name="ListLabel_20_1016" style:display-name="ListLabel 1016" style:family="text"/>
    <style:style style:name="ListLabel_20_1017" style:display-name="ListLabel 1017" style:family="text"/>
    <style:style style:name="ListLabel_20_1018" style:display-name="ListLabel 1018" style:family="text"/>
    <style:style style:name="ListLabel_20_1019" style:display-name="ListLabel 1019" style:family="text"/>
    <style:style style:name="ListLabel_20_1020" style:display-name="ListLabel 1020" style:family="text"/>
    <style:style style:name="ListLabel_20_1021" style:display-name="ListLabel 1021" style:family="text"/>
    <style:style style:name="ListLabel_20_1022" style:display-name="ListLabel 1022" style:family="text"/>
    <style:style style:name="ListLabel_20_1023" style:display-name="ListLabel 1023" style:family="text"/>
    <style:style style:name="ListLabel_20_1024" style:display-name="ListLabel 1024" style:family="text"/>
    <style:style style:name="ListLabel_20_1025" style:display-name="ListLabel 1025" style:family="text"/>
    <style:style style:name="ListLabel_20_1026" style:display-name="ListLabel 1026" style:family="text"/>
    <style:style style:name="ListLabel_20_1027" style:display-name="ListLabel 1027" style:family="text"/>
    <style:style style:name="ListLabel_20_1028" style:display-name="ListLabel 1028" style:family="text"/>
    <style:style style:name="ListLabel_20_1029" style:display-name="ListLabel 1029" style:family="text"/>
    <style:style style:name="ListLabel_20_1030" style:display-name="ListLabel 1030" style:family="text"/>
    <style:style style:name="ListLabel_20_1031" style:display-name="ListLabel 1031" style:family="text"/>
    <style:style style:name="ListLabel_20_1032" style:display-name="ListLabel 1032" style:family="text"/>
    <style:style style:name="ListLabel_20_1033" style:display-name="ListLabel 1033" style:family="text"/>
    <style:style style:name="ListLabel_20_1034" style:display-name="ListLabel 1034" style:family="text"/>
    <style:style style:name="ListLabel_20_1035" style:display-name="ListLabel 1035" style:family="text"/>
    <style:style style:name="ListLabel_20_1036" style:display-name="ListLabel 1036" style:family="text"/>
    <style:style style:name="ListLabel_20_1037" style:display-name="ListLabel 1037" style:family="text"/>
    <style:style style:name="ListLabel_20_1038" style:display-name="ListLabel 1038" style:family="text"/>
    <style:style style:name="ListLabel_20_1039" style:display-name="ListLabel 1039" style:family="text"/>
    <style:style style:name="ListLabel_20_1040" style:display-name="ListLabel 1040" style:family="text"/>
    <style:style style:name="ListLabel_20_1041" style:display-name="ListLabel 1041" style:family="text"/>
    <style:style style:name="ListLabel_20_1042" style:display-name="ListLabel 1042" style:family="text"/>
    <style:style style:name="ListLabel_20_1043" style:display-name="ListLabel 1043" style:family="text"/>
    <style:style style:name="ListLabel_20_1044" style:display-name="ListLabel 1044" style:family="text"/>
    <style:style style:name="ListLabel_20_1045" style:display-name="ListLabel 1045" style:family="text"/>
    <style:style style:name="ListLabel_20_1046" style:display-name="ListLabel 1046" style:family="text"/>
    <style:style style:name="ListLabel_20_1047" style:display-name="ListLabel 1047" style:family="text"/>
    <style:style style:name="ListLabel_20_1048" style:display-name="ListLabel 1048" style:family="text"/>
    <style:style style:name="ListLabel_20_1049" style:display-name="ListLabel 1049" style:family="text"/>
    <style:style style:name="ListLabel_20_1050" style:display-name="ListLabel 1050" style:family="text"/>
    <style:style style:name="ListLabel_20_1051" style:display-name="ListLabel 1051" style:family="text"/>
    <style:style style:name="ListLabel_20_1052" style:display-name="ListLabel 1052" style:family="text"/>
    <style:style style:name="ListLabel_20_1053" style:display-name="ListLabel 1053" style:family="text"/>
    <style:style style:name="ListLabel_20_1054" style:display-name="ListLabel 1054" style:family="text"/>
    <style:style style:name="ListLabel_20_1055" style:display-name="ListLabel 1055" style:family="text"/>
    <style:style style:name="ListLabel_20_1056" style:display-name="ListLabel 1056" style:family="text"/>
    <style:style style:name="ListLabel_20_1057" style:display-name="ListLabel 1057" style:family="text"/>
    <style:style style:name="ListLabel_20_1058" style:display-name="ListLabel 1058" style:family="text"/>
    <style:style style:name="ListLabel_20_1059" style:display-name="ListLabel 1059" style:family="text"/>
    <style:style style:name="ListLabel_20_1060" style:display-name="ListLabel 1060" style:family="text"/>
    <style:style style:name="ListLabel_20_1061" style:display-name="ListLabel 1061" style:family="text"/>
    <style:style style:name="ListLabel_20_1062" style:display-name="ListLabel 1062" style:family="text"/>
    <style:style style:name="ListLabel_20_1063" style:display-name="ListLabel 1063" style:family="text"/>
    <style:style style:name="ListLabel_20_1064" style:display-name="ListLabel 1064" style:family="text"/>
    <style:style style:name="ListLabel_20_1065" style:display-name="ListLabel 1065" style:family="text"/>
    <style:style style:name="ListLabel_20_1066" style:display-name="ListLabel 1066" style:family="text"/>
    <style:style style:name="ListLabel_20_1067" style:display-name="ListLabel 1067" style:family="text"/>
    <style:style style:name="ListLabel_20_1068" style:display-name="ListLabel 1068" style:family="text"/>
    <style:style style:name="ListLabel_20_1069" style:display-name="ListLabel 1069" style:family="text"/>
    <style:style style:name="ListLabel_20_1070" style:display-name="ListLabel 1070" style:family="text"/>
    <style:style style:name="ListLabel_20_1071" style:display-name="ListLabel 1071" style:family="text"/>
    <style:style style:name="ListLabel_20_1072" style:display-name="ListLabel 1072" style:family="text"/>
    <style:style style:name="ListLabel_20_1073" style:display-name="ListLabel 1073" style:family="text"/>
    <style:style style:name="ListLabel_20_1074" style:display-name="ListLabel 1074" style:family="text"/>
    <style:style style:name="ListLabel_20_1075" style:display-name="ListLabel 1075" style:family="text"/>
    <style:style style:name="ListLabel_20_1076" style:display-name="ListLabel 1076" style:family="text"/>
    <style:style style:name="ListLabel_20_1077" style:display-name="ListLabel 1077" style:family="text"/>
    <style:style style:name="ListLabel_20_1078" style:display-name="ListLabel 1078" style:family="text"/>
    <style:style style:name="ListLabel_20_1079" style:display-name="ListLabel 1079" style:family="text"/>
    <style:style style:name="ListLabel_20_1080" style:display-name="ListLabel 1080" style:family="text"/>
    <style:style style:name="ListLabel_20_1081" style:display-name="ListLabel 1081" style:family="text"/>
    <style:style style:name="ListLabel_20_1082" style:display-name="ListLabel 1082" style:family="text"/>
    <style:style style:name="ListLabel_20_1083" style:display-name="ListLabel 1083" style:family="text"/>
    <style:style style:name="ListLabel_20_1084" style:display-name="ListLabel 1084" style:family="text"/>
    <style:style style:name="ListLabel_20_1085" style:display-name="ListLabel 1085" style:family="text"/>
    <style:style style:name="ListLabel_20_1086" style:display-name="ListLabel 1086" style:family="text"/>
    <style:style style:name="ListLabel_20_1087" style:display-name="ListLabel 1087" style:family="text"/>
    <style:style style:name="ListLabel_20_1088" style:display-name="ListLabel 1088" style:family="text"/>
    <style:style style:name="ListLabel_20_1089" style:display-name="ListLabel 1089" style:family="text"/>
    <style:style style:name="ListLabel_20_1090" style:display-name="ListLabel 1090" style:family="text"/>
    <style:style style:name="ListLabel_20_1091" style:display-name="ListLabel 1091" style:family="text"/>
    <style:style style:name="ListLabel_20_1092" style:display-name="ListLabel 1092" style:family="text"/>
    <style:style style:name="ListLabel_20_1093" style:display-name="ListLabel 1093" style:family="text"/>
    <style:style style:name="ListLabel_20_1094" style:display-name="ListLabel 1094" style:family="text"/>
    <style:style style:name="ListLabel_20_1095" style:display-name="ListLabel 1095" style:family="text"/>
    <style:style style:name="ListLabel_20_1096" style:display-name="ListLabel 1096" style:family="text"/>
    <style:style style:name="ListLabel_20_1097" style:display-name="ListLabel 1097" style:family="text"/>
    <style:style style:name="ListLabel_20_1098" style:display-name="ListLabel 1098" style:family="text"/>
    <style:style style:name="ListLabel_20_1099" style:display-name="ListLabel 1099" style:family="text"/>
    <style:style style:name="ListLabel_20_1100" style:display-name="ListLabel 1100" style:family="text"/>
    <style:style style:name="ListLabel_20_1101" style:display-name="ListLabel 1101" style:family="text"/>
    <style:style style:name="ListLabel_20_1102" style:display-name="ListLabel 1102" style:family="text"/>
    <style:style style:name="ListLabel_20_1103" style:display-name="ListLabel 1103" style:family="text"/>
    <style:style style:name="ListLabel_20_1104" style:display-name="ListLabel 1104" style:family="text"/>
    <style:style style:name="ListLabel_20_1105" style:display-name="ListLabel 1105" style:family="text"/>
    <style:style style:name="ListLabel_20_1106" style:display-name="ListLabel 1106" style:family="text"/>
    <style:style style:name="ListLabel_20_1107" style:display-name="ListLabel 1107" style:family="text"/>
    <style:style style:name="ListLabel_20_1108" style:display-name="ListLabel 1108" style:family="text"/>
    <style:style style:name="ListLabel_20_1109" style:display-name="ListLabel 1109" style:family="text"/>
    <style:style style:name="ListLabel_20_1110" style:display-name="ListLabel 1110" style:family="text"/>
    <style:style style:name="ListLabel_20_1111" style:display-name="ListLabel 1111" style:family="text"/>
    <style:style style:name="ListLabel_20_1112" style:display-name="ListLabel 1112" style:family="text"/>
    <style:style style:name="ListLabel_20_1113" style:display-name="ListLabel 1113" style:family="text"/>
    <style:style style:name="ListLabel_20_1114" style:display-name="ListLabel 1114" style:family="text"/>
    <style:style style:name="ListLabel_20_1115" style:display-name="ListLabel 1115" style:family="text"/>
    <style:style style:name="ListLabel_20_1116" style:display-name="ListLabel 1116" style:family="text"/>
    <style:style style:name="ListLabel_20_1117" style:display-name="ListLabel 1117" style:family="text"/>
    <style:style style:name="ListLabel_20_1118" style:display-name="ListLabel 1118" style:family="text"/>
    <style:style style:name="ListLabel_20_1119" style:display-name="ListLabel 1119" style:family="text"/>
    <style:style style:name="ListLabel_20_1120" style:display-name="ListLabel 1120" style:family="text"/>
    <style:style style:name="ListLabel_20_1121" style:display-name="ListLabel 1121" style:family="text"/>
    <style:style style:name="ListLabel_20_1122" style:display-name="ListLabel 1122" style:family="text"/>
    <style:style style:name="ListLabel_20_1123" style:display-name="ListLabel 1123" style:family="text"/>
    <style:style style:name="ListLabel_20_1124" style:display-name="ListLabel 1124" style:family="text"/>
    <style:style style:name="ListLabel_20_1125" style:display-name="ListLabel 1125" style:family="text"/>
    <style:style style:name="ListLabel_20_1126" style:display-name="ListLabel 1126" style:family="text"/>
    <style:style style:name="ListLabel_20_1127" style:display-name="ListLabel 1127" style:family="text"/>
    <style:style style:name="ListLabel_20_1128" style:display-name="ListLabel 1128" style:family="text"/>
    <style:style style:name="ListLabel_20_1129" style:display-name="ListLabel 1129" style:family="text"/>
    <style:style style:name="ListLabel_20_1130" style:display-name="ListLabel 1130" style:family="text"/>
    <style:style style:name="ListLabel_20_1131" style:display-name="ListLabel 1131" style:family="text"/>
    <style:style style:name="ListLabel_20_1132" style:display-name="ListLabel 1132" style:family="text"/>
    <style:style style:name="ListLabel_20_1133" style:display-name="ListLabel 1133" style:family="text"/>
    <style:style style:name="ListLabel_20_1134" style:display-name="ListLabel 1134" style:family="text"/>
    <style:style style:name="ListLabel_20_1135" style:display-name="ListLabel 1135" style:family="text"/>
    <style:style style:name="ListLabel_20_1136" style:display-name="ListLabel 1136" style:family="text"/>
    <style:style style:name="ListLabel_20_1137" style:display-name="ListLabel 1137" style:family="text"/>
    <style:style style:name="ListLabel_20_1138" style:display-name="ListLabel 1138" style:family="text"/>
    <style:style style:name="ListLabel_20_1139" style:display-name="ListLabel 1139" style:family="text"/>
    <style:style style:name="ListLabel_20_1140" style:display-name="ListLabel 1140" style:family="text"/>
    <style:style style:name="ListLabel_20_1141" style:display-name="ListLabel 1141" style:family="text"/>
    <style:style style:name="ListLabel_20_1142" style:display-name="ListLabel 1142" style:family="text"/>
    <style:style style:name="ListLabel_20_1143" style:display-name="ListLabel 1143" style:family="text"/>
    <style:style style:name="ListLabel_20_1144" style:display-name="ListLabel 1144" style:family="text"/>
    <style:style style:name="ListLabel_20_1145" style:display-name="ListLabel 1145" style:family="text"/>
    <style:style style:name="ListLabel_20_1146" style:display-name="ListLabel 1146" style:family="text"/>
    <style:style style:name="ListLabel_20_1147" style:display-name="ListLabel 1147" style:family="text"/>
    <style:style style:name="ListLabel_20_1148" style:display-name="ListLabel 1148" style:family="text"/>
    <style:style style:name="ListLabel_20_1149" style:display-name="ListLabel 1149" style:family="text"/>
    <style:style style:name="ListLabel_20_1150" style:display-name="ListLabel 1150" style:family="text"/>
    <style:style style:name="ListLabel_20_1151" style:display-name="ListLabel 1151" style:family="text"/>
    <style:style style:name="ListLabel_20_1152" style:display-name="ListLabel 1152" style:family="text"/>
    <style:style style:name="ListLabel_20_1153" style:display-name="ListLabel 1153" style:family="text"/>
    <style:style style:name="ListLabel_20_1154" style:display-name="ListLabel 1154" style:family="text"/>
    <style:style style:name="ListLabel_20_1155" style:display-name="ListLabel 1155" style:family="text"/>
    <style:style style:name="ListLabel_20_1156" style:display-name="ListLabel 1156" style:family="text"/>
    <style:style style:name="ListLabel_20_1157" style:display-name="ListLabel 1157" style:family="text"/>
    <style:style style:name="ListLabel_20_1158" style:display-name="ListLabel 1158" style:family="text"/>
    <style:style style:name="ListLabel_20_1159" style:display-name="ListLabel 1159" style:family="text"/>
    <style:style style:name="ListLabel_20_1160" style:display-name="ListLabel 1160" style:family="text"/>
    <style:style style:name="ListLabel_20_1161" style:display-name="ListLabel 1161" style:family="text"/>
    <style:style style:name="ListLabel_20_1162" style:display-name="ListLabel 1162" style:family="text"/>
    <style:style style:name="ListLabel_20_1163" style:display-name="ListLabel 1163" style:family="text"/>
    <style:style style:name="ListLabel_20_1164" style:display-name="ListLabel 1164" style:family="text"/>
    <style:style style:name="ListLabel_20_1165" style:display-name="ListLabel 1165" style:family="text"/>
    <style:style style:name="ListLabel_20_1166" style:display-name="ListLabel 1166" style:family="text"/>
    <style:style style:name="ListLabel_20_1167" style:display-name="ListLabel 1167" style:family="text"/>
    <style:style style:name="ListLabel_20_1168" style:display-name="ListLabel 1168" style:family="text"/>
    <style:style style:name="ListLabel_20_1169" style:display-name="ListLabel 1169" style:family="text"/>
    <style:style style:name="ListLabel_20_1170" style:display-name="ListLabel 1170" style:family="text"/>
    <style:style style:name="ListLabel_20_1171" style:display-name="ListLabel 1171" style:family="text"/>
    <style:style style:name="ListLabel_20_1172" style:display-name="ListLabel 1172" style:family="text"/>
    <style:style style:name="ListLabel_20_1173" style:display-name="ListLabel 1173" style:family="text"/>
    <style:style style:name="ListLabel_20_1174" style:display-name="ListLabel 1174" style:family="text"/>
    <style:style style:name="ListLabel_20_1175" style:display-name="ListLabel 1175" style:family="text"/>
    <style:style style:name="ListLabel_20_1176" style:display-name="ListLabel 1176" style:family="text"/>
    <style:style style:name="ListLabel_20_1177" style:display-name="ListLabel 1177" style:family="text"/>
    <style:style style:name="ListLabel_20_1178" style:display-name="ListLabel 1178" style:family="text"/>
    <style:style style:name="ListLabel_20_1179" style:display-name="ListLabel 1179" style:family="text"/>
    <style:style style:name="ListLabel_20_1180" style:display-name="ListLabel 1180" style:family="text"/>
    <style:style style:name="ListLabel_20_1181" style:display-name="ListLabel 1181" style:family="text"/>
    <style:style style:name="ListLabel_20_1182" style:display-name="ListLabel 1182" style:family="text"/>
    <style:style style:name="ListLabel_20_1183" style:display-name="ListLabel 1183" style:family="text"/>
    <style:style style:name="ListLabel_20_1184" style:display-name="ListLabel 1184" style:family="text"/>
    <style:style style:name="ListLabel_20_1185" style:display-name="ListLabel 1185" style:family="text"/>
    <style:style style:name="ListLabel_20_1186" style:display-name="ListLabel 1186" style:family="text"/>
    <style:style style:name="ListLabel_20_1187" style:display-name="ListLabel 1187" style:family="text"/>
    <style:style style:name="ListLabel_20_1188" style:display-name="ListLabel 1188" style:family="text"/>
    <style:style style:name="ListLabel_20_1189" style:display-name="ListLabel 1189" style:family="text"/>
    <style:style style:name="ListLabel_20_1190" style:display-name="ListLabel 1190" style:family="text"/>
    <style:style style:name="ListLabel_20_1191" style:display-name="ListLabel 1191" style:family="text"/>
    <style:style style:name="ListLabel_20_1192" style:display-name="ListLabel 1192" style:family="text"/>
    <style:style style:name="ListLabel_20_1193" style:display-name="ListLabel 1193" style:family="text"/>
    <style:style style:name="ListLabel_20_1194" style:display-name="ListLabel 1194" style:family="text"/>
    <style:style style:name="ListLabel_20_1195" style:display-name="ListLabel 1195" style:family="text"/>
    <style:style style:name="ListLabel_20_1196" style:display-name="ListLabel 1196" style:family="text"/>
    <style:style style:name="ListLabel_20_1197" style:display-name="ListLabel 1197" style:family="text"/>
    <style:style style:name="ListLabel_20_1198" style:display-name="ListLabel 1198" style:family="text"/>
    <style:style style:name="ListLabel_20_1199" style:display-name="ListLabel 1199" style:family="text"/>
    <style:style style:name="ListLabel_20_1200" style:display-name="ListLabel 1200" style:family="text"/>
    <style:style style:name="ListLabel_20_1201" style:display-name="ListLabel 1201" style:family="text"/>
    <style:style style:name="ListLabel_20_1202" style:display-name="ListLabel 1202" style:family="text"/>
    <style:style style:name="ListLabel_20_1203" style:display-name="ListLabel 1203" style:family="text"/>
    <style:style style:name="ListLabel_20_1204" style:display-name="ListLabel 1204" style:family="text"/>
    <style:style style:name="ListLabel_20_1205" style:display-name="ListLabel 1205" style:family="text"/>
    <style:style style:name="ListLabel_20_1206" style:display-name="ListLabel 1206" style:family="text"/>
    <style:style style:name="ListLabel_20_1207" style:display-name="ListLabel 1207" style:family="text"/>
    <style:style style:name="ListLabel_20_1208" style:display-name="ListLabel 1208" style:family="text"/>
    <style:style style:name="ListLabel_20_1209" style:display-name="ListLabel 1209" style:family="text"/>
    <style:style style:name="ListLabel_20_1210" style:display-name="ListLabel 1210" style:family="text"/>
    <style:style style:name="ListLabel_20_1211" style:display-name="ListLabel 1211" style:family="text"/>
    <style:style style:name="ListLabel_20_1212" style:display-name="ListLabel 1212" style:family="text"/>
    <style:style style:name="ListLabel_20_1213" style:display-name="ListLabel 1213" style:family="text"/>
    <style:style style:name="ListLabel_20_1214" style:display-name="ListLabel 1214" style:family="text"/>
    <style:style style:name="ListLabel_20_1215" style:display-name="ListLabel 1215" style:family="text"/>
    <style:style style:name="ListLabel_20_1216" style:display-name="ListLabel 1216" style:family="text"/>
    <style:style style:name="ListLabel_20_1217" style:display-name="ListLabel 1217" style:family="text"/>
    <style:style style:name="ListLabel_20_1218" style:display-name="ListLabel 1218" style:family="text"/>
    <style:style style:name="ListLabel_20_1219" style:display-name="ListLabel 1219" style:family="text"/>
    <style:style style:name="ListLabel_20_1220" style:display-name="ListLabel 1220" style:family="text"/>
    <style:style style:name="ListLabel_20_1221" style:display-name="ListLabel 1221" style:family="text"/>
    <style:style style:name="ListLabel_20_1222" style:display-name="ListLabel 1222" style:family="text"/>
    <style:style style:name="ListLabel_20_1223" style:display-name="ListLabel 1223" style:family="text"/>
    <style:style style:name="ListLabel_20_1224" style:display-name="ListLabel 1224" style:family="text"/>
    <style:style style:name="ListLabel_20_1225" style:display-name="ListLabel 1225" style:family="text"/>
    <style:style style:name="ListLabel_20_1226" style:display-name="ListLabel 1226" style:family="text"/>
    <style:style style:name="ListLabel_20_1227" style:display-name="ListLabel 1227" style:family="text"/>
    <style:style style:name="ListLabel_20_1228" style:display-name="ListLabel 1228" style:family="text"/>
    <style:style style:name="ListLabel_20_1229" style:display-name="ListLabel 1229" style:family="text"/>
    <style:style style:name="ListLabel_20_1230" style:display-name="ListLabel 1230" style:family="text"/>
    <style:style style:name="ListLabel_20_1231" style:display-name="ListLabel 1231" style:family="text"/>
    <style:style style:name="ListLabel_20_1232" style:display-name="ListLabel 1232" style:family="text"/>
    <style:style style:name="ListLabel_20_1233" style:display-name="ListLabel 1233" style:family="text"/>
    <style:style style:name="ListLabel_20_1234" style:display-name="ListLabel 1234" style:family="text"/>
    <style:style style:name="ListLabel_20_1235" style:display-name="ListLabel 1235" style:family="text"/>
    <style:style style:name="ListLabel_20_1236" style:display-name="ListLabel 1236" style:family="text"/>
    <style:style style:name="ListLabel_20_1237" style:display-name="ListLabel 1237" style:family="text"/>
    <style:style style:name="ListLabel_20_1238" style:display-name="ListLabel 1238" style:family="text"/>
    <style:style style:name="ListLabel_20_1239" style:display-name="ListLabel 1239" style:family="text"/>
    <style:style style:name="ListLabel_20_1240" style:display-name="ListLabel 1240" style:family="text"/>
    <style:style style:name="ListLabel_20_1241" style:display-name="ListLabel 1241" style:family="text"/>
    <style:style style:name="ListLabel_20_1242" style:display-name="ListLabel 1242" style:family="text"/>
    <style:style style:name="ListLabel_20_1243" style:display-name="ListLabel 1243" style:family="text"/>
    <style:style style:name="ListLabel_20_1244" style:display-name="ListLabel 1244" style:family="text"/>
    <style:style style:name="ListLabel_20_1245" style:display-name="ListLabel 1245" style:family="text"/>
    <style:style style:name="ListLabel_20_1246" style:display-name="ListLabel 1246" style:family="text"/>
    <style:style style:name="ListLabel_20_1247" style:display-name="ListLabel 1247" style:family="text"/>
    <style:style style:name="ListLabel_20_1248" style:display-name="ListLabel 1248" style:family="text"/>
    <style:style style:name="ListLabel_20_1249" style:display-name="ListLabel 1249" style:family="text"/>
    <style:style style:name="ListLabel_20_1250" style:display-name="ListLabel 1250" style:family="text"/>
    <style:style style:name="ListLabel_20_1251" style:display-name="ListLabel 1251" style:family="text"/>
    <style:style style:name="ListLabel_20_1252" style:display-name="ListLabel 1252" style:family="text"/>
    <style:style style:name="ListLabel_20_1253" style:display-name="ListLabel 1253" style:family="text"/>
    <style:style style:name="ListLabel_20_1254" style:display-name="ListLabel 1254" style:family="text"/>
    <style:style style:name="ListLabel_20_1255" style:display-name="ListLabel 1255" style:family="text"/>
    <style:style style:name="ListLabel_20_1256" style:display-name="ListLabel 1256" style:family="text"/>
    <style:style style:name="ListLabel_20_1257" style:display-name="ListLabel 1257" style:family="text"/>
    <style:style style:name="ListLabel_20_1258" style:display-name="ListLabel 1258" style:family="text"/>
    <style:style style:name="ListLabel_20_1259" style:display-name="ListLabel 1259" style:family="text"/>
    <style:style style:name="ListLabel_20_1260" style:display-name="ListLabel 1260" style:family="text"/>
    <style:style style:name="ListLabel_20_1261" style:display-name="ListLabel 1261" style:family="text"/>
    <style:style style:name="ListLabel_20_1262" style:display-name="ListLabel 1262" style:family="text"/>
    <style:style style:name="ListLabel_20_1263" style:display-name="ListLabel 1263" style:family="text"/>
    <style:style style:name="ListLabel_20_1264" style:display-name="ListLabel 1264" style:family="text"/>
    <style:style style:name="ListLabel_20_1265" style:display-name="ListLabel 1265" style:family="text"/>
    <style:style style:name="ListLabel_20_1266" style:display-name="ListLabel 1266" style:family="text"/>
    <style:style style:name="ListLabel_20_1267" style:display-name="ListLabel 1267" style:family="text"/>
    <style:style style:name="ListLabel_20_1268" style:display-name="ListLabel 1268" style:family="text"/>
    <style:style style:name="ListLabel_20_1269" style:display-name="ListLabel 1269" style:family="text"/>
    <style:style style:name="ListLabel_20_1270" style:display-name="ListLabel 1270" style:family="text"/>
    <style:style style:name="ListLabel_20_1271" style:display-name="ListLabel 1271" style:family="text"/>
    <style:style style:name="ListLabel_20_1272" style:display-name="ListLabel 1272" style:family="text"/>
    <style:style style:name="ListLabel_20_1273" style:display-name="ListLabel 1273" style:family="text"/>
    <style:style style:name="ListLabel_20_1274" style:display-name="ListLabel 1274" style:family="text"/>
    <style:style style:name="ListLabel_20_1275" style:display-name="ListLabel 1275" style:family="text"/>
    <style:style style:name="ListLabel_20_1276" style:display-name="ListLabel 1276" style:family="text"/>
    <style:style style:name="ListLabel_20_1277" style:display-name="ListLabel 1277" style:family="text"/>
    <style:style style:name="ListLabel_20_1278" style:display-name="ListLabel 1278" style:family="text"/>
    <style:style style:name="ListLabel_20_1279" style:display-name="ListLabel 1279" style:family="text"/>
    <style:style style:name="ListLabel_20_1280" style:display-name="ListLabel 1280" style:family="text"/>
    <style:style style:name="ListLabel_20_1281" style:display-name="ListLabel 1281" style:family="text"/>
    <style:style style:name="ListLabel_20_1282" style:display-name="ListLabel 1282" style:family="text"/>
    <style:style style:name="ListLabel_20_1283" style:display-name="ListLabel 1283" style:family="text"/>
    <style:style style:name="ListLabel_20_1284" style:display-name="ListLabel 1284" style:family="text"/>
    <style:style style:name="ListLabel_20_1285" style:display-name="ListLabel 1285" style:family="text"/>
    <style:style style:name="ListLabel_20_1286" style:display-name="ListLabel 1286" style:family="text"/>
    <style:style style:name="ListLabel_20_1287" style:display-name="ListLabel 1287" style:family="text"/>
    <style:style style:name="ListLabel_20_1288" style:display-name="ListLabel 1288" style:family="text"/>
    <style:style style:name="ListLabel_20_1289" style:display-name="ListLabel 1289" style:family="text"/>
    <style:style style:name="ListLabel_20_1290" style:display-name="ListLabel 1290" style:family="text"/>
    <style:style style:name="ListLabel_20_1291" style:display-name="ListLabel 1291" style:family="text"/>
    <style:style style:name="ListLabel_20_1292" style:display-name="ListLabel 1292" style:family="text"/>
    <style:style style:name="ListLabel_20_1293" style:display-name="ListLabel 1293" style:family="text"/>
    <style:style style:name="ListLabel_20_1294" style:display-name="ListLabel 1294" style:family="text"/>
    <style:style style:name="ListLabel_20_1295" style:display-name="ListLabel 1295" style:family="text"/>
    <style:style style:name="ListLabel_20_1296" style:display-name="ListLabel 1296" style:family="text"/>
    <style:style style:name="ListLabel_20_1297" style:display-name="ListLabel 1297" style:family="text"/>
    <style:style style:name="ListLabel_20_1298" style:display-name="ListLabel 1298" style:family="text"/>
    <style:style style:name="ListLabel_20_1299" style:display-name="ListLabel 1299" style:family="text"/>
    <style:style style:name="ListLabel_20_1300" style:display-name="ListLabel 1300" style:family="text"/>
    <style:style style:name="ListLabel_20_1301" style:display-name="ListLabel 1301" style:family="text"/>
    <style:style style:name="ListLabel_20_1302" style:display-name="ListLabel 1302" style:family="text"/>
    <style:style style:name="ListLabel_20_1303" style:display-name="ListLabel 1303" style:family="text"/>
    <style:style style:name="ListLabel_20_1304" style:display-name="ListLabel 1304" style:family="text"/>
    <style:style style:name="ListLabel_20_1305" style:display-name="ListLabel 1305" style:family="text"/>
    <style:style style:name="ListLabel_20_1306" style:display-name="ListLabel 1306" style:family="text"/>
    <style:style style:name="ListLabel_20_1307" style:display-name="ListLabel 1307" style:family="text"/>
    <style:style style:name="ListLabel_20_1308" style:display-name="ListLabel 1308" style:family="text"/>
    <style:style style:name="ListLabel_20_1309" style:display-name="ListLabel 1309" style:family="text"/>
    <style:style style:name="ListLabel_20_1310" style:display-name="ListLabel 1310" style:family="text"/>
    <style:style style:name="ListLabel_20_1311" style:display-name="ListLabel 1311" style:family="text"/>
    <style:style style:name="ListLabel_20_1312" style:display-name="ListLabel 1312" style:family="text"/>
    <style:style style:name="ListLabel_20_1313" style:display-name="ListLabel 1313" style:family="text"/>
    <style:style style:name="ListLabel_20_1314" style:display-name="ListLabel 1314" style:family="text"/>
    <style:style style:name="ListLabel_20_1315" style:display-name="ListLabel 1315" style:family="text"/>
    <style:style style:name="ListLabel_20_1316" style:display-name="ListLabel 1316" style:family="text"/>
    <style:style style:name="ListLabel_20_1317" style:display-name="ListLabel 1317" style:family="text"/>
    <style:style style:name="ListLabel_20_1318" style:display-name="ListLabel 1318" style:family="text"/>
    <style:style style:name="ListLabel_20_1319" style:display-name="ListLabel 1319" style:family="text"/>
    <style:style style:name="ListLabel_20_1320" style:display-name="ListLabel 1320" style:family="text"/>
    <style:style style:name="ListLabel_20_1321" style:display-name="ListLabel 1321" style:family="text"/>
    <style:style style:name="ListLabel_20_1322" style:display-name="ListLabel 1322" style:family="text"/>
    <style:style style:name="ListLabel_20_1323" style:display-name="ListLabel 1323" style:family="text"/>
    <style:style style:name="ListLabel_20_1324" style:display-name="ListLabel 1324" style:family="text"/>
    <style:style style:name="ListLabel_20_1325" style:display-name="ListLabel 1325" style:family="text"/>
    <style:style style:name="ListLabel_20_1326" style:display-name="ListLabel 1326" style:family="text"/>
    <style:style style:name="ListLabel_20_1327" style:display-name="ListLabel 1327" style:family="text"/>
    <style:style style:name="ListLabel_20_1328" style:display-name="ListLabel 1328" style:family="text"/>
    <style:style style:name="ListLabel_20_1329" style:display-name="ListLabel 1329" style:family="text"/>
    <style:style style:name="ListLabel_20_1330" style:display-name="ListLabel 1330" style:family="text"/>
    <style:style style:name="ListLabel_20_1331" style:display-name="ListLabel 1331" style:family="text"/>
    <style:style style:name="ListLabel_20_1332" style:display-name="ListLabel 1332" style:family="text"/>
    <style:style style:name="ListLabel_20_1333" style:display-name="ListLabel 1333" style:family="text"/>
    <style:style style:name="ListLabel_20_1334" style:display-name="ListLabel 1334" style:family="text"/>
    <style:style style:name="ListLabel_20_1335" style:display-name="ListLabel 1335" style:family="text"/>
    <style:style style:name="ListLabel_20_1336" style:display-name="ListLabel 1336" style:family="text"/>
    <style:style style:name="ListLabel_20_1337" style:display-name="ListLabel 1337" style:family="text"/>
    <style:style style:name="ListLabel_20_1338" style:display-name="ListLabel 1338" style:family="text"/>
    <style:style style:name="ListLabel_20_1339" style:display-name="ListLabel 1339" style:family="text"/>
    <style:style style:name="ListLabel_20_1340" style:display-name="ListLabel 1340" style:family="text"/>
    <style:style style:name="ListLabel_20_1341" style:display-name="ListLabel 1341" style:family="text"/>
    <style:style style:name="ListLabel_20_1342" style:display-name="ListLabel 1342" style:family="text"/>
    <style:style style:name="ListLabel_20_1343" style:display-name="ListLabel 1343" style:family="text"/>
    <style:style style:name="ListLabel_20_1344" style:display-name="ListLabel 1344" style:family="text"/>
    <style:style style:name="ListLabel_20_1345" style:display-name="ListLabel 1345" style:family="text"/>
    <style:style style:name="ListLabel_20_1346" style:display-name="ListLabel 1346" style:family="text"/>
    <style:style style:name="ListLabel_20_1347" style:display-name="ListLabel 1347" style:family="text"/>
    <style:style style:name="ListLabel_20_1348" style:display-name="ListLabel 1348" style:family="text"/>
    <style:style style:name="ListLabel_20_1349" style:display-name="ListLabel 1349" style:family="text"/>
    <style:style style:name="ListLabel_20_1350" style:display-name="ListLabel 1350" style:family="text"/>
    <style:style style:name="ListLabel_20_1351" style:display-name="ListLabel 1351" style:family="text"/>
    <style:style style:name="ListLabel_20_1352" style:display-name="ListLabel 1352" style:family="text"/>
    <style:style style:name="ListLabel_20_1353" style:display-name="ListLabel 1353" style:family="text"/>
    <style:style style:name="ListLabel_20_1354" style:display-name="ListLabel 1354" style:family="text"/>
    <style:style style:name="ListLabel_20_1355" style:display-name="ListLabel 1355" style:family="text"/>
    <style:style style:name="ListLabel_20_1356" style:display-name="ListLabel 1356" style:family="text"/>
    <style:style style:name="ListLabel_20_1357" style:display-name="ListLabel 1357" style:family="text"/>
    <style:style style:name="ListLabel_20_1358" style:display-name="ListLabel 1358" style:family="text"/>
    <style:style style:name="ListLabel_20_1359" style:display-name="ListLabel 1359" style:family="text"/>
    <style:style style:name="ListLabel_20_1360" style:display-name="ListLabel 1360" style:family="text"/>
    <style:style style:name="ListLabel_20_1361" style:display-name="ListLabel 1361" style:family="text"/>
    <style:style style:name="ListLabel_20_1362" style:display-name="ListLabel 1362" style:family="text"/>
    <style:style style:name="ListLabel_20_1363" style:display-name="ListLabel 1363" style:family="text"/>
    <style:style style:name="ListLabel_20_1364" style:display-name="ListLabel 1364" style:family="text"/>
    <style:style style:name="ListLabel_20_1365" style:display-name="ListLabel 1365" style:family="text"/>
    <style:style style:name="ListLabel_20_1366" style:display-name="ListLabel 1366" style:family="text"/>
    <style:style style:name="ListLabel_20_1367" style:display-name="ListLabel 1367" style:family="text"/>
    <style:style style:name="ListLabel_20_1368" style:display-name="ListLabel 1368" style:family="text"/>
    <style:style style:name="ListLabel_20_1369" style:display-name="ListLabel 1369" style:family="text"/>
    <style:style style:name="ListLabel_20_1370" style:display-name="ListLabel 1370" style:family="text"/>
    <style:style style:name="ListLabel_20_1371" style:display-name="ListLabel 1371" style:family="text"/>
    <style:style style:name="ListLabel_20_1372" style:display-name="ListLabel 1372" style:family="text"/>
    <style:style style:name="ListLabel_20_1373" style:display-name="ListLabel 1373" style:family="text"/>
    <style:style style:name="ListLabel_20_1374" style:display-name="ListLabel 1374" style:family="text"/>
    <style:style style:name="ListLabel_20_1375" style:display-name="ListLabel 1375" style:family="text"/>
    <style:style style:name="ListLabel_20_1376" style:display-name="ListLabel 1376" style:family="text"/>
    <style:style style:name="ListLabel_20_1377" style:display-name="ListLabel 1377" style:family="text"/>
    <style:style style:name="ListLabel_20_1378" style:display-name="ListLabel 1378" style:family="text"/>
    <style:style style:name="ListLabel_20_1379" style:display-name="ListLabel 1379" style:family="text"/>
    <style:style style:name="ListLabel_20_1380" style:display-name="ListLabel 1380" style:family="text"/>
    <style:style style:name="ListLabel_20_1381" style:display-name="ListLabel 1381" style:family="text"/>
    <style:style style:name="ListLabel_20_1382" style:display-name="ListLabel 1382" style:family="text"/>
    <style:style style:name="ListLabel_20_1383" style:display-name="ListLabel 1383" style:family="text"/>
    <style:style style:name="ListLabel_20_1384" style:display-name="ListLabel 1384" style:family="text"/>
    <style:style style:name="ListLabel_20_1385" style:display-name="ListLabel 1385" style:family="text"/>
    <style:style style:name="ListLabel_20_1386" style:display-name="ListLabel 1386" style:family="text"/>
    <style:style style:name="ListLabel_20_1387" style:display-name="ListLabel 1387" style:family="text"/>
    <style:style style:name="ListLabel_20_1388" style:display-name="ListLabel 1388" style:family="text"/>
    <style:style style:name="ListLabel_20_1389" style:display-name="ListLabel 1389" style:family="text"/>
    <style:style style:name="ListLabel_20_1390" style:display-name="ListLabel 1390" style:family="text"/>
    <style:style style:name="ListLabel_20_1391" style:display-name="ListLabel 1391" style:family="text"/>
    <style:style style:name="ListLabel_20_1392" style:display-name="ListLabel 1392" style:family="text"/>
    <style:style style:name="ListLabel_20_1393" style:display-name="ListLabel 1393" style:family="text"/>
    <style:style style:name="ListLabel_20_1394" style:display-name="ListLabel 1394" style:family="text"/>
    <style:style style:name="ListLabel_20_1395" style:display-name="ListLabel 1395" style:family="text"/>
    <style:style style:name="ListLabel_20_1396" style:display-name="ListLabel 1396" style:family="text"/>
    <style:style style:name="ListLabel_20_1397" style:display-name="ListLabel 1397" style:family="text"/>
    <style:style style:name="ListLabel_20_1398" style:display-name="ListLabel 1398" style:family="text"/>
    <style:style style:name="ListLabel_20_1399" style:display-name="ListLabel 1399" style:family="text"/>
    <style:style style:name="ListLabel_20_1400" style:display-name="ListLabel 1400" style:family="text"/>
    <style:style style:name="ListLabel_20_1401" style:display-name="ListLabel 1401" style:family="text"/>
    <style:style style:name="ListLabel_20_1402" style:display-name="ListLabel 1402" style:family="text"/>
    <style:style style:name="ListLabel_20_1403" style:display-name="ListLabel 1403" style:family="text"/>
    <style:style style:name="ListLabel_20_1404" style:display-name="ListLabel 1404" style:family="text"/>
    <style:style style:name="ListLabel_20_2872" style:display-name="ListLabel 2872" style:family="text"/>
    <style:style style:name="ListLabel_20_2873" style:display-name="ListLabel 2873" style:family="text"/>
    <style:style style:name="ListLabel_20_2874" style:display-name="ListLabel 2874" style:family="text"/>
    <style:style style:name="ListLabel_20_2875" style:display-name="ListLabel 2875" style:family="text"/>
    <style:style style:name="ListLabel_20_2876" style:display-name="ListLabel 2876" style:family="text"/>
    <style:style style:name="ListLabel_20_2877" style:display-name="ListLabel 2877" style:family="text"/>
    <style:style style:name="ListLabel_20_2878" style:display-name="ListLabel 2878" style:family="text"/>
    <style:style style:name="ListLabel_20_2879" style:display-name="ListLabel 2879" style:family="text"/>
    <style:style style:name="ListLabel_20_2880" style:display-name="ListLabel 2880" style:family="text"/>
    <style:style style:name="ListLabel_20_1405" style:display-name="ListLabel 1405" style:family="text"/>
    <style:style style:name="ListLabel_20_1406" style:display-name="ListLabel 1406" style:family="text"/>
    <style:style style:name="ListLabel_20_1407" style:display-name="ListLabel 1407" style:family="text"/>
    <style:style style:name="ListLabel_20_1408" style:display-name="ListLabel 1408" style:family="text"/>
    <style:style style:name="ListLabel_20_1409" style:display-name="ListLabel 1409" style:family="text"/>
    <style:style style:name="ListLabel_20_1410" style:display-name="ListLabel 1410" style:family="text"/>
    <style:style style:name="ListLabel_20_1411" style:display-name="ListLabel 1411" style:family="text"/>
    <style:style style:name="ListLabel_20_1412" style:display-name="ListLabel 1412" style:family="text"/>
    <style:style style:name="ListLabel_20_1413" style:display-name="ListLabel 1413" style:family="text"/>
    <style:style style:name="ListLabel_20_1414" style:display-name="ListLabel 1414" style:family="text"/>
    <style:style style:name="ListLabel_20_1415" style:display-name="ListLabel 1415" style:family="text"/>
    <style:style style:name="ListLabel_20_1416" style:display-name="ListLabel 1416" style:family="text"/>
    <style:style style:name="ListLabel_20_1417" style:display-name="ListLabel 1417" style:family="text"/>
    <style:style style:name="ListLabel_20_1418" style:display-name="ListLabel 1418" style:family="text"/>
    <style:style style:name="ListLabel_20_1419" style:display-name="ListLabel 1419" style:family="text"/>
    <style:style style:name="ListLabel_20_1420" style:display-name="ListLabel 1420" style:family="text"/>
    <style:style style:name="ListLabel_20_1421" style:display-name="ListLabel 1421" style:family="text"/>
    <style:style style:name="ListLabel_20_1422" style:display-name="ListLabel 1422" style:family="text"/>
    <style:style style:name="ListLabel_20_1423" style:display-name="ListLabel 1423" style:family="text"/>
    <style:style style:name="ListLabel_20_1424" style:display-name="ListLabel 1424" style:family="text"/>
    <style:style style:name="ListLabel_20_1425" style:display-name="ListLabel 1425" style:family="text"/>
    <style:style style:name="ListLabel_20_1426" style:display-name="ListLabel 1426" style:family="text"/>
    <style:style style:name="ListLabel_20_1427" style:display-name="ListLabel 1427" style:family="text"/>
    <style:style style:name="ListLabel_20_1428" style:display-name="ListLabel 1428" style:family="text"/>
    <style:style style:name="ListLabel_20_1429" style:display-name="ListLabel 1429" style:family="text"/>
    <style:style style:name="ListLabel_20_1430" style:display-name="ListLabel 1430" style:family="text"/>
    <style:style style:name="ListLabel_20_1431" style:display-name="ListLabel 1431" style:family="text"/>
    <style:style style:name="ListLabel_20_1432" style:display-name="ListLabel 1432" style:family="text"/>
    <style:style style:name="ListLabel_20_1433" style:display-name="ListLabel 1433" style:family="text"/>
    <style:style style:name="ListLabel_20_1434" style:display-name="ListLabel 1434" style:family="text"/>
    <style:style style:name="ListLabel_20_1435" style:display-name="ListLabel 1435" style:family="text"/>
    <style:style style:name="ListLabel_20_1436" style:display-name="ListLabel 1436" style:family="text"/>
    <style:style style:name="ListLabel_20_1437" style:display-name="ListLabel 1437" style:family="text"/>
    <style:style style:name="ListLabel_20_1438" style:display-name="ListLabel 1438" style:family="text"/>
    <style:style style:name="ListLabel_20_1439" style:display-name="ListLabel 1439" style:family="text"/>
    <style:style style:name="ListLabel_20_1440" style:display-name="ListLabel 1440" style:family="text"/>
    <style:style style:name="ListLabel_20_1441" style:display-name="ListLabel 1441" style:family="text"/>
    <style:style style:name="ListLabel_20_1442" style:display-name="ListLabel 1442" style:family="text"/>
    <style:style style:name="ListLabel_20_1443" style:display-name="ListLabel 1443" style:family="text"/>
    <style:style style:name="ListLabel_20_1444" style:display-name="ListLabel 1444" style:family="text"/>
    <style:style style:name="ListLabel_20_1445" style:display-name="ListLabel 1445" style:family="text"/>
    <style:style style:name="ListLabel_20_1446" style:display-name="ListLabel 1446" style:family="text"/>
    <style:style style:name="ListLabel_20_1447" style:display-name="ListLabel 1447" style:family="text"/>
    <style:style style:name="ListLabel_20_1448" style:display-name="ListLabel 1448" style:family="text"/>
    <style:style style:name="ListLabel_20_1449" style:display-name="ListLabel 1449" style:family="text"/>
    <style:style style:name="ListLabel_20_1450" style:display-name="ListLabel 1450" style:family="text"/>
    <style:style style:name="ListLabel_20_1451" style:display-name="ListLabel 1451" style:family="text"/>
    <style:style style:name="ListLabel_20_1452" style:display-name="ListLabel 1452" style:family="text"/>
    <style:style style:name="ListLabel_20_1453" style:display-name="ListLabel 1453" style:family="text"/>
    <style:style style:name="ListLabel_20_1454" style:display-name="ListLabel 1454" style:family="text"/>
    <style:style style:name="ListLabel_20_1455" style:display-name="ListLabel 1455" style:family="text"/>
    <style:style style:name="ListLabel_20_1456" style:display-name="ListLabel 1456" style:family="text"/>
    <style:style style:name="ListLabel_20_1457" style:display-name="ListLabel 1457" style:family="text"/>
    <style:style style:name="ListLabel_20_1458" style:display-name="ListLabel 1458" style:family="text"/>
    <style:style style:name="ListLabel_20_1459" style:display-name="ListLabel 1459" style:family="text"/>
    <style:style style:name="ListLabel_20_1460" style:display-name="ListLabel 1460" style:family="text"/>
    <style:style style:name="ListLabel_20_1461" style:display-name="ListLabel 1461" style:family="text"/>
    <style:style style:name="ListLabel_20_1462" style:display-name="ListLabel 1462" style:family="text"/>
    <style:style style:name="ListLabel_20_1463" style:display-name="ListLabel 1463" style:family="text"/>
    <style:style style:name="ListLabel_20_1464" style:display-name="ListLabel 1464" style:family="text"/>
    <style:style style:name="ListLabel_20_1465" style:display-name="ListLabel 1465" style:family="text"/>
    <style:style style:name="ListLabel_20_1466" style:display-name="ListLabel 1466" style:family="text"/>
    <style:style style:name="ListLabel_20_1467" style:display-name="ListLabel 1467" style:family="text"/>
    <style:style style:name="ListLabel_20_1468" style:display-name="ListLabel 1468" style:family="text"/>
    <style:style style:name="ListLabel_20_1469" style:display-name="ListLabel 1469" style:family="text"/>
    <style:style style:name="ListLabel_20_1470" style:display-name="ListLabel 1470" style:family="text"/>
    <style:style style:name="ListLabel_20_1471" style:display-name="ListLabel 1471" style:family="text"/>
    <style:style style:name="ListLabel_20_1472" style:display-name="ListLabel 1472" style:family="text"/>
    <style:style style:name="ListLabel_20_1473" style:display-name="ListLabel 1473" style:family="text"/>
    <style:style style:name="ListLabel_20_1474" style:display-name="ListLabel 1474" style:family="text"/>
    <style:style style:name="ListLabel_20_1475" style:display-name="ListLabel 1475" style:family="text"/>
    <style:style style:name="ListLabel_20_1476" style:display-name="ListLabel 1476" style:family="text"/>
    <style:style style:name="ListLabel_20_1477" style:display-name="ListLabel 1477" style:family="text"/>
    <style:style style:name="ListLabel_20_1478" style:display-name="ListLabel 1478" style:family="text"/>
    <style:style style:name="ListLabel_20_1479" style:display-name="ListLabel 1479" style:family="text"/>
    <style:style style:name="ListLabel_20_1480" style:display-name="ListLabel 1480" style:family="text"/>
    <style:style style:name="ListLabel_20_1481" style:display-name="ListLabel 1481" style:family="text"/>
    <style:style style:name="ListLabel_20_1482" style:display-name="ListLabel 1482" style:family="text"/>
    <style:style style:name="ListLabel_20_1483" style:display-name="ListLabel 1483" style:family="text"/>
    <style:style style:name="ListLabel_20_1484" style:display-name="ListLabel 1484" style:family="text"/>
    <style:style style:name="ListLabel_20_1485" style:display-name="ListLabel 1485" style:family="text"/>
    <style:style style:name="ListLabel_20_1486" style:display-name="ListLabel 1486" style:family="text"/>
    <style:style style:name="ListLabel_20_1487" style:display-name="ListLabel 1487" style:family="text"/>
    <style:style style:name="ListLabel_20_1488" style:display-name="ListLabel 1488" style:family="text"/>
    <style:style style:name="ListLabel_20_1489" style:display-name="ListLabel 1489" style:family="text"/>
    <style:style style:name="ListLabel_20_1490" style:display-name="ListLabel 1490" style:family="text"/>
    <style:style style:name="ListLabel_20_1491" style:display-name="ListLabel 1491" style:family="text"/>
    <style:style style:name="ListLabel_20_1492" style:display-name="ListLabel 1492" style:family="text"/>
    <style:style style:name="ListLabel_20_1493" style:display-name="ListLabel 1493" style:family="text"/>
    <style:style style:name="ListLabel_20_1494" style:display-name="ListLabel 1494" style:family="text"/>
    <style:style style:name="ListLabel_20_1495" style:display-name="ListLabel 1495" style:family="text"/>
    <style:style style:name="ListLabel_20_1496" style:display-name="ListLabel 1496" style:family="text"/>
    <style:style style:name="ListLabel_20_1497" style:display-name="ListLabel 1497" style:family="text"/>
    <style:style style:name="ListLabel_20_1498" style:display-name="ListLabel 1498" style:family="text"/>
    <style:style style:name="ListLabel_20_1499" style:display-name="ListLabel 1499" style:family="text"/>
    <style:style style:name="ListLabel_20_1500" style:display-name="ListLabel 1500" style:family="text"/>
    <style:style style:name="ListLabel_20_1501" style:display-name="ListLabel 1501" style:family="text"/>
    <style:style style:name="ListLabel_20_1502" style:display-name="ListLabel 1502" style:family="text"/>
    <style:style style:name="ListLabel_20_1503" style:display-name="ListLabel 1503" style:family="text"/>
    <style:style style:name="ListLabel_20_1504" style:display-name="ListLabel 1504" style:family="text"/>
    <style:style style:name="ListLabel_20_1505" style:display-name="ListLabel 1505" style:family="text"/>
    <style:style style:name="ListLabel_20_1506" style:display-name="ListLabel 1506" style:family="text"/>
    <style:style style:name="ListLabel_20_1507" style:display-name="ListLabel 1507" style:family="text"/>
    <style:style style:name="ListLabel_20_1508" style:display-name="ListLabel 1508" style:family="text"/>
    <style:style style:name="ListLabel_20_1509" style:display-name="ListLabel 1509" style:family="text"/>
    <style:style style:name="ListLabel_20_1510" style:display-name="ListLabel 1510" style:family="text"/>
    <style:style style:name="ListLabel_20_1511" style:display-name="ListLabel 1511" style:family="text"/>
    <style:style style:name="ListLabel_20_1512" style:display-name="ListLabel 1512" style:family="text"/>
    <style:style style:name="ListLabel_20_1513" style:display-name="ListLabel 1513" style:family="text"/>
    <style:style style:name="ListLabel_20_1514" style:display-name="ListLabel 1514" style:family="text"/>
    <style:style style:name="ListLabel_20_1515" style:display-name="ListLabel 1515" style:family="text"/>
    <style:style style:name="ListLabel_20_1516" style:display-name="ListLabel 1516" style:family="text"/>
    <style:style style:name="ListLabel_20_1517" style:display-name="ListLabel 1517" style:family="text"/>
    <style:style style:name="ListLabel_20_1518" style:display-name="ListLabel 1518" style:family="text"/>
    <style:style style:name="ListLabel_20_1519" style:display-name="ListLabel 1519" style:family="text"/>
    <style:style style:name="ListLabel_20_1520" style:display-name="ListLabel 1520" style:family="text"/>
    <style:style style:name="ListLabel_20_1521" style:display-name="ListLabel 1521" style:family="text"/>
    <style:style style:name="ListLabel_20_1522" style:display-name="ListLabel 1522" style:family="text"/>
    <style:style style:name="ListLabel_20_1523" style:display-name="ListLabel 1523" style:family="text"/>
    <style:style style:name="ListLabel_20_1524" style:display-name="ListLabel 1524" style:family="text"/>
    <style:style style:name="ListLabel_20_1525" style:display-name="ListLabel 1525" style:family="text"/>
    <style:style style:name="ListLabel_20_1526" style:display-name="ListLabel 1526" style:family="text"/>
    <style:style style:name="ListLabel_20_1527" style:display-name="ListLabel 1527" style:family="text"/>
    <style:style style:name="ListLabel_20_1528" style:display-name="ListLabel 1528" style:family="text"/>
    <style:style style:name="ListLabel_20_1529" style:display-name="ListLabel 1529" style:family="text"/>
    <style:style style:name="ListLabel_20_1530" style:display-name="ListLabel 1530" style:family="text"/>
    <style:style style:name="ListLabel_20_1531" style:display-name="ListLabel 1531" style:family="text"/>
    <style:style style:name="ListLabel_20_1532" style:display-name="ListLabel 1532" style:family="text"/>
    <style:style style:name="ListLabel_20_1533" style:display-name="ListLabel 1533" style:family="text"/>
    <style:style style:name="ListLabel_20_1534" style:display-name="ListLabel 1534" style:family="text"/>
    <style:style style:name="ListLabel_20_1535" style:display-name="ListLabel 1535" style:family="text"/>
    <style:style style:name="ListLabel_20_1536" style:display-name="ListLabel 1536" style:family="text"/>
    <style:style style:name="ListLabel_20_1537" style:display-name="ListLabel 1537" style:family="text"/>
    <style:style style:name="ListLabel_20_1538" style:display-name="ListLabel 1538" style:family="text"/>
    <style:style style:name="ListLabel_20_1539" style:display-name="ListLabel 1539" style:family="text"/>
    <style:style style:name="ListLabel_20_1540" style:display-name="ListLabel 1540" style:family="text"/>
    <style:style style:name="ListLabel_20_1541" style:display-name="ListLabel 1541" style:family="text"/>
    <style:style style:name="ListLabel_20_1542" style:display-name="ListLabel 1542" style:family="text"/>
    <style:style style:name="ListLabel_20_1543" style:display-name="ListLabel 1543" style:family="text"/>
    <style:style style:name="ListLabel_20_1544" style:display-name="ListLabel 1544" style:family="text"/>
    <style:style style:name="ListLabel_20_1545" style:display-name="ListLabel 1545" style:family="text"/>
    <style:style style:name="ListLabel_20_1546" style:display-name="ListLabel 1546" style:family="text"/>
    <style:style style:name="ListLabel_20_1547" style:display-name="ListLabel 1547" style:family="text"/>
    <style:style style:name="ListLabel_20_1548" style:display-name="ListLabel 1548" style:family="text"/>
    <style:style style:name="ListLabel_20_1549" style:display-name="ListLabel 1549" style:family="text"/>
    <style:style style:name="ListLabel_20_1550" style:display-name="ListLabel 1550" style:family="text"/>
    <style:style style:name="ListLabel_20_1551" style:display-name="ListLabel 1551" style:family="text"/>
    <style:style style:name="ListLabel_20_1552" style:display-name="ListLabel 1552" style:family="text"/>
    <style:style style:name="ListLabel_20_1553" style:display-name="ListLabel 1553" style:family="text"/>
    <style:style style:name="ListLabel_20_1554" style:display-name="ListLabel 1554" style:family="text"/>
    <style:style style:name="ListLabel_20_1555" style:display-name="ListLabel 1555" style:family="text"/>
    <style:style style:name="ListLabel_20_1556" style:display-name="ListLabel 1556" style:family="text"/>
    <style:style style:name="ListLabel_20_1557" style:display-name="ListLabel 1557" style:family="text"/>
    <style:style style:name="ListLabel_20_1558" style:display-name="ListLabel 1558" style:family="text"/>
    <style:style style:name="ListLabel_20_1559" style:display-name="ListLabel 1559" style:family="text"/>
    <style:style style:name="ListLabel_20_1560" style:display-name="ListLabel 1560" style:family="text"/>
    <style:style style:name="ListLabel_20_1561" style:display-name="ListLabel 1561" style:family="text"/>
    <style:style style:name="ListLabel_20_1562" style:display-name="ListLabel 1562" style:family="text"/>
    <style:style style:name="ListLabel_20_1563" style:display-name="ListLabel 1563" style:family="text"/>
    <style:style style:name="ListLabel_20_1564" style:display-name="ListLabel 1564" style:family="text"/>
    <style:style style:name="ListLabel_20_1565" style:display-name="ListLabel 1565" style:family="text"/>
    <style:style style:name="ListLabel_20_1566" style:display-name="ListLabel 1566" style:family="text"/>
    <style:style style:name="ListLabel_20_1567" style:display-name="ListLabel 1567" style:family="text"/>
    <style:style style:name="ListLabel_20_1568" style:display-name="ListLabel 1568" style:family="text"/>
    <style:style style:name="ListLabel_20_1569" style:display-name="ListLabel 1569" style:family="text"/>
    <style:style style:name="ListLabel_20_1570" style:display-name="ListLabel 1570" style:family="text"/>
    <style:style style:name="ListLabel_20_1571" style:display-name="ListLabel 1571" style:family="text"/>
    <style:style style:name="ListLabel_20_1572" style:display-name="ListLabel 1572" style:family="text"/>
    <style:style style:name="ListLabel_20_1573" style:display-name="ListLabel 1573" style:family="text"/>
    <style:style style:name="ListLabel_20_1574" style:display-name="ListLabel 1574" style:family="text"/>
    <style:style style:name="ListLabel_20_1575" style:display-name="ListLabel 1575" style:family="text"/>
    <style:style style:name="ListLabel_20_1576" style:display-name="ListLabel 1576" style:family="text"/>
    <style:style style:name="ListLabel_20_1577" style:display-name="ListLabel 1577" style:family="text"/>
    <style:style style:name="ListLabel_20_1578" style:display-name="ListLabel 1578" style:family="text"/>
    <style:style style:name="ListLabel_20_1579" style:display-name="ListLabel 1579" style:family="text"/>
    <style:style style:name="ListLabel_20_1580" style:display-name="ListLabel 1580" style:family="text"/>
    <style:style style:name="ListLabel_20_1581" style:display-name="ListLabel 1581" style:family="text"/>
    <style:style style:name="ListLabel_20_1582" style:display-name="ListLabel 1582" style:family="text"/>
    <style:style style:name="ListLabel_20_1583" style:display-name="ListLabel 1583" style:family="text"/>
    <style:style style:name="ListLabel_20_1584" style:display-name="ListLabel 1584" style:family="text"/>
    <style:style style:name="ListLabel_20_1585" style:display-name="ListLabel 1585" style:family="text"/>
    <style:style style:name="ListLabel_20_1586" style:display-name="ListLabel 1586" style:family="text"/>
    <style:style style:name="ListLabel_20_1587" style:display-name="ListLabel 1587" style:family="text"/>
    <style:style style:name="ListLabel_20_1588" style:display-name="ListLabel 1588" style:family="text"/>
    <style:style style:name="ListLabel_20_1589" style:display-name="ListLabel 1589" style:family="text"/>
    <style:style style:name="ListLabel_20_1590" style:display-name="ListLabel 1590" style:family="text"/>
    <style:style style:name="ListLabel_20_1591" style:display-name="ListLabel 1591" style:family="text"/>
    <style:style style:name="ListLabel_20_1592" style:display-name="ListLabel 1592" style:family="text"/>
    <style:style style:name="ListLabel_20_1593" style:display-name="ListLabel 1593" style:family="text"/>
    <style:style style:name="ListLabel_20_1594" style:display-name="ListLabel 1594" style:family="text"/>
    <style:style style:name="ListLabel_20_1595" style:display-name="ListLabel 1595" style:family="text"/>
    <style:style style:name="ListLabel_20_1596" style:display-name="ListLabel 1596" style:family="text"/>
    <style:style style:name="ListLabel_20_1597" style:display-name="ListLabel 1597" style:family="text"/>
    <style:style style:name="ListLabel_20_1598" style:display-name="ListLabel 1598" style:family="text"/>
    <style:style style:name="ListLabel_20_1599" style:display-name="ListLabel 1599" style:family="text"/>
    <style:style style:name="ListLabel_20_1600" style:display-name="ListLabel 1600" style:family="text"/>
    <style:style style:name="ListLabel_20_1601" style:display-name="ListLabel 1601" style:family="text"/>
    <style:style style:name="ListLabel_20_1602" style:display-name="ListLabel 1602" style:family="text"/>
    <style:style style:name="ListLabel_20_1603" style:display-name="ListLabel 1603" style:family="text"/>
    <style:style style:name="ListLabel_20_1604" style:display-name="ListLabel 1604" style:family="text"/>
    <style:style style:name="ListLabel_20_1605" style:display-name="ListLabel 1605" style:family="text"/>
    <style:style style:name="ListLabel_20_1606" style:display-name="ListLabel 1606" style:family="text"/>
    <style:style style:name="ListLabel_20_1607" style:display-name="ListLabel 1607" style:family="text"/>
    <style:style style:name="ListLabel_20_1608" style:display-name="ListLabel 1608" style:family="text"/>
    <style:style style:name="ListLabel_20_1609" style:display-name="ListLabel 1609" style:family="text"/>
    <style:style style:name="ListLabel_20_1610" style:display-name="ListLabel 1610" style:family="text"/>
    <style:style style:name="ListLabel_20_1611" style:display-name="ListLabel 1611" style:family="text"/>
    <style:style style:name="ListLabel_20_1612" style:display-name="ListLabel 1612" style:family="text"/>
    <style:style style:name="ListLabel_20_1613" style:display-name="ListLabel 1613" style:family="text"/>
    <style:style style:name="ListLabel_20_1614" style:display-name="ListLabel 1614" style:family="text"/>
    <style:style style:name="ListLabel_20_1615" style:display-name="ListLabel 1615" style:family="text"/>
    <style:style style:name="ListLabel_20_1616" style:display-name="ListLabel 1616" style:family="text"/>
    <style:style style:name="ListLabel_20_1617" style:display-name="ListLabel 1617" style:family="text"/>
    <style:style style:name="ListLabel_20_1618" style:display-name="ListLabel 1618" style:family="text"/>
    <style:style style:name="ListLabel_20_1619" style:display-name="ListLabel 1619" style:family="text"/>
    <style:style style:name="ListLabel_20_1620" style:display-name="ListLabel 1620" style:family="text"/>
    <style:style style:name="ListLabel_20_1621" style:display-name="ListLabel 1621" style:family="text"/>
    <style:style style:name="ListLabel_20_1622" style:display-name="ListLabel 1622" style:family="text"/>
    <style:style style:name="ListLabel_20_1623" style:display-name="ListLabel 1623" style:family="text"/>
    <style:style style:name="ListLabel_20_1624" style:display-name="ListLabel 1624" style:family="text"/>
    <style:style style:name="ListLabel_20_1625" style:display-name="ListLabel 1625" style:family="text"/>
    <style:style style:name="ListLabel_20_1626" style:display-name="ListLabel 1626" style:family="text"/>
    <style:style style:name="ListLabel_20_1627" style:display-name="ListLabel 1627" style:family="text"/>
    <style:style style:name="ListLabel_20_1628" style:display-name="ListLabel 1628" style:family="text"/>
    <style:style style:name="ListLabel_20_1629" style:display-name="ListLabel 1629" style:family="text"/>
    <style:style style:name="ListLabel_20_1630" style:display-name="ListLabel 1630" style:family="text"/>
    <style:style style:name="ListLabel_20_1631" style:display-name="ListLabel 1631" style:family="text"/>
    <style:style style:name="ListLabel_20_1632" style:display-name="ListLabel 1632" style:family="text"/>
    <style:style style:name="ListLabel_20_1633" style:display-name="ListLabel 1633" style:family="text"/>
    <style:style style:name="ListLabel_20_1634" style:display-name="ListLabel 1634" style:family="text"/>
    <style:style style:name="ListLabel_20_1635" style:display-name="ListLabel 1635" style:family="text"/>
    <style:style style:name="ListLabel_20_1636" style:display-name="ListLabel 1636" style:family="text"/>
    <style:style style:name="ListLabel_20_1637" style:display-name="ListLabel 1637" style:family="text"/>
    <style:style style:name="ListLabel_20_1638" style:display-name="ListLabel 1638" style:family="text"/>
    <style:style style:name="ListLabel_20_1639" style:display-name="ListLabel 1639" style:family="text"/>
    <style:style style:name="ListLabel_20_1640" style:display-name="ListLabel 1640" style:family="text"/>
    <style:style style:name="ListLabel_20_1641" style:display-name="ListLabel 1641" style:family="text"/>
    <style:style style:name="ListLabel_20_1642" style:display-name="ListLabel 1642" style:family="text"/>
    <style:style style:name="ListLabel_20_1643" style:display-name="ListLabel 1643" style:family="text"/>
    <style:style style:name="ListLabel_20_1644" style:display-name="ListLabel 1644" style:family="text"/>
    <style:style style:name="ListLabel_20_1645" style:display-name="ListLabel 1645" style:family="text"/>
    <style:style style:name="ListLabel_20_1646" style:display-name="ListLabel 1646" style:family="text"/>
    <style:style style:name="ListLabel_20_1647" style:display-name="ListLabel 1647" style:family="text"/>
    <style:style style:name="ListLabel_20_1648" style:display-name="ListLabel 1648" style:family="text"/>
    <style:style style:name="ListLabel_20_1649" style:display-name="ListLabel 1649" style:family="text"/>
    <style:style style:name="ListLabel_20_1650" style:display-name="ListLabel 1650" style:family="text"/>
    <style:style style:name="ListLabel_20_1651" style:display-name="ListLabel 1651" style:family="text"/>
    <style:style style:name="ListLabel_20_1652" style:display-name="ListLabel 1652" style:family="text"/>
    <style:style style:name="ListLabel_20_1653" style:display-name="ListLabel 1653" style:family="text"/>
    <style:style style:name="ListLabel_20_1654" style:display-name="ListLabel 1654" style:family="text"/>
    <style:style style:name="ListLabel_20_1655" style:display-name="ListLabel 1655" style:family="text"/>
    <style:style style:name="ListLabel_20_1656" style:display-name="ListLabel 1656" style:family="text"/>
    <style:style style:name="ListLabel_20_1657" style:display-name="ListLabel 1657" style:family="text"/>
    <style:style style:name="ListLabel_20_1658" style:display-name="ListLabel 1658" style:family="text"/>
    <style:style style:name="ListLabel_20_1659" style:display-name="ListLabel 1659" style:family="text"/>
    <style:style style:name="ListLabel_20_1660" style:display-name="ListLabel 1660" style:family="text"/>
    <style:style style:name="ListLabel_20_1661" style:display-name="ListLabel 1661" style:family="text"/>
    <style:style style:name="ListLabel_20_1662" style:display-name="ListLabel 1662" style:family="text"/>
    <style:style style:name="ListLabel_20_1663" style:display-name="ListLabel 1663" style:family="text"/>
    <style:style style:name="ListLabel_20_1664" style:display-name="ListLabel 1664" style:family="text"/>
    <style:style style:name="ListLabel_20_1665" style:display-name="ListLabel 1665" style:family="text"/>
    <style:style style:name="ListLabel_20_1666" style:display-name="ListLabel 1666" style:family="text"/>
    <style:style style:name="ListLabel_20_1667" style:display-name="ListLabel 1667" style:family="text"/>
    <style:style style:name="ListLabel_20_1668" style:display-name="ListLabel 1668" style:family="text"/>
    <style:style style:name="ListLabel_20_1669" style:display-name="ListLabel 1669" style:family="text"/>
    <style:style style:name="ListLabel_20_1670" style:display-name="ListLabel 1670" style:family="text"/>
    <style:style style:name="ListLabel_20_1671" style:display-name="ListLabel 1671" style:family="text"/>
    <style:style style:name="ListLabel_20_1672" style:display-name="ListLabel 1672" style:family="text"/>
    <style:style style:name="ListLabel_20_1673" style:display-name="ListLabel 1673" style:family="text"/>
    <style:style style:name="ListLabel_20_1674" style:display-name="ListLabel 1674" style:family="text"/>
    <style:style style:name="ListLabel_20_1675" style:display-name="ListLabel 1675" style:family="text"/>
    <style:style style:name="ListLabel_20_1676" style:display-name="ListLabel 1676" style:family="text"/>
    <style:style style:name="ListLabel_20_1677" style:display-name="ListLabel 1677" style:family="text"/>
    <style:style style:name="ListLabel_20_1678" style:display-name="ListLabel 1678" style:family="text"/>
    <style:style style:name="ListLabel_20_1679" style:display-name="ListLabel 1679" style:family="text"/>
    <style:style style:name="ListLabel_20_1680" style:display-name="ListLabel 1680" style:family="text"/>
    <style:style style:name="ListLabel_20_1681" style:display-name="ListLabel 1681" style:family="text"/>
    <style:style style:name="ListLabel_20_1682" style:display-name="ListLabel 1682" style:family="text"/>
    <style:style style:name="ListLabel_20_1683" style:display-name="ListLabel 1683" style:family="text"/>
    <style:style style:name="ListLabel_20_1684" style:display-name="ListLabel 1684" style:family="text"/>
    <style:style style:name="ListLabel_20_1685" style:display-name="ListLabel 1685" style:family="text"/>
    <style:style style:name="ListLabel_20_1686" style:display-name="ListLabel 1686" style:family="text"/>
    <style:style style:name="ListLabel_20_1687" style:display-name="ListLabel 1687" style:family="text"/>
    <style:style style:name="ListLabel_20_1688" style:display-name="ListLabel 1688" style:family="text"/>
    <style:style style:name="ListLabel_20_1689" style:display-name="ListLabel 1689" style:family="text"/>
    <style:style style:name="ListLabel_20_1690" style:display-name="ListLabel 1690" style:family="text"/>
    <style:style style:name="ListLabel_20_1691" style:display-name="ListLabel 1691" style:family="text"/>
    <style:style style:name="ListLabel_20_1692" style:display-name="ListLabel 1692" style:family="text"/>
    <style:style style:name="ListLabel_20_1693" style:display-name="ListLabel 1693" style:family="text"/>
    <style:style style:name="ListLabel_20_1694" style:display-name="ListLabel 1694" style:family="text"/>
    <style:style style:name="ListLabel_20_1695" style:display-name="ListLabel 1695" style:family="text"/>
    <style:style style:name="ListLabel_20_1696" style:display-name="ListLabel 1696" style:family="text"/>
    <style:style style:name="ListLabel_20_1697" style:display-name="ListLabel 1697" style:family="text"/>
    <style:style style:name="ListLabel_20_1698" style:display-name="ListLabel 1698" style:family="text"/>
    <style:style style:name="ListLabel_20_1699" style:display-name="ListLabel 1699" style:family="text"/>
    <style:style style:name="ListLabel_20_1700" style:display-name="ListLabel 1700" style:family="text"/>
    <style:style style:name="ListLabel_20_1701" style:display-name="ListLabel 1701" style:family="text"/>
    <style:style style:name="ListLabel_20_1702" style:display-name="ListLabel 1702" style:family="text"/>
    <style:style style:name="ListLabel_20_1703" style:display-name="ListLabel 1703" style:family="text"/>
    <style:style style:name="ListLabel_20_1704" style:display-name="ListLabel 1704" style:family="text"/>
    <style:style style:name="ListLabel_20_1705" style:display-name="ListLabel 1705" style:family="text"/>
    <style:style style:name="ListLabel_20_1706" style:display-name="ListLabel 1706" style:family="text"/>
    <style:style style:name="ListLabel_20_1707" style:display-name="ListLabel 1707" style:family="text"/>
    <style:style style:name="ListLabel_20_1708" style:display-name="ListLabel 1708" style:family="text"/>
    <style:style style:name="ListLabel_20_1709" style:display-name="ListLabel 1709" style:family="text"/>
    <style:style style:name="ListLabel_20_1710" style:display-name="ListLabel 1710" style:family="text"/>
    <style:style style:name="ListLabel_20_1711" style:display-name="ListLabel 1711" style:family="text"/>
    <style:style style:name="ListLabel_20_1712" style:display-name="ListLabel 1712" style:family="text"/>
    <style:style style:name="ListLabel_20_1713" style:display-name="ListLabel 1713" style:family="text"/>
    <style:style style:name="ListLabel_20_1714" style:display-name="ListLabel 1714" style:family="text"/>
    <style:style style:name="ListLabel_20_1715" style:display-name="ListLabel 1715" style:family="text"/>
    <style:style style:name="ListLabel_20_1716" style:display-name="ListLabel 1716" style:family="text"/>
    <style:style style:name="ListLabel_20_1717" style:display-name="ListLabel 1717" style:family="text"/>
    <style:style style:name="ListLabel_20_1718" style:display-name="ListLabel 1718" style:family="text"/>
    <style:style style:name="ListLabel_20_1719" style:display-name="ListLabel 1719" style:family="text"/>
    <style:style style:name="ListLabel_20_1720" style:display-name="ListLabel 1720" style:family="text"/>
    <style:style style:name="ListLabel_20_1721" style:display-name="ListLabel 1721" style:family="text"/>
    <style:style style:name="ListLabel_20_1722" style:display-name="ListLabel 1722" style:family="text"/>
    <style:style style:name="ListLabel_20_1723" style:display-name="ListLabel 1723" style:family="text"/>
    <style:style style:name="ListLabel_20_1724" style:display-name="ListLabel 1724" style:family="text"/>
    <style:style style:name="ListLabel_20_1725" style:display-name="ListLabel 1725" style:family="text"/>
    <style:style style:name="ListLabel_20_1726" style:display-name="ListLabel 1726" style:family="text"/>
    <style:style style:name="ListLabel_20_1727" style:display-name="ListLabel 1727" style:family="text"/>
    <style:style style:name="ListLabel_20_1728" style:display-name="ListLabel 1728" style:family="text"/>
    <style:style style:name="ListLabel_20_1729" style:display-name="ListLabel 1729" style:family="text"/>
    <style:style style:name="ListLabel_20_1730" style:display-name="ListLabel 1730" style:family="text"/>
    <style:style style:name="ListLabel_20_1731" style:display-name="ListLabel 1731" style:family="text"/>
    <style:style style:name="ListLabel_20_1732" style:display-name="ListLabel 1732" style:family="text"/>
    <style:style style:name="ListLabel_20_1733" style:display-name="ListLabel 1733" style:family="text"/>
    <style:style style:name="ListLabel_20_1734" style:display-name="ListLabel 1734" style:family="text"/>
    <style:style style:name="ListLabel_20_1735" style:display-name="ListLabel 1735" style:family="text"/>
    <style:style style:name="ListLabel_20_1736" style:display-name="ListLabel 1736" style:family="text"/>
    <style:style style:name="ListLabel_20_1737" style:display-name="ListLabel 1737" style:family="text"/>
    <style:style style:name="ListLabel_20_1738" style:display-name="ListLabel 1738" style:family="text"/>
    <style:style style:name="ListLabel_20_1739" style:display-name="ListLabel 1739" style:family="text"/>
    <style:style style:name="ListLabel_20_1740" style:display-name="ListLabel 1740" style:family="text"/>
    <style:style style:name="ListLabel_20_1741" style:display-name="ListLabel 1741" style:family="text"/>
    <style:style style:name="ListLabel_20_1742" style:display-name="ListLabel 1742" style:family="text"/>
    <style:style style:name="ListLabel_20_1743" style:display-name="ListLabel 1743" style:family="text"/>
    <style:style style:name="ListLabel_20_1744" style:display-name="ListLabel 1744" style:family="text"/>
    <style:style style:name="ListLabel_20_1745" style:display-name="ListLabel 1745" style:family="text"/>
    <style:style style:name="ListLabel_20_1746" style:display-name="ListLabel 1746" style:family="text"/>
    <style:style style:name="ListLabel_20_1747" style:display-name="ListLabel 1747" style:family="text"/>
    <style:style style:name="ListLabel_20_1748" style:display-name="ListLabel 1748" style:family="text"/>
    <style:style style:name="ListLabel_20_1749" style:display-name="ListLabel 1749" style:family="text"/>
    <style:style style:name="ListLabel_20_1750" style:display-name="ListLabel 1750" style:family="text"/>
    <style:style style:name="ListLabel_20_1751" style:display-name="ListLabel 1751" style:family="text"/>
    <style:style style:name="ListLabel_20_1752" style:display-name="ListLabel 1752" style:family="text"/>
    <style:style style:name="ListLabel_20_1753" style:display-name="ListLabel 1753" style:family="text"/>
    <style:style style:name="ListLabel_20_1754" style:display-name="ListLabel 1754" style:family="text"/>
    <style:style style:name="ListLabel_20_1755" style:display-name="ListLabel 1755" style:family="text"/>
    <style:style style:name="ListLabel_20_1756" style:display-name="ListLabel 1756" style:family="text"/>
    <style:style style:name="ListLabel_20_1757" style:display-name="ListLabel 1757" style:family="text"/>
    <style:style style:name="ListLabel_20_1758" style:display-name="ListLabel 1758" style:family="text"/>
    <style:style style:name="ListLabel_20_1759" style:display-name="ListLabel 1759" style:family="text"/>
    <style:style style:name="ListLabel_20_1760" style:display-name="ListLabel 1760" style:family="text"/>
    <style:style style:name="ListLabel_20_1761" style:display-name="ListLabel 1761" style:family="text"/>
    <style:style style:name="ListLabel_20_1762" style:display-name="ListLabel 1762" style:family="text"/>
    <style:style style:name="ListLabel_20_1763" style:display-name="ListLabel 1763" style:family="text"/>
    <style:style style:name="ListLabel_20_1764" style:display-name="ListLabel 1764" style:family="text"/>
    <style:style style:name="ListLabel_20_1765" style:display-name="ListLabel 1765" style:family="text"/>
    <style:style style:name="ListLabel_20_1766" style:display-name="ListLabel 1766" style:family="text"/>
    <style:style style:name="ListLabel_20_1767" style:display-name="ListLabel 1767" style:family="text"/>
    <style:style style:name="ListLabel_20_1768" style:display-name="ListLabel 1768" style:family="text"/>
    <style:style style:name="ListLabel_20_1769" style:display-name="ListLabel 1769" style:family="text"/>
    <style:style style:name="ListLabel_20_1770" style:display-name="ListLabel 1770" style:family="text"/>
    <style:style style:name="ListLabel_20_1771" style:display-name="ListLabel 1771" style:family="text"/>
    <style:style style:name="ListLabel_20_1772" style:display-name="ListLabel 1772" style:family="text"/>
    <style:style style:name="ListLabel_20_1773" style:display-name="ListLabel 1773" style:family="text"/>
    <style:style style:name="ListLabel_20_1774" style:display-name="ListLabel 1774" style:family="text"/>
    <style:style style:name="ListLabel_20_1775" style:display-name="ListLabel 1775" style:family="text"/>
    <style:style style:name="ListLabel_20_1776" style:display-name="ListLabel 1776" style:family="text"/>
    <style:style style:name="ListLabel_20_1777" style:display-name="ListLabel 1777" style:family="text"/>
    <style:style style:name="ListLabel_20_1778" style:display-name="ListLabel 1778" style:family="text"/>
    <style:style style:name="ListLabel_20_1779" style:display-name="ListLabel 1779" style:family="text"/>
    <style:style style:name="ListLabel_20_1780" style:display-name="ListLabel 1780" style:family="text"/>
    <style:style style:name="ListLabel_20_1781" style:display-name="ListLabel 1781" style:family="text"/>
    <style:style style:name="ListLabel_20_1782" style:display-name="ListLabel 1782" style:family="text"/>
    <style:style style:name="ListLabel_20_1783" style:display-name="ListLabel 1783" style:family="text"/>
    <style:style style:name="ListLabel_20_1784" style:display-name="ListLabel 1784" style:family="text"/>
    <style:style style:name="ListLabel_20_1785" style:display-name="ListLabel 1785" style:family="text"/>
    <style:style style:name="ListLabel_20_1786" style:display-name="ListLabel 1786" style:family="text"/>
    <style:style style:name="ListLabel_20_1787" style:display-name="ListLabel 1787" style:family="text"/>
    <style:style style:name="ListLabel_20_1788" style:display-name="ListLabel 1788" style:family="text"/>
    <style:style style:name="ListLabel_20_1789" style:display-name="ListLabel 1789" style:family="text"/>
    <style:style style:name="ListLabel_20_1790" style:display-name="ListLabel 1790" style:family="text"/>
    <style:style style:name="ListLabel_20_1791" style:display-name="ListLabel 1791" style:family="text"/>
    <style:style style:name="ListLabel_20_1792" style:display-name="ListLabel 1792" style:family="text"/>
    <style:style style:name="ListLabel_20_1793" style:display-name="ListLabel 1793" style:family="text"/>
    <style:style style:name="ListLabel_20_1794" style:display-name="ListLabel 1794" style:family="text"/>
    <style:style style:name="ListLabel_20_1795" style:display-name="ListLabel 1795" style:family="text"/>
    <style:style style:name="ListLabel_20_1796" style:display-name="ListLabel 1796" style:family="text"/>
    <style:style style:name="ListLabel_20_1797" style:display-name="ListLabel 1797" style:family="text"/>
    <style:style style:name="ListLabel_20_1798" style:display-name="ListLabel 1798" style:family="text"/>
    <style:style style:name="ListLabel_20_1799" style:display-name="ListLabel 1799" style:family="text"/>
    <style:style style:name="ListLabel_20_1800" style:display-name="ListLabel 1800" style:family="text"/>
    <style:style style:name="ListLabel_20_1801" style:display-name="ListLabel 1801" style:family="text"/>
    <style:style style:name="ListLabel_20_1802" style:display-name="ListLabel 1802" style:family="text"/>
    <style:style style:name="ListLabel_20_1803" style:display-name="ListLabel 1803" style:family="text"/>
    <style:style style:name="ListLabel_20_1804" style:display-name="ListLabel 1804" style:family="text"/>
    <style:style style:name="ListLabel_20_1805" style:display-name="ListLabel 1805" style:family="text"/>
    <style:style style:name="ListLabel_20_1806" style:display-name="ListLabel 1806" style:family="text"/>
    <style:style style:name="ListLabel_20_1807" style:display-name="ListLabel 1807" style:family="text"/>
    <style:style style:name="ListLabel_20_1808" style:display-name="ListLabel 1808" style:family="text"/>
    <style:style style:name="ListLabel_20_1809" style:display-name="ListLabel 1809" style:family="text"/>
    <style:style style:name="ListLabel_20_1810" style:display-name="ListLabel 1810" style:family="text"/>
    <style:style style:name="ListLabel_20_1811" style:display-name="ListLabel 1811" style:family="text"/>
    <style:style style:name="ListLabel_20_1812" style:display-name="ListLabel 1812" style:family="text"/>
    <style:style style:name="ListLabel_20_1813" style:display-name="ListLabel 1813" style:family="text"/>
    <style:style style:name="ListLabel_20_1814" style:display-name="ListLabel 1814" style:family="text"/>
    <style:style style:name="ListLabel_20_1815" style:display-name="ListLabel 1815" style:family="text"/>
    <style:style style:name="ListLabel_20_1816" style:display-name="ListLabel 1816" style:family="text"/>
    <style:style style:name="ListLabel_20_1817" style:display-name="ListLabel 1817" style:family="text"/>
    <style:style style:name="ListLabel_20_1818" style:display-name="ListLabel 1818" style:family="text"/>
    <style:style style:name="ListLabel_20_1819" style:display-name="ListLabel 1819" style:family="text"/>
    <style:style style:name="ListLabel_20_1820" style:display-name="ListLabel 1820" style:family="text"/>
    <style:style style:name="ListLabel_20_1821" style:display-name="ListLabel 1821" style:family="text"/>
    <style:style style:name="ListLabel_20_1822" style:display-name="ListLabel 1822" style:family="text"/>
    <style:style style:name="ListLabel_20_1823" style:display-name="ListLabel 1823" style:family="text"/>
    <style:style style:name="ListLabel_20_1824" style:display-name="ListLabel 1824" style:family="text"/>
    <style:style style:name="ListLabel_20_1825" style:display-name="ListLabel 1825" style:family="text"/>
    <style:style style:name="ListLabel_20_1826" style:display-name="ListLabel 1826" style:family="text"/>
    <style:style style:name="ListLabel_20_1827" style:display-name="ListLabel 1827" style:family="text"/>
    <style:style style:name="ListLabel_20_1828" style:display-name="ListLabel 1828" style:family="text"/>
    <style:style style:name="ListLabel_20_1829" style:display-name="ListLabel 1829" style:family="text"/>
    <style:style style:name="ListLabel_20_1830" style:display-name="ListLabel 1830" style:family="text"/>
    <style:style style:name="ListLabel_20_1831" style:display-name="ListLabel 1831" style:family="text"/>
    <style:style style:name="ListLabel_20_1832" style:display-name="ListLabel 1832" style:family="text"/>
    <style:style style:name="ListLabel_20_1833" style:display-name="ListLabel 1833" style:family="text"/>
    <style:style style:name="ListLabel_20_1834" style:display-name="ListLabel 1834" style:family="text"/>
    <style:style style:name="ListLabel_20_1835" style:display-name="ListLabel 1835" style:family="text"/>
    <style:style style:name="ListLabel_20_1836" style:display-name="ListLabel 1836" style:family="text"/>
    <style:style style:name="ListLabel_20_1837" style:display-name="ListLabel 1837" style:family="text"/>
    <style:style style:name="ListLabel_20_1838" style:display-name="ListLabel 1838" style:family="text"/>
    <style:style style:name="ListLabel_20_1839" style:display-name="ListLabel 1839" style:family="text"/>
    <style:style style:name="ListLabel_20_1840" style:display-name="ListLabel 1840" style:family="text"/>
    <style:style style:name="ListLabel_20_1841" style:display-name="ListLabel 1841" style:family="text"/>
    <style:style style:name="ListLabel_20_1842" style:display-name="ListLabel 1842" style:family="text"/>
    <style:style style:name="ListLabel_20_1843" style:display-name="ListLabel 1843" style:family="text"/>
    <style:style style:name="ListLabel_20_1844" style:display-name="ListLabel 1844" style:family="text"/>
    <style:style style:name="ListLabel_20_1845" style:display-name="ListLabel 1845" style:family="text"/>
    <style:style style:name="ListLabel_20_1846" style:display-name="ListLabel 1846" style:family="text"/>
    <style:style style:name="ListLabel_20_1847" style:display-name="ListLabel 1847" style:family="text"/>
    <style:style style:name="ListLabel_20_1848" style:display-name="ListLabel 1848" style:family="text"/>
    <style:style style:name="ListLabel_20_1849" style:display-name="ListLabel 1849" style:family="text"/>
    <style:style style:name="ListLabel_20_1850" style:display-name="ListLabel 1850" style:family="text"/>
    <style:style style:name="ListLabel_20_1851" style:display-name="ListLabel 1851" style:family="text"/>
    <style:style style:name="ListLabel_20_1852" style:display-name="ListLabel 1852" style:family="text"/>
    <style:style style:name="ListLabel_20_1853" style:display-name="ListLabel 1853" style:family="text"/>
    <style:style style:name="ListLabel_20_1854" style:display-name="ListLabel 1854" style:family="text"/>
    <style:style style:name="ListLabel_20_1855" style:display-name="ListLabel 1855" style:family="text"/>
    <style:style style:name="ListLabel_20_1856" style:display-name="ListLabel 1856" style:family="text"/>
    <style:style style:name="ListLabel_20_1857" style:display-name="ListLabel 1857" style:family="text"/>
    <style:style style:name="ListLabel_20_1858" style:display-name="ListLabel 1858" style:family="text"/>
    <style:style style:name="ListLabel_20_1859" style:display-name="ListLabel 1859" style:family="text"/>
    <style:style style:name="ListLabel_20_1860" style:display-name="ListLabel 1860" style:family="text"/>
    <style:style style:name="ListLabel_20_1861" style:display-name="ListLabel 1861" style:family="text"/>
    <style:style style:name="ListLabel_20_1862" style:display-name="ListLabel 1862" style:family="text"/>
    <style:style style:name="ListLabel_20_1863" style:display-name="ListLabel 1863" style:family="text"/>
    <style:style style:name="ListLabel_20_1864" style:display-name="ListLabel 1864" style:family="text"/>
    <style:style style:name="ListLabel_20_1865" style:display-name="ListLabel 1865" style:family="text"/>
    <style:style style:name="ListLabel_20_1866" style:display-name="ListLabel 1866" style:family="text"/>
    <style:style style:name="ListLabel_20_1867" style:display-name="ListLabel 1867" style:family="text"/>
    <style:style style:name="ListLabel_20_1868" style:display-name="ListLabel 1868" style:family="text"/>
    <style:style style:name="ListLabel_20_1869" style:display-name="ListLabel 1869" style:family="text"/>
    <style:style style:name="ListLabel_20_1870" style:display-name="ListLabel 1870" style:family="text"/>
    <style:style style:name="ListLabel_20_1871" style:display-name="ListLabel 1871" style:family="text"/>
    <style:style style:name="ListLabel_20_1872" style:display-name="ListLabel 1872" style:family="text"/>
    <style:style style:name="ListLabel_20_1873" style:display-name="ListLabel 1873" style:family="text"/>
    <style:style style:name="ListLabel_20_1874" style:display-name="ListLabel 1874" style:family="text"/>
    <style:style style:name="ListLabel_20_1875" style:display-name="ListLabel 1875" style:family="text"/>
    <style:style style:name="ListLabel_20_1876" style:display-name="ListLabel 1876" style:family="text"/>
    <style:style style:name="ListLabel_20_1877" style:display-name="ListLabel 1877" style:family="text"/>
    <style:style style:name="ListLabel_20_1878" style:display-name="ListLabel 1878" style:family="text"/>
    <style:style style:name="ListLabel_20_1879" style:display-name="ListLabel 1879" style:family="text"/>
    <style:style style:name="ListLabel_20_1880" style:display-name="ListLabel 1880" style:family="text"/>
    <style:style style:name="ListLabel_20_1881" style:display-name="ListLabel 1881" style:family="text"/>
    <style:style style:name="ListLabel_20_1882" style:display-name="ListLabel 1882" style:family="text"/>
    <style:style style:name="ListLabel_20_1883" style:display-name="ListLabel 1883" style:family="text"/>
    <style:style style:name="ListLabel_20_1884" style:display-name="ListLabel 1884" style:family="text"/>
    <style:style style:name="ListLabel_20_1885" style:display-name="ListLabel 1885" style:family="text"/>
    <style:style style:name="ListLabel_20_1886" style:display-name="ListLabel 1886" style:family="text"/>
    <style:style style:name="ListLabel_20_1887" style:display-name="ListLabel 1887" style:family="text"/>
    <style:style style:name="ListLabel_20_1888" style:display-name="ListLabel 1888" style:family="text"/>
    <style:style style:name="ListLabel_20_1889" style:display-name="ListLabel 1889" style:family="text"/>
    <style:style style:name="ListLabel_20_1890" style:display-name="ListLabel 1890" style:family="text"/>
    <style:style style:name="ListLabel_20_1891" style:display-name="ListLabel 1891" style:family="text"/>
    <style:style style:name="ListLabel_20_1892" style:display-name="ListLabel 1892" style:family="text"/>
    <style:style style:name="ListLabel_20_1893" style:display-name="ListLabel 1893" style:family="text"/>
    <style:style style:name="ListLabel_20_1894" style:display-name="ListLabel 1894" style:family="text"/>
    <style:style style:name="ListLabel_20_1895" style:display-name="ListLabel 1895" style:family="text"/>
    <style:style style:name="ListLabel_20_1896" style:display-name="ListLabel 1896" style:family="text"/>
    <style:style style:name="ListLabel_20_1897" style:display-name="ListLabel 1897" style:family="text"/>
    <style:style style:name="ListLabel_20_1898" style:display-name="ListLabel 1898" style:family="text"/>
    <style:style style:name="ListLabel_20_1899" style:display-name="ListLabel 1899" style:family="text"/>
    <style:style style:name="ListLabel_20_1900" style:display-name="ListLabel 1900" style:family="text"/>
    <style:style style:name="ListLabel_20_1901" style:display-name="ListLabel 1901" style:family="text"/>
    <style:style style:name="ListLabel_20_1902" style:display-name="ListLabel 1902" style:family="text"/>
    <style:style style:name="ListLabel_20_1903" style:display-name="ListLabel 1903" style:family="text"/>
    <style:style style:name="ListLabel_20_1904" style:display-name="ListLabel 1904" style:family="text"/>
    <style:style style:name="ListLabel_20_1905" style:display-name="ListLabel 1905" style:family="text"/>
    <style:style style:name="ListLabel_20_1906" style:display-name="ListLabel 1906" style:family="text"/>
    <style:style style:name="ListLabel_20_1907" style:display-name="ListLabel 1907" style:family="text"/>
    <style:style style:name="ListLabel_20_1908" style:display-name="ListLabel 1908" style:family="text"/>
    <style:style style:name="ListLabel_20_1909" style:display-name="ListLabel 1909" style:family="text"/>
    <style:style style:name="ListLabel_20_1910" style:display-name="ListLabel 1910" style:family="text"/>
    <style:style style:name="ListLabel_20_1911" style:display-name="ListLabel 1911" style:family="text"/>
    <style:style style:name="ListLabel_20_1912" style:display-name="ListLabel 1912" style:family="text"/>
    <style:style style:name="ListLabel_20_1913" style:display-name="ListLabel 1913" style:family="text"/>
    <style:style style:name="ListLabel_20_1914" style:display-name="ListLabel 1914" style:family="text"/>
    <style:style style:name="ListLabel_20_1915" style:display-name="ListLabel 1915" style:family="text"/>
    <style:style style:name="ListLabel_20_1916" style:display-name="ListLabel 1916" style:family="text"/>
    <style:style style:name="ListLabel_20_1917" style:display-name="ListLabel 1917" style:family="text"/>
    <style:style style:name="ListLabel_20_1918" style:display-name="ListLabel 1918" style:family="text"/>
    <style:style style:name="ListLabel_20_1919" style:display-name="ListLabel 1919" style:family="text"/>
    <style:style style:name="ListLabel_20_1920" style:display-name="ListLabel 1920" style:family="text"/>
    <style:style style:name="ListLabel_20_1921" style:display-name="ListLabel 1921" style:family="text"/>
    <style:style style:name="ListLabel_20_1922" style:display-name="ListLabel 1922" style:family="text"/>
    <style:style style:name="ListLabel_20_1923" style:display-name="ListLabel 1923" style:family="text"/>
    <style:style style:name="ListLabel_20_1924" style:display-name="ListLabel 1924" style:family="text"/>
    <style:style style:name="ListLabel_20_1925" style:display-name="ListLabel 1925" style:family="text"/>
    <style:style style:name="ListLabel_20_1926" style:display-name="ListLabel 1926" style:family="text"/>
    <style:style style:name="ListLabel_20_1927" style:display-name="ListLabel 1927" style:family="text"/>
    <style:style style:name="ListLabel_20_1928" style:display-name="ListLabel 1928" style:family="text"/>
    <style:style style:name="ListLabel_20_1929" style:display-name="ListLabel 1929" style:family="text"/>
    <style:style style:name="ListLabel_20_1930" style:display-name="ListLabel 1930" style:family="text"/>
    <style:style style:name="ListLabel_20_1931" style:display-name="ListLabel 1931" style:family="text"/>
    <style:style style:name="ListLabel_20_1932" style:display-name="ListLabel 1932" style:family="text"/>
    <style:style style:name="ListLabel_20_1933" style:display-name="ListLabel 1933" style:family="text"/>
    <style:style style:name="ListLabel_20_1934" style:display-name="ListLabel 1934" style:family="text"/>
    <style:style style:name="ListLabel_20_1935" style:display-name="ListLabel 1935" style:family="text"/>
    <style:style style:name="ListLabel_20_1936" style:display-name="ListLabel 1936" style:family="text"/>
    <style:style style:name="ListLabel_20_1937" style:display-name="ListLabel 1937" style:family="text"/>
    <style:style style:name="ListLabel_20_1938" style:display-name="ListLabel 1938" style:family="text"/>
    <style:style style:name="ListLabel_20_1939" style:display-name="ListLabel 1939" style:family="text"/>
    <style:style style:name="ListLabel_20_1940" style:display-name="ListLabel 1940" style:family="text"/>
    <style:style style:name="ListLabel_20_1941" style:display-name="ListLabel 1941" style:family="text"/>
    <style:style style:name="ListLabel_20_1942" style:display-name="ListLabel 1942" style:family="text"/>
    <style:style style:name="ListLabel_20_1943" style:display-name="ListLabel 1943" style:family="text"/>
    <style:style style:name="ListLabel_20_1944" style:display-name="ListLabel 1944" style:family="text"/>
    <style:style style:name="ListLabel_20_1945" style:display-name="ListLabel 1945" style:family="text"/>
    <style:style style:name="ListLabel_20_1946" style:display-name="ListLabel 1946" style:family="text"/>
    <style:style style:name="ListLabel_20_1947" style:display-name="ListLabel 1947" style:family="text"/>
    <style:style style:name="ListLabel_20_1948" style:display-name="ListLabel 1948" style:family="text"/>
    <style:style style:name="ListLabel_20_1949" style:display-name="ListLabel 1949" style:family="text"/>
    <style:style style:name="ListLabel_20_1950" style:display-name="ListLabel 1950" style:family="text"/>
    <style:style style:name="ListLabel_20_1951" style:display-name="ListLabel 1951" style:family="text"/>
    <style:style style:name="ListLabel_20_1952" style:display-name="ListLabel 1952" style:family="text"/>
    <style:style style:name="ListLabel_20_1953" style:display-name="ListLabel 1953" style:family="text"/>
    <style:style style:name="ListLabel_20_1954" style:display-name="ListLabel 1954" style:family="text"/>
    <style:style style:name="ListLabel_20_1955" style:display-name="ListLabel 1955" style:family="text"/>
    <style:style style:name="ListLabel_20_1956" style:display-name="ListLabel 1956" style:family="text"/>
    <style:style style:name="ListLabel_20_1957" style:display-name="ListLabel 1957" style:family="text"/>
    <style:style style:name="ListLabel_20_1958" style:display-name="ListLabel 1958" style:family="text"/>
    <style:style style:name="ListLabel_20_1959" style:display-name="ListLabel 1959" style:family="text"/>
    <style:style style:name="ListLabel_20_1960" style:display-name="ListLabel 1960" style:family="text"/>
    <style:style style:name="ListLabel_20_1961" style:display-name="ListLabel 1961" style:family="text"/>
    <style:style style:name="ListLabel_20_1962" style:display-name="ListLabel 1962" style:family="text"/>
    <style:style style:name="ListLabel_20_1963" style:display-name="ListLabel 1963" style:family="text"/>
    <style:style style:name="ListLabel_20_1964" style:display-name="ListLabel 1964" style:family="text"/>
    <style:style style:name="ListLabel_20_1965" style:display-name="ListLabel 1965" style:family="text"/>
    <style:style style:name="ListLabel_20_1966" style:display-name="ListLabel 1966" style:family="text"/>
    <style:style style:name="ListLabel_20_1967" style:display-name="ListLabel 1967" style:family="text"/>
    <style:style style:name="ListLabel_20_1968" style:display-name="ListLabel 1968" style:family="text"/>
    <style:style style:name="ListLabel_20_1969" style:display-name="ListLabel 1969" style:family="text"/>
    <style:style style:name="ListLabel_20_1970" style:display-name="ListLabel 1970" style:family="text"/>
    <style:style style:name="ListLabel_20_1971" style:display-name="ListLabel 1971" style:family="text"/>
    <style:style style:name="ListLabel_20_1972" style:display-name="ListLabel 1972" style:family="text"/>
    <style:style style:name="ListLabel_20_1973" style:display-name="ListLabel 1973" style:family="text"/>
    <style:style style:name="ListLabel_20_1974" style:display-name="ListLabel 1974" style:family="text"/>
    <style:style style:name="ListLabel_20_1975" style:display-name="ListLabel 1975" style:family="text"/>
    <style:style style:name="ListLabel_20_1976" style:display-name="ListLabel 1976" style:family="text"/>
    <style:style style:name="ListLabel_20_1977" style:display-name="ListLabel 1977" style:family="text"/>
    <style:style style:name="ListLabel_20_1978" style:display-name="ListLabel 1978" style:family="text"/>
    <style:style style:name="ListLabel_20_1979" style:display-name="ListLabel 1979" style:family="text"/>
    <style:style style:name="ListLabel_20_1980" style:display-name="ListLabel 1980" style:family="text"/>
    <style:style style:name="ListLabel_20_1981" style:display-name="ListLabel 1981" style:family="text"/>
    <style:style style:name="ListLabel_20_1982" style:display-name="ListLabel 1982" style:family="text"/>
    <style:style style:name="ListLabel_20_1983" style:display-name="ListLabel 1983" style:family="text"/>
    <style:style style:name="ListLabel_20_1984" style:display-name="ListLabel 1984" style:family="text"/>
    <style:style style:name="ListLabel_20_1985" style:display-name="ListLabel 1985" style:family="text"/>
    <style:style style:name="ListLabel_20_1986" style:display-name="ListLabel 1986" style:family="text"/>
    <style:style style:name="ListLabel_20_1987" style:display-name="ListLabel 1987" style:family="text"/>
    <style:style style:name="ListLabel_20_1988" style:display-name="ListLabel 1988" style:family="text"/>
    <style:style style:name="ListLabel_20_1989" style:display-name="ListLabel 1989" style:family="text"/>
    <style:style style:name="ListLabel_20_1990" style:display-name="ListLabel 1990" style:family="text"/>
    <style:style style:name="ListLabel_20_1991" style:display-name="ListLabel 1991" style:family="text"/>
    <style:style style:name="ListLabel_20_1992" style:display-name="ListLabel 1992" style:family="text"/>
    <style:style style:name="ListLabel_20_1993" style:display-name="ListLabel 1993" style:family="text"/>
    <style:style style:name="ListLabel_20_1994" style:display-name="ListLabel 1994" style:family="text"/>
    <style:style style:name="ListLabel_20_1995" style:display-name="ListLabel 1995" style:family="text"/>
    <style:style style:name="ListLabel_20_1996" style:display-name="ListLabel 1996" style:family="text"/>
    <style:style style:name="ListLabel_20_1997" style:display-name="ListLabel 1997" style:family="text"/>
    <style:style style:name="ListLabel_20_1998" style:display-name="ListLabel 1998" style:family="text"/>
    <style:style style:name="ListLabel_20_1999" style:display-name="ListLabel 1999" style:family="text"/>
    <style:style style:name="ListLabel_20_2000" style:display-name="ListLabel 2000" style:family="text"/>
    <style:style style:name="ListLabel_20_2001" style:display-name="ListLabel 2001" style:family="text"/>
    <style:style style:name="ListLabel_20_2002" style:display-name="ListLabel 2002" style:family="text"/>
    <style:style style:name="ListLabel_20_2003" style:display-name="ListLabel 2003" style:family="text"/>
    <style:style style:name="ListLabel_20_2004" style:display-name="ListLabel 2004" style:family="text"/>
    <style:style style:name="ListLabel_20_2005" style:display-name="ListLabel 2005" style:family="text"/>
    <style:style style:name="ListLabel_20_2006" style:display-name="ListLabel 2006" style:family="text"/>
    <style:style style:name="ListLabel_20_2007" style:display-name="ListLabel 2007" style:family="text"/>
    <style:style style:name="ListLabel_20_2008" style:display-name="ListLabel 2008" style:family="text"/>
    <style:style style:name="ListLabel_20_2009" style:display-name="ListLabel 2009" style:family="text"/>
    <style:style style:name="ListLabel_20_2010" style:display-name="ListLabel 2010" style:family="text"/>
    <style:style style:name="ListLabel_20_2011" style:display-name="ListLabel 2011" style:family="text"/>
    <style:style style:name="ListLabel_20_2012" style:display-name="ListLabel 2012" style:family="text"/>
    <style:style style:name="ListLabel_20_2013" style:display-name="ListLabel 2013" style:family="text"/>
    <style:style style:name="ListLabel_20_2014" style:display-name="ListLabel 2014" style:family="text"/>
    <style:style style:name="ListLabel_20_2015" style:display-name="ListLabel 2015" style:family="text"/>
    <style:style style:name="ListLabel_20_2016" style:display-name="ListLabel 2016" style:family="text"/>
    <style:style style:name="ListLabel_20_2017" style:display-name="ListLabel 2017" style:family="text"/>
    <style:style style:name="ListLabel_20_2018" style:display-name="ListLabel 2018" style:family="text"/>
    <style:style style:name="ListLabel_20_2019" style:display-name="ListLabel 2019" style:family="text"/>
    <style:style style:name="ListLabel_20_2020" style:display-name="ListLabel 2020" style:family="text"/>
    <style:style style:name="ListLabel_20_2021" style:display-name="ListLabel 2021" style:family="text"/>
    <style:style style:name="ListLabel_20_2022" style:display-name="ListLabel 2022" style:family="text"/>
    <style:style style:name="ListLabel_20_2023" style:display-name="ListLabel 2023" style:family="text"/>
    <style:style style:name="ListLabel_20_2024" style:display-name="ListLabel 2024" style:family="text"/>
    <style:style style:name="ListLabel_20_2025" style:display-name="ListLabel 2025" style:family="text"/>
    <style:style style:name="ListLabel_20_2026" style:display-name="ListLabel 2026" style:family="text"/>
    <style:style style:name="ListLabel_20_2027" style:display-name="ListLabel 2027" style:family="text"/>
    <style:style style:name="ListLabel_20_2028" style:display-name="ListLabel 2028" style:family="text"/>
    <style:style style:name="ListLabel_20_2029" style:display-name="ListLabel 2029" style:family="text"/>
    <style:style style:name="ListLabel_20_2030" style:display-name="ListLabel 2030" style:family="text"/>
    <style:style style:name="ListLabel_20_2031" style:display-name="ListLabel 2031" style:family="text"/>
    <style:style style:name="ListLabel_20_2032" style:display-name="ListLabel 2032" style:family="text"/>
    <style:style style:name="ListLabel_20_2033" style:display-name="ListLabel 2033" style:family="text"/>
    <style:style style:name="ListLabel_20_2034" style:display-name="ListLabel 2034" style:family="text"/>
    <style:style style:name="ListLabel_20_2035" style:display-name="ListLabel 2035" style:family="text"/>
    <style:style style:name="ListLabel_20_2036" style:display-name="ListLabel 2036" style:family="text"/>
    <style:style style:name="ListLabel_20_2037" style:display-name="ListLabel 2037" style:family="text"/>
    <style:style style:name="ListLabel_20_2038" style:display-name="ListLabel 2038" style:family="text"/>
    <style:style style:name="ListLabel_20_2039" style:display-name="ListLabel 2039" style:family="text"/>
    <style:style style:name="ListLabel_20_2040" style:display-name="ListLabel 2040" style:family="text"/>
    <style:style style:name="ListLabel_20_2041" style:display-name="ListLabel 2041" style:family="text"/>
    <style:style style:name="ListLabel_20_2042" style:display-name="ListLabel 2042" style:family="text"/>
    <style:style style:name="ListLabel_20_2043" style:display-name="ListLabel 2043" style:family="text"/>
    <style:style style:name="ListLabel_20_2044" style:display-name="ListLabel 2044" style:family="text"/>
    <style:style style:name="ListLabel_20_2045" style:display-name="ListLabel 2045" style:family="text"/>
    <style:style style:name="ListLabel_20_2046" style:display-name="ListLabel 2046" style:family="text"/>
    <style:style style:name="ListLabel_20_2047" style:display-name="ListLabel 2047" style:family="text"/>
    <style:style style:name="ListLabel_20_2048" style:display-name="ListLabel 2048" style:family="text"/>
    <style:style style:name="ListLabel_20_2049" style:display-name="ListLabel 2049" style:family="text"/>
    <style:style style:name="ListLabel_20_2050" style:display-name="ListLabel 2050" style:family="text"/>
    <style:style style:name="ListLabel_20_2051" style:display-name="ListLabel 2051" style:family="text"/>
    <style:style style:name="ListLabel_20_2052" style:display-name="ListLabel 2052" style:family="text"/>
    <style:style style:name="ListLabel_20_2053" style:display-name="ListLabel 2053" style:family="text"/>
    <style:style style:name="ListLabel_20_2054" style:display-name="ListLabel 2054" style:family="text"/>
    <style:style style:name="ListLabel_20_2055" style:display-name="ListLabel 2055" style:family="text"/>
    <style:style style:name="ListLabel_20_2056" style:display-name="ListLabel 2056" style:family="text"/>
    <style:style style:name="ListLabel_20_2057" style:display-name="ListLabel 2057" style:family="text"/>
    <style:style style:name="ListLabel_20_2058" style:display-name="ListLabel 2058" style:family="text"/>
    <style:style style:name="ListLabel_20_2059" style:display-name="ListLabel 2059" style:family="text"/>
    <style:style style:name="ListLabel_20_2060" style:display-name="ListLabel 2060" style:family="text"/>
    <style:style style:name="ListLabel_20_2061" style:display-name="ListLabel 2061" style:family="text"/>
    <style:style style:name="ListLabel_20_2062" style:display-name="ListLabel 2062" style:family="text"/>
    <style:style style:name="ListLabel_20_2063" style:display-name="ListLabel 2063" style:family="text"/>
    <style:style style:name="ListLabel_20_2064" style:display-name="ListLabel 2064" style:family="text"/>
    <style:style style:name="ListLabel_20_2065" style:display-name="ListLabel 2065" style:family="text"/>
    <style:style style:name="ListLabel_20_2066" style:display-name="ListLabel 2066" style:family="text"/>
    <style:style style:name="ListLabel_20_2067" style:display-name="ListLabel 2067" style:family="text"/>
    <style:style style:name="ListLabel_20_2068" style:display-name="ListLabel 2068" style:family="text"/>
    <style:style style:name="ListLabel_20_2069" style:display-name="ListLabel 2069" style:family="text"/>
    <style:style style:name="ListLabel_20_2070" style:display-name="ListLabel 2070" style:family="text"/>
    <style:style style:name="ListLabel_20_2071" style:display-name="ListLabel 2071" style:family="text"/>
    <style:style style:name="ListLabel_20_2072" style:display-name="ListLabel 2072" style:family="text"/>
    <style:style style:name="ListLabel_20_2073" style:display-name="ListLabel 2073" style:family="text"/>
    <style:style style:name="ListLabel_20_2074" style:display-name="ListLabel 2074" style:family="text"/>
    <style:style style:name="ListLabel_20_2075" style:display-name="ListLabel 2075" style:family="text"/>
    <style:style style:name="ListLabel_20_2076" style:display-name="ListLabel 2076" style:family="text"/>
    <style:style style:name="ListLabel_20_2077" style:display-name="ListLabel 2077" style:family="text"/>
    <style:style style:name="ListLabel_20_2078" style:display-name="ListLabel 2078" style:family="text"/>
    <style:style style:name="ListLabel_20_2079" style:display-name="ListLabel 2079" style:family="text"/>
    <style:style style:name="ListLabel_20_2080" style:display-name="ListLabel 2080" style:family="text"/>
    <style:style style:name="ListLabel_20_2081" style:display-name="ListLabel 2081" style:family="text"/>
    <style:style style:name="ListLabel_20_2082" style:display-name="ListLabel 2082" style:family="text"/>
    <style:style style:name="ListLabel_20_2083" style:display-name="ListLabel 2083" style:family="text"/>
    <style:style style:name="ListLabel_20_2084" style:display-name="ListLabel 2084" style:family="text"/>
    <style:style style:name="ListLabel_20_2085" style:display-name="ListLabel 2085" style:family="text"/>
    <style:style style:name="ListLabel_20_2086" style:display-name="ListLabel 2086" style:family="text"/>
    <style:style style:name="ListLabel_20_2087" style:display-name="ListLabel 2087" style:family="text"/>
    <style:style style:name="ListLabel_20_2088" style:display-name="ListLabel 2088" style:family="text"/>
    <style:style style:name="ListLabel_20_2089" style:display-name="ListLabel 2089" style:family="text"/>
    <style:style style:name="ListLabel_20_2090" style:display-name="ListLabel 2090" style:family="text"/>
    <style:style style:name="ListLabel_20_2091" style:display-name="ListLabel 2091" style:family="text"/>
    <style:style style:name="ListLabel_20_2092" style:display-name="ListLabel 2092" style:family="text"/>
    <style:style style:name="ListLabel_20_2093" style:display-name="ListLabel 2093" style:family="text"/>
    <style:style style:name="ListLabel_20_2094" style:display-name="ListLabel 2094" style:family="text"/>
    <style:style style:name="ListLabel_20_2095" style:display-name="ListLabel 2095" style:family="text"/>
    <style:style style:name="ListLabel_20_2096" style:display-name="ListLabel 2096" style:family="text"/>
    <style:style style:name="ListLabel_20_2097" style:display-name="ListLabel 2097" style:family="text"/>
    <style:style style:name="ListLabel_20_2098" style:display-name="ListLabel 2098" style:family="text"/>
    <style:style style:name="ListLabel_20_2099" style:display-name="ListLabel 2099" style:family="text"/>
    <style:style style:name="ListLabel_20_2100" style:display-name="ListLabel 2100" style:family="text"/>
    <style:style style:name="ListLabel_20_2101" style:display-name="ListLabel 2101" style:family="text"/>
    <style:style style:name="ListLabel_20_2102" style:display-name="ListLabel 2102" style:family="text"/>
    <style:style style:name="ListLabel_20_2103" style:display-name="ListLabel 2103" style:family="text"/>
    <style:style style:name="ListLabel_20_2104" style:display-name="ListLabel 2104" style:family="text"/>
    <style:style style:name="ListLabel_20_2105" style:display-name="ListLabel 2105" style:family="text"/>
    <style:style style:name="ListLabel_20_2106" style:display-name="ListLabel 2106" style:family="text"/>
    <style:style style:name="ListLabel_20_2107" style:display-name="ListLabel 2107" style:family="text"/>
    <style:style style:name="ListLabel_20_2108" style:display-name="ListLabel 2108" style:family="text"/>
    <style:style style:name="ListLabel_20_2109" style:display-name="ListLabel 2109" style:family="text"/>
    <style:style style:name="ListLabel_20_2110" style:display-name="ListLabel 2110" style:family="text"/>
    <style:style style:name="ListLabel_20_2111" style:display-name="ListLabel 2111" style:family="text"/>
    <style:style style:name="ListLabel_20_2112" style:display-name="ListLabel 2112" style:family="text"/>
    <style:style style:name="ListLabel_20_2113" style:display-name="ListLabel 2113" style:family="text"/>
    <style:style style:name="ListLabel_20_2114" style:display-name="ListLabel 2114" style:family="text"/>
    <style:style style:name="ListLabel_20_2115" style:display-name="ListLabel 2115" style:family="text"/>
    <style:style style:name="ListLabel_20_2116" style:display-name="ListLabel 2116" style:family="text"/>
    <style:style style:name="ListLabel_20_2117" style:display-name="ListLabel 2117" style:family="text"/>
    <style:style style:name="ListLabel_20_2118" style:display-name="ListLabel 2118" style:family="text"/>
    <style:style style:name="ListLabel_20_2119" style:display-name="ListLabel 2119" style:family="text"/>
    <style:style style:name="ListLabel_20_2120" style:display-name="ListLabel 2120" style:family="text"/>
    <style:style style:name="ListLabel_20_2121" style:display-name="ListLabel 2121" style:family="text"/>
    <style:style style:name="ListLabel_20_2122" style:display-name="ListLabel 2122" style:family="text"/>
    <style:style style:name="ListLabel_20_2123" style:display-name="ListLabel 2123" style:family="text"/>
    <style:style style:name="ListLabel_20_2124" style:display-name="ListLabel 2124" style:family="text"/>
    <style:style style:name="ListLabel_20_2125" style:display-name="ListLabel 2125" style:family="text"/>
    <style:style style:name="ListLabel_20_2126" style:display-name="ListLabel 2126" style:family="text"/>
    <style:style style:name="ListLabel_20_2127" style:display-name="ListLabel 2127" style:family="text"/>
    <style:style style:name="ListLabel_20_2128" style:display-name="ListLabel 2128" style:family="text"/>
    <style:style style:name="ListLabel_20_2129" style:display-name="ListLabel 2129" style:family="text"/>
    <style:style style:name="ListLabel_20_2130" style:display-name="ListLabel 2130" style:family="text"/>
    <style:style style:name="ListLabel_20_2131" style:display-name="ListLabel 2131" style:family="text"/>
    <style:style style:name="ListLabel_20_2132" style:display-name="ListLabel 2132" style:family="text"/>
    <style:style style:name="ListLabel_20_2133" style:display-name="ListLabel 2133" style:family="text"/>
    <style:style style:name="ListLabel_20_2134" style:display-name="ListLabel 2134" style:family="text"/>
    <style:style style:name="ListLabel_20_2135" style:display-name="ListLabel 2135" style:family="text"/>
    <style:style style:name="ListLabel_20_2136" style:display-name="ListLabel 2136" style:family="text"/>
    <style:style style:name="ListLabel_20_2137" style:display-name="ListLabel 2137" style:family="text"/>
    <style:style style:name="ListLabel_20_2138" style:display-name="ListLabel 2138" style:family="text"/>
    <style:style style:name="ListLabel_20_2139" style:display-name="ListLabel 2139" style:family="text"/>
    <style:style style:name="ListLabel_20_2140" style:display-name="ListLabel 2140" style:family="text"/>
    <style:style style:name="ListLabel_20_2141" style:display-name="ListLabel 2141" style:family="text"/>
    <style:style style:name="ListLabel_20_2142" style:display-name="ListLabel 2142" style:family="text"/>
    <style:style style:name="ListLabel_20_2143" style:display-name="ListLabel 2143" style:family="text"/>
    <style:style style:name="ListLabel_20_2144" style:display-name="ListLabel 2144" style:family="text"/>
    <style:style style:name="ListLabel_20_2145" style:display-name="ListLabel 2145" style:family="text"/>
    <style:style style:name="ListLabel_20_2146" style:display-name="ListLabel 2146" style:family="text"/>
    <style:style style:name="ListLabel_20_2147" style:display-name="ListLabel 2147" style:family="text"/>
    <style:style style:name="ListLabel_20_2148" style:display-name="ListLabel 2148" style:family="text"/>
    <style:style style:name="ListLabel_20_2149" style:display-name="ListLabel 2149" style:family="text"/>
    <style:style style:name="ListLabel_20_2150" style:display-name="ListLabel 2150" style:family="text"/>
    <style:style style:name="ListLabel_20_2151" style:display-name="ListLabel 2151" style:family="text"/>
    <style:style style:name="ListLabel_20_2152" style:display-name="ListLabel 2152" style:family="text"/>
    <style:style style:name="ListLabel_20_2153" style:display-name="ListLabel 2153" style:family="text"/>
    <style:style style:name="ListLabel_20_2154" style:display-name="ListLabel 2154" style:family="text"/>
    <style:style style:name="ListLabel_20_2155" style:display-name="ListLabel 2155" style:family="text"/>
    <style:style style:name="ListLabel_20_2156" style:display-name="ListLabel 2156" style:family="text"/>
    <style:style style:name="ListLabel_20_2157" style:display-name="ListLabel 2157" style:family="text"/>
    <style:style style:name="ListLabel_20_2158" style:display-name="ListLabel 2158" style:family="text"/>
    <style:style style:name="ListLabel_20_2159" style:display-name="ListLabel 2159" style:family="text"/>
    <style:style style:name="ListLabel_20_2160" style:display-name="ListLabel 2160" style:family="text"/>
    <style:style style:name="ListLabel_20_2161" style:display-name="ListLabel 2161" style:family="text"/>
    <style:style style:name="ListLabel_20_2162" style:display-name="ListLabel 2162" style:family="text"/>
    <style:style style:name="ListLabel_20_2163" style:display-name="ListLabel 2163" style:family="text"/>
    <style:style style:name="ListLabel_20_2164" style:display-name="ListLabel 2164" style:family="text"/>
    <style:style style:name="ListLabel_20_2165" style:display-name="ListLabel 2165" style:family="text"/>
    <style:style style:name="ListLabel_20_2166" style:display-name="ListLabel 2166" style:family="text"/>
    <style:style style:name="ListLabel_20_2167" style:display-name="ListLabel 2167" style:family="text"/>
    <style:style style:name="ListLabel_20_2168" style:display-name="ListLabel 2168" style:family="text"/>
    <style:style style:name="ListLabel_20_2169" style:display-name="ListLabel 2169" style:family="text"/>
    <style:style style:name="ListLabel_20_2170" style:display-name="ListLabel 2170" style:family="text"/>
    <style:style style:name="ListLabel_20_2171" style:display-name="ListLabel 2171" style:family="text"/>
    <style:style style:name="ListLabel_20_2172" style:display-name="ListLabel 2172" style:family="text"/>
    <style:style style:name="ListLabel_20_2173" style:display-name="ListLabel 2173" style:family="text"/>
    <style:style style:name="ListLabel_20_2174" style:display-name="ListLabel 2174" style:family="text"/>
    <style:style style:name="ListLabel_20_2175" style:display-name="ListLabel 2175" style:family="text"/>
    <style:style style:name="ListLabel_20_2176" style:display-name="ListLabel 2176" style:family="text"/>
    <style:style style:name="ListLabel_20_2177" style:display-name="ListLabel 2177" style:family="text"/>
    <style:style style:name="ListLabel_20_2178" style:display-name="ListLabel 2178" style:family="text"/>
    <style:style style:name="ListLabel_20_2179" style:display-name="ListLabel 2179" style:family="text"/>
    <style:style style:name="ListLabel_20_2180" style:display-name="ListLabel 2180" style:family="text"/>
    <style:style style:name="ListLabel_20_2181" style:display-name="ListLabel 2181" style:family="text"/>
    <style:style style:name="ListLabel_20_2182" style:display-name="ListLabel 2182" style:family="text"/>
    <style:style style:name="ListLabel_20_2183" style:display-name="ListLabel 2183" style:family="text"/>
    <style:style style:name="ListLabel_20_2184" style:display-name="ListLabel 2184" style:family="text"/>
    <style:style style:name="ListLabel_20_2185" style:display-name="ListLabel 2185" style:family="text"/>
    <style:style style:name="ListLabel_20_2186" style:display-name="ListLabel 2186" style:family="text"/>
    <style:style style:name="ListLabel_20_2187" style:display-name="ListLabel 2187" style:family="text"/>
    <style:style style:name="ListLabel_20_2188" style:display-name="ListLabel 2188" style:family="text"/>
    <style:style style:name="ListLabel_20_2189" style:display-name="ListLabel 2189" style:family="text"/>
    <style:style style:name="ListLabel_20_2190" style:display-name="ListLabel 2190" style:family="text"/>
    <style:style style:name="ListLabel_20_2191" style:display-name="ListLabel 2191" style:family="text"/>
    <style:style style:name="ListLabel_20_2192" style:display-name="ListLabel 2192" style:family="text"/>
    <style:style style:name="ListLabel_20_2193" style:display-name="ListLabel 2193" style:family="text"/>
    <style:style style:name="ListLabel_20_2194" style:display-name="ListLabel 2194" style:family="text"/>
    <style:style style:name="ListLabel_20_2195" style:display-name="ListLabel 2195" style:family="text"/>
    <style:style style:name="ListLabel_20_2196" style:display-name="ListLabel 2196" style:family="text"/>
    <style:style style:name="ListLabel_20_2197" style:display-name="ListLabel 2197" style:family="text"/>
    <style:style style:name="ListLabel_20_2198" style:display-name="ListLabel 2198" style:family="text"/>
    <style:style style:name="ListLabel_20_2199" style:display-name="ListLabel 2199" style:family="text"/>
    <style:style style:name="ListLabel_20_2200" style:display-name="ListLabel 2200" style:family="text"/>
    <style:style style:name="ListLabel_20_2201" style:display-name="ListLabel 2201" style:family="text"/>
    <style:style style:name="ListLabel_20_2202" style:display-name="ListLabel 2202" style:family="text"/>
    <style:style style:name="ListLabel_20_2203" style:display-name="ListLabel 2203" style:family="text"/>
    <style:style style:name="ListLabel_20_2204" style:display-name="ListLabel 2204" style:family="text"/>
    <style:style style:name="ListLabel_20_2205" style:display-name="ListLabel 2205" style:family="text"/>
    <style:style style:name="ListLabel_20_2206" style:display-name="ListLabel 2206" style:family="text"/>
    <style:style style:name="ListLabel_20_2207" style:display-name="ListLabel 2207" style:family="text"/>
    <style:style style:name="ListLabel_20_2208" style:display-name="ListLabel 2208" style:family="text"/>
    <style:style style:name="ListLabel_20_2209" style:display-name="ListLabel 2209" style:family="text"/>
    <style:style style:name="ListLabel_20_2210" style:display-name="ListLabel 2210" style:family="text"/>
    <style:style style:name="ListLabel_20_2211" style:display-name="ListLabel 2211" style:family="text"/>
    <style:style style:name="ListLabel_20_2212" style:display-name="ListLabel 2212" style:family="text"/>
    <style:style style:name="ListLabel_20_2213" style:display-name="ListLabel 2213" style:family="text"/>
    <style:style style:name="ListLabel_20_2214" style:display-name="ListLabel 2214" style:family="text"/>
    <style:style style:name="ListLabel_20_2215" style:display-name="ListLabel 2215" style:family="text"/>
    <style:style style:name="ListLabel_20_2216" style:display-name="ListLabel 2216" style:family="text"/>
    <style:style style:name="ListLabel_20_2217" style:display-name="ListLabel 2217" style:family="text"/>
    <style:style style:name="ListLabel_20_2218" style:display-name="ListLabel 2218" style:family="text"/>
    <style:style style:name="ListLabel_20_2219" style:display-name="ListLabel 2219" style:family="text"/>
    <style:style style:name="ListLabel_20_2220" style:display-name="ListLabel 2220" style:family="text"/>
    <style:style style:name="ListLabel_20_2221" style:display-name="ListLabel 2221" style:family="text"/>
    <style:style style:name="ListLabel_20_2222" style:display-name="ListLabel 2222" style:family="text"/>
    <style:style style:name="ListLabel_20_2223" style:display-name="ListLabel 2223" style:family="text"/>
    <style:style style:name="ListLabel_20_2224" style:display-name="ListLabel 2224" style:family="text"/>
    <style:style style:name="ListLabel_20_2225" style:display-name="ListLabel 2225" style:family="text"/>
    <style:style style:name="ListLabel_20_2226" style:display-name="ListLabel 2226" style:family="text"/>
    <style:style style:name="ListLabel_20_2227" style:display-name="ListLabel 2227" style:family="text"/>
    <style:style style:name="ListLabel_20_2228" style:display-name="ListLabel 2228" style:family="text"/>
    <style:style style:name="ListLabel_20_2229" style:display-name="ListLabel 2229" style:family="text"/>
    <style:style style:name="ListLabel_20_2230" style:display-name="ListLabel 2230" style:family="text"/>
    <style:style style:name="ListLabel_20_2231" style:display-name="ListLabel 2231" style:family="text"/>
    <style:style style:name="ListLabel_20_2232" style:display-name="ListLabel 2232" style:family="text"/>
    <style:style style:name="ListLabel_20_2233" style:display-name="ListLabel 2233" style:family="text"/>
    <style:style style:name="ListLabel_20_2234" style:display-name="ListLabel 2234" style:family="text"/>
    <style:style style:name="ListLabel_20_2235" style:display-name="ListLabel 2235" style:family="text"/>
    <style:style style:name="ListLabel_20_2236" style:display-name="ListLabel 2236" style:family="text"/>
    <style:style style:name="ListLabel_20_2237" style:display-name="ListLabel 2237" style:family="text"/>
    <style:style style:name="ListLabel_20_2238" style:display-name="ListLabel 2238" style:family="text"/>
    <style:style style:name="ListLabel_20_2239" style:display-name="ListLabel 2239" style:family="text"/>
    <style:style style:name="ListLabel_20_2240" style:display-name="ListLabel 2240" style:family="text"/>
    <style:style style:name="ListLabel_20_2241" style:display-name="ListLabel 2241" style:family="text"/>
    <style:style style:name="ListLabel_20_2242" style:display-name="ListLabel 2242" style:family="text"/>
    <style:style style:name="ListLabel_20_2243" style:display-name="ListLabel 2243" style:family="text"/>
    <style:style style:name="ListLabel_20_2244" style:display-name="ListLabel 2244" style:family="text"/>
    <style:style style:name="ListLabel_20_2245" style:display-name="ListLabel 2245" style:family="text"/>
    <style:style style:name="ListLabel_20_2246" style:display-name="ListLabel 2246" style:family="text"/>
    <style:style style:name="ListLabel_20_2247" style:display-name="ListLabel 2247" style:family="text"/>
    <style:style style:name="ListLabel_20_2248" style:display-name="ListLabel 2248" style:family="text"/>
    <style:style style:name="ListLabel_20_2249" style:display-name="ListLabel 2249" style:family="text"/>
    <style:style style:name="ListLabel_20_2250" style:display-name="ListLabel 2250" style:family="text"/>
    <style:style style:name="ListLabel_20_2251" style:display-name="ListLabel 2251" style:family="text"/>
    <style:style style:name="ListLabel_20_2252" style:display-name="ListLabel 2252" style:family="text"/>
    <style:style style:name="ListLabel_20_2253" style:display-name="ListLabel 2253" style:family="text"/>
    <style:style style:name="ListLabel_20_2254" style:display-name="ListLabel 2254" style:family="text"/>
    <style:style style:name="ListLabel_20_2255" style:display-name="ListLabel 2255" style:family="text"/>
    <style:style style:name="ListLabel_20_2256" style:display-name="ListLabel 2256" style:family="text"/>
    <style:style style:name="ListLabel_20_2257" style:display-name="ListLabel 2257" style:family="text"/>
    <style:style style:name="ListLabel_20_2258" style:display-name="ListLabel 2258" style:family="text"/>
    <style:style style:name="ListLabel_20_2259" style:display-name="ListLabel 2259" style:family="text"/>
    <style:style style:name="ListLabel_20_2260" style:display-name="ListLabel 2260" style:family="text"/>
    <style:style style:name="ListLabel_20_2261" style:display-name="ListLabel 2261" style:family="text"/>
    <style:style style:name="ListLabel_20_2262" style:display-name="ListLabel 2262" style:family="text"/>
    <style:style style:name="ListLabel_20_2263" style:display-name="ListLabel 2263" style:family="text"/>
    <style:style style:name="ListLabel_20_2264" style:display-name="ListLabel 2264" style:family="text"/>
    <style:style style:name="ListLabel_20_2265" style:display-name="ListLabel 2265" style:family="text"/>
    <style:style style:name="ListLabel_20_2266" style:display-name="ListLabel 2266" style:family="text"/>
    <style:style style:name="ListLabel_20_2267" style:display-name="ListLabel 2267" style:family="text"/>
    <style:style style:name="ListLabel_20_2268" style:display-name="ListLabel 2268" style:family="text"/>
    <style:style style:name="ListLabel_20_2269" style:display-name="ListLabel 2269" style:family="text"/>
    <style:style style:name="ListLabel_20_2270" style:display-name="ListLabel 2270" style:family="text"/>
    <style:style style:name="ListLabel_20_2271" style:display-name="ListLabel 2271" style:family="text"/>
    <style:style style:name="ListLabel_20_2272" style:display-name="ListLabel 2272" style:family="text"/>
    <style:style style:name="ListLabel_20_2273" style:display-name="ListLabel 2273" style:family="text"/>
    <style:style style:name="ListLabel_20_2274" style:display-name="ListLabel 2274" style:family="text"/>
    <style:style style:name="ListLabel_20_2275" style:display-name="ListLabel 2275" style:family="text"/>
    <style:style style:name="ListLabel_20_2276" style:display-name="ListLabel 2276" style:family="text"/>
    <style:style style:name="ListLabel_20_2277" style:display-name="ListLabel 2277" style:family="text"/>
    <style:style style:name="ListLabel_20_2278" style:display-name="ListLabel 2278" style:family="text"/>
    <style:style style:name="ListLabel_20_2279" style:display-name="ListLabel 2279" style:family="text"/>
    <style:style style:name="ListLabel_20_2280" style:display-name="ListLabel 2280" style:family="text"/>
    <style:style style:name="ListLabel_20_2281" style:display-name="ListLabel 2281" style:family="text"/>
    <style:style style:name="ListLabel_20_2282" style:display-name="ListLabel 2282" style:family="text"/>
    <style:style style:name="ListLabel_20_2283" style:display-name="ListLabel 2283" style:family="text"/>
    <style:style style:name="ListLabel_20_2284" style:display-name="ListLabel 2284" style:family="text"/>
    <style:style style:name="ListLabel_20_2285" style:display-name="ListLabel 2285" style:family="text"/>
    <style:style style:name="ListLabel_20_2286" style:display-name="ListLabel 2286" style:family="text"/>
    <style:style style:name="ListLabel_20_2287" style:display-name="ListLabel 2287" style:family="text"/>
    <style:style style:name="ListLabel_20_2288" style:display-name="ListLabel 2288" style:family="text"/>
    <style:style style:name="ListLabel_20_2289" style:display-name="ListLabel 2289" style:family="text"/>
    <style:style style:name="ListLabel_20_2290" style:display-name="ListLabel 2290" style:family="text"/>
    <style:style style:name="ListLabel_20_2291" style:display-name="ListLabel 2291" style:family="text"/>
    <style:style style:name="ListLabel_20_2292" style:display-name="ListLabel 2292" style:family="text"/>
    <style:style style:name="ListLabel_20_2293" style:display-name="ListLabel 2293" style:family="text"/>
    <style:style style:name="ListLabel_20_2294" style:display-name="ListLabel 2294" style:family="text"/>
    <style:style style:name="ListLabel_20_2295" style:display-name="ListLabel 2295" style:family="text"/>
    <style:style style:name="ListLabel_20_2296" style:display-name="ListLabel 2296" style:family="text"/>
    <style:style style:name="ListLabel_20_2297" style:display-name="ListLabel 2297" style:family="text"/>
    <style:style style:name="ListLabel_20_2298" style:display-name="ListLabel 2298" style:family="text"/>
    <style:style style:name="ListLabel_20_2299" style:display-name="ListLabel 2299" style:family="text"/>
    <style:style style:name="ListLabel_20_2300" style:display-name="ListLabel 2300" style:family="text"/>
    <style:style style:name="ListLabel_20_2301" style:display-name="ListLabel 2301" style:family="text"/>
    <style:style style:name="ListLabel_20_2302" style:display-name="ListLabel 2302" style:family="text"/>
    <style:style style:name="ListLabel_20_2303" style:display-name="ListLabel 2303" style:family="text"/>
    <style:style style:name="ListLabel_20_2304" style:display-name="ListLabel 2304" style:family="text"/>
    <style:style style:name="ListLabel_20_2305" style:display-name="ListLabel 2305" style:family="text"/>
    <style:style style:name="ListLabel_20_2306" style:display-name="ListLabel 2306" style:family="text"/>
    <style:style style:name="ListLabel_20_2307" style:display-name="ListLabel 2307" style:family="text"/>
    <style:style style:name="ListLabel_20_2308" style:display-name="ListLabel 2308" style:family="text"/>
    <style:style style:name="ListLabel_20_2309" style:display-name="ListLabel 2309" style:family="text"/>
    <style:style style:name="ListLabel_20_2310" style:display-name="ListLabel 2310" style:family="text"/>
    <style:style style:name="ListLabel_20_2311" style:display-name="ListLabel 2311" style:family="text"/>
    <style:style style:name="ListLabel_20_2312" style:display-name="ListLabel 2312" style:family="text"/>
    <style:style style:name="ListLabel_20_2313" style:display-name="ListLabel 2313" style:family="text"/>
    <style:style style:name="ListLabel_20_2314" style:display-name="ListLabel 2314" style:family="text"/>
    <style:style style:name="ListLabel_20_2315" style:display-name="ListLabel 2315" style:family="text"/>
    <style:style style:name="ListLabel_20_2316" style:display-name="ListLabel 2316" style:family="text"/>
    <style:style style:name="ListLabel_20_2317" style:display-name="ListLabel 2317" style:family="text"/>
    <style:style style:name="ListLabel_20_2318" style:display-name="ListLabel 2318" style:family="text"/>
    <style:style style:name="ListLabel_20_2319" style:display-name="ListLabel 2319" style:family="text"/>
    <style:style style:name="ListLabel_20_2320" style:display-name="ListLabel 2320" style:family="text"/>
    <style:style style:name="ListLabel_20_2321" style:display-name="ListLabel 2321" style:family="text"/>
    <style:style style:name="ListLabel_20_2322" style:display-name="ListLabel 2322" style:family="text"/>
    <style:style style:name="ListLabel_20_2323" style:display-name="ListLabel 2323" style:family="text"/>
    <style:style style:name="ListLabel_20_2324" style:display-name="ListLabel 2324" style:family="text"/>
    <style:style style:name="ListLabel_20_2325" style:display-name="ListLabel 2325" style:family="text"/>
    <style:style style:name="ListLabel_20_2326" style:display-name="ListLabel 2326" style:family="text"/>
    <style:style style:name="ListLabel_20_2327" style:display-name="ListLabel 2327" style:family="text"/>
    <style:style style:name="ListLabel_20_2328" style:display-name="ListLabel 2328" style:family="text"/>
    <style:style style:name="ListLabel_20_2329" style:display-name="ListLabel 2329" style:family="text"/>
    <style:style style:name="ListLabel_20_2330" style:display-name="ListLabel 2330" style:family="text"/>
    <style:style style:name="ListLabel_20_2331" style:display-name="ListLabel 2331" style:family="text"/>
    <style:style style:name="ListLabel_20_2332" style:display-name="ListLabel 2332" style:family="text"/>
    <style:style style:name="ListLabel_20_2333" style:display-name="ListLabel 2333" style:family="text"/>
    <style:style style:name="ListLabel_20_2334" style:display-name="ListLabel 2334" style:family="text"/>
    <style:style style:name="ListLabel_20_2335" style:display-name="ListLabel 2335" style:family="text"/>
    <style:style style:name="ListLabel_20_2336" style:display-name="ListLabel 2336" style:family="text"/>
    <style:style style:name="ListLabel_20_2337" style:display-name="ListLabel 2337" style:family="text"/>
    <style:style style:name="ListLabel_20_2338" style:display-name="ListLabel 2338" style:family="text"/>
    <style:style style:name="ListLabel_20_2339" style:display-name="ListLabel 2339" style:family="text"/>
    <style:style style:name="ListLabel_20_2340" style:display-name="ListLabel 2340" style:family="text"/>
    <style:style style:name="ListLabel_20_2341" style:display-name="ListLabel 2341" style:family="text"/>
    <style:style style:name="ListLabel_20_2342" style:display-name="ListLabel 2342" style:family="text"/>
    <style:style style:name="ListLabel_20_2343" style:display-name="ListLabel 2343" style:family="text"/>
    <style:style style:name="ListLabel_20_2344" style:display-name="ListLabel 2344" style:family="text"/>
    <style:style style:name="ListLabel_20_2345" style:display-name="ListLabel 2345" style:family="text"/>
    <style:style style:name="ListLabel_20_2346" style:display-name="ListLabel 2346" style:family="text"/>
    <style:style style:name="ListLabel_20_2347" style:display-name="ListLabel 2347" style:family="text"/>
    <style:style style:name="ListLabel_20_2348" style:display-name="ListLabel 2348" style:family="text"/>
    <style:style style:name="ListLabel_20_2349" style:display-name="ListLabel 2349" style:family="text"/>
    <style:style style:name="ListLabel_20_2350" style:display-name="ListLabel 2350" style:family="text"/>
    <style:style style:name="ListLabel_20_2351" style:display-name="ListLabel 2351" style:family="text"/>
    <style:style style:name="ListLabel_20_2352" style:display-name="ListLabel 2352" style:family="text"/>
    <style:style style:name="ListLabel_20_2353" style:display-name="ListLabel 2353" style:family="text"/>
    <style:style style:name="ListLabel_20_2354" style:display-name="ListLabel 2354" style:family="text"/>
    <style:style style:name="ListLabel_20_2355" style:display-name="ListLabel 2355" style:family="text"/>
    <style:style style:name="ListLabel_20_2356" style:display-name="ListLabel 2356" style:family="text"/>
    <style:style style:name="ListLabel_20_2357" style:display-name="ListLabel 2357" style:family="text"/>
    <style:style style:name="ListLabel_20_2358" style:display-name="ListLabel 2358" style:family="text"/>
    <style:style style:name="ListLabel_20_2359" style:display-name="ListLabel 2359" style:family="text"/>
    <style:style style:name="ListLabel_20_2360" style:display-name="ListLabel 2360" style:family="text"/>
    <style:style style:name="ListLabel_20_2361" style:display-name="ListLabel 2361" style:family="text"/>
    <style:style style:name="ListLabel_20_2362" style:display-name="ListLabel 2362" style:family="text"/>
    <style:style style:name="ListLabel_20_2363" style:display-name="ListLabel 2363" style:family="text"/>
    <style:style style:name="ListLabel_20_2364" style:display-name="ListLabel 2364" style:family="text"/>
    <style:style style:name="ListLabel_20_2365" style:display-name="ListLabel 2365" style:family="text"/>
    <style:style style:name="ListLabel_20_2366" style:display-name="ListLabel 2366" style:family="text"/>
    <style:style style:name="ListLabel_20_2367" style:display-name="ListLabel 2367" style:family="text"/>
    <style:style style:name="ListLabel_20_2368" style:display-name="ListLabel 2368" style:family="text"/>
    <style:style style:name="ListLabel_20_2369" style:display-name="ListLabel 2369" style:family="text"/>
    <style:style style:name="ListLabel_20_2370" style:display-name="ListLabel 2370" style:family="text"/>
    <style:style style:name="ListLabel_20_2371" style:display-name="ListLabel 2371" style:family="text"/>
    <style:style style:name="ListLabel_20_2372" style:display-name="ListLabel 2372" style:family="text"/>
    <style:style style:name="ListLabel_20_2373" style:display-name="ListLabel 2373" style:family="text"/>
    <style:style style:name="ListLabel_20_2374" style:display-name="ListLabel 2374" style:family="text"/>
    <style:style style:name="ListLabel_20_2375" style:display-name="ListLabel 2375" style:family="text"/>
    <style:style style:name="ListLabel_20_2376" style:display-name="ListLabel 2376" style:family="text"/>
    <style:style style:name="ListLabel_20_2377" style:display-name="ListLabel 2377" style:family="text"/>
    <style:style style:name="ListLabel_20_2378" style:display-name="ListLabel 2378" style:family="text"/>
    <style:style style:name="ListLabel_20_2379" style:display-name="ListLabel 2379" style:family="text"/>
    <style:style style:name="ListLabel_20_2380" style:display-name="ListLabel 2380" style:family="text"/>
    <style:style style:name="ListLabel_20_2381" style:display-name="ListLabel 2381" style:family="text"/>
    <style:style style:name="ListLabel_20_2382" style:display-name="ListLabel 2382" style:family="text"/>
    <style:style style:name="ListLabel_20_2383" style:display-name="ListLabel 2383" style:family="text"/>
    <style:style style:name="ListLabel_20_2384" style:display-name="ListLabel 2384" style:family="text"/>
    <style:style style:name="ListLabel_20_2385" style:display-name="ListLabel 2385" style:family="text"/>
    <style:style style:name="ListLabel_20_2386" style:display-name="ListLabel 2386" style:family="text"/>
    <style:style style:name="ListLabel_20_2387" style:display-name="ListLabel 2387" style:family="text"/>
    <style:style style:name="ListLabel_20_2388" style:display-name="ListLabel 2388" style:family="text"/>
    <style:style style:name="ListLabel_20_2389" style:display-name="ListLabel 2389" style:family="text"/>
    <style:style style:name="ListLabel_20_2390" style:display-name="ListLabel 2390" style:family="text"/>
    <style:style style:name="ListLabel_20_2391" style:display-name="ListLabel 2391" style:family="text"/>
    <style:style style:name="ListLabel_20_2392" style:display-name="ListLabel 2392" style:family="text"/>
    <style:style style:name="ListLabel_20_2393" style:display-name="ListLabel 2393" style:family="text"/>
    <style:style style:name="ListLabel_20_2394" style:display-name="ListLabel 2394" style:family="text"/>
    <style:style style:name="ListLabel_20_2395" style:display-name="ListLabel 2395" style:family="text"/>
    <style:style style:name="ListLabel_20_2396" style:display-name="ListLabel 2396" style:family="text"/>
    <style:style style:name="ListLabel_20_2397" style:display-name="ListLabel 2397" style:family="text"/>
    <style:style style:name="ListLabel_20_2398" style:display-name="ListLabel 2398" style:family="text"/>
    <style:style style:name="ListLabel_20_2399" style:display-name="ListLabel 2399" style:family="text"/>
    <style:style style:name="ListLabel_20_2400" style:display-name="ListLabel 2400" style:family="text"/>
    <style:style style:name="ListLabel_20_2401" style:display-name="ListLabel 2401" style:family="text"/>
    <style:style style:name="ListLabel_20_2402" style:display-name="ListLabel 2402" style:family="text"/>
    <style:style style:name="ListLabel_20_2403" style:display-name="ListLabel 2403" style:family="text"/>
    <style:style style:name="ListLabel_20_2404" style:display-name="ListLabel 2404" style:family="text"/>
    <style:style style:name="ListLabel_20_2405" style:display-name="ListLabel 2405" style:family="text"/>
    <style:style style:name="ListLabel_20_2406" style:display-name="ListLabel 2406" style:family="text"/>
    <style:style style:name="ListLabel_20_2407" style:display-name="ListLabel 2407" style:family="text"/>
    <style:style style:name="ListLabel_20_2408" style:display-name="ListLabel 2408" style:family="text"/>
    <style:style style:name="ListLabel_20_2409" style:display-name="ListLabel 2409" style:family="text"/>
    <style:style style:name="ListLabel_20_2410" style:display-name="ListLabel 2410" style:family="text"/>
    <style:style style:name="ListLabel_20_2411" style:display-name="ListLabel 2411" style:family="text"/>
    <style:style style:name="ListLabel_20_2412" style:display-name="ListLabel 2412" style:family="text"/>
    <style:style style:name="ListLabel_20_2413" style:display-name="ListLabel 2413" style:family="text"/>
    <style:style style:name="ListLabel_20_2414" style:display-name="ListLabel 2414" style:family="text"/>
    <style:style style:name="ListLabel_20_2415" style:display-name="ListLabel 2415" style:family="text"/>
    <style:style style:name="ListLabel_20_2416" style:display-name="ListLabel 2416" style:family="text"/>
    <style:style style:name="ListLabel_20_2417" style:display-name="ListLabel 2417" style:family="text"/>
    <style:style style:name="ListLabel_20_2418" style:display-name="ListLabel 2418" style:family="text"/>
    <style:style style:name="ListLabel_20_2419" style:display-name="ListLabel 2419" style:family="text"/>
    <style:style style:name="ListLabel_20_2420" style:display-name="ListLabel 2420" style:family="text"/>
    <style:style style:name="ListLabel_20_2421" style:display-name="ListLabel 2421" style:family="text"/>
    <style:style style:name="ListLabel_20_2422" style:display-name="ListLabel 2422" style:family="text"/>
    <style:style style:name="ListLabel_20_2423" style:display-name="ListLabel 2423" style:family="text"/>
    <style:style style:name="ListLabel_20_2424" style:display-name="ListLabel 2424" style:family="text"/>
    <style:style style:name="ListLabel_20_2425" style:display-name="ListLabel 2425" style:family="text"/>
    <style:style style:name="ListLabel_20_2426" style:display-name="ListLabel 2426" style:family="text"/>
    <style:style style:name="ListLabel_20_2427" style:display-name="ListLabel 2427" style:family="text"/>
    <style:style style:name="ListLabel_20_2428" style:display-name="ListLabel 2428" style:family="text"/>
    <style:style style:name="ListLabel_20_2429" style:display-name="ListLabel 2429" style:family="text"/>
    <style:style style:name="ListLabel_20_2430" style:display-name="ListLabel 2430" style:family="text"/>
    <style:style style:name="ListLabel_20_2431" style:display-name="ListLabel 2431" style:family="text"/>
    <style:style style:name="ListLabel_20_2432" style:display-name="ListLabel 2432" style:family="text"/>
    <style:style style:name="ListLabel_20_2433" style:display-name="ListLabel 2433" style:family="text"/>
    <style:style style:name="ListLabel_20_2434" style:display-name="ListLabel 2434" style:family="text"/>
    <style:style style:name="ListLabel_20_2435" style:display-name="ListLabel 2435" style:family="text"/>
    <style:style style:name="ListLabel_20_2436" style:display-name="ListLabel 2436" style:family="text"/>
    <style:style style:name="ListLabel_20_2437" style:display-name="ListLabel 2437" style:family="text"/>
    <style:style style:name="ListLabel_20_2438" style:display-name="ListLabel 2438" style:family="text"/>
    <style:style style:name="ListLabel_20_2439" style:display-name="ListLabel 2439" style:family="text"/>
    <style:style style:name="ListLabel_20_2440" style:display-name="ListLabel 2440" style:family="text"/>
    <style:style style:name="ListLabel_20_2441" style:display-name="ListLabel 2441" style:family="text"/>
    <style:style style:name="ListLabel_20_2442" style:display-name="ListLabel 2442" style:family="text"/>
    <style:style style:name="ListLabel_20_2443" style:display-name="ListLabel 2443" style:family="text"/>
    <style:style style:name="ListLabel_20_2444" style:display-name="ListLabel 2444" style:family="text"/>
    <style:style style:name="ListLabel_20_2445" style:display-name="ListLabel 2445" style:family="text"/>
    <style:style style:name="ListLabel_20_2446" style:display-name="ListLabel 2446" style:family="text"/>
    <style:style style:name="ListLabel_20_2447" style:display-name="ListLabel 2447" style:family="text"/>
    <style:style style:name="ListLabel_20_2448" style:display-name="ListLabel 2448" style:family="text"/>
    <style:style style:name="ListLabel_20_2449" style:display-name="ListLabel 2449" style:family="text"/>
    <style:style style:name="ListLabel_20_2450" style:display-name="ListLabel 2450" style:family="text"/>
    <style:style style:name="ListLabel_20_2451" style:display-name="ListLabel 2451" style:family="text"/>
    <style:style style:name="ListLabel_20_2452" style:display-name="ListLabel 2452" style:family="text"/>
    <style:style style:name="ListLabel_20_2453" style:display-name="ListLabel 2453" style:family="text"/>
    <style:style style:name="ListLabel_20_2454" style:display-name="ListLabel 2454" style:family="text"/>
    <style:style style:name="ListLabel_20_2455" style:display-name="ListLabel 2455" style:family="text"/>
    <style:style style:name="ListLabel_20_2456" style:display-name="ListLabel 2456" style:family="text"/>
    <style:style style:name="ListLabel_20_2457" style:display-name="ListLabel 2457" style:family="text"/>
    <style:style style:name="ListLabel_20_2458" style:display-name="ListLabel 2458" style:family="text"/>
    <style:style style:name="ListLabel_20_2459" style:display-name="ListLabel 2459" style:family="text"/>
    <style:style style:name="ListLabel_20_2460" style:display-name="ListLabel 2460" style:family="text"/>
    <style:style style:name="ListLabel_20_2461" style:display-name="ListLabel 2461" style:family="text"/>
    <style:style style:name="ListLabel_20_2462" style:display-name="ListLabel 2462" style:family="text"/>
    <style:style style:name="ListLabel_20_2463" style:display-name="ListLabel 2463" style:family="text"/>
    <style:style style:name="ListLabel_20_2464" style:display-name="ListLabel 2464" style:family="text"/>
    <style:style style:name="ListLabel_20_2465" style:display-name="ListLabel 2465" style:family="text"/>
    <style:style style:name="ListLabel_20_2466" style:display-name="ListLabel 2466" style:family="text"/>
    <style:style style:name="ListLabel_20_2467" style:display-name="ListLabel 2467" style:family="text"/>
    <style:style style:name="ListLabel_20_2468" style:display-name="ListLabel 2468" style:family="text"/>
    <style:style style:name="ListLabel_20_2469" style:display-name="ListLabel 2469" style:family="text"/>
    <style:style style:name="ListLabel_20_2470" style:display-name="ListLabel 2470" style:family="text"/>
    <style:style style:name="ListLabel_20_2471" style:display-name="ListLabel 2471" style:family="text"/>
    <style:style style:name="ListLabel_20_2472" style:display-name="ListLabel 2472" style:family="text"/>
    <style:style style:name="ListLabel_20_2473" style:display-name="ListLabel 2473" style:family="text"/>
    <style:style style:name="ListLabel_20_2474" style:display-name="ListLabel 2474" style:family="text"/>
    <style:style style:name="ListLabel_20_2475" style:display-name="ListLabel 2475" style:family="text"/>
    <style:style style:name="ListLabel_20_2476" style:display-name="ListLabel 2476" style:family="text"/>
    <style:style style:name="ListLabel_20_2477" style:display-name="ListLabel 2477" style:family="text"/>
    <style:style style:name="ListLabel_20_2478" style:display-name="ListLabel 2478" style:family="text"/>
    <style:style style:name="ListLabel_20_2479" style:display-name="ListLabel 2479" style:family="text"/>
    <style:style style:name="ListLabel_20_2480" style:display-name="ListLabel 2480" style:family="text"/>
    <style:style style:name="ListLabel_20_2481" style:display-name="ListLabel 2481" style:family="text"/>
    <style:style style:name="ListLabel_20_2482" style:display-name="ListLabel 2482" style:family="text"/>
    <style:style style:name="ListLabel_20_2483" style:display-name="ListLabel 2483" style:family="text"/>
    <style:style style:name="ListLabel_20_2484" style:display-name="ListLabel 2484" style:family="text"/>
    <style:style style:name="ListLabel_20_2485" style:display-name="ListLabel 2485" style:family="text"/>
    <style:style style:name="ListLabel_20_2486" style:display-name="ListLabel 2486" style:family="text"/>
    <style:style style:name="ListLabel_20_2487" style:display-name="ListLabel 2487" style:family="text"/>
    <style:style style:name="ListLabel_20_2488" style:display-name="ListLabel 2488" style:family="text"/>
    <style:style style:name="ListLabel_20_2489" style:display-name="ListLabel 2489" style:family="text"/>
    <style:style style:name="ListLabel_20_2490" style:display-name="ListLabel 2490" style:family="text"/>
    <style:style style:name="ListLabel_20_2491" style:display-name="ListLabel 2491" style:family="text"/>
    <style:style style:name="ListLabel_20_2492" style:display-name="ListLabel 2492" style:family="text"/>
    <style:style style:name="ListLabel_20_2493" style:display-name="ListLabel 2493" style:family="text"/>
    <style:style style:name="ListLabel_20_2494" style:display-name="ListLabel 2494" style:family="text"/>
    <style:style style:name="ListLabel_20_2495" style:display-name="ListLabel 2495" style:family="text"/>
    <style:style style:name="ListLabel_20_2496" style:display-name="ListLabel 2496" style:family="text"/>
    <style:style style:name="ListLabel_20_2497" style:display-name="ListLabel 2497" style:family="text"/>
    <style:style style:name="ListLabel_20_2498" style:display-name="ListLabel 2498" style:family="text"/>
    <style:style style:name="ListLabel_20_2499" style:display-name="ListLabel 2499" style:family="text"/>
    <style:style style:name="ListLabel_20_2500" style:display-name="ListLabel 2500" style:family="text"/>
    <style:style style:name="ListLabel_20_2501" style:display-name="ListLabel 2501" style:family="text"/>
    <style:style style:name="ListLabel_20_2502" style:display-name="ListLabel 2502" style:family="text"/>
    <style:style style:name="ListLabel_20_2503" style:display-name="ListLabel 2503" style:family="text"/>
    <style:style style:name="ListLabel_20_2504" style:display-name="ListLabel 2504" style:family="text"/>
    <style:style style:name="ListLabel_20_2505" style:display-name="ListLabel 2505" style:family="text"/>
    <style:style style:name="ListLabel_20_2506" style:display-name="ListLabel 2506" style:family="text"/>
    <style:style style:name="ListLabel_20_2507" style:display-name="ListLabel 2507" style:family="text"/>
    <style:style style:name="ListLabel_20_2508" style:display-name="ListLabel 2508" style:family="text"/>
    <style:style style:name="ListLabel_20_2509" style:display-name="ListLabel 2509" style:family="text"/>
    <style:style style:name="ListLabel_20_2510" style:display-name="ListLabel 2510" style:family="text"/>
    <style:style style:name="ListLabel_20_2511" style:display-name="ListLabel 2511" style:family="text"/>
    <style:style style:name="ListLabel_20_2512" style:display-name="ListLabel 2512" style:family="text"/>
    <style:style style:name="ListLabel_20_2513" style:display-name="ListLabel 2513" style:family="text"/>
    <style:style style:name="ListLabel_20_2514" style:display-name="ListLabel 2514" style:family="text"/>
    <style:style style:name="ListLabel_20_2515" style:display-name="ListLabel 2515" style:family="text"/>
    <style:style style:name="ListLabel_20_2516" style:display-name="ListLabel 2516" style:family="text"/>
    <style:style style:name="ListLabel_20_2517" style:display-name="ListLabel 2517" style:family="text"/>
    <style:style style:name="ListLabel_20_2518" style:display-name="ListLabel 2518" style:family="text"/>
    <style:style style:name="ListLabel_20_2519" style:display-name="ListLabel 2519" style:family="text"/>
    <style:style style:name="ListLabel_20_2520" style:display-name="ListLabel 2520" style:family="text"/>
    <style:style style:name="ListLabel_20_2521" style:display-name="ListLabel 2521" style:family="text"/>
    <style:style style:name="ListLabel_20_2522" style:display-name="ListLabel 2522" style:family="text"/>
    <style:style style:name="ListLabel_20_2523" style:display-name="ListLabel 2523" style:family="text"/>
    <style:style style:name="ListLabel_20_2524" style:display-name="ListLabel 2524" style:family="text"/>
    <style:style style:name="ListLabel_20_2525" style:display-name="ListLabel 2525" style:family="text"/>
    <style:style style:name="ListLabel_20_2526" style:display-name="ListLabel 2526" style:family="text"/>
    <style:style style:name="ListLabel_20_2527" style:display-name="ListLabel 2527" style:family="text"/>
    <style:style style:name="ListLabel_20_2528" style:display-name="ListLabel 2528" style:family="text"/>
    <style:style style:name="ListLabel_20_2529" style:display-name="ListLabel 2529" style:family="text"/>
    <style:style style:name="ListLabel_20_2530" style:display-name="ListLabel 2530" style:family="text"/>
    <style:style style:name="ListLabel_20_2531" style:display-name="ListLabel 2531" style:family="text"/>
    <style:style style:name="ListLabel_20_2532" style:display-name="ListLabel 2532" style:family="text"/>
    <style:style style:name="ListLabel_20_2533" style:display-name="ListLabel 2533" style:family="text"/>
    <style:style style:name="ListLabel_20_2534" style:display-name="ListLabel 2534" style:family="text"/>
    <style:style style:name="ListLabel_20_2535" style:display-name="ListLabel 2535" style:family="text"/>
    <style:style style:name="ListLabel_20_2536" style:display-name="ListLabel 2536" style:family="text"/>
    <style:style style:name="ListLabel_20_2537" style:display-name="ListLabel 2537" style:family="text"/>
    <style:style style:name="ListLabel_20_2538" style:display-name="ListLabel 2538" style:family="text"/>
    <style:style style:name="ListLabel_20_2539" style:display-name="ListLabel 2539" style:family="text"/>
    <style:style style:name="ListLabel_20_2540" style:display-name="ListLabel 2540" style:family="text"/>
    <style:style style:name="ListLabel_20_2541" style:display-name="ListLabel 2541" style:family="text"/>
    <style:style style:name="ListLabel_20_2542" style:display-name="ListLabel 2542" style:family="text"/>
    <style:style style:name="ListLabel_20_2543" style:display-name="ListLabel 2543" style:family="text"/>
    <style:style style:name="ListLabel_20_2544" style:display-name="ListLabel 2544" style:family="text"/>
    <style:style style:name="ListLabel_20_2545" style:display-name="ListLabel 2545" style:family="text"/>
    <style:style style:name="ListLabel_20_2546" style:display-name="ListLabel 2546" style:family="text"/>
    <style:style style:name="ListLabel_20_2547" style:display-name="ListLabel 2547" style:family="text"/>
    <style:style style:name="ListLabel_20_2548" style:display-name="ListLabel 2548" style:family="text"/>
    <style:style style:name="ListLabel_20_2549" style:display-name="ListLabel 2549" style:family="text"/>
    <style:style style:name="ListLabel_20_2550" style:display-name="ListLabel 2550" style:family="text"/>
    <style:style style:name="ListLabel_20_2551" style:display-name="ListLabel 2551" style:family="text"/>
    <style:style style:name="ListLabel_20_2552" style:display-name="ListLabel 2552" style:family="text"/>
    <style:style style:name="ListLabel_20_2553" style:display-name="ListLabel 2553" style:family="text"/>
    <style:style style:name="ListLabel_20_2554" style:display-name="ListLabel 2554" style:family="text"/>
    <style:style style:name="ListLabel_20_2555" style:display-name="ListLabel 2555" style:family="text"/>
    <style:style style:name="ListLabel_20_2556" style:display-name="ListLabel 2556" style:family="text"/>
    <style:style style:name="ListLabel_20_2557" style:display-name="ListLabel 2557" style:family="text"/>
    <style:style style:name="ListLabel_20_2558" style:display-name="ListLabel 2558" style:family="text"/>
    <style:style style:name="ListLabel_20_2559" style:display-name="ListLabel 2559" style:family="text"/>
    <style:style style:name="ListLabel_20_2560" style:display-name="ListLabel 2560" style:family="text"/>
    <style:style style:name="ListLabel_20_2561" style:display-name="ListLabel 2561" style:family="text"/>
    <style:style style:name="ListLabel_20_2562" style:display-name="ListLabel 2562" style:family="text"/>
    <style:style style:name="ListLabel_20_2563" style:display-name="ListLabel 2563" style:family="text"/>
    <style:style style:name="ListLabel_20_2564" style:display-name="ListLabel 2564" style:family="text"/>
    <style:style style:name="ListLabel_20_2565" style:display-name="ListLabel 2565" style:family="text"/>
    <style:style style:name="ListLabel_20_2566" style:display-name="ListLabel 2566" style:family="text"/>
    <style:style style:name="ListLabel_20_2567" style:display-name="ListLabel 2567" style:family="text"/>
    <style:style style:name="ListLabel_20_2568" style:display-name="ListLabel 2568" style:family="text"/>
    <style:style style:name="ListLabel_20_2569" style:display-name="ListLabel 2569" style:family="text"/>
    <style:style style:name="ListLabel_20_2570" style:display-name="ListLabel 2570" style:family="text"/>
    <style:style style:name="ListLabel_20_2571" style:display-name="ListLabel 2571" style:family="text"/>
    <style:style style:name="ListLabel_20_2572" style:display-name="ListLabel 2572" style:family="text"/>
    <style:style style:name="ListLabel_20_2573" style:display-name="ListLabel 2573" style:family="text"/>
    <style:style style:name="ListLabel_20_2574" style:display-name="ListLabel 2574" style:family="text"/>
    <style:style style:name="ListLabel_20_2575" style:display-name="ListLabel 2575" style:family="text"/>
    <style:style style:name="ListLabel_20_2576" style:display-name="ListLabel 2576" style:family="text"/>
    <style:style style:name="ListLabel_20_2577" style:display-name="ListLabel 2577" style:family="text"/>
    <style:style style:name="ListLabel_20_2578" style:display-name="ListLabel 2578" style:family="text"/>
    <style:style style:name="ListLabel_20_2579" style:display-name="ListLabel 2579" style:family="text"/>
    <style:style style:name="ListLabel_20_2580" style:display-name="ListLabel 2580" style:family="text"/>
    <style:style style:name="ListLabel_20_2581" style:display-name="ListLabel 2581" style:family="text"/>
    <style:style style:name="ListLabel_20_2582" style:display-name="ListLabel 2582" style:family="text"/>
    <style:style style:name="ListLabel_20_2583" style:display-name="ListLabel 2583" style:family="text"/>
    <style:style style:name="ListLabel_20_2584" style:display-name="ListLabel 2584" style:family="text"/>
    <style:style style:name="ListLabel_20_2585" style:display-name="ListLabel 2585" style:family="text"/>
    <style:style style:name="ListLabel_20_2586" style:display-name="ListLabel 2586" style:family="text"/>
    <style:style style:name="ListLabel_20_2587" style:display-name="ListLabel 2587" style:family="text"/>
    <style:style style:name="ListLabel_20_2588" style:display-name="ListLabel 2588" style:family="text"/>
    <style:style style:name="ListLabel_20_2589" style:display-name="ListLabel 2589" style:family="text"/>
    <style:style style:name="ListLabel_20_2590" style:display-name="ListLabel 2590" style:family="text"/>
    <style:style style:name="ListLabel_20_2591" style:display-name="ListLabel 2591" style:family="text"/>
    <style:style style:name="ListLabel_20_2592" style:display-name="ListLabel 2592" style:family="text"/>
    <style:style style:name="ListLabel_20_2593" style:display-name="ListLabel 2593" style:family="text"/>
    <style:style style:name="ListLabel_20_2594" style:display-name="ListLabel 2594" style:family="text"/>
    <style:style style:name="ListLabel_20_2595" style:display-name="ListLabel 2595" style:family="text"/>
    <style:style style:name="ListLabel_20_2596" style:display-name="ListLabel 2596" style:family="text"/>
    <style:style style:name="ListLabel_20_2597" style:display-name="ListLabel 2597" style:family="text"/>
    <style:style style:name="ListLabel_20_2598" style:display-name="ListLabel 2598" style:family="text"/>
    <style:style style:name="ListLabel_20_2599" style:display-name="ListLabel 2599" style:family="text"/>
    <style:style style:name="ListLabel_20_2600" style:display-name="ListLabel 2600" style:family="text"/>
    <style:style style:name="ListLabel_20_2601" style:display-name="ListLabel 2601" style:family="text"/>
    <style:style style:name="ListLabel_20_2602" style:display-name="ListLabel 2602" style:family="text"/>
    <style:style style:name="ListLabel_20_2603" style:display-name="ListLabel 2603" style:family="text"/>
    <style:style style:name="ListLabel_20_2604" style:display-name="ListLabel 2604" style:family="text"/>
    <style:style style:name="ListLabel_20_2605" style:display-name="ListLabel 2605" style:family="text"/>
    <style:style style:name="ListLabel_20_2606" style:display-name="ListLabel 2606" style:family="text"/>
    <style:style style:name="ListLabel_20_2607" style:display-name="ListLabel 2607" style:family="text"/>
    <style:style style:name="ListLabel_20_2608" style:display-name="ListLabel 2608" style:family="text"/>
    <style:style style:name="ListLabel_20_2609" style:display-name="ListLabel 2609" style:family="text"/>
    <style:style style:name="ListLabel_20_2610" style:display-name="ListLabel 2610" style:family="text"/>
    <style:style style:name="ListLabel_20_2611" style:display-name="ListLabel 2611" style:family="text"/>
    <style:style style:name="ListLabel_20_2612" style:display-name="ListLabel 2612" style:family="text"/>
    <style:style style:name="ListLabel_20_2613" style:display-name="ListLabel 2613" style:family="text"/>
    <style:style style:name="ListLabel_20_2614" style:display-name="ListLabel 2614" style:family="text"/>
    <style:style style:name="ListLabel_20_2615" style:display-name="ListLabel 2615" style:family="text"/>
    <style:style style:name="ListLabel_20_2616" style:display-name="ListLabel 2616" style:family="text"/>
    <style:style style:name="ListLabel_20_2617" style:display-name="ListLabel 2617" style:family="text"/>
    <style:style style:name="ListLabel_20_2618" style:display-name="ListLabel 2618" style:family="text"/>
    <style:style style:name="ListLabel_20_2619" style:display-name="ListLabel 2619" style:family="text"/>
    <style:style style:name="ListLabel_20_2620" style:display-name="ListLabel 2620" style:family="text"/>
    <style:style style:name="ListLabel_20_2621" style:display-name="ListLabel 2621" style:family="text"/>
    <style:style style:name="ListLabel_20_2622" style:display-name="ListLabel 2622" style:family="text"/>
    <style:style style:name="ListLabel_20_2623" style:display-name="ListLabel 2623" style:family="text"/>
    <style:style style:name="ListLabel_20_2624" style:display-name="ListLabel 2624" style:family="text"/>
    <style:style style:name="ListLabel_20_2625" style:display-name="ListLabel 2625" style:family="text"/>
    <style:style style:name="ListLabel_20_2626" style:display-name="ListLabel 2626" style:family="text"/>
    <style:style style:name="ListLabel_20_2627" style:display-name="ListLabel 2627" style:family="text"/>
    <style:style style:name="ListLabel_20_2628" style:display-name="ListLabel 2628" style:family="text"/>
    <style:style style:name="ListLabel_20_2629" style:display-name="ListLabel 2629" style:family="text"/>
    <style:style style:name="ListLabel_20_2630" style:display-name="ListLabel 2630" style:family="text"/>
    <style:style style:name="ListLabel_20_2631" style:display-name="ListLabel 2631" style:family="text"/>
    <style:style style:name="ListLabel_20_2632" style:display-name="ListLabel 2632" style:family="text"/>
    <style:style style:name="ListLabel_20_2633" style:display-name="ListLabel 2633" style:family="text"/>
    <style:style style:name="ListLabel_20_2634" style:display-name="ListLabel 2634" style:family="text"/>
    <style:style style:name="ListLabel_20_2635" style:display-name="ListLabel 2635" style:family="text"/>
    <style:style style:name="ListLabel_20_2636" style:display-name="ListLabel 2636" style:family="text"/>
    <style:style style:name="ListLabel_20_2637" style:display-name="ListLabel 2637" style:family="text"/>
    <style:style style:name="ListLabel_20_2638" style:display-name="ListLabel 2638" style:family="text"/>
    <style:style style:name="ListLabel_20_2639" style:display-name="ListLabel 2639" style:family="text"/>
    <style:style style:name="ListLabel_20_2640" style:display-name="ListLabel 2640" style:family="text"/>
    <style:style style:name="ListLabel_20_2641" style:display-name="ListLabel 2641" style:family="text"/>
    <style:style style:name="ListLabel_20_2642" style:display-name="ListLabel 2642" style:family="text"/>
    <style:style style:name="ListLabel_20_2643" style:display-name="ListLabel 2643" style:family="text"/>
    <style:style style:name="ListLabel_20_2644" style:display-name="ListLabel 2644" style:family="text"/>
    <style:style style:name="ListLabel_20_2645" style:display-name="ListLabel 2645" style:family="text"/>
    <style:style style:name="ListLabel_20_2646" style:display-name="ListLabel 2646" style:family="text"/>
    <style:style style:name="ListLabel_20_2647" style:display-name="ListLabel 2647" style:family="text"/>
    <style:style style:name="ListLabel_20_2648" style:display-name="ListLabel 2648" style:family="text"/>
    <style:style style:name="ListLabel_20_2649" style:display-name="ListLabel 2649" style:family="text"/>
    <style:style style:name="ListLabel_20_2650" style:display-name="ListLabel 2650" style:family="text"/>
    <style:style style:name="ListLabel_20_2651" style:display-name="ListLabel 2651" style:family="text"/>
    <style:style style:name="ListLabel_20_2652" style:display-name="ListLabel 2652" style:family="text"/>
    <style:style style:name="ListLabel_20_2653" style:display-name="ListLabel 2653" style:family="text"/>
    <style:style style:name="ListLabel_20_2654" style:display-name="ListLabel 2654" style:family="text"/>
    <style:style style:name="ListLabel_20_2655" style:display-name="ListLabel 2655" style:family="text"/>
    <style:style style:name="ListLabel_20_2656" style:display-name="ListLabel 2656" style:family="text"/>
    <style:style style:name="ListLabel_20_2657" style:display-name="ListLabel 2657" style:family="text"/>
    <style:style style:name="ListLabel_20_2658" style:display-name="ListLabel 2658" style:family="text"/>
    <style:style style:name="ListLabel_20_2659" style:display-name="ListLabel 2659" style:family="text"/>
    <style:style style:name="ListLabel_20_2660" style:display-name="ListLabel 2660" style:family="text"/>
    <style:style style:name="ListLabel_20_2661" style:display-name="ListLabel 2661" style:family="text"/>
    <style:style style:name="ListLabel_20_2662" style:display-name="ListLabel 2662" style:family="text"/>
    <style:style style:name="ListLabel_20_2663" style:display-name="ListLabel 2663" style:family="text"/>
    <style:style style:name="ListLabel_20_2664" style:display-name="ListLabel 2664" style:family="text"/>
    <style:style style:name="ListLabel_20_2665" style:display-name="ListLabel 2665" style:family="text"/>
    <style:style style:name="ListLabel_20_2666" style:display-name="ListLabel 2666" style:family="text"/>
    <style:style style:name="ListLabel_20_2667" style:display-name="ListLabel 2667" style:family="text"/>
    <style:style style:name="ListLabel_20_2668" style:display-name="ListLabel 2668" style:family="text"/>
    <style:style style:name="ListLabel_20_2669" style:display-name="ListLabel 2669" style:family="text"/>
    <style:style style:name="ListLabel_20_2670" style:display-name="ListLabel 2670" style:family="text"/>
    <style:style style:name="ListLabel_20_2671" style:display-name="ListLabel 2671" style:family="text"/>
    <style:style style:name="ListLabel_20_2672" style:display-name="ListLabel 2672" style:family="text"/>
    <style:style style:name="ListLabel_20_2673" style:display-name="ListLabel 2673" style:family="text"/>
    <style:style style:name="ListLabel_20_2674" style:display-name="ListLabel 2674" style:family="text"/>
    <style:style style:name="ListLabel_20_2675" style:display-name="ListLabel 2675" style:family="text"/>
    <style:style style:name="ListLabel_20_2676" style:display-name="ListLabel 2676" style:family="text"/>
    <style:style style:name="ListLabel_20_2677" style:display-name="ListLabel 2677" style:family="text"/>
    <style:style style:name="ListLabel_20_2678" style:display-name="ListLabel 2678" style:family="text"/>
    <style:style style:name="ListLabel_20_2679" style:display-name="ListLabel 2679" style:family="text"/>
    <style:style style:name="ListLabel_20_2680" style:display-name="ListLabel 2680" style:family="text"/>
    <style:style style:name="ListLabel_20_2681" style:display-name="ListLabel 2681" style:family="text"/>
    <style:style style:name="ListLabel_20_2682" style:display-name="ListLabel 2682" style:family="text"/>
    <style:style style:name="ListLabel_20_2683" style:display-name="ListLabel 2683" style:family="text"/>
    <style:style style:name="ListLabel_20_2684" style:display-name="ListLabel 2684" style:family="text"/>
    <style:style style:name="ListLabel_20_2685" style:display-name="ListLabel 2685" style:family="text"/>
    <style:style style:name="ListLabel_20_2686" style:display-name="ListLabel 2686" style:family="text"/>
    <style:style style:name="ListLabel_20_2687" style:display-name="ListLabel 2687" style:family="text"/>
    <style:style style:name="ListLabel_20_2688" style:display-name="ListLabel 2688" style:family="text"/>
    <style:style style:name="ListLabel_20_2689" style:display-name="ListLabel 2689" style:family="text"/>
    <style:style style:name="ListLabel_20_2690" style:display-name="ListLabel 2690" style:family="text"/>
    <style:style style:name="ListLabel_20_2691" style:display-name="ListLabel 2691" style:family="text"/>
    <style:style style:name="ListLabel_20_2692" style:display-name="ListLabel 2692" style:family="text"/>
    <style:style style:name="ListLabel_20_2693" style:display-name="ListLabel 2693" style:family="text"/>
    <style:style style:name="ListLabel_20_2694" style:display-name="ListLabel 2694" style:family="text"/>
    <style:style style:name="ListLabel_20_2695" style:display-name="ListLabel 2695" style:family="text"/>
    <style:style style:name="ListLabel_20_2696" style:display-name="ListLabel 2696" style:family="text"/>
    <style:style style:name="ListLabel_20_2697" style:display-name="ListLabel 2697" style:family="text"/>
    <style:style style:name="ListLabel_20_2698" style:display-name="ListLabel 2698" style:family="text"/>
    <style:style style:name="ListLabel_20_2699" style:display-name="ListLabel 2699" style:family="text"/>
    <style:style style:name="ListLabel_20_2700" style:display-name="ListLabel 2700" style:family="text"/>
    <style:style style:name="ListLabel_20_2701" style:display-name="ListLabel 2701" style:family="text"/>
    <style:style style:name="ListLabel_20_2702" style:display-name="ListLabel 2702" style:family="text"/>
    <style:style style:name="ListLabel_20_2703" style:display-name="ListLabel 2703" style:family="text"/>
    <style:style style:name="ListLabel_20_2704" style:display-name="ListLabel 2704" style:family="text"/>
    <style:style style:name="ListLabel_20_2705" style:display-name="ListLabel 2705" style:family="text"/>
    <style:style style:name="ListLabel_20_2706" style:display-name="ListLabel 2706" style:family="text"/>
    <style:style style:name="ListLabel_20_2707" style:display-name="ListLabel 2707" style:family="text"/>
    <style:style style:name="ListLabel_20_2708" style:display-name="ListLabel 2708" style:family="text"/>
    <style:style style:name="ListLabel_20_2709" style:display-name="ListLabel 2709" style:family="text"/>
    <style:style style:name="ListLabel_20_2710" style:display-name="ListLabel 2710" style:family="text"/>
    <style:style style:name="ListLabel_20_2711" style:display-name="ListLabel 2711" style:family="text"/>
    <style:style style:name="ListLabel_20_2712" style:display-name="ListLabel 2712" style:family="text"/>
    <style:style style:name="ListLabel_20_2713" style:display-name="ListLabel 2713" style:family="text"/>
    <style:style style:name="ListLabel_20_2714" style:display-name="ListLabel 2714" style:family="text"/>
    <style:style style:name="ListLabel_20_2715" style:display-name="ListLabel 2715" style:family="text"/>
    <style:style style:name="ListLabel_20_2716" style:display-name="ListLabel 2716" style:family="text"/>
    <style:style style:name="ListLabel_20_2717" style:display-name="ListLabel 2717" style:family="text"/>
    <style:style style:name="ListLabel_20_2718" style:display-name="ListLabel 2718" style:family="text"/>
    <style:style style:name="ListLabel_20_2719" style:display-name="ListLabel 2719" style:family="text"/>
    <style:style style:name="ListLabel_20_2720" style:display-name="ListLabel 2720" style:family="text"/>
    <style:style style:name="ListLabel_20_2721" style:display-name="ListLabel 2721" style:family="text"/>
    <style:style style:name="ListLabel_20_2722" style:display-name="ListLabel 2722" style:family="text"/>
    <style:style style:name="ListLabel_20_2723" style:display-name="ListLabel 2723" style:family="text"/>
    <style:style style:name="ListLabel_20_2724" style:display-name="ListLabel 2724" style:family="text"/>
    <style:style style:name="ListLabel_20_2725" style:display-name="ListLabel 2725" style:family="text"/>
    <style:style style:name="ListLabel_20_2726" style:display-name="ListLabel 2726" style:family="text"/>
    <style:style style:name="ListLabel_20_2727" style:display-name="ListLabel 2727" style:family="text"/>
    <style:style style:name="ListLabel_20_2728" style:display-name="ListLabel 2728" style:family="text"/>
    <style:style style:name="ListLabel_20_2729" style:display-name="ListLabel 2729" style:family="text"/>
    <style:style style:name="ListLabel_20_2730" style:display-name="ListLabel 2730" style:family="text"/>
    <style:style style:name="ListLabel_20_2731" style:display-name="ListLabel 2731" style:family="text"/>
    <style:style style:name="ListLabel_20_2732" style:display-name="ListLabel 2732" style:family="text"/>
    <style:style style:name="ListLabel_20_2733" style:display-name="ListLabel 2733" style:family="text"/>
    <style:style style:name="ListLabel_20_2734" style:display-name="ListLabel 2734" style:family="text"/>
    <style:style style:name="ListLabel_20_2735" style:display-name="ListLabel 2735" style:family="text"/>
    <style:style style:name="ListLabel_20_2736" style:display-name="ListLabel 2736" style:family="text"/>
    <style:style style:name="ListLabel_20_2737" style:display-name="ListLabel 2737" style:family="text"/>
    <style:style style:name="ListLabel_20_2738" style:display-name="ListLabel 2738" style:family="text"/>
    <style:style style:name="ListLabel_20_2739" style:display-name="ListLabel 2739" style:family="text"/>
    <style:style style:name="ListLabel_20_2740" style:display-name="ListLabel 2740" style:family="text"/>
    <style:style style:name="ListLabel_20_2741" style:display-name="ListLabel 2741" style:family="text"/>
    <style:style style:name="ListLabel_20_2742" style:display-name="ListLabel 2742" style:family="text"/>
    <style:style style:name="ListLabel_20_2743" style:display-name="ListLabel 2743" style:family="text"/>
    <style:style style:name="ListLabel_20_2744" style:display-name="ListLabel 2744" style:family="text"/>
    <style:style style:name="ListLabel_20_2745" style:display-name="ListLabel 2745" style:family="text"/>
    <style:style style:name="ListLabel_20_2746" style:display-name="ListLabel 2746" style:family="text"/>
    <style:style style:name="ListLabel_20_2747" style:display-name="ListLabel 2747" style:family="text"/>
    <style:style style:name="ListLabel_20_2748" style:display-name="ListLabel 2748" style:family="text"/>
    <style:style style:name="ListLabel_20_2749" style:display-name="ListLabel 2749" style:family="text"/>
    <style:style style:name="ListLabel_20_2750" style:display-name="ListLabel 2750" style:family="text"/>
    <style:style style:name="ListLabel_20_2751" style:display-name="ListLabel 2751" style:family="text"/>
    <style:style style:name="ListLabel_20_2752" style:display-name="ListLabel 2752" style:family="text"/>
    <style:style style:name="ListLabel_20_2753" style:display-name="ListLabel 2753" style:family="text"/>
    <style:style style:name="ListLabel_20_2754" style:display-name="ListLabel 2754" style:family="text"/>
    <style:style style:name="ListLabel_20_2755" style:display-name="ListLabel 2755" style:family="text"/>
    <style:style style:name="ListLabel_20_2756" style:display-name="ListLabel 2756" style:family="text"/>
    <style:style style:name="ListLabel_20_2757" style:display-name="ListLabel 2757" style:family="text"/>
    <style:style style:name="ListLabel_20_2758" style:display-name="ListLabel 2758" style:family="text"/>
    <style:style style:name="ListLabel_20_2759" style:display-name="ListLabel 2759" style:family="text"/>
    <style:style style:name="ListLabel_20_2760" style:display-name="ListLabel 2760" style:family="text"/>
    <style:style style:name="ListLabel_20_2761" style:display-name="ListLabel 2761" style:family="text"/>
    <style:style style:name="ListLabel_20_2762" style:display-name="ListLabel 2762" style:family="text"/>
    <style:style style:name="ListLabel_20_2763" style:display-name="ListLabel 2763" style:family="text"/>
    <style:style style:name="ListLabel_20_2764" style:display-name="ListLabel 2764" style:family="text"/>
    <style:style style:name="ListLabel_20_2765" style:display-name="ListLabel 2765" style:family="text"/>
    <style:style style:name="ListLabel_20_2766" style:display-name="ListLabel 2766" style:family="text"/>
    <style:style style:name="ListLabel_20_2767" style:display-name="ListLabel 2767" style:family="text"/>
    <style:style style:name="ListLabel_20_2768" style:display-name="ListLabel 2768" style:family="text"/>
    <style:style style:name="ListLabel_20_2769" style:display-name="ListLabel 2769" style:family="text"/>
    <style:style style:name="ListLabel_20_2770" style:display-name="ListLabel 2770" style:family="text"/>
    <style:style style:name="ListLabel_20_2771" style:display-name="ListLabel 2771" style:family="text"/>
    <style:style style:name="ListLabel_20_2772" style:display-name="ListLabel 2772" style:family="text"/>
    <style:style style:name="ListLabel_20_2773" style:display-name="ListLabel 2773" style:family="text"/>
    <style:style style:name="ListLabel_20_2774" style:display-name="ListLabel 2774" style:family="text"/>
    <style:style style:name="ListLabel_20_2775" style:display-name="ListLabel 2775" style:family="text"/>
    <style:style style:name="ListLabel_20_2776" style:display-name="ListLabel 2776" style:family="text"/>
    <style:style style:name="ListLabel_20_2777" style:display-name="ListLabel 2777" style:family="text"/>
    <style:style style:name="ListLabel_20_2778" style:display-name="ListLabel 2778" style:family="text"/>
    <style:style style:name="ListLabel_20_2779" style:display-name="ListLabel 2779" style:family="text"/>
    <style:style style:name="ListLabel_20_2780" style:display-name="ListLabel 2780" style:family="text"/>
    <style:style style:name="ListLabel_20_2781" style:display-name="ListLabel 2781" style:family="text"/>
    <style:style style:name="ListLabel_20_2782" style:display-name="ListLabel 2782" style:family="text"/>
    <style:style style:name="ListLabel_20_2783" style:display-name="ListLabel 2783" style:family="text"/>
    <style:style style:name="ListLabel_20_2784" style:display-name="ListLabel 2784" style:family="text"/>
    <style:style style:name="ListLabel_20_2785" style:display-name="ListLabel 2785" style:family="text"/>
    <style:style style:name="ListLabel_20_2786" style:display-name="ListLabel 2786" style:family="text"/>
    <style:style style:name="ListLabel_20_2787" style:display-name="ListLabel 2787" style:family="text"/>
    <style:style style:name="ListLabel_20_2788" style:display-name="ListLabel 2788" style:family="text"/>
    <style:style style:name="ListLabel_20_2789" style:display-name="ListLabel 2789" style:family="text"/>
    <style:style style:name="ListLabel_20_2790" style:display-name="ListLabel 2790" style:family="text"/>
    <style:style style:name="ListLabel_20_2791" style:display-name="ListLabel 2791" style:family="text"/>
    <style:style style:name="ListLabel_20_2792" style:display-name="ListLabel 2792" style:family="text"/>
    <style:style style:name="ListLabel_20_2793" style:display-name="ListLabel 2793" style:family="text"/>
    <style:style style:name="ListLabel_20_2794" style:display-name="ListLabel 2794" style:family="text"/>
    <style:style style:name="ListLabel_20_2795" style:display-name="ListLabel 2795" style:family="text"/>
    <style:style style:name="ListLabel_20_2796" style:display-name="ListLabel 2796" style:family="text"/>
    <style:style style:name="ListLabel_20_2797" style:display-name="ListLabel 2797" style:family="text"/>
    <style:style style:name="ListLabel_20_2798" style:display-name="ListLabel 2798" style:family="text"/>
    <style:style style:name="ListLabel_20_2799" style:display-name="ListLabel 2799" style:family="text"/>
    <style:style style:name="ListLabel_20_2800" style:display-name="ListLabel 2800" style:family="text"/>
    <style:style style:name="ListLabel_20_2801" style:display-name="ListLabel 2801" style:family="text"/>
    <style:style style:name="ListLabel_20_2802" style:display-name="ListLabel 2802" style:family="text"/>
    <style:style style:name="ListLabel_20_2803" style:display-name="ListLabel 2803" style:family="text"/>
    <style:style style:name="ListLabel_20_2804" style:display-name="ListLabel 2804" style:family="text"/>
    <style:style style:name="ListLabel_20_2805" style:display-name="ListLabel 2805" style:family="text"/>
    <style:style style:name="ListLabel_20_2806" style:display-name="ListLabel 2806" style:family="text"/>
    <style:style style:name="ListLabel_20_2807" style:display-name="ListLabel 2807" style:family="text"/>
    <style:style style:name="ListLabel_20_2808" style:display-name="ListLabel 2808" style:family="text"/>
    <style:style style:name="ListLabel_20_2809" style:display-name="ListLabel 2809" style:family="text"/>
    <style:style style:name="ListLabel_20_2810" style:display-name="ListLabel 2810" style:family="text"/>
    <style:style style:name="ListLabel_20_2811" style:display-name="ListLabel 2811" style:family="text"/>
    <style:style style:name="ListLabel_20_2812" style:display-name="ListLabel 2812" style:family="text"/>
    <style:style style:name="ListLabel_20_2813" style:display-name="ListLabel 2813" style:family="text"/>
    <style:style style:name="ListLabel_20_2814" style:display-name="ListLabel 2814" style:family="text"/>
    <style:style style:name="ListLabel_20_2815" style:display-name="ListLabel 2815" style:family="text"/>
    <style:style style:name="ListLabel_20_2816" style:display-name="ListLabel 2816" style:family="text"/>
    <style:style style:name="ListLabel_20_2817" style:display-name="ListLabel 2817" style:family="text"/>
    <style:style style:name="ListLabel_20_2818" style:display-name="ListLabel 2818" style:family="text"/>
    <style:style style:name="ListLabel_20_2819" style:display-name="ListLabel 2819" style:family="text"/>
    <style:style style:name="ListLabel_20_2820" style:display-name="ListLabel 2820" style:family="text"/>
    <style:style style:name="ListLabel_20_2821" style:display-name="ListLabel 2821" style:family="text"/>
    <style:style style:name="ListLabel_20_2822" style:display-name="ListLabel 2822" style:family="text"/>
    <style:style style:name="ListLabel_20_2823" style:display-name="ListLabel 2823" style:family="text"/>
    <style:style style:name="ListLabel_20_2824" style:display-name="ListLabel 2824" style:family="text"/>
    <style:style style:name="ListLabel_20_2825" style:display-name="ListLabel 2825" style:family="text"/>
    <style:style style:name="ListLabel_20_2826" style:display-name="ListLabel 2826" style:family="text"/>
    <style:style style:name="ListLabel_20_2827" style:display-name="ListLabel 2827" style:family="text"/>
    <style:style style:name="ListLabel_20_2828" style:display-name="ListLabel 2828" style:family="text"/>
    <style:style style:name="ListLabel_20_2829" style:display-name="ListLabel 2829" style:family="text"/>
    <style:style style:name="ListLabel_20_2830" style:display-name="ListLabel 2830" style:family="text"/>
    <style:style style:name="ListLabel_20_2831" style:display-name="ListLabel 2831" style:family="text"/>
    <style:style style:name="ListLabel_20_2832" style:display-name="ListLabel 2832" style:family="text"/>
    <style:style style:name="ListLabel_20_2833" style:display-name="ListLabel 2833" style:family="text"/>
    <style:style style:name="ListLabel_20_2834" style:display-name="ListLabel 2834" style:family="text"/>
    <style:style style:name="ListLabel_20_2835" style:display-name="ListLabel 2835" style:family="text"/>
    <style:style style:name="ListLabel_20_2836" style:display-name="ListLabel 2836" style:family="text"/>
    <style:style style:name="ListLabel_20_2837" style:display-name="ListLabel 2837" style:family="text"/>
    <style:style style:name="ListLabel_20_2838" style:display-name="ListLabel 2838" style:family="text"/>
    <style:style style:name="ListLabel_20_2839" style:display-name="ListLabel 2839" style:family="text"/>
    <style:style style:name="ListLabel_20_2840" style:display-name="ListLabel 2840" style:family="text"/>
    <style:style style:name="ListLabel_20_2841" style:display-name="ListLabel 2841" style:family="text"/>
    <style:style style:name="ListLabel_20_2842" style:display-name="ListLabel 2842" style:family="text"/>
    <style:style style:name="ListLabel_20_2843" style:display-name="ListLabel 2843" style:family="text"/>
    <style:style style:name="ListLabel_20_2844" style:display-name="ListLabel 2844" style:family="text"/>
    <style:style style:name="ListLabel_20_2845" style:display-name="ListLabel 2845" style:family="text"/>
    <style:style style:name="ListLabel_20_2846" style:display-name="ListLabel 2846" style:family="text"/>
    <style:style style:name="ListLabel_20_2847" style:display-name="ListLabel 2847" style:family="text"/>
    <style:style style:name="ListLabel_20_2848" style:display-name="ListLabel 2848" style:family="text"/>
    <style:style style:name="ListLabel_20_2849" style:display-name="ListLabel 2849" style:family="text"/>
    <style:style style:name="ListLabel_20_2850" style:display-name="ListLabel 2850" style:family="text"/>
    <style:style style:name="ListLabel_20_2851" style:display-name="ListLabel 2851" style:family="text"/>
    <style:style style:name="ListLabel_20_2852" style:display-name="ListLabel 2852" style:family="text"/>
    <style:style style:name="ListLabel_20_2853" style:display-name="ListLabel 2853" style:family="text"/>
    <style:style style:name="ListLabel_20_2854" style:display-name="ListLabel 2854" style:family="text"/>
    <style:style style:name="ListLabel_20_2855" style:display-name="ListLabel 2855" style:family="text"/>
    <style:style style:name="ListLabel_20_2856" style:display-name="ListLabel 2856" style:family="text"/>
    <style:style style:name="ListLabel_20_2857" style:display-name="ListLabel 2857" style:family="text"/>
    <style:style style:name="ListLabel_20_2858" style:display-name="ListLabel 2858" style:family="text"/>
    <style:style style:name="ListLabel_20_2859" style:display-name="ListLabel 2859" style:family="text"/>
    <style:style style:name="ListLabel_20_2860" style:display-name="ListLabel 2860" style:family="text"/>
    <style:style style:name="ListLabel_20_2861" style:display-name="ListLabel 2861" style:family="text"/>
    <style:style style:name="ListLabel_20_2862" style:display-name="ListLabel 2862" style:family="text"/>
    <style:style style:name="ListLabel_20_2863" style:display-name="ListLabel 2863" style:family="text"/>
    <style:style style:name="ListLabel_20_2864" style:display-name="ListLabel 2864" style:family="text"/>
    <style:style style:name="ListLabel_20_2865" style:display-name="ListLabel 2865" style:family="text"/>
    <style:style style:name="ListLabel_20_2866" style:display-name="ListLabel 2866" style:family="text"/>
    <style:style style:name="ListLabel_20_2867" style:display-name="ListLabel 2867" style:family="text"/>
    <style:style style:name="ListLabel_20_2868" style:display-name="ListLabel 2868" style:family="text"/>
    <style:style style:name="ListLabel_20_2869" style:display-name="ListLabel 2869" style:family="text"/>
    <style:style style:name="ListLabel_20_2870" style:display-name="ListLabel 2870" style:family="text"/>
    <style:style style:name="ListLabel_20_2871" style:display-name="ListLabel 2871"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text:style-name="ListLabel_20_1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bullet text:level="1" text:style-name="ListLabel_20_2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text:style-name="ListLabel_20_3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text:style-name="ListLabel_20_4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text:style-name="ListLabel_20_5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text:style-name="ListLabel_20_6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text:style-name="ListLabel_20_8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text:style-name="ListLabel_20_9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text:style-name="ListLabel_20_10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text:style-name="ListLabel_20_10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text:style-name="ListLabel_20_11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text:style-name="ListLabel_20_12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text:style-name="ListLabel_20_13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text:style-name="ListLabel_20_14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bullet text:level="1" text:style-name="ListLabel_20_15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bullet text:level="1" text:style-name="ListLabel_20_16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bullet text:level="1" text:style-name="ListLabel_20_17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bullet text:level="1" text:style-name="ListLabel_20_18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1">
      <text:list-level-style-bullet text:level="1" text:style-name="ListLabel_20_19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2">
      <text:list-level-style-bullet text:level="1" text:style-name="ListLabel_20_19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3">
      <text:list-level-style-bullet text:level="1" text:style-name="ListLabel_20_20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4">
      <text:list-level-style-bullet text:level="1" text:style-name="ListLabel_20_21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5">
      <text:list-level-style-bullet text:level="1" text:style-name="ListLabel_20_22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6">
      <text:list-level-style-bullet text:level="1" text:style-name="ListLabel_20_23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7">
      <text:list-level-style-bullet text:level="1" text:style-name="ListLabel_20_24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8">
      <text:list-level-style-bullet text:level="1" text:style-name="ListLabel_20_25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9">
      <text:list-level-style-bullet text:level="1" text:style-name="ListLabel_20_26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0">
      <text:list-level-style-bullet text:level="1" text:style-name="ListLabel_20_27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1">
      <text:list-level-style-bullet text:level="1" text:style-name="ListLabel_20_28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2">
      <text:list-level-style-bullet text:level="1" text:style-name="ListLabel_20_28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3">
      <text:list-level-style-bullet text:level="1" text:style-name="ListLabel_20_29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4">
      <text:list-level-style-bullet text:level="1" text:style-name="ListLabel_20_30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0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5">
      <text:list-level-style-bullet text:level="1" text:style-name="ListLabel_20_31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6">
      <text:list-level-style-bullet text:level="1" text:style-name="ListLabel_20_32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7">
      <text:list-level-style-bullet text:level="1" text:style-name="ListLabel_20_33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8">
      <text:list-level-style-bullet text:level="1" text:style-name="ListLabel_20_34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4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9">
      <text:list-level-style-bullet text:level="1" text:style-name="ListLabel_20_35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0">
      <text:list-level-style-bullet text:level="1" text:style-name="ListLabel_20_36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6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1">
      <text:list-level-style-bullet text:level="1" text:style-name="ListLabel_20_37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2">
      <text:list-level-style-bullet text:level="1" text:style-name="ListLabel_20_37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3">
      <text:list-level-style-bullet text:level="1" text:style-name="ListLabel_20_38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4">
      <text:list-level-style-bullet text:level="1" text:style-name="ListLabel_20_39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5">
      <text:list-level-style-bullet text:level="1" text:style-name="ListLabel_20_40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6">
      <text:list-level-style-bullet text:level="1" text:style-name="ListLabel_20_41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7">
      <text:list-level-style-bullet text:level="1" text:style-name="ListLabel_20_42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8">
      <text:list-level-style-bullet text:level="1" text:style-name="ListLabel_20_43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3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9">
      <text:list-level-style-bullet text:level="1" text:style-name="ListLabel_20_44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0">
      <text:list-level-style-bullet text:level="1" text:style-name="ListLabel_20_45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5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5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1">
      <text:list-level-style-bullet text:level="1" text:style-name="ListLabel_20_46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6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6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6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6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2">
      <text:list-level-style-bullet text:level="1" text:style-name="ListLabel_20_46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7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7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7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7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7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7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7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3">
      <text:list-level-style-bullet text:level="1" text:style-name="ListLabel_20_47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8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8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8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4">
      <text:list-level-style-bullet text:level="1" text:style-name="ListLabel_20_48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8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9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9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9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9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9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5">
      <text:list-level-style-bullet text:level="1" text:style-name="ListLabel_20_49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9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9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0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0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0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0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6">
      <text:list-level-style-bullet text:level="1" text:style-name="ListLabel_20_50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0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0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0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1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1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1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7">
      <text:list-level-style-bullet text:level="1" text:style-name="ListLabel_20_51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1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1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1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1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2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2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8">
      <text:list-level-style-bullet text:level="1" text:style-name="ListLabel_20_52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2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2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2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2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2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3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9">
      <text:list-level-style-bullet text:level="1" text:style-name="ListLabel_20_53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3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3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3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3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3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3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0">
      <text:list-level-style-bullet text:level="1" text:style-name="ListLabel_20_54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4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4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4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4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4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4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4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1">
      <text:list-level-style-bullet text:level="1" text:style-name="ListLabel_20_55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5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5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5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5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5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5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5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5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2">
      <text:list-level-style-bullet text:level="1" text:style-name="ListLabel_20_55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6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6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6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6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6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6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6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3">
      <text:list-level-style-bullet text:level="1" text:style-name="ListLabel_20_56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7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7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7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7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7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7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4">
      <text:list-level-style-bullet text:level="1" text:style-name="ListLabel_20_57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7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8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8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8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8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8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5">
      <text:list-level-style-bullet text:level="1" text:style-name="ListLabel_20_58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8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8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9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9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9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9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6">
      <text:list-level-style-bullet text:level="1" text:style-name="ListLabel_20_59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9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9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9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0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0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0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7">
      <text:list-level-style-bullet text:level="1" text:style-name="ListLabel_20_60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0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0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0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0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1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1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8">
      <text:list-level-style-bullet text:level="1" text:style-name="ListLabel_20_61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1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1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1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1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1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2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9">
      <text:list-level-style-bullet text:level="1" text:style-name="ListLabel_20_62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2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2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2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2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2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2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0">
      <text:list-level-style-bullet text:level="1" text:style-name="ListLabel_20_63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3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3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3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3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3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3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3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1">
      <text:list-level-style-bullet text:level="1" text:style-name="ListLabel_20_64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4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4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4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4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4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4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4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4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2">
      <text:list-level-style-bullet text:level="1" text:style-name="ListLabel_20_64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5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5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5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5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5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5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5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3">
      <text:list-level-style-bullet text:level="1" text:style-name="ListLabel_20_65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6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6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6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6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6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6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4">
      <text:list-level-style-bullet text:level="1" text:style-name="ListLabel_20_66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6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7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7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7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7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7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5">
      <text:list-level-style-bullet text:level="1" text:style-name="ListLabel_20_67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7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7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8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8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8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8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6">
      <text:list-level-style-bullet text:level="1" text:style-name="ListLabel_20_68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8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8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8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9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9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9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7">
      <text:list-level-style-bullet text:level="1" text:style-name="ListLabel_20_69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9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9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9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9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0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0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8">
      <text:list-level-style-bullet text:level="1" text:style-name="ListLabel_20_70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0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0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0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0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0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1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9">
      <text:list-level-style-bullet text:level="1" text:style-name="ListLabel_20_71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1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1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1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1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1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1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0">
      <text:list-level-style-bullet text:level="1" text:style-name="ListLabel_20_72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2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2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2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2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2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2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2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1">
      <text:list-level-style-bullet text:level="1" text:style-name="ListLabel_20_73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3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3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3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3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3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3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3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3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2">
      <text:list-level-style-bullet text:level="1" text:style-name="ListLabel_20_73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4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4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4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4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4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4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4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3">
      <text:list-level-style-bullet text:level="1" text:style-name="ListLabel_20_74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5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5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5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5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5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5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4">
      <text:list-level-style-bullet text:level="1" text:style-name="ListLabel_20_75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5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6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6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6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6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6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5">
      <text:list-level-style-bullet text:level="1" text:style-name="ListLabel_20_76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6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6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7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7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7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7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6">
      <text:list-level-style-bullet text:level="1" text:style-name="ListLabel_20_77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7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7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7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8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8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8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7">
      <text:list-level-style-bullet text:level="1" text:style-name="ListLabel_20_78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8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8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8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8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9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9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8">
      <text:list-level-style-bullet text:level="1" text:style-name="ListLabel_20_79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9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9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9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9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9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0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9">
      <text:list-level-style-bullet text:level="1" text:style-name="ListLabel_20_80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0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0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0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0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0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0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0">
      <text:list-level-style-bullet text:level="1" text:style-name="ListLabel_20_81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1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1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1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1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1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1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1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1">
      <text:list-level-style-bullet text:level="1" text:style-name="ListLabel_20_82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2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2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2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2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2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2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2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2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2">
      <text:list-level-style-bullet text:level="1" text:style-name="ListLabel_20_82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3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3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3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3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3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3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3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3">
      <text:list-level-style-bullet text:level="1" text:style-name="ListLabel_20_83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4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4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4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4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4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4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4">
      <text:list-level-style-bullet text:level="1" text:style-name="ListLabel_20_84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4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5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5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5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5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5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5">
      <text:list-level-style-bullet text:level="1" text:style-name="ListLabel_20_85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5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5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6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6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6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6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6">
      <text:list-level-style-bullet text:level="1" text:style-name="ListLabel_20_86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6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6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6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7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7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7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7">
      <text:list-level-style-bullet text:level="1" text:style-name="ListLabel_20_87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7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7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7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7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8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8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8">
      <text:list-level-style-bullet text:level="1" text:style-name="ListLabel_20_88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8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8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8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8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8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9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9">
      <text:list-level-style-bullet text:level="1" text:style-name="ListLabel_20_89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9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9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9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9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9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9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0">
      <text:list-level-style-bullet text:level="1" text:style-name="ListLabel_20_90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0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0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0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0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0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0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0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1">
      <text:list-level-style-bullet text:level="1" text:style-name="ListLabel_20_9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2">
      <text:list-level-style-bullet text:level="1" text:style-name="ListLabel_20_91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2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2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2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2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2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2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2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2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3">
      <text:list-level-style-bullet text:level="1" text:style-name="ListLabel_20_92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2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3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3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3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3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3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3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4">
      <text:list-level-style-bullet text:level="1" text:style-name="ListLabel_20_93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5">
      <text:list-level-style-bullet text:level="1" text:style-name="ListLabel_20_94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6">
      <text:list-level-style-bullet text:level="1" text:style-name="ListLabel_20_95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5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5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5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6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6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6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7">
      <text:list-level-style-bullet text:level="1" text:style-name="ListLabel_20_96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8">
      <text:list-level-style-bullet text:level="1" text:style-name="ListLabel_20_97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9">
      <text:list-level-style-bullet text:level="1" text:style-name="ListLabel_20_98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0">
      <text:list-level-style-bullet text:level="1" text:style-name="ListLabel_20_99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9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9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9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9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9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9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9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1">
      <text:list-level-style-bullet text:level="1" text:style-name="ListLabel_20_100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2">
      <text:list-level-style-bullet text:level="1" text:style-name="ListLabel_20_100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3">
      <text:list-level-style-bullet text:level="1" text:style-name="ListLabel_20_101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4">
      <text:list-level-style-bullet text:level="1" text:style-name="ListLabel_20_102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5">
      <text:list-level-style-bullet text:level="1" text:style-name="ListLabel_20_103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6">
      <text:list-level-style-bullet text:level="1" text:style-name="ListLabel_20_104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7">
      <text:list-level-style-bullet text:level="1" text:style-name="ListLabel_20_105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8">
      <text:list-level-style-bullet text:level="1" text:style-name="ListLabel_20_106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9">
      <text:list-level-style-bullet text:level="1" text:style-name="ListLabel_20_107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0">
      <text:list-level-style-bullet text:level="1" text:style-name="ListLabel_20_108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8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8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8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8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8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8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8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1">
      <text:list-level-style-bullet text:level="1" text:style-name="ListLabel_20_109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9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9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9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9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9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9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9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9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2">
      <text:list-level-style-bullet text:level="1" text:style-name="ListLabel_20_109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0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0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0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0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0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0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0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0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3">
      <text:list-level-style-bullet text:level="1" text:style-name="ListLabel_20_110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0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1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1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1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1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1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1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1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4">
      <text:list-level-style-bullet text:level="1" text:style-name="ListLabel_20_111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1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1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2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2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2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2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2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2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5">
      <text:list-level-style-bullet text:level="1" text:style-name="ListLabel_20_112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2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2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2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3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3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3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3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3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6">
      <text:list-level-style-number text:level="1" text:style-name="ListLabel_20_1135" loext:num-list-format="%1%)" style:num-suffix=")" style:num-format="1" text:start-value="3">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136" loext:num-list-format="%2%)" style:num-suffix=")" style:num-format="1" text:start-value="3">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137" loext:num-list-format="%3%)" style:num-suffix=")" style:num-format="1" text:start-value="3">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138" loext:num-list-format="%4%)" style:num-suffix=")" style:num-format="1" text:start-value="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139" loext:num-list-format="%5%)" style:num-suffix=")" style:num-format="1" text:start-value="3">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140" loext:num-list-format="%6%)" style:num-suffix=")" style:num-format="1" text:start-value="3">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141" loext:num-list-format="%7%)" style:num-suffix=")" style:num-format="1" text:start-value="3">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142" loext:num-list-format="%8%)" style:num-suffix=")" style:num-format="1" text:start-value="3">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143" loext:num-list-format="%9%)" style:num-suffix=")" style:num-format="1" text:start-value="3">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7">
      <text:list-level-style-bullet text:level="1" text:style-name="ListLabel_20_114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4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4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4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4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4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5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5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5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8">
      <text:list-level-style-bullet text:level="1" text:style-name="ListLabel_20_115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5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5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5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5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5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5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6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6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9">
      <text:list-level-style-bullet text:level="1" text:style-name="ListLabel_20_116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6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6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6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6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6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6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6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7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0">
      <text:list-level-style-bullet text:level="1" text:style-name="ListLabel_20_117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7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7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7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7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7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7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7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7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1">
      <text:list-level-style-bullet text:level="1" text:style-name="ListLabel_20_118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8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8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8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8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8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8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8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8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2">
      <text:list-level-style-bullet text:level="1" text:style-name="ListLabel_20_118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9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9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9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9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9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9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9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9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3">
      <text:list-level-style-bullet text:level="1" text:style-name="ListLabel_20_119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9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0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0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0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0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0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0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4">
      <text:list-level-style-bullet text:level="1" text:style-name="ListLabel_20_120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0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1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1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1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1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1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5">
      <text:list-level-style-bullet text:level="1" text:style-name="ListLabel_20_121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1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1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2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2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2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2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6">
      <text:list-level-style-bullet text:level="1" text:style-name="ListLabel_20_122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2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2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2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3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3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3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7">
      <text:list-level-style-bullet text:level="1" text:style-name="ListLabel_20_123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3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3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3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3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4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4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8">
      <text:list-level-style-bullet text:level="1" text:style-name="ListLabel_20_124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4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4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4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4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4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5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9">
      <text:list-level-style-bullet text:level="1" text:style-name="ListLabel_20_125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5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5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5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5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5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5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0">
      <text:list-level-style-bullet text:level="1" text:style-name="ListLabel_20_126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6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6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6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6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6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6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6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1">
      <text:list-level-style-bullet text:level="1" text:style-name="ListLabel_20_127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7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7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7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7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7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7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7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7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2">
      <text:list-level-style-bullet text:level="1" text:style-name="ListLabel_20_127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8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8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8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8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8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8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8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8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3">
      <text:list-level-style-bullet text:level="1" text:style-name="ListLabel_20_128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8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9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9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9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9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9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9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4">
      <text:list-level-style-bullet text:level="1" text:style-name="ListLabel_20_129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9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0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0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0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0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0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0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5">
      <text:list-level-style-number text:level="1" text:style-name="ListLabel_20_1306" loext:num-list-format="%1%)" style:num-suffix=")" style:num-format="1" text:start-value="3">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307" loext:num-list-format="%2%)" style:num-suffix=")" style:num-format="1" text:start-value="3">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308" loext:num-list-format="%3%)" style:num-suffix=")" style:num-format="1" text:start-value="3">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309" loext:num-list-format="%4%)" style:num-suffix=")" style:num-format="1" text:start-value="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310" loext:num-list-format="%5%)" style:num-suffix=")" style:num-format="1" text:start-value="3">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311" loext:num-list-format="%6%)" style:num-suffix=")" style:num-format="1" text:start-value="3">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312" loext:num-list-format="%7%)" style:num-suffix=")" style:num-format="1" text:start-value="3">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313" loext:num-list-format="%8%)" style:num-suffix=")" style:num-format="1" text:start-value="3">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314" loext:num-list-format="%9%)" style:num-suffix=")" style:num-format="1" text:start-value="3">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6">
      <text:list-level-style-bullet text:level="1" text:style-name="ListLabel_20_131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1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1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1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1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2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2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2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7">
      <text:list-level-style-bullet text:level="1" text:style-name="ListLabel_20_132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2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2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2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2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3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3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8">
      <text:list-level-style-bullet text:level="1" text:style-name="ListLabel_20_133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3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3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3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3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3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4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9">
      <text:list-level-style-bullet text:level="1" text:style-name="ListLabel_20_134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4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4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4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4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4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4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0">
      <text:list-level-style-bullet text:level="1" text:style-name="ListLabel_20_135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5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5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5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5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5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5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5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1">
      <text:list-level-style-bullet text:level="1" text:style-name="ListLabel_20_136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6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6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6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6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6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6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6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6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2">
      <text:list-level-style-bullet text:level="1" text:style-name="ListLabel_20_136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7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7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7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7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7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7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7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7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3">
      <text:list-level-style-bullet text:level="1" text:style-name="ListLabel_20_137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7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8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8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8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8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8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8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4">
      <text:list-level-style-bullet text:level="1" text:style-name="ListLabel_20_138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8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9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9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9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9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9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5">
      <text:list-level-style-bullet text:level="1" text:style-name="ListLabel_20_139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9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9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0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0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0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0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0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19">
      <text:list-level-style-bullet text:level="1" text:style-name="ListLabel_20_287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8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8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8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8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8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8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8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8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6">
      <text:list-level-style-bullet text:level="1" text:style-name="ListLabel_20_140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40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0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0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0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1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1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1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1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7">
      <text:list-level-style-bullet text:level="1" text:style-name="ListLabel_20_141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41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1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1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1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1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2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2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2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8">
      <text:list-level-style-bullet text:level="1" text:style-name="ListLabel_20_142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42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2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2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2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2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2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3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3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9">
      <text:list-level-style-bullet text:level="1" text:style-name="ListLabel_20_143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43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3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3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3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3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3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3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4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60">
      <text:list-level-style-bullet text:level="1" text:style-name="ListLabel_20_144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44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4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4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4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4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4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4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4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61">
      <text:list-level-style-bullet text:level="1" text:style-name="ListLabel_20_145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45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5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5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5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5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5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5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5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62">
      <text:list-level-style-bullet text:level="1" text:style-name="ListLabel_20_145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46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6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6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6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6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6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6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6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63">
      <text:list-level-style-bullet text:level="1" text:style-name="ListLabel_20_146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46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7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7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7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7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7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7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7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64">
      <text:list-level-style-bullet text:level="1" text:style-name="ListLabel_20_147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47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7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8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8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8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8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8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8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65">
      <text:list-level-style-bullet text:level="1" text:style-name="ListLabel_20_148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48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8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8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9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9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9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9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9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66">
      <text:list-level-style-bullet text:level="1" text:style-name="ListLabel_20_149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49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9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9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9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0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0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0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0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67">
      <text:list-level-style-bullet text:level="1" text:style-name="ListLabel_20_150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50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0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0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0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0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1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1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1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68">
      <text:list-level-style-bullet text:level="1" text:style-name="ListLabel_20_151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51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1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1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1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1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1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2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2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69">
      <text:list-level-style-bullet text:level="1" text:style-name="ListLabel_20_152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52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2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2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2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2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2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2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3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70">
      <text:list-level-style-bullet text:level="1" text:style-name="ListLabel_20_153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53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3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3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3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3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3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3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3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71">
      <text:list-level-style-bullet text:level="1" text:style-name="ListLabel_20_154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54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4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4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4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4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4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4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4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72">
      <text:list-level-style-bullet text:level="1" text:style-name="ListLabel_20_154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55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5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5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5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5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5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5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5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73">
      <text:list-level-style-bullet text:level="1" text:style-name="ListLabel_20_155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55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6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6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6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6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6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6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6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74">
      <text:list-level-style-bullet text:level="1" text:style-name="ListLabel_20_156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56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6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7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7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7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7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7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7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75">
      <text:list-level-style-bullet text:level="1" text:style-name="ListLabel_20_157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57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7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7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8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8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8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8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8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76">
      <text:list-level-style-bullet text:level="1" text:style-name="ListLabel_20_158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58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8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8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8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9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9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9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9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77">
      <text:list-level-style-bullet text:level="1" text:style-name="ListLabel_20_159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59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9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9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9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9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0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0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0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78">
      <text:list-level-style-bullet text:level="1" text:style-name="ListLabel_20_160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60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0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0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0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0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0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1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1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79">
      <text:list-level-style-bullet text:level="1" text:style-name="ListLabel_20_161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61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1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1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1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1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1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1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2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80">
      <text:list-level-style-bullet text:level="1" text:style-name="ListLabel_20_162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62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2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2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2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2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2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2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2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81">
      <text:list-level-style-bullet text:level="1" text:style-name="ListLabel_20_163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63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3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3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3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3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3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3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3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82">
      <text:list-level-style-bullet text:level="1" text:style-name="ListLabel_20_163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64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4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4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4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4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4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4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4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83">
      <text:list-level-style-bullet text:level="1" text:style-name="ListLabel_20_164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64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5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5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5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5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5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5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5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84">
      <text:list-level-style-bullet text:level="1" text:style-name="ListLabel_20_165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65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5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6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6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6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6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6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6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85">
      <text:list-level-style-bullet text:level="1" text:style-name="ListLabel_20_166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66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6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6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7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7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7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7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7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86">
      <text:list-level-style-bullet text:level="1" text:style-name="ListLabel_20_167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67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7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7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7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8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8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8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8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87">
      <text:list-level-style-bullet text:level="1" text:style-name="ListLabel_20_168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68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8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8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8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8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9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9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9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88">
      <text:list-level-style-bullet text:level="1" text:style-name="ListLabel_20_169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69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9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9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9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9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9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0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0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89">
      <text:list-level-style-bullet text:level="1" text:style-name="ListLabel_20_170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70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0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0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0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0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0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0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1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90">
      <text:list-level-style-bullet text:level="1" text:style-name="ListLabel_20_171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71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1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1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1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1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1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1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1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91">
      <text:list-level-style-bullet text:level="1" text:style-name="ListLabel_20_172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72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2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2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2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2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2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2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2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92">
      <text:list-level-style-bullet text:level="1" text:style-name="ListLabel_20_172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73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3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3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3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3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3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3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3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93">
      <text:list-level-style-bullet text:level="1" text:style-name="ListLabel_20_173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73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4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4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4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4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4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4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4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94">
      <text:list-level-style-bullet text:level="1" text:style-name="ListLabel_20_174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74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4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5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5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5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5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5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5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95">
      <text:list-level-style-bullet text:level="1" text:style-name="ListLabel_20_175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75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5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5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6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6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6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6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6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96">
      <text:list-level-style-bullet text:level="1" text:style-name="ListLabel_20_176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76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6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6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6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7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7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7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7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97">
      <text:list-level-style-bullet text:level="1" text:style-name="ListLabel_20_177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77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7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7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7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7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8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8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8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98">
      <text:list-level-style-bullet text:level="1" text:style-name="ListLabel_20_178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78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8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8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8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8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8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9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9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99">
      <text:list-level-style-bullet text:level="1" text:style-name="ListLabel_20_179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79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9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9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9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9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9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9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0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0">
      <text:list-level-style-bullet text:level="1" text:style-name="ListLabel_20_180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80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0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0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0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0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0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0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0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1">
      <text:list-level-style-bullet text:level="1" text:style-name="ListLabel_20_18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8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2">
      <text:list-level-style-bullet text:level="1" text:style-name="ListLabel_20_181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82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2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2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2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2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2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2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2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3">
      <text:list-level-style-bullet text:level="1" text:style-name="ListLabel_20_182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82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3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3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3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3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3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3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3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4">
      <text:list-level-style-bullet text:level="1" text:style-name="ListLabel_20_183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8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5">
      <text:list-level-style-bullet text:level="1" text:style-name="ListLabel_20_184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8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6">
      <text:list-level-style-bullet text:level="1" text:style-name="ListLabel_20_185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85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5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5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5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6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6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6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6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7">
      <text:list-level-style-bullet text:level="1" text:style-name="ListLabel_20_186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8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8">
      <text:list-level-style-bullet text:level="1" text:style-name="ListLabel_20_187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8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9">
      <text:list-level-style-bullet text:level="1" text:style-name="ListLabel_20_188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8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10">
      <text:list-level-style-bullet text:level="1" text:style-name="ListLabel_20_189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89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9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9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9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9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9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9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9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11">
      <text:list-level-style-bullet text:level="1" text:style-name="ListLabel_20_190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9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12">
      <text:list-level-style-bullet text:level="1" text:style-name="ListLabel_20_190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9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13">
      <text:list-level-style-bullet text:level="1" text:style-name="ListLabel_20_191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9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14">
      <text:list-level-style-bullet text:level="1" text:style-name="ListLabel_20_192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9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15">
      <text:list-level-style-bullet text:level="1" text:style-name="ListLabel_20_193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9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16">
      <text:list-level-style-bullet text:level="1" text:style-name="ListLabel_20_194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9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17">
      <text:list-level-style-bullet text:level="1" text:style-name="ListLabel_20_195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9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18">
      <text:list-level-style-bullet text:level="1" text:style-name="ListLabel_20_196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9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19">
      <text:list-level-style-bullet text:level="1" text:style-name="ListLabel_20_197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9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20">
      <text:list-level-style-bullet text:level="1" text:style-name="ListLabel_20_198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98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8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8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8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8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8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8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8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21">
      <text:list-level-style-bullet text:level="1" text:style-name="ListLabel_20_199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99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9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9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9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9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9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9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9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22">
      <text:list-level-style-bullet text:level="1" text:style-name="ListLabel_20_199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0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0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0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0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0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0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0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0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23">
      <text:list-level-style-bullet text:level="1" text:style-name="ListLabel_20_200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0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1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1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1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1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1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1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1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24">
      <text:list-level-style-bullet text:level="1" text:style-name="ListLabel_20_201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1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1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2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2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2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2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2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2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25">
      <text:list-level-style-bullet text:level="1" text:style-name="ListLabel_20_202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2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2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2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3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3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3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3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3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26">
      <text:list-level-style-bullet text:level="1" text:style-name="ListLabel_20_203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3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3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3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3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4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4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4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4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27">
      <text:list-level-style-bullet text:level="1" text:style-name="ListLabel_20_204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4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4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4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4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4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5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5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5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28">
      <text:list-level-style-bullet text:level="1" text:style-name="ListLabel_20_205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5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5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5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5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5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5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6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6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29">
      <text:list-level-style-bullet text:level="1" text:style-name="ListLabel_20_206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6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6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6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6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6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6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6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7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30">
      <text:list-level-style-bullet text:level="1" text:style-name="ListLabel_20_207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7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7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7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7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7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7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7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7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31">
      <text:list-level-style-bullet text:level="1" text:style-name="ListLabel_20_208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8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8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8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8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8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8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8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8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32">
      <text:list-level-style-bullet text:level="1" text:style-name="ListLabel_20_208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9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9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9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9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9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9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9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9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33">
      <text:list-level-style-bullet text:level="1" text:style-name="ListLabel_20_209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9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0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0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0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0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0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0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0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34">
      <text:list-level-style-bullet text:level="1" text:style-name="ListLabel_20_210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10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0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1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1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1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1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1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1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35">
      <text:list-level-style-bullet text:level="1" text:style-name="ListLabel_20_211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11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1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1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2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2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2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2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2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36">
      <text:list-level-style-bullet text:level="1" text:style-name="ListLabel_20_212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12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2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2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2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3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3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3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3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37">
      <text:list-level-style-bullet text:level="1" text:style-name="ListLabel_20_213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13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3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3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3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3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4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4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4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38">
      <text:list-level-style-bullet text:level="1" text:style-name="ListLabel_20_214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14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4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4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4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4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4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5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5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39">
      <text:list-level-style-bullet text:level="1" text:style-name="ListLabel_20_215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15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5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5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5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5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5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5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6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40">
      <text:list-level-style-bullet text:level="1" text:style-name="ListLabel_20_216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16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6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6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6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6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6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6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6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41">
      <text:list-level-style-bullet text:level="1" text:style-name="ListLabel_20_217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17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7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7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7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7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7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7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7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42">
      <text:list-level-style-bullet text:level="1" text:style-name="ListLabel_20_217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18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8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8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8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8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8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8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8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43">
      <text:list-level-style-bullet text:level="1" text:style-name="ListLabel_20_218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18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9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9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9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9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9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9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9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44">
      <text:list-level-style-bullet text:level="1" text:style-name="ListLabel_20_219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19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9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0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0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0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0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0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0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45">
      <text:list-level-style-bullet text:level="1" text:style-name="ListLabel_20_220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20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0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0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1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1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1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1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1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46">
      <text:list-level-style-bullet text:level="1" text:style-name="ListLabel_20_221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21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1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1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1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2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2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2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2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47">
      <text:list-level-style-bullet text:level="1" text:style-name="ListLabel_20_222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22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2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2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2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2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3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3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3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48">
      <text:list-level-style-bullet text:level="1" text:style-name="ListLabel_20_223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23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3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3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3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3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3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4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4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49">
      <text:list-level-style-bullet text:level="1" text:style-name="ListLabel_20_224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24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4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4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4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4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4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4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5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50">
      <text:list-level-style-bullet text:level="1" text:style-name="ListLabel_20_225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25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5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5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5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5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5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5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5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51">
      <text:list-level-style-bullet text:level="1" text:style-name="ListLabel_20_226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26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6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6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6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6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6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6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6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52">
      <text:list-level-style-bullet text:level="1" text:style-name="ListLabel_20_226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27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7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7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7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7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7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7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7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53">
      <text:list-level-style-bullet text:level="1" text:style-name="ListLabel_20_227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27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8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8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8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8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8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8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8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54">
      <text:list-level-style-bullet text:level="1" text:style-name="ListLabel_20_228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28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8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9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9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9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9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9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9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55">
      <text:list-level-style-bullet text:level="1" text:style-name="ListLabel_20_229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29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9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9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0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0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0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0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0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56">
      <text:list-level-style-bullet text:level="1" text:style-name="ListLabel_20_230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30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0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0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0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1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1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1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1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57">
      <text:list-level-style-bullet text:level="1" text:style-name="ListLabel_20_231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31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1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1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1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1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2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2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2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58">
      <text:list-level-style-bullet text:level="1" text:style-name="ListLabel_20_232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32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2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2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2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2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2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3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3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59">
      <text:list-level-style-bullet text:level="1" text:style-name="ListLabel_20_233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33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3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3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3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3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3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3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4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60">
      <text:list-level-style-bullet text:level="1" text:style-name="ListLabel_20_234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34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4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4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4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4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4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4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4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61">
      <text:list-level-style-bullet text:level="1" text:style-name="ListLabel_20_235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35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5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5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5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5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5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5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5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62">
      <text:list-level-style-bullet text:level="1" text:style-name="ListLabel_20_235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36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6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6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6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6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6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6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6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63">
      <text:list-level-style-bullet text:level="1" text:style-name="ListLabel_20_236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36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7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7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7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7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7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7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7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64">
      <text:list-level-style-bullet text:level="1" text:style-name="ListLabel_20_237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37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7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8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8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8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8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8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8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65">
      <text:list-level-style-bullet text:level="1" text:style-name="ListLabel_20_238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38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8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8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9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9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9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9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9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66">
      <text:list-level-style-bullet text:level="1" text:style-name="ListLabel_20_239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39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9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9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9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0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0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0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0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67">
      <text:list-level-style-bullet text:level="1" text:style-name="ListLabel_20_240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40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0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0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0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0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1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1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1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68">
      <text:list-level-style-bullet text:level="1" text:style-name="ListLabel_20_241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41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1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1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1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1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1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2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2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69">
      <text:list-level-style-bullet text:level="1" text:style-name="ListLabel_20_242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42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2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2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2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2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2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2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3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70">
      <text:list-level-style-bullet text:level="1" text:style-name="ListLabel_20_243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43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3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3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3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3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3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3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3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71">
      <text:list-level-style-bullet text:level="1" text:style-name="ListLabel_20_244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44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4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4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4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4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4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4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4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72">
      <text:list-level-style-bullet text:level="1" text:style-name="ListLabel_20_244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45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5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5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5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5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5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5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5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73">
      <text:list-level-style-bullet text:level="1" text:style-name="ListLabel_20_245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45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6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6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6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6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6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6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6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74">
      <text:list-level-style-bullet text:level="1" text:style-name="ListLabel_20_246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46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6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7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7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7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7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7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7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75">
      <text:list-level-style-bullet text:level="1" text:style-name="ListLabel_20_247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47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7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7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8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8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8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8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8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76">
      <text:list-level-style-bullet text:level="1" text:style-name="ListLabel_20_248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48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8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8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8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9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9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9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9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77">
      <text:list-level-style-bullet text:level="1" text:style-name="ListLabel_20_249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49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9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9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9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9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0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0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0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78">
      <text:list-level-style-bullet text:level="1" text:style-name="ListLabel_20_250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50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0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0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0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0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0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1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1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79">
      <text:list-level-style-bullet text:level="1" text:style-name="ListLabel_20_251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51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1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1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1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1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1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1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2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80">
      <text:list-level-style-bullet text:level="1" text:style-name="ListLabel_20_252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52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2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2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2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2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2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2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2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81">
      <text:list-level-style-bullet text:level="1" text:style-name="ListLabel_20_253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53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3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3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3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3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3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3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3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82">
      <text:list-level-style-bullet text:level="1" text:style-name="ListLabel_20_253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54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4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4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4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4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4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4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4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83">
      <text:list-level-style-bullet text:level="1" text:style-name="ListLabel_20_254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54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5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5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5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5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5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5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5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84">
      <text:list-level-style-bullet text:level="1" text:style-name="ListLabel_20_255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55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5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6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6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6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6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6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6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85">
      <text:list-level-style-bullet text:level="1" text:style-name="ListLabel_20_256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56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6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6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7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7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7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7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7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86">
      <text:list-level-style-bullet text:level="1" text:style-name="ListLabel_20_257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57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7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7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7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8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8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8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8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87">
      <text:list-level-style-bullet text:level="1" text:style-name="ListLabel_20_258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58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8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8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8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8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9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9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9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88">
      <text:list-level-style-bullet text:level="1" text:style-name="ListLabel_20_259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59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9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9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9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9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9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0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0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89">
      <text:list-level-style-bullet text:level="1" text:style-name="ListLabel_20_260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60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0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0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0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0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0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0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1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90">
      <text:list-level-style-bullet text:level="1" text:style-name="ListLabel_20_261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61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1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1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1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1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1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1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1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91">
      <text:list-level-style-bullet text:level="1" text:style-name="ListLabel_20_262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62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2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2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2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2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2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2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2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92">
      <text:list-level-style-bullet text:level="1" text:style-name="ListLabel_20_262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63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3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3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3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3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3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3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3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93">
      <text:list-level-style-bullet text:level="1" text:style-name="ListLabel_20_263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63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4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4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4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4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4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4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4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94">
      <text:list-level-style-bullet text:level="1" text:style-name="ListLabel_20_264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64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4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5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5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5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5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5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5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95">
      <text:list-level-style-bullet text:level="1" text:style-name="ListLabel_20_265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65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5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5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6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6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6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6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6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96">
      <text:list-level-style-bullet text:level="1" text:style-name="ListLabel_20_266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66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6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6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6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7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7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7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7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97">
      <text:list-level-style-bullet text:level="1" text:style-name="ListLabel_20_267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67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7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7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7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7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8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8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8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98">
      <text:list-level-style-bullet text:level="1" text:style-name="ListLabel_20_268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68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8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8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8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8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8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9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9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99">
      <text:list-level-style-bullet text:level="1" text:style-name="ListLabel_20_269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69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9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9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9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9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9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9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0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0">
      <text:list-level-style-bullet text:level="1" text:style-name="ListLabel_20_270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70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0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0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0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0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0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0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0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1">
      <text:list-level-style-bullet text:level="1" text:style-name="ListLabel_20_27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7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2">
      <text:list-level-style-bullet text:level="1" text:style-name="ListLabel_20_271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72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2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2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2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2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2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2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2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3">
      <text:list-level-style-bullet text:level="1" text:style-name="ListLabel_20_272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72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3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3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3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3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3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3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3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4">
      <text:list-level-style-bullet text:level="1" text:style-name="ListLabel_20_273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7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5">
      <text:list-level-style-bullet text:level="1" text:style-name="ListLabel_20_274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7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6">
      <text:list-level-style-bullet text:level="1" text:style-name="ListLabel_20_275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75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5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5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5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6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6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6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6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7">
      <text:list-level-style-bullet text:level="1" text:style-name="ListLabel_20_276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7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8">
      <text:list-level-style-bullet text:level="1" text:style-name="ListLabel_20_277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7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9">
      <text:list-level-style-bullet text:level="1" text:style-name="ListLabel_20_278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7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10">
      <text:list-level-style-bullet text:level="1" text:style-name="ListLabel_20_279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79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9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9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9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9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9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9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9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11">
      <text:list-level-style-bullet text:level="1" text:style-name="ListLabel_20_280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8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8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8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8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8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8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8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8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12">
      <text:list-level-style-bullet text:level="1" text:style-name="ListLabel_20_280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8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8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8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8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8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8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8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8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13">
      <text:list-level-style-bullet text:level="1" text:style-name="ListLabel_20_281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8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8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8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8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8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8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8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8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14">
      <text:list-level-style-bullet text:level="1" text:style-name="ListLabel_20_282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8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8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8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8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8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8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8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8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15">
      <text:list-level-style-bullet text:level="1" text:style-name="ListLabel_20_283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8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8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8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8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8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8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8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8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16">
      <text:list-level-style-bullet text:level="1" text:style-name="ListLabel_20_284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8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8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8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8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8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8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8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8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17">
      <text:list-level-style-bullet text:level="1" text:style-name="ListLabel_20_285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8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8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8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8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8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8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8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8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18">
      <text:list-level-style-bullet text:level="1" text:style-name="ListLabel_20_286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8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8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8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8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8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8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8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8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4in" fo:margin-bottom="0.4in" fo:margin-left="0.75in" fo:margin-right="0.7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7T18:52:22</meta:creation-date>
    <dc:date>2024-07-12T22:26:07.029388932</dc:date>
    <meta:generator>LibreOffice/7.3.7.2$Linux_X86_64 LibreOffice_project/30$Build-2</meta:generator>
    <meta:editing-duration>PT13M42S</meta:editing-duration>
    <meta:editing-cycles>5</meta:editing-cycles>
    <meta:document-statistic meta:table-count="0" meta:image-count="0" meta:object-count="0" meta:page-count="40" meta:paragraph-count="1890" meta:word-count="29677" meta:character-count="159380" meta:non-whitespace-character-count="132931"/>
    <meta:user-defined meta:name="AppVersion">12.0000</meta:user-defined>
    <meta:template xlink:type="simple" xlink:actuate="onRequest" xlink:title="Normal.dotm" xlink:href=""/>
  </office:meta>
</office:document-meta>
</file>